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32">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506">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07">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ef3ed" style:text-line-through-type="none" style:text-line-through-style="none" style:text-line-through-width="auto" style:text-line-through-color="font-color" style:text-position="0% 100%" fo:font-family="Sagona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ef3ed"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0">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8">
      <style:graphic-properties draw:fill="none" draw:stroke="solid" svg:stroke-width="0.01389in" svg:stroke-color="#000000" svg:stroke-opacity="100%"/>
    </style:style>
    <style:style style:family="text" style:name="a1541">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1">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57">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23">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8a579"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7" draw:style-name="a1491" draw:master-page-name="Master1-Layout1-title-Title-Slide" presentation:presentation-page-layout-name="Master1-PPL1" draw:id="Slide-272">
        <draw:frame draw:id="id201" presentation:style-name="a1495" draw:name="Title 1" svg:x="1.66667in" svg:y="1.22743in" svg:width="10in" svg:height="2.61111in" presentation:class="title" presentation:placeholder="false">
          <draw:text-box>
            <text:p text:style-name="a1494" text:class-names="" text:cond-style-name=""><text:span text:style-name="a1492" text:class-names="">Practical 0</text:span><text:span text:style-name="a1493" text:class-names="">6</text:span></text:p>
          </draw:text-box>
          <svg:title/>
          <svg:desc/>
        </draw:frame>
        <draw:frame draw:id="id202" presentation:style-name="a1505" draw:name="Subtitle 2" svg:x="1.66667in" svg:y="3.93924in" svg:width="10in" svg:height="1.81076in" presentation:class="subtitle" presentation:placeholder="false">
          <draw:text-box>
            <text:p text:style-name="a1497" text:class-names="" text:cond-style-name=""><text:span text:style-name="a1496" text:class-names="">Online streaming platform</text:span></text:p>
            <text:p text:style-name="a1504" text:class-names="" text:cond-style-name=""><text:span text:style-name="a1498" text:class-names="">R</text:span><text:span text:style-name="a1499" text:class-names=""><text:s text:c="1"/></text:span><text:span text:style-name="a1500" text:class-names="">PANANA</text:span><text:span text:style-name="a1501" text:class-names=""><text:s text:c="1"/></text:span><text:span text:style-name="a1502" text:class-names="">21802686</text:span><text:span text:style-name="a1503" text:class-names="">7</text:span></text:p>
          </draw:text-box>
          <svg:title/>
          <svg:desc/>
        </draw:frame>
      </draw:page>
      <draw:page draw:name="Slide18" draw:style-name="a1506" draw:master-page-name="Master1-Layout2-obj-Agenda" presentation:presentation-page-layout-name="Master1-PPL2" draw:id="Slide-273">
        <draw:frame draw:id="id203" presentation:style-name="a1576" draw:name="Title 3" svg:x="0in" svg:y="0in" svg:width="11.50725in" svg:height="7.5in" presentation:class="title" presentation:placeholder="false">
          <draw:text-box>
            <text:p text:style-name="a1575" text:class-names="" text:cond-style-name=""><text:span text:style-name="a1507" text:class-names="">This practical</text:span><text:span text:style-name="a1508" text:class-names=""><text:s text:c="1"/></text:span><text:span text:style-name="a1509" text:class-names="">is</text:span><text:span text:style-name="a1510" text:class-names=""><text:s text:c="1"/></text:span><text:span text:style-name="a1511" text:class-names="">about</text:span><text:span text:style-name="a1512" text:class-names=""><text:s text:c="1"/></text:span><text:span text:style-name="a1513" text:class-names="">an</text:span><text:span text:style-name="a1514" text:class-names=""><text:s text:c="1"/></text:span><text:span text:style-name="a1515" text:class-names="">online</text:span><text:span text:style-name="a1516" text:class-names=""><text:s text:c="1"/></text:span><text:span text:style-name="a1517" text:class-names="">streaming</text:span><text:span text:style-name="a1518" text:class-names=""><text:s text:c="1"/></text:span><text:span text:style-name="a1519" text:class-names="">platform.</text:span><text:span text:style-name="a1520" text:class-names=""><text:s text:c="1"/></text:span><text:span text:style-name="a1521" text:class-names="">It has</text:span><text:span text:style-name="a1522" text:class-names=""><text:s text:c="1"/></text:span><text:span text:style-name="a1523" text:class-names="">4</text:span><text:span text:style-name="a1524" text:class-names=""><text:s text:c="1"/></text:span><text:span text:style-name="a1525" text:class-names="">classes.</text:span><text:span text:style-name="a1526" text:class-names=""><text:s text:c="1"/></text:span><text:span text:style-name="a1527" text:class-names="">The first</text:span><text:span text:style-name="a1528" text:class-names=""><text:s text:c="1"/></text:span><text:span text:style-name="a1529" text:class-names="">class</text:span><text:span text:style-name="a1530" text:class-names=""><text:s text:c="1"/></text:span><text:span text:style-name="a1531" text:class-names="">is</text:span><text:span text:style-name="a1532" text:class-names=""><text:s text:c="1"/></text:span><text:span text:style-name="a1533" text:class-names="">called</text:span><text:span text:style-name="a1534" text:class-names=""><text:s text:c="1"/></text:span><text:span text:style-name="a1535" text:class-names="">streaming</text:span><text:span text:style-name="a1536" text:class-names=""><text:s text:c="1"/></text:span><text:span text:style-name="a1537" text:class-names="">plan</text:span><text:span text:style-name="a1538" text:class-names=""><text:s text:c="1"/></text:span><text:span text:style-name="a1539" text:class-names="">and</text:span><text:span text:style-name="a1540" text:class-names=""><text:s text:c="1"/></text:span><text:span text:style-name="a1541" text:class-names="">it</text:span><text:span text:style-name="a1542" text:class-names=""><text:s text:c="1"/></text:span><text:span text:style-name="a1543" text:class-names="">is</text:span><text:span text:style-name="a1544" text:class-names=""><text:s text:c="1"/></text:span><text:span text:style-name="a1545" text:class-names="">the</text:span><text:span text:style-name="a1546" text:class-names=""><text:s text:c="1"/></text:span><text:span text:style-name="a1547" text:class-names="">base</text:span><text:span text:style-name="a1548" text:class-names=""><text:s text:c="1"/></text:span><text:span text:style-name="a1549" text:class-names="">class.</text:span><text:span text:style-name="a1550" text:class-names=""><text:s text:c="1"/></text:span><text:span text:style-name="a1551" text:class-names="">The second</text:span><text:span text:style-name="a1552" text:class-names=""><text:s text:c="1"/></text:span><text:span text:style-name="a1553" text:class-names="">and</text:span><text:span text:style-name="a1554" text:class-names=""><text:s text:c="1"/></text:span><text:span text:style-name="a1555" text:class-names="">third are</text:span><text:span text:style-name="a1556" text:class-names=""><text:s text:c="1"/></text:span><text:span text:style-name="a1557" text:class-names="">the</text:span><text:span text:style-name="a1558" text:class-names=""><text:s text:c="1"/></text:span><text:span text:style-name="a1559" text:class-names="">derived classes<text:s text:c="1"/></text:span><text:span text:style-name="a1560" text:class-names=""><text:s text:c="1"/>and they are called <text:s text:c="1"/>standard and premium. The last class demonstrate composition and it is called exclusive content.<text:line-break/>Class premium has exclusive content<text:line-break/>In this</text:span><text:span text:style-name="a1561" text:class-names=""><text:s text:c="1"/></text:span><text:span text:style-name="a1562" text:class-names="">practical</text:span><text:span text:style-name="a1563" text:class-names=""><text:s text:c="1"/></text:span><text:span text:style-name="a1564" text:class-names="">the</text:span><text:span text:style-name="a1565" text:class-names=""><text:s text:c="1"/></text:span><text:span text:style-name="a1566" text:class-names="">user</text:span><text:span text:style-name="a1567" text:class-names=""><text:s text:c="1"/></text:span><text:span text:style-name="a1568" text:class-names="">gets</text:span><text:span text:style-name="a1569" text:class-names=""><text:s text:c="1"/></text:span><text:span text:style-name="a1570" text:class-names="">to</text:span><text:span text:style-name="a1571" text:class-names=""><text:s text:c="1"/></text:span><text:span text:style-name="a1572" text:class-names="">choose the type of subscription plan they would like. This include things like devices to stream from, number of profiles they would like to have etc. with all that information total cost of the plan chosen will be calculated, and details about the plan and the cost will be displayed</text:span><text:span text:style-name="a1573" text:class-names="">. <text:line-break/></text:span><text:span text:style-name="a1574" text:class-names=""/></text:p>
          </draw:text-box>
          <svg:title/>
          <svg:desc/>
        </draw:frame>
        <draw:frame draw:id="id204" presentation:style-name="a1577" draw:name="Content Placeholder 4" svg:x="15.18841in" svg:y="6.3913in" svg:width="0.34783in" svg:height="0.10145in" presentation:class="outline" presentation:placeholder="true">
          <draw:text-box/>
          <svg:title/>
          <svg:desc/>
        </draw:frame>
        <presentation:notes draw:style-name="a1584">
          <draw:page-thumbnail draw:page-number="2" svg:x="0.75in" svg:y="1.25in" svg:width="6in" svg:height="3.375in" presentation:class="page" draw:id="id205" presentation:style-name="a1578" draw:name="Slide Image Placeholder 1">
            <svg:title/>
            <svg:desc/>
          </draw:page-thumbnail>
          <draw:frame draw:id="id206" presentation:style-name="a1579" draw:name="Notes Placeholder 2" svg:x="0.75in" svg:y="4.8125in" svg:width="6in" svg:height="3.9375in" presentation:class="notes" presentation:placeholder="true">
            <draw:text-box/>
            <svg:title/>
            <svg:desc/>
          </draw:frame>
          <draw:frame draw:id="id207" draw:style-name="a1583" draw:name="Slide Number Placeholder 3" svg:x="4.24826in" svg:y="9.49826in" svg:width="3.25in" svg:height="0.50174in">
            <draw:text-box>
              <text:p text:style-name="a1582" text:class-names="" text:cond-style-name=""><text:span text:style-name="a1580" text:class-names=""><text:page-number style:num-format="1" text:fixed="false">2</text:page-number></text:span><text:span text:style-name="a158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Agenda">
      <presentation:placeholder presentation:object="title" svg:x="0.77032in" svg:y="3.04956in" svg:width="6.8127in" svg:height="1.44965in"/>
      <presentation:placeholder presentation:object="object" svg:x="8.52in" svg:y="1.28in" svg:width="4.52in" svg:height="4.75868in"/>
    </style:presentation-page-layout>
    <style:presentation-page-layout style:name="Master1-PPL3" style:display-name="Picture with Caption">
      <presentation:placeholder presentation:object="title" svg:x="0.63in" svg:y="0.77in" svg:width="7.11135in" svg:height="0.74in"/>
      <presentation:placeholder presentation:object="outline" svg:x="0.63in" svg:y="2.13in" svg:width="5in" svg:height="4.4518in"/>
      <presentation:placeholder presentation:object="graphic" svg:x="8.5471in" svg:y="0in" svg:width="4.78623in" svg:height="6.5818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4" style:display-name="Section Header">
      <presentation:placeholder presentation:object="title" svg:x="2.8in" svg:y="3.36667in" svg:width="5.29379in" svg:height="1.93958in"/>
      <presentation:placeholder presentation:object="outline" svg:x="2.8in" svg:y="5.30625in" svg:width="5.29379in" svg:height="0.60303in"/>
    </style:presentation-page-layout>
    <style:presentation-page-layout style:name="Master1-PPL5" style:display-name="Title and Content">
      <presentation:placeholder presentation:object="title" svg:x="0.63in" svg:y="0.77in" svg:width="11.5in" svg:height="0.74in"/>
      <presentation:placeholder presentation:object="object" svg:x="0.63in" svg:y="2.08in" svg:width="10.24in" svg:height="4.2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6" style:display-name="Title and Content alt">
      <presentation:placeholder presentation:object="title" svg:x="0.63in" svg:y="0.77in" svg:width="11.5in" svg:height="0.74in"/>
      <presentation:placeholder presentation:object="object" svg:x="0.63in" svg:y="2.08in" svg:width="10.24in" svg:height="4.2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7" style:display-name="Title and Content alt2">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1.5in" svg:height="0.74in"/>
      <presentation:placeholder presentation:object="object" svg:x="0.63in" svg:y="2.08in" svg:width="11.5in" svg:height="4.24in"/>
    </style:presentation-page-layout>
    <style:presentation-page-layout style:name="Master1-PPL8" style:display-name="Quote">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outline" svg:x="3.58507in" svg:y="2.99653in" svg:width="6.22049in" svg:height="2.21875in"/>
      <presentation:placeholder presentation:object="title" svg:x="0.91667in" svg:y="2.08in" svg:width="11.5in" svg:height="0.51in"/>
    </style:presentation-page-layout>
    <style:presentation-page-layout style:name="Master1-PPL9" style:display-name="Team x4">
      <presentation:placeholder presentation:object="title" svg:x="0.63in" svg:y="0.77in" svg:width="11.5in" svg:height="0.74in"/>
      <presentation:placeholder presentation:object="graphic" svg:x="0.58616in" svg:y="1.85in" svg:width="2.65236in" svg:height="3.65617in"/>
      <presentation:placeholder presentation:object="graphic" svg:x="3.76654in" svg:y="1.85in" svg:width="2.65236in" svg:height="3.65617in"/>
      <presentation:placeholder presentation:object="graphic" svg:x="6.94692in" svg:y="1.85in" svg:width="2.65236in" svg:height="3.65617in"/>
      <presentation:placeholder presentation:object="graphic" svg:x="10.1273in" svg:y="1.85in" svg:width="2.65236in" svg:height="3.65617in"/>
      <presentation:placeholder presentation:object="outline" svg:x="0.74132in" svg:y="5.66in" svg:width="2.65in" svg:height="0.4in"/>
      <presentation:placeholder presentation:object="outline" svg:x="3.76654in" svg:y="5.66in" svg:width="2.65in" svg:height="0.4in"/>
      <presentation:placeholder presentation:object="outline" svg:x="7.03733in" svg:y="5.66in" svg:width="2.65in" svg:height="0.4in"/>
      <presentation:placeholder presentation:object="outline" svg:x="10.1273in" svg:y="5.66in" svg:width="2.65in" svg:height="0.4in"/>
      <presentation:placeholder presentation:object="outline" svg:x="0.74132in" svg:y="6.07in" svg:width="2.65in" svg:height="0.4in"/>
      <presentation:placeholder presentation:object="outline" svg:x="3.76654in" svg:y="6.07in" svg:width="2.65in" svg:height="0.4in"/>
      <presentation:placeholder presentation:object="outline" svg:x="7.03733in" svg:y="6.07in" svg:width="2.65in" svg:height="0.4in"/>
      <presentation:placeholder presentation:object="outline" svg:x="10.1273in" svg:y="6.07in" svg:width="2.65in" svg:height="0.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10" style:display-name="Team x8">
      <presentation:placeholder presentation:object="title" svg:x="0.63in" svg:y="0.77in" svg:width="11.5in" svg:height="0.74in"/>
      <presentation:placeholder presentation:object="graphic" svg:x="1.32in" svg:y="1.72in" svg:width="1.43in" svg:height="1.98in"/>
      <presentation:placeholder presentation:object="graphic" svg:x="4.36in" svg:y="1.72in" svg:width="1.43in" svg:height="1.98in"/>
      <presentation:placeholder presentation:object="graphic" svg:x="7.4in" svg:y="1.72in" svg:width="1.43in" svg:height="1.98in"/>
      <presentation:placeholder presentation:object="graphic" svg:x="10.44in" svg:y="1.72in" svg:width="1.43in" svg:height="1.98in"/>
      <presentation:placeholder presentation:object="outline" svg:x="0.69254in" svg:y="3.71in" svg:width="2.65in" svg:height="0.34in"/>
      <presentation:placeholder presentation:object="outline" svg:x="3.7399in" svg:y="3.71in" svg:width="2.65in" svg:height="0.34in"/>
      <presentation:placeholder presentation:object="outline" svg:x="6.78726in" svg:y="3.71in" svg:width="2.65in" svg:height="0.34in"/>
      <presentation:placeholder presentation:object="outline" svg:x="9.83462in" svg:y="3.71in" svg:width="2.65in" svg:height="0.34in"/>
      <presentation:placeholder presentation:object="outline" svg:x="0.69254in" svg:y="3.92in" svg:width="2.65in" svg:height="0.34in"/>
      <presentation:placeholder presentation:object="outline" svg:x="3.7399in" svg:y="3.92in" svg:width="2.65in" svg:height="0.34in"/>
      <presentation:placeholder presentation:object="outline" svg:x="6.78726in" svg:y="3.92in" svg:width="2.65in" svg:height="0.34in"/>
      <presentation:placeholder presentation:object="outline" svg:x="9.83462in" svg:y="3.92in" svg:width="2.65in" svg:height="0.34in"/>
      <presentation:placeholder presentation:object="graphic" svg:x="1.32in" svg:y="4.64in" svg:width="1.43in" svg:height="1.98in"/>
      <presentation:placeholder presentation:object="graphic" svg:x="4.36in" svg:y="4.64in" svg:width="1.43in" svg:height="1.98in"/>
      <presentation:placeholder presentation:object="graphic" svg:x="7.4in" svg:y="4.64in" svg:width="1.43in" svg:height="1.98in"/>
      <presentation:placeholder presentation:object="graphic" svg:x="10.44in" svg:y="4.64in" svg:width="1.43in" svg:height="1.98in"/>
      <presentation:placeholder presentation:object="outline" svg:x="0.69254in" svg:y="6.63in" svg:width="2.65in" svg:height="0.34in"/>
      <presentation:placeholder presentation:object="outline" svg:x="3.7399in" svg:y="6.63in" svg:width="2.65in" svg:height="0.34in"/>
      <presentation:placeholder presentation:object="outline" svg:x="6.78726in" svg:y="6.63in" svg:width="2.65in" svg:height="0.34in"/>
      <presentation:placeholder presentation:object="outline" svg:x="9.83462in" svg:y="6.63in" svg:width="2.65in" svg:height="0.34in"/>
      <presentation:placeholder presentation:object="outline" svg:x="0.69254in" svg:y="6.84in" svg:width="2.65in" svg:height="0.34in"/>
      <presentation:placeholder presentation:object="outline" svg:x="3.7399in" svg:y="6.84in" svg:width="2.65in" svg:height="0.34in"/>
      <presentation:placeholder presentation:object="outline" svg:x="6.78726in" svg:y="6.84in" svg:width="2.65in" svg:height="0.34in"/>
      <presentation:placeholder presentation:object="outline" svg:x="9.83462in" svg:y="6.84in" svg:width="2.65in" svg:height="0.34in"/>
    </style:presentation-page-layout>
    <style:presentation-page-layout style:name="Master1-PPL11" style:display-name="Timeline">
      <presentation:placeholder presentation:object="outline" svg:x="8.89743in" svg:y="0.53995in" svg:width="3.88354in" svg:height="2.44021in"/>
      <presentation:placeholder presentation:object="outline" svg:x="0.80979in" svg:y="1.80133in" svg:width="3.88354in" svg:height="2.44021in"/>
      <presentation:placeholder presentation:object="outline" svg:x="5.02222in" svg:y="2.97709in" svg:width="3.88354in" svg:height="2.44021in"/>
      <presentation:placeholder presentation:object="outline" svg:x="8.99464in" svg:y="4.59176in" svg:width="3.88354in" svg:height="2.44021in"/>
      <presentation:placeholder presentation:object="outline" svg:x="0.68911in" svg:y="4.70462in" svg:width="3.88354in" svg:height="2.44021in"/>
      <presentation:placeholder presentation:object="title" svg:x="0.63in" svg:y="0.77in" svg:width="11.5in" svg:height="0.74in"/>
    </style:presentation-page-layout>
    <style:presentation-page-layout style:name="Master1-PPL12" style:display-name="Comparison">
      <presentation:placeholder presentation:object="object" svg:x="0.63in" svg:y="2.57in" svg:width="7.07in" svg:height="1.2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outline" svg:x="0.63in" svg:y="2.09in" svg:width="7.07in" svg:height="0.44in"/>
      <presentation:placeholder presentation:object="outline" svg:x="0.63in" svg:y="3.89in" svg:width="7.07in" svg:height="0.44in"/>
      <presentation:placeholder presentation:object="object" svg:x="0.63in" svg:y="4.37in" svg:width="7.07in" svg:height="1.2in"/>
      <presentation:placeholder presentation:object="title" svg:x="0.63in" svg:y="0.77in" svg:width="11.5in" svg:height="0.74in"/>
    </style:presentation-page-layout>
    <style:presentation-page-layout style:name="Master1-PPL13" style:display-name="Three Column">
      <presentation:placeholder presentation:object="outline" svg:x="0.63in" svg:y="2.09in" svg:width="3.86in" svg:height="0.44in"/>
      <presentation:placeholder presentation:object="object" svg:x="0.63in" svg:y="2.73958in" svg:width="3.22in" svg:height="4.02951in"/>
      <presentation:placeholder presentation:object="outline" svg:x="5.23in" svg:y="2.09in" svg:width="3.86in" svg:height="0.44in"/>
      <presentation:placeholder presentation:object="object" svg:x="5.23in" svg:y="2.73958in" svg:width="3.22in" svg:height="4.02951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1.5in" svg:height="0.74in"/>
      <presentation:placeholder presentation:object="outline" svg:x="9.69in" svg:y="2.09in" svg:width="3.22in" svg:height="0.44in"/>
      <presentation:placeholder presentation:object="object" svg:x="9.69in" svg:y="2.72576in" svg:width="3.22in" svg:height="4.02951in"/>
    </style:presentation-page-layout>
    <style:presentation-page-layout style:name="Master1-PPL14" style:display-name="Picture with Caption alt">
      <presentation:placeholder presentation:object="outline" svg:x="0.63in" svg:y="2.13in" svg:width="5in" svg:height="4.4518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0in" svg:height="0.74in"/>
      <presentation:placeholder presentation:object="graphic" svg:x="7.26844in" svg:y="0in" svg:width="6.06489in" svg:height="6.63068in"/>
    </style:presentation-page-layout>
    <style:presentation-page-layout style:name="Master1-PPL15" style:display-name="Closing">
      <presentation:placeholder presentation:object="title" svg:x="1.66667in" svg:y="1.28in" svg:width="10in" svg:height="2.61111in"/>
      <presentation:placeholder presentation:object="subtitle" svg:x="1.66667in" svg:y="3.93924in" svg:width="10in" svg:height="1.81076in"/>
    </style:presentation-page-layout>
    <style:presentation-page-layout style:name="Master1-PPL16" style:display-name="Two Content">
      <presentation:placeholder presentation:object="object" svg:x="0.91667in" svg:y="1.99653in" svg:width="5.66667in" svg:height="4.75868in"/>
      <presentation:placeholder presentation:object="object" svg:x="6.75in" svg:y="1.99653in" svg:width="5.66667in" svg:height="4.75868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0in" svg:height="0.74in"/>
    </style:presentation-page-layout>
    <style:presentation-page-layout style:name="Master1-PPL17" style:display-name="Blank">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0in" svg:height="0.74in"/>
    </style:presentation-page-layout>
    <style:presentation-page-layout style:name="Master1-PPL1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style style:family="table-cell" style:name="a1476">
      <style:table-cell-properties fo:background-color="#4472c4"/>
    </style:style>
    <style:style style:family="table-cell" style:name="a1477">
      <style:table-cell-properties fo:background-color="#4472c4"/>
    </style:style>
    <style:style style:family="table-cell" style:name="a1478">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1479">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460">
      <style:table-cell-properties fo:background-color="#4472c4" fo:border-bottom="0.00347in solid #ffffff"/>
      <style:text-properties fo:font-weight="bold" style:font-weight-asian="bold" style:font-weight-complex="bold"/>
    </style:style>
    <style:style style:family="table-cell" style:name="a1461">
      <style:table-cell-properties fo:background-color="#4472c4" fo:border-top="0.00347in solid #ffffff"/>
      <style:text-properties fo:font-weight="bold" style:font-weight-asian="bold" style:font-weight-complex="bold"/>
    </style:style>
    <style:style style:family="table-cell" style:name="a1462">
      <style:table-cell-properties fo:background-color="#4472c4" fo:border-right="0.00347in solid #ffffff"/>
      <style:text-properties fo:font-weight="bold" style:font-weight-asian="bold" style:font-weight-complex="bold"/>
    </style:style>
    <style:style style:family="table-cell" style:name="a1463">
      <style:table-cell-properties fo:background-color="#4472c4" fo:border-left="0.00347in solid #ffffff"/>
      <style:text-properties fo:font-weight="bold" style:font-weight-asian="bold" style:font-weight-complex="bold"/>
    </style:style>
    <style:style style:family="table-cell" style:name="a1464">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465">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466">
      <style:table-cell-properties fo:background-color="#e7e7e7"/>
    </style:style>
    <style:style style:family="graphic" style:name="Graphics"/>
    <style:style style:family="table-cell" style:name="a1467">
      <style:table-cell-properties fo:background-color="#e7e7e7"/>
    </style:style>
    <style:style style:family="table-cell" style:name="a1468">
      <style:table-cell-properties fo:background-color="#000000"/>
      <style:text-properties fo:color="#ffffff" fo:font-family="+mn-lt" style:font-family-asian="+mn-ea" style:font-family-complex="+mn-cs" fo:font-weight="bold" style:font-weight-asian="bold" style:font-weight-complex="bold"/>
    </style:style>
    <style:style style:family="table-cell" style:name="a1469">
      <style:table-cell-properties fo:background-color="#ffffff" fo:border-top="0.05556in double #000000"/>
      <style:text-properties fo:font-weight="bold" style:font-weight-asian="bold" style:font-weight-complex="bold"/>
    </style:style>
    <style:style style:family="table-cell" style:name="a1450">
      <style:table-cell-properties fo:background-color="#fcece8"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451">
      <style:table-cell-properties fo:background-color="#f8d7cd"/>
    </style:style>
    <style:style style:family="table-cell" style:name="a1452">
      <style:table-cell-properties fo:background-color="#f8d7cd"/>
    </style:style>
    <style:style style:family="table-cell" style:name="a1453">
      <style:table-cell-properties fo:background-color="#fcece8"/>
      <style:text-properties fo:font-weight="bold" style:font-weight-asian="bold" style:font-weight-complex="bold"/>
    </style:style>
    <style:style style:family="table-cell" style:name="a1490">
      <style:table-cell-properties fo:background-color="#4472c4"/>
      <style:text-properties fo:color="#ffffff" fo:font-family="+mn-lt" style:font-family-asian="+mn-ea" style:font-family-complex="+mn-cs" fo:font-weight="bold" style:font-weight-asian="bold" style:font-weight-complex="bold"/>
    </style:style>
    <style:style style:family="table-cell" style:name="a1454">
      <style:table-cell-properties fo:background-color="#fcece8" fo:border-top="0.02778in solid #ed7d31"/>
      <style:text-properties fo:font-weight="bold" style:font-weight-asian="bold" style:font-weight-complex="bold"/>
    </style:style>
    <style:style style:family="table-cell" style:name="a1455">
      <style:table-cell-properties/>
      <style:text-properties fo:font-weight="bold" style:font-weight-asian="bold" style:font-weight-complex="bold"/>
    </style:style>
    <style:style style:family="table-cell" style:name="a1456">
      <style:table-cell-properties/>
      <style:text-properties fo:font-weight="bold" style:font-weight-asian="bold" style:font-weight-complex="bold"/>
    </style:style>
    <style:style style:family="table-cell" style:name="a1457">
      <style:table-cell-properties fo:background-color="#4472c4" fo:border-top="0.00347in solid #c0c9e4" fo:border-bottom="0.00347in solid #c0c9e4" fo:border-left="0.00347in solid #c0c9e4" fo:border-right="0.00347in solid #c0c9e4"/>
      <style:text-properties fo:color="#ffffff" fo:font-family="+mn-lt" style:font-family-asian="+mn-ea" style:font-family-complex="+mn-cs"/>
    </style:style>
    <style:style style:family="table-cell" style:name="a1458">
      <style:table-cell-properties fo:background-color="#ffffff"/>
    </style:style>
    <style:style style:family="table-cell" style:name="a1459">
      <style:table-cell-properties fo:background-color="#ffffff"/>
    </style:style>
    <style:style style:family="table-cell" style:name="a1480">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481">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48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83">
      <style:table-cell-properties/>
    </style:style>
    <style:style style:family="table-cell" style:name="a1484">
      <style:table-cell-properties fo:background-color="#cfd5ea"/>
    </style:style>
    <style:style style:family="table-cell" style:name="a1485">
      <style:table-cell-properties/>
    </style:style>
    <style:style style:family="table-cell" style:name="a1486">
      <style:table-cell-properties fo:background-color="#cfd5ea"/>
    </style:style>
    <style:style style:family="table-cell" style:name="a148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48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489">
      <style:table-cell-properties fo:background-color="#4472c4"/>
      <style:text-properties fo:color="#ffffff" fo:font-family="+mn-lt" style:font-family-asian="+mn-ea" style:font-family-complex="+mn-cs" fo:font-weight="bold" style:font-weight-asian="bold" style:font-weight-complex="bold"/>
    </style:style>
    <style:style style:family="table-cell" style:name="a1470">
      <style:table-cell-properties/>
      <style:text-properties fo:font-weight="bold" style:font-weight-asian="bold" style:font-weight-complex="bold"/>
    </style:style>
    <style:style style:family="table-cell" style:name="a1471">
      <style:table-cell-properties/>
      <style:text-properties fo:font-weight="bold" style:font-weight-asian="bold" style:font-weight-complex="bold"/>
    </style:style>
    <style:style style:family="table-cell" style:name="a1472">
      <style:table-cell-properties fo:background-color="transparent"/>
      <style:text-properties fo:color="#000000" fo:font-family="+mn-lt" style:font-family-asian="+mn-ea" style:font-family-complex="+mn-cs"/>
    </style:style>
    <style:style style:family="table-cell" style:name="a1473">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474">
      <style:table-cell-properties fo:background-color="#4472c4"/>
    </style:style>
    <style:style style:family="table-cell" style:name="a1475">
      <style:table-cell-properties fo:background-color="#4472c4" fo:border-top="0.00347in solid #4472c4" fo:border-bottom="0.00347in solid #4472c4"/>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487" table:paragraph-style-name=""/>
      <table:last-row table:style-name="a1488" table:paragraph-style-name=""/>
      <table:first-column table:style-name="a1489" table:paragraph-style-name=""/>
      <table:last-column table:style-name="a1490" table:paragraph-style-name=""/>
      <table:body table:style-name="a1482" table:paragraph-style-name=""/>
      <table:even-rows table:style-name="a1485" table:paragraph-style-name=""/>
      <table:odd-rows table:style-name="a1486" table:paragraph-style-name=""/>
      <table:even-columns table:style-name="a1483" table:paragraph-style-name=""/>
      <table:odd-columns table:style-name="a1484" table:paragraph-style-name=""/>
    </table:table-template>
    <table:table-template table:name="{8A107856-5554-42FB-B03E-39F5DBC370BA}">
      <table:first-row table:style-name="a1453" table:paragraph-style-name=""/>
      <table:last-row table:style-name="a1454" table:paragraph-style-name=""/>
      <table:first-column table:style-name="a1455" table:paragraph-style-name=""/>
      <table:last-column table:style-name="a1456" table:paragraph-style-name=""/>
      <table:body table:style-name="a1450" table:paragraph-style-name=""/>
      <table:odd-rows table:style-name="a1452" table:paragraph-style-name=""/>
      <table:odd-columns table:style-name="a1451" table:paragraph-style-name=""/>
    </table:table-template>
    <table:table-template table:name="{2D5ABB26-0587-4C30-8999-92F81FD0307C}">
      <table:body table:style-name="a1472" table:paragraph-style-name=""/>
    </table:table-template>
    <table:table-template table:name="{5940675A-B579-460E-94D1-54222C63F5DA}">
      <table:body table:style-name="a1464" table:paragraph-style-name=""/>
    </table:table-template>
    <table:table-template table:name="{D113A9D2-9D6B-4929-AA2D-F23B5EE8CBE7}">
      <table:first-row table:style-name="a1460" table:paragraph-style-name=""/>
      <table:last-row table:style-name="a1461" table:paragraph-style-name=""/>
      <table:first-column table:style-name="a1462" table:paragraph-style-name=""/>
      <table:last-column table:style-name="a1463" table:paragraph-style-name=""/>
      <table:body table:style-name="a1457" table:paragraph-style-name=""/>
      <table:odd-rows table:style-name="a1459" table:paragraph-style-name=""/>
      <table:odd-columns table:style-name="a1458" table:paragraph-style-name=""/>
    </table:table-template>
    <table:table-template table:name="{3C2FFA5D-87B4-456A-9821-1D502468CF0F}">
      <table:first-row table:style-name="a1478" table:paragraph-style-name=""/>
      <table:last-row table:style-name="a1479" table:paragraph-style-name=""/>
      <table:first-column table:style-name="a1480" table:paragraph-style-name=""/>
      <table:last-column table:style-name="a1481" table:paragraph-style-name=""/>
      <table:body table:style-name="a1473" table:paragraph-style-name=""/>
      <table:even-rows table:style-name="a1476" table:paragraph-style-name=""/>
      <table:odd-rows table:style-name="a1477" table:paragraph-style-name=""/>
      <table:even-columns table:style-name="a1474" table:paragraph-style-name=""/>
      <table:odd-columns table:style-name="a1475" table:paragraph-style-name=""/>
    </table:table-template>
    <table:table-template table:name="{793D81CF-94F2-401A-BA57-92F5A7B2D0C5}">
      <table:first-row table:style-name="a1468" table:paragraph-style-name=""/>
      <table:last-row table:style-name="a1469" table:paragraph-style-name=""/>
      <table:first-column table:style-name="a1470" table:paragraph-style-name=""/>
      <table:last-column table:style-name="a1471" table:paragraph-style-name=""/>
      <table:body table:style-name="a1465" table:paragraph-style-name=""/>
      <table:odd-rows table:style-name="a1467" table:paragraph-style-name=""/>
      <table:odd-columns table:style-name="a146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0">
      <style:drawing-page-properties draw:fill="solid" draw:fill-color="#d7d0c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
      <style:graphic-properties fo:wrap-option="wrap" fo:padding-top="0.05in" fo:padding-bottom="0.05in" fo:padding-left="0.1in" fo:padding-right="0.1in" draw:textarea-vertical-align="middle" draw:textarea-horizontal-align="left" draw:fill="solid" draw:fill-color="#814439" draw:opacity="58%"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ef3ed"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fef3ed"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left" draw:fill="solid" draw:fill-color="#a09d79" draw:opacity="100%"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1">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82">
      <style:graphic-properties draw:fill="none" draw:stroke="solid" svg:stroke-width="0.01736in" svg:stroke-color="#543e34" svg:stroke-opacity="100%" draw:stroke-linejoin="miter" svg:stroke-linecap="butt"/>
    </style:style>
    <style:style style:family="text" style:name="a183">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2">
      <style:graphic-properties fo:wrap-option="wrap" fo:padding-top="0.05in" fo:padding-bottom="0.05in" fo:padding-left="0.1in" fo:padding-right="0.1in" draw:textarea-vertical-align="middle" draw:textarea-horizontal-align="left" draw:fill="none" draw:stroke="solid" svg:stroke-width="0.09375in" svg:stroke-color="#fef3ed" svg:stroke-opacity="100%" draw:stroke-linejoin="miter" svg:stroke-linecap="butt" draw:auto-grow-width="false" draw:auto-grow-height="false"/>
      <style:paragraph-properties style:font-independent-line-spacing="true" style:writing-mode="lr-tb"/>
    </style:style>
    <style:style style:family="text" style:name="a18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8">
      <style:drawing-page-properties draw:fill="solid" draw:fill-color="#d7d0c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09">
      <style:graphic-properties draw:fill="none" draw:stroke="solid" svg:stroke-width="0.01736in" svg:stroke-color="#543e34" svg:stroke-opacity="100%" draw:stroke-linejoin="miter" svg:stroke-linecap="butt"/>
    </style:style>
    <style:style style:family="graphic" style:name="a190" style:parent-style-name="Graphics">
      <style:graphic-properties draw:fill="none" fo:clip="rect(0in, 8.05143in, 2.12173in, 0in)" draw:stroke="none" draw:image-opacity="100%"/>
    </style:style>
    <style:style style:family="text" style:name="a19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left" draw:fill="solid" draw:fill-color="#a09d79" draw:opacity="52%"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5">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center" draw:fill="solid" draw:fill-color="#bfa388"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5">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12">
      <style:graphic-properties fo:wrap-option="wrap" fo:padding-top="0.05in" fo:padding-bottom="0.05in" fo:padding-left="0.1in" fo:padding-right="0.1in" draw:textarea-vertical-align="middle" draw:textarea-horizontal-align="center" draw:fill="solid" draw:fill-color="#a09d79" draw:opacity="79%" draw:stroke="none" draw:auto-grow-width="false" draw:auto-grow-height="false"/>
      <style:paragraph-properties style:font-independent-line-spacing="true" style:writing-mode="lr-tb"/>
    </style:style>
    <style:style style:family="graphic" style:name="a436">
      <style:graphic-properties draw:fill="none" draw:stroke="solid" svg:stroke-width="0.01736in" svg:stroke-color="#543e34" svg:stroke-opacity="100%" draw:stroke-linejoin="miter" svg:stroke-linecap="butt"/>
    </style:style>
    <style:style style:family="text" style:name="a51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left" draw:fill="solid" draw:fill-color="#ffffff" draw:opacity="33%" draw:stroke="none" draw:auto-grow-width="false" draw:auto-grow-height="false"/>
      <style:paragraph-properties style:font-independent-line-spacing="true" style:writing-mode="lr-tb"/>
    </style:style>
    <style:style style:family="graphic" style:name="a439">
      <style:graphic-properties fo:wrap-option="wrap" fo:padding-top="0.05in" fo:padding-bottom="0.05in" fo:padding-left="0.1in" fo:padding-right="0.1in" draw:textarea-vertical-align="middle" draw:textarea-horizontal-align="left" draw:fill="solid" draw:fill-color="#a09d79" draw:opacity="25%" draw:stroke="none" draw:auto-grow-width="false" draw:auto-grow-height="false"/>
      <style:paragraph-properties style:font-independent-line-spacing="true" style:writing-mode="lr-tb"/>
    </style:style>
    <style:style style:family="text" style:name="a51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e5dac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5">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graphic" style:name="a366">
      <style:graphic-properties draw:fill="none" draw:stroke="solid" svg:stroke-width="0.01736in" svg:stroke-color="#543e34" svg:stroke-opacity="100%" draw:stroke-linejoin="miter" svg:stroke-linecap="butt"/>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6" style:parent-style-name="Graphics">
      <style:graphic-properties draw:fill="none" draw:stroke="none" draw:image-opacity="100%"/>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05">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0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0">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5">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draw:fill="none" draw:stroke="solid" svg:stroke-width="0.01736in" svg:stroke-color="#543e34" svg:stroke-opacity="100%" draw:stroke-linejoin="miter" svg:stroke-linecap="butt"/>
    </style:style>
    <style:style style:family="text" style:name="a29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99">
      <style:graphic-properties fo:wrap-option="wrap" fo:padding-top="0.05in" fo:padding-bottom="0.05in" fo:padding-left="0.1in" fo:padding-right="0.1in" draw:textarea-vertical-align="middle" draw:textarea-horizontal-align="left" draw:fill="solid" draw:fill-color="#cf9b92" draw:opacity="30%" draw:stroke="none" draw:auto-grow-width="false" draw:auto-grow-height="false"/>
      <style:paragraph-properties style:font-independent-line-spacing="true" style:writing-mode="lr-tb"/>
    </style:style>
    <style:style style:family="text" style:name="a45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37">
      <style:graphic-properties fo:wrap-option="wrap" fo:padding-top="0.05in" fo:padding-bottom="0.05in" fo:padding-left="0.1in" fo:padding-right="0.1in" draw:textarea-vertical-align="middle" draw:textarea-horizontal-align="left" draw:fill="solid" draw:fill-color="#543e34" draw:opacity="12%" draw:stroke="none" draw:auto-grow-width="false" draw:auto-grow-height="false"/>
      <style:paragraph-properties style:font-independent-line-spacing="true" style:writing-mode="lr-tb"/>
    </style:style>
    <style:style style:family="text" style:name="a61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05">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0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9">
      <style:graphic-properties fo:wrap-option="wrap" fo:padding-top="0.05in" fo:padding-bottom="0.05in" fo:padding-left="0.1in" fo:padding-right="0.1in" draw:textarea-vertical-align="middle" draw:textarea-horizontal-align="left" draw:fill="solid" draw:fill-color="#c6c4af" draw:opacity="20%"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05in" fo:padding-bottom="0.05in" fo:padding-left="0.1in" fo:padding-right="0.1in" draw:textarea-vertical-align="middle" draw:textarea-horizontal-align="left" draw:fill="solid" draw:fill-color="#cf9b92" draw:opacity="27%"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e5dac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none" draw:stroke="solid" svg:stroke-width="0.01736in" svg:stroke-color="#543e34" svg:stroke-opacity="100%" draw:stroke-linejoin="miter" svg:stroke-linecap="butt"/>
    </style:style>
    <style:style style:family="drawing-page" style:name="a573">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4">
      <style:graphic-properties draw:fill="none" draw:stroke="solid" svg:stroke-width="0.01736in" svg:stroke-color="#543e34" svg:stroke-opacity="100%" draw:stroke-linejoin="miter" svg:stroke-linecap="butt"/>
    </style:style>
    <style:style style:family="presentation" style:name="a6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graphic" style:name="a812">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737">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81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81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left" draw:fill="solid" draw:fill-color="#a09d79" draw:opacity="50%" draw:stroke="none" draw:auto-grow-width="false" draw:auto-grow-height="false"/>
      <style:paragraph-properties style:font-independent-line-spacing="true" style:writing-mode="lr-tb"/>
    </style:style>
    <style:style style:family="text" style:name="a581">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741">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01">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text" style:name="a82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drawing-page" style:name="a6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solid" draw:fill-color="#e5dac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77">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753">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3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text" style:name="a912">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2">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6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05in" fo:padding-bottom="0.05in" fo:padding-left="0.1in" fo:padding-right="0.1in" draw:textarea-vertical-align="middle" draw:textarea-horizontal-align="center" draw:fill="solid" draw:fill-color="#ac5b4c" draw:opacity="59%" draw:stroke="none" draw:auto-grow-width="false" draw:auto-grow-height="false"/>
      <style:paragraph-properties style:font-independent-line-spacing="true" style:writing-mode="lr-tb"/>
    </style:style>
    <style:style style:family="text" style:name="a76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89">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text" style:name="a843">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left" draw:fill="solid" draw:fill-color="#543e35" draw:opacity="11%"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7">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1">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graphic" style:name="a1108">
      <style:graphic-properties draw:fill="none" draw:stroke="solid" svg:stroke-width="0.01736in" svg:stroke-color="#543e34" svg:stroke-opacity="100%" draw:stroke-linejoin="miter" svg:stroke-linecap="butt"/>
    </style:style>
    <style:style style:family="text" style:name="a7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fo:wrap-option="wrap" fo:padding-top="0.05in" fo:padding-bottom="0.05in" fo:padding-left="0.1in" fo:padding-right="0.1in" draw:textarea-vertical-align="middle" draw:textarea-horizontal-align="left" draw:fill="solid" draw:fill-color="#a09d79" draw:opacity="45%" draw:stroke="none" draw:auto-grow-width="false" draw:auto-grow-height="false"/>
      <style:paragraph-properties style:font-independent-line-spacing="true" style:writing-mode="lr-tb"/>
    </style:style>
    <style:style style:family="paragraph" style:name="a6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697">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30">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1">
      <style:graphic-properties fo:wrap-option="wrap" fo:padding-top="0.05in" fo:padding-bottom="0.05in" fo:padding-left="0.1in" fo:padding-right="0.1in" draw:textarea-vertical-align="middle" draw:textarea-horizontal-align="left" draw:fill="solid" draw:fill-color="#4e5745" draw:opacity="86%" draw:stroke="none" draw:auto-grow-width="false" draw:auto-grow-height="false"/>
      <style:paragraph-properties style:font-independent-line-spacing="true" style:writing-mode="lr-tb"/>
    </style:style>
    <style:style style:family="text" style:name="a1036">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middle" draw:textarea-horizontal-align="left" draw:fill="solid" draw:fill-color="#543e34" draw:opacity="17%"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45">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ef3ed"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fef3ed"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draw:fill="none" draw:stroke="solid" svg:stroke-width="0.01736in" svg:stroke-color="#fef3ed" svg:stroke-opacity="100%" draw:stroke-linejoin="miter" svg:stroke-linecap="butt"/>
    </style:style>
    <style:style style:family="paragraph" style:name="a10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3">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center" draw:fill="solid" draw:fill-color="#d1d8b7" draw:opacity="100%" draw:stroke="none" draw:auto-grow-width="false" draw:auto-grow-height="fals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0">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220">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graphic-properties draw:fill="none" draw:stroke="solid" svg:stroke-width="0.01736in" svg:stroke-color="#543e34" svg:stroke-opacity="100%" draw:stroke-linejoin="miter" svg:stroke-linecap="butt"/>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07">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draw:fill="none" draw:stroke="solid" svg:stroke-width="0.01736in" svg:stroke-color="#543e34" svg:stroke-opacity="100%" draw:stroke-linejoin="miter" svg:stroke-linecap="butt"/>
    </style:style>
    <style:style style:family="text" style:name="a130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2">
      <style:drawing-page-properties draw:fill="solid" draw:fill-color="#d7d0c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93">
      <style:graphic-properties draw:fill="none" draw:stroke="solid" svg:stroke-width="0.01736in" svg:stroke-color="#543e34" svg:stroke-opacity="100%" draw:stroke-linejoin="miter" svg:stroke-linecap="butt"/>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left" draw:fill="solid" draw:fill-color="#465059" draw:opacity="43%"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left" draw:fill="solid" draw:fill-color="#5d6a76" draw:opacity="63%"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74">
      <style:graphic-properties draw:fill="none" draw:stroke="solid" svg:stroke-width="0.01736in" svg:stroke-color="#fef3ed" svg:stroke-opacity="100%" draw:stroke-linejoin="miter" svg:stroke-linecap="butt"/>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1">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23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14">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239">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8">
      <style:drawing-page-properties draw:fill="solid" draw:fill-color="#d7d0c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1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1">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99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left" draw:fill="solid" draw:fill-color="#5d6a76" draw:opacity="73%" draw:stroke="none" draw:auto-grow-width="false" draw:auto-grow-height="false"/>
      <style:paragraph-properties style:font-independent-line-spacing="true" style:writing-mode="lr-tb"/>
    </style:style>
    <style:style style:family="text" style:name="a99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left" draw:fill="solid" draw:fill-color="#4e5745" draw:opacity="62%"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fo:wrap-option="wrap" fo:padding-top="0.05in" fo:padding-bottom="0.05in" fo:padding-left="0.1in" fo:padding-right="0.1in" draw:textarea-vertical-align="middle" draw:textarea-horizontal-align="center" draw:fill="solid" draw:fill-color="#ac5b4c" draw:opacity="59%"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middle" draw:textarea-horizontal-align="left" draw:fill="solid" draw:fill-color="#a09d79" draw:opacity="45%" draw:stroke="none" draw:auto-grow-width="false" draw:auto-grow-height="false"/>
      <style:paragraph-properties style:font-independent-line-spacing="true" style:writing-mode="lr-tb"/>
    </style:style>
    <style:style style:family="text" style:name="a118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style:paragraph-properties style:font-independent-line-spacing="true" style:writing-mode="lr-tb"/>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7">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126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aragraph" style:name="a14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1">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resentation" style:name="a11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72">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0">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draw:fill="none" draw:stroke="solid" svg:stroke-width="0.01736in" svg:stroke-color="#543e34" svg:stroke-opacity="100%" draw:stroke-linejoin="miter" svg:stroke-linecap="butt"/>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7">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8">
      <style:text-properties fo:font-variant="normal" fo:text-transform="none" fo:color="#543e34"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5in" fo:padding-bottom="0.05in" fo:padding-left="0.1in" fo:padding-right="0.1in" draw:textarea-vertical-align="middle" draw:textarea-horizontal-align="left" draw:fill="solid" draw:fill-color="#5d6a76" draw:opacity="59%" draw:stroke="none" draw:auto-grow-width="false" draw:auto-grow-height="false"/>
      <style:paragraph-properties style:font-independent-line-spacing="true" style:writing-mode="lr-tb"/>
    </style:style>
    <style:style style:family="text" style:name="a121">
      <style:text-properties fo:font-variant="normal" fo:text-transform="none" fo:color="#fef3ed"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
      <style:text-properties fo:text-transform="uppercas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righ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righ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righ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righ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style:paragraph-properties style:font-independent-line-spacing="true" style:writing-mode="lr-tb"/>
    </style:style>
    <style:style style:family="text" style:name="a14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left" draw:fill="none" draw:stroke="solid" svg:stroke-width="0.04167in" svg:stroke-color="#fef3ed" svg:stroke-opacity="100%" draw:stroke-linejoin="miter" svg:stroke-linecap="butt"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05in" fo:padding-bottom="0.05in" fo:padding-left="0.1in" fo:padding-right="0.1in" draw:textarea-vertical-align="middle" draw:textarea-horizontal-align="left" draw:fill="none" draw:stroke="solid" svg:stroke-width="0.06944in" svg:stroke-color="#fef3ed" svg:stroke-opacity="100%" draw:stroke-linejoin="miter" svg:stroke-linecap="butt"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none" draw:stroke="solid" svg:stroke-width="0.07639in" svg:stroke-color="#fef3ed" svg:stroke-opacity="50%" draw:stroke-linejoin="miter" svg:stroke-linecap="butt" draw:auto-grow-width="false" draw:auto-grow-height="false"/>
      <style:paragraph-properties style:font-independent-line-spacing="true" style:writing-mode="lr-tb"/>
    </style: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3">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9">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2">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5">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3">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4">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5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7">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102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4in" svg:y="7.07in" svg:width="1.08in" svg:height="0.34in" presentation:class="date-time" presentation:placeholder="false">
        <draw:text-box>
          <text:p text:style-name="a23" text:class-names="" text:cond-style-name=""><text:span text:style-name="a22" text:class-names="">20XX</text:span></text:p>
        </draw:text-box>
        <svg:title/>
        <svg:desc/>
      </draw:frame>
      <draw:frame draw:id="id3" presentation:style-name="a27" draw:name="Footer Placeholder 4" svg:x="4.79in" svg:y="7.07in" svg:width="3.76in" svg:height="0.34in" presentation:class="footer" presentation:placeholder="false">
        <draw:text-box>
          <text:p text:style-name="a26" text:class-names="" text:cond-style-name=""><text:span text:style-name="a25" text:class-names="">presentation title</text:span></text:p>
        </draw:text-box>
        <svg:title/>
        <svg:desc/>
      </draw:frame>
      <draw:frame draw:id="id4" presentation:style-name="a31" draw:name="Slide Number Placeholder 5" svg:x="12.06in" svg:y="7.07in" svg:width="1.08in" svg:height="0.34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draw:connector draw:type="line" svg:x1="0in" svg:y1="6.91667in" svg:x2="13.33333in" svg:y2="6.91667in" draw:id="id5" draw:style-name="a32" draw:name="Straight Connector 7">
        <svg:title/>
        <svg:desc/>
      </draw:connector>
      <presentation:notes style:page-layout-name="pageLayout2" draw:style-name="a64">
        <draw:frame draw:id="id6"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7" presentation:style-name="a40" draw:name="Date Placeholder 2" svg:x="4.24826in" svg:y="0in" svg:width="3.25in" svg:height="0.50174in" presentation:class="date-time" presentation:placeholder="false">
          <draw:text-box>
            <text:p text:style-name="a39" text:class-names="" text:cond-style-name=""><text:span text:style-name="a36" text:class-names=""><text:date text:fixed="false" style:data-style-name="a37">8/12/2022</text:date></text:span><text:span text:style-name="a38" text:class-names=""/></text:p>
          </draw:text-box>
          <svg:title/>
          <svg:desc/>
        </draw:frame>
        <draw:page-thumbnail svg:x="0.75in" svg:y="1.25in" svg:width="6in" svg:height="3.375in" presentation:class="page" draw:id="id8" presentation:style-name="a41" draw:name="Slide Image Placeholder 3">
          <svg:title/>
          <svg:desc/>
        </draw:page-thumbnail>
        <draw:frame draw:id="id9"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10"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1"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page-number></text:span><text:span text:style-name="a61" text:class-names=""/></text:p>
          </draw:text-box>
          <svg:title/>
          <svg:desc/>
        </draw:frame>
      </presentation:notes>
    </style:master-page>
    <style:master-page style:name="Master1-Layout1-title-Title-Slide" style:page-layout-name="pageLayout1" draw:style-name="a65">
      <draw:custom-shape svg:x="8.14005in" svg:y="2.01423in" svg:width="5.19328in" svg:height="5.48577in" draw:id="id12" draw:style-name="a68" draw:name="Freeform: Shape 28">
        <svg:title/>
        <svg:desc/>
        <text:p text:style-name="a67" text:class-names="" text:cond-style-name=""><text:span text:style-name="a66" text:class-names=""/></text:p>
        <draw:enhanced-geometry xmlns:dr3d="urn:oasis:names:tc:opendocument:xmlns:dr3d:1.0" draw:type="non-primitive" svg:viewBox="0 0 4748735 5016187"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text-areas="?f56 ?f58 ?f57 ?f59" draw:glue-points="?f32 ?f33 ?f34 ?f35 ?f36 ?f37 ?f38 ?f39 ?f38 ?f40 ?f41 ?f40 ?f42 ?f43 ?f44 ?f45 ?f46 ?f47 ?f48 ?f49 ?f50 ?f51 ?f52 ?f53 ?f54 ?f55 ?f32 ?f33"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8735"/>
          <draw:equation draw:name="f7" draw:formula="?f4 / 5016187"/>
          <draw:equation draw:name="f8" draw:formula="4348134 * ?f5 / 4748735"/>
          <draw:equation draw:name="f9" draw:formula="6 * ?f4 / 5016187"/>
          <draw:equation draw:name="f10" draw:formula="4379876 * ?f5 / 4748735"/>
          <draw:equation draw:name="f11" draw:formula="485 * ?f4 / 5016187"/>
          <draw:equation draw:name="f12" draw:formula="4586242 * ?f5 / 4748735"/>
          <draw:equation draw:name="f13" draw:formula="19862 * ?f4 / 5016187"/>
          <draw:equation draw:name="f14" draw:formula="4748735 * ?f5 / 4748735"/>
          <draw:equation draw:name="f15" draw:formula="55250 * ?f4 / 5016187"/>
          <draw:equation draw:name="f16" draw:formula="5016187 * ?f4 / 5016187"/>
          <draw:equation draw:name="f17" draw:formula="0 * ?f5 / 4748735"/>
          <draw:equation draw:name="f18" draw:formula="11442 * ?f5 / 4748735"/>
          <draw:equation draw:name="f19" draw:formula="4915227 * ?f4 / 5016187"/>
          <draw:equation draw:name="f20" draw:formula="611678 * ?f5 / 4748735"/>
          <draw:equation draw:name="f21" draw:formula="3995309 * ?f4 / 5016187"/>
          <draw:equation draw:name="f22" draw:formula="1008000 * ?f5 / 4748735"/>
          <draw:equation draw:name="f23" draw:formula="3809158 * ?f4 / 5016187"/>
          <draw:equation draw:name="f24" draw:formula="1805189 * ?f5 / 4748735"/>
          <draw:equation draw:name="f25" draw:formula="3290046 * ?f4 / 5016187"/>
          <draw:equation draw:name="f26" draw:formula="2251863 * ?f5 / 4748735"/>
          <draw:equation draw:name="f27" draw:formula="2567459 * ?f4 / 5016187"/>
          <draw:equation draw:name="f28" draw:formula="2482829 * ?f5 / 4748735"/>
          <draw:equation draw:name="f29" draw:formula="1882499 * ?f4 / 5016187"/>
          <draw:equation draw:name="f30" draw:formula="3831730 * ?f5 / 4748735"/>
          <draw:equation draw:name="f31" draw:formula="80392 * ?f4 / 5016187"/>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6"/>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2.43403in" svg:height="7.66338in" draw:id="id13" draw:style-name="a71" draw:transform="translate(-1.21701in -3.83169in) rotate(-1.5708) translate(8.86502in 6.38491in)" draw:name="Freeform: Shape 6">
        <svg:title/>
        <svg:desc/>
        <text:p text:style-name="a70" text:class-names="" text:cond-style-name=""><text:span text:style-name="a69" text:class-names=""/></text:p>
        <draw:enhanced-geometry xmlns:dr3d="urn:oasis:names:tc:opendocument:xmlns:dr3d:1.0" draw:type="non-primitive" svg:viewBox="0 0 1678579 5460561"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text-areas="?f60 ?f62 ?f61 ?f63" draw:glue-points="?f34 ?f35 ?f36 ?f37 ?f38 ?f39 ?f40 ?f41 ?f42 ?f43 ?f44 ?f45 ?f46 ?f47 ?f48 ?f49 ?f50 ?f51 ?f52 ?f53 ?f54 ?f55 ?f56 ?f57 ?f58 ?f5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8579"/>
          <draw:equation draw:name="f7" draw:formula="?f4 / 5460561"/>
          <draw:equation draw:name="f8" draw:formula="5416834 * ?f4 / 5460561"/>
          <draw:equation draw:name="f9" draw:formula="5427934 * ?f4 / 5460561"/>
          <draw:equation draw:name="f10" draw:formula="5028415 * ?f4 / 5460561"/>
          <draw:equation draw:name="f11" draw:formula="4177515 * ?f4 / 5460561"/>
          <draw:equation draw:name="f12" draw:formula="3896286 * ?f4 / 5460561"/>
          <draw:equation draw:name="f13" draw:formula="3256737 * ?f4 / 5460561"/>
          <draw:equation draw:name="f14" draw:formula="2677958 * ?f4 / 5460561"/>
          <draw:equation draw:name="f15" draw:formula="2219725 * ?f4 / 5460561"/>
          <draw:equation draw:name="f16" draw:formula="665916 * ?f4 / 5460561"/>
          <draw:equation draw:name="f17" draw:formula="367612 * ?f4 / 5460561"/>
          <draw:equation draw:name="f18" draw:formula="102621 * ?f4 / 5460561"/>
          <draw:equation draw:name="f19" draw:formula="2221 * ?f4 / 5460561"/>
          <draw:equation draw:name="f20" draw:formula="600 * ?f4 / 5460561"/>
          <draw:equation draw:name="f21" draw:formula="1678579 * ?f5 / 1678579"/>
          <draw:equation draw:name="f22" draw:formula="1176667 * ?f5 / 1678579"/>
          <draw:equation draw:name="f23" draw:formula="512297 * ?f5 / 1678579"/>
          <draw:equation draw:name="f24" draw:formula="314208 * ?f5 / 1678579"/>
          <draw:equation draw:name="f25" draw:formula="429138 * ?f5 / 1678579"/>
          <draw:equation draw:name="f26" draw:formula="592360 * ?f5 / 1678579"/>
          <draw:equation draw:name="f27" draw:formula="481029 * ?f5 / 1678579"/>
          <draw:equation draw:name="f28" draw:formula="277230 * ?f5 / 1678579"/>
          <draw:equation draw:name="f29" draw:formula="119523 * ?f5 / 1678579"/>
          <draw:equation draw:name="f30" draw:formula="361880 * ?f5 / 1678579"/>
          <draw:equation draw:name="f31" draw:formula="864738 * ?f5 / 1678579"/>
          <draw:equation draw:name="f32" draw:formula="1513718 * ?f5 / 1678579"/>
          <draw:equation draw:name="f33" draw:formula="1672384 * ?f5 / 1678579"/>
          <draw:equation draw:name="f34" draw:formula="?f21 / ?f6"/>
          <draw:equation draw:name="f35" draw:formula="?f8 / ?f7"/>
          <draw:equation draw:name="f36" draw:formula="?f22 / ?f6"/>
          <draw:equation draw:name="f37" draw:formula="?f9 / ?f7"/>
          <draw:equation draw:name="f38" draw:formula="?f23 / ?f6"/>
          <draw:equation draw:name="f39" draw:formula="?f10 / ?f7"/>
          <draw:equation draw:name="f40" draw:formula="?f24 / ?f6"/>
          <draw:equation draw:name="f41" draw:formula="?f11 / ?f7"/>
          <draw:equation draw:name="f42" draw:formula="?f25 / ?f6"/>
          <draw:equation draw:name="f43" draw:formula="?f12 / ?f7"/>
          <draw:equation draw:name="f44" draw:formula="?f26 / ?f6"/>
          <draw:equation draw:name="f45" draw:formula="?f13 / ?f7"/>
          <draw:equation draw:name="f46" draw:formula="?f27 / ?f6"/>
          <draw:equation draw:name="f47" draw:formula="?f14 / ?f7"/>
          <draw:equation draw:name="f48" draw:formula="?f28 / ?f6"/>
          <draw:equation draw:name="f49" draw:formula="?f15 / ?f7"/>
          <draw:equation draw:name="f50" draw:formula="?f29 / ?f6"/>
          <draw:equation draw:name="f51" draw:formula="?f16 / ?f7"/>
          <draw:equation draw:name="f52" draw:formula="?f30 / ?f6"/>
          <draw:equation draw:name="f53" draw:formula="?f17 / ?f7"/>
          <draw:equation draw:name="f54" draw:formula="?f31 / ?f6"/>
          <draw:equation draw:name="f55" draw:formula="?f18 / ?f7"/>
          <draw:equation draw:name="f56" draw:formula="?f32 / ?f6"/>
          <draw:equation draw:name="f57" draw:formula="?f19 / ?f7"/>
          <draw:equation draw:name="f58" draw:formula="?f33 / ?f6"/>
          <draw:equation draw:name="f59" draw:formula="?f20 / ?f7"/>
          <draw:equation draw:name="f60" draw:formula="?f0 / ?f6"/>
          <draw:equation draw:name="f61" draw:formula="?f1 / ?f6"/>
          <draw:equation draw:name="f62" draw:formula="?f2 / ?f7"/>
          <draw:equation draw:name="f63" draw:formula="?f3 / ?f7"/>
        </draw:enhanced-geometry>
      </draw:custom-shape>
      <draw:custom-shape svg:x="0in" svg:y="0in" svg:width="6.43116in" svg:height="6.64385in" draw:id="id14" draw:style-name="a74" draw:name="Freeform: Shape 33">
        <svg:title/>
        <svg:desc/>
        <text:p text:style-name="a73" text:class-names="" text:cond-style-name=""><text:span text:style-name="a72" text:class-names=""/></text:p>
        <draw:enhanced-geometry xmlns:dr3d="urn:oasis:names:tc:opendocument:xmlns:dr3d:1.0" draw:type="non-primitive" svg:viewBox="0 0 5880649 6075137" draw:enhanced-path="M 0 0 L 5331935 0 5371238 36527 C 5420080 87726 5465228 141386 5506423 197526 6380367 1388506 5672840 3964921 3912768 5218398 2827232 5991466 1288114 6299252 9712 5900494 L 0 589720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80649"/>
          <draw:equation draw:name="f7" draw:formula="?f4 / 6075137"/>
          <draw:equation draw:name="f8" draw:formula="0 * ?f5 / 5880649"/>
          <draw:equation draw:name="f9" draw:formula="0 * ?f4 / 6075137"/>
          <draw:equation draw:name="f10" draw:formula="5331935 * ?f5 / 5880649"/>
          <draw:equation draw:name="f11" draw:formula="5371238 * ?f5 / 5880649"/>
          <draw:equation draw:name="f12" draw:formula="36527 * ?f4 / 6075137"/>
          <draw:equation draw:name="f13" draw:formula="5506423 * ?f5 / 5880649"/>
          <draw:equation draw:name="f14" draw:formula="197526 * ?f4 / 6075137"/>
          <draw:equation draw:name="f15" draw:formula="3912768 * ?f5 / 5880649"/>
          <draw:equation draw:name="f16" draw:formula="5218398 * ?f4 / 6075137"/>
          <draw:equation draw:name="f17" draw:formula="9712 * ?f5 / 5880649"/>
          <draw:equation draw:name="f18" draw:formula="5900494 * ?f4 / 6075137"/>
          <draw:equation draw:name="f19" draw:formula="5897200 * ?f4 / 6075137"/>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frame draw:id="id15" presentation:style-name="a77" draw:name="Title 1" svg:x="1.66667in" svg:y="1.22743in" svg:width="10in" svg:height="2.61111in" presentation:class="title" presentation:placeholder="false">
        <draw:text-box>
          <text:p text:style-name="a76" text:class-names="" text:cond-style-name=""><text:span text:style-name="a75" text:class-names="">click to edit master title style</text:span></text:p>
        </draw:text-box>
        <svg:title/>
        <svg:desc/>
      </draw:frame>
      <draw:frame draw:id="id16" presentation:style-name="a81" draw:name="Subtitle 2" svg:x="1.66667in" svg:y="3.93924in" svg:width="10in" svg:height="1.81076in" presentation:class="subtitle" presentation:placeholder="false">
        <draw:text-box>
          <text:p text:style-name="a80" text:class-names="" text:cond-style-name=""><text:span text:style-name="a78" text:class-names="">Click to edit Master subtitle style</text:span><text:span text:style-name="a79" text:class-names=""/></text:p>
        </draw:text-box>
        <svg:title/>
        <svg:desc/>
      </draw:frame>
      <draw:custom-shape svg:x="0in" svg:y="-0in" svg:width="5.61865in" svg:height="4.07186in" draw:id="id17" draw:style-name="a84" draw:name="Freeform: Shape 22">
        <svg:title/>
        <svg:desc/>
        <text:p text:style-name="a83" text:class-names="" text:cond-style-name=""><text:span text:style-name="a82" text:class-names=""/></text:p>
        <draw:enhanced-geometry xmlns:dr3d="urn:oasis:names:tc:opendocument:xmlns:dr3d:1.0" draw:type="non-primitive" svg:viewBox="0 0 5137691 3723310"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text-areas="?f960 ?f962 ?f961 ?f963" draw:glue-points="?f484 ?f485 ?f486 ?f487 ?f488 ?f489 ?f490 ?f491 ?f484 ?f485 ?f492 ?f493 ?f494 ?f495 ?f496 ?f497 ?f498 ?f499 ?f492 ?f493 ?f500 ?f501 ?f502 ?f503 ?f500 ?f501 ?f504 ?f505 ?f506 ?f507 ?f504 ?f505 ?f508 ?f509 ?f510 ?f511 ?f508 ?f509 ?f512 ?f513 ?f514 ?f515 ?f512 ?f513 ?f516 ?f517 ?f518 ?f519 ?f520 ?f521 ?f522 ?f523 ?f516 ?f517 ?f524 ?f525 ?f526 ?f527 ?f524 ?f525 ?f528 ?f529 ?f530 ?f531 ?f528 ?f529 ?f532 ?f533 ?f534 ?f535 ?f536 ?f537 ?f538 ?f539 ?f540 ?f541 ?f532 ?f533 ?f542 ?f543 ?f544 ?f545 ?f546 ?f547 ?f548 ?f549 ?f550 ?f551 ?f552 ?f553 ?f554 ?f555 ?f542 ?f543 ?f556 ?f557 ?f558 ?f559 ?f560 ?f561 ?f556 ?f557 ?f562 ?f563 ?f564 ?f565 ?f562 ?f563 ?f566 ?f567 ?f568 ?f569 ?f570 ?f571 ?f572 ?f573 ?f574 ?f575 ?f576 ?f577 ?f566 ?f567 ?f578 ?f579 ?f580 ?f581 ?f582 ?f583 ?f584 ?f585 ?f578 ?f579 ?f586 ?f587 ?f588 ?f589 ?f590 ?f591 ?f592 ?f593 ?f594 ?f595 ?f596 ?f597 ?f598 ?f599 ?f600 ?f601 ?f602 ?f603 ?f586 ?f587 ?f604 ?f605 ?f606 ?f607 ?f608 ?f609 ?f610 ?f611 ?f612 ?f613 ?f614 ?f615 ?f604 ?f605 ?f616 ?f617 ?f618 ?f617 ?f619 ?f620 ?f621 ?f622 ?f623 ?f624 ?f625 ?f617 ?f626 ?f617 ?f627 ?f628 ?f629 ?f630 ?f631 ?f632 ?f633 ?f634 ?f635 ?f617 ?f636 ?f617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617 ?f702 ?f617 ?f703 ?f704 ?f705 ?f706 ?f707 ?f617 ?f708 ?f617 ?f709 ?f710 ?f711 ?f712 ?f713 ?f714 ?f715 ?f617 ?f716 ?f617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617 ?f778 ?f617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3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617 ?f909 ?f617 ?f910 ?f911 ?f912 ?f913 ?f914 ?f915 ?f916 ?f917 ?f918 ?f919 ?f920 ?f921 ?f922 ?f923 ?f924 ?f925 ?f926 ?f927 ?f928 ?f929 ?f930 ?f931 ?f932 ?f933 ?f833 ?f934 ?f833 ?f935 ?f936 ?f937 ?f938 ?f939 ?f940 ?f941 ?f942 ?f943 ?f944 ?f945 ?f946 ?f947 ?f948 ?f949 ?f833 ?f950 ?f833 ?f951 ?f952 ?f953 ?f954 ?f955 ?f956 ?f957 ?f958 ?f95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37691"/>
          <draw:equation draw:name="f7" draw:formula="?f4 / 3723310"/>
          <draw:equation draw:name="f8" draw:formula="659084 * ?f5 / 5137691"/>
          <draw:equation draw:name="f9" draw:formula="2921625 * ?f4 / 3723310"/>
          <draw:equation draw:name="f10" draw:formula="431178 * ?f5 / 5137691"/>
          <draw:equation draw:name="f11" draw:formula="3187332 * ?f4 / 3723310"/>
          <draw:equation draw:name="f12" draw:formula="371969 * ?f5 / 5137691"/>
          <draw:equation draw:name="f13" draw:formula="3549893 * ?f4 / 3723310"/>
          <draw:equation draw:name="f14" draw:formula="393875 * ?f5 / 5137691"/>
          <draw:equation draw:name="f15" draw:formula="3555088 * ?f4 / 3723310"/>
          <draw:equation draw:name="f16" draw:formula="773656 * ?f5 / 5137691"/>
          <draw:equation draw:name="f17" draw:formula="2824142 * ?f4 / 3723310"/>
          <draw:equation draw:name="f18" draw:formula="683107 * ?f5 / 5137691"/>
          <draw:equation draw:name="f19" draw:formula="3035075 * ?f4 / 3723310"/>
          <draw:equation draw:name="f20" draw:formula="523193 * ?f5 / 5137691"/>
          <draw:equation draw:name="f21" draw:formula="3444488 * ?f4 / 3723310"/>
          <draw:equation draw:name="f22" draw:formula="493950 * ?f5 / 5137691"/>
          <draw:equation draw:name="f23" draw:formula="3544616 * ?f4 / 3723310"/>
          <draw:equation draw:name="f24" draw:formula="906895 * ?f5 / 5137691"/>
          <draw:equation draw:name="f25" draw:formula="2579229 * ?f4 / 3723310"/>
          <draw:equation draw:name="f26" draw:formula="896608 * ?f5 / 5137691"/>
          <draw:equation draw:name="f27" draw:formula="2696939 * ?f4 / 3723310"/>
          <draw:equation draw:name="f28" draw:formula="1003958 * ?f5 / 5137691"/>
          <draw:equation draw:name="f29" draw:formula="2517682 * ?f4 / 3723310"/>
          <draw:equation draw:name="f30" draw:formula="1054389 * ?f5 / 5137691"/>
          <draw:equation draw:name="f31" draw:formula="3079021 * ?f4 / 3723310"/>
          <draw:equation draw:name="f32" draw:formula="744142 * ?f5 / 5137691"/>
          <draw:equation draw:name="f33" draw:formula="2402290 * ?f4 / 3723310"/>
          <draw:equation draw:name="f34" draw:formula="99596 * ?f5 / 5137691"/>
          <draw:equation draw:name="f35" draw:formula="2734878 * ?f4 / 3723310"/>
          <draw:equation draw:name="f36" draw:formula="1068601 * ?f5 / 5137691"/>
          <draw:equation draw:name="f37" draw:formula="2384771 * ?f4 / 3723310"/>
          <draw:equation draw:name="f38" draw:formula="1147707 * ?f5 / 5137691"/>
          <draw:equation draw:name="f39" draw:formula="3076961 * ?f4 / 3723310"/>
          <draw:equation draw:name="f40" draw:formula="934540 * ?f5 / 5137691"/>
          <draw:equation draw:name="f41" draw:formula="2375130 * ?f4 / 3723310"/>
          <draw:equation draw:name="f42" draw:formula="84219 * ?f5 / 5137691"/>
          <draw:equation draw:name="f43" draw:formula="2833186 * ?f4 / 3723310"/>
          <draw:equation draw:name="f44" draw:formula="269550 * ?f5 / 5137691"/>
          <draw:equation draw:name="f45" draw:formula="2841297 * ?f4 / 3723310"/>
          <draw:equation draw:name="f46" draw:formula="695816 * ?f5 / 5137691"/>
          <draw:equation draw:name="f47" draw:formula="2669005 * ?f4 / 3723310"/>
          <draw:equation draw:name="f48" draw:formula="2466566 * ?f5 / 5137691"/>
          <draw:equation draw:name="f49" draw:formula="1413263 * ?f4 / 3723310"/>
          <draw:equation draw:name="f50" draw:formula="2384187 * ?f5 / 5137691"/>
          <draw:equation draw:name="f51" draw:formula="1907493 * ?f4 / 3723310"/>
          <draw:equation draw:name="f52" draw:formula="2384254 * ?f5 / 5137691"/>
          <draw:equation draw:name="f53" draw:formula="1364070 * ?f4 / 3723310"/>
          <draw:equation draw:name="f54" draw:formula="2286288 * ?f5 / 5137691"/>
          <draw:equation draw:name="f55" draw:formula="1925023 * ?f4 / 3723310"/>
          <draw:equation draw:name="f56" draw:formula="2728377 * ?f5 / 5137691"/>
          <draw:equation draw:name="f57" draw:formula="1165380 * ?f4 / 3723310"/>
          <draw:equation draw:name="f58" draw:formula="3003048 * ?f5 / 5137691"/>
          <draw:equation draw:name="f59" draw:formula="1736253 * ?f4 / 3723310"/>
          <draw:equation draw:name="f60" draw:formula="2948375 * ?f5 / 5137691"/>
          <draw:equation draw:name="f61" draw:formula="1498255 * ?f4 / 3723310"/>
          <draw:equation draw:name="f62" draw:formula="2914601 * ?f5 / 5137691"/>
          <draw:equation draw:name="f63" draw:formula="1460919 * ?f4 / 3723310"/>
          <draw:equation draw:name="f64" draw:formula="2852040 * ?f5 / 5137691"/>
          <draw:equation draw:name="f65" draw:formula="1382206 * ?f4 / 3723310"/>
          <draw:equation draw:name="f66" draw:formula="2806912 * ?f5 / 5137691"/>
          <draw:equation draw:name="f67" draw:formula="1118837 * ?f4 / 3723310"/>
          <draw:equation draw:name="f68" draw:formula="2783682 * ?f5 / 5137691"/>
          <draw:equation draw:name="f69" draw:formula="1138236 * ?f4 / 3723310"/>
          <draw:equation draw:name="f70" draw:formula="2889384 * ?f5 / 5137691"/>
          <draw:equation draw:name="f71" draw:formula="1270224 * ?f4 / 3723310"/>
          <draw:equation draw:name="f72" draw:formula="2994783 * ?f5 / 5137691"/>
          <draw:equation draw:name="f73" draw:formula="1447738 * ?f4 / 3723310"/>
          <draw:equation draw:name="f74" draw:formula="3056463 * ?f5 / 5137691"/>
          <draw:equation draw:name="f75" draw:formula="1668888 * ?f4 / 3723310"/>
          <draw:equation draw:name="f76" draw:formula="3083513 * ?f5 / 5137691"/>
          <draw:equation draw:name="f77" draw:formula="1738721 * ?f4 / 3723310"/>
          <draw:equation draw:name="f78" draw:formula="3025360 * ?f5 / 5137691"/>
          <draw:equation draw:name="f79" draw:formula="1292428 * ?f4 / 3723310"/>
          <draw:equation draw:name="f80" draw:formula="2211503 * ?f5 / 5137691"/>
          <draw:equation draw:name="f81" draw:formula="1091728 * ?f4 / 3723310"/>
          <draw:equation draw:name="f82" draw:formula="2023347 * ?f5 / 5137691"/>
          <draw:equation draw:name="f83" draw:formula="1305252 * ?f4 / 3723310"/>
          <draw:equation draw:name="f84" draw:formula="2041522 * ?f5 / 5137691"/>
          <draw:equation draw:name="f85" draw:formula="1324054 * ?f4 / 3723310"/>
          <draw:equation draw:name="f86" draw:formula="2168237 * ?f5 / 5137691"/>
          <draw:equation draw:name="f87" draw:formula="1042670 * ?f4 / 3723310"/>
          <draw:equation draw:name="f88" draw:formula="2005655 * ?f5 / 5137691"/>
          <draw:equation draw:name="f89" draw:formula="1233134 * ?f4 / 3723310"/>
          <draw:equation draw:name="f90" draw:formula="4080539 * ?f5 / 5137691"/>
          <draw:equation draw:name="f91" draw:formula="827257 * ?f4 / 3723310"/>
          <draw:equation draw:name="f92" draw:formula="4092849 * ?f5 / 5137691"/>
          <draw:equation draw:name="f93" draw:formula="1108381 * ?f4 / 3723310"/>
          <draw:equation draw:name="f94" draw:formula="4132014 * ?f5 / 5137691"/>
          <draw:equation draw:name="f95" draw:formula="1381869 * ?f4 / 3723310"/>
          <draw:equation draw:name="f96" draw:formula="4082492 * ?f5 / 5137691"/>
          <draw:equation draw:name="f97" draw:formula="1357873 * ?f4 / 3723310"/>
          <draw:equation draw:name="f98" draw:formula="4009383 * ?f5 / 5137691"/>
          <draw:equation draw:name="f99" draw:formula="893112 * ?f4 / 3723310"/>
          <draw:equation draw:name="f100" draw:formula="4072306 * ?f5 / 5137691"/>
          <draw:equation draw:name="f101" draw:formula="1761300 * ?f4 / 3723310"/>
          <draw:equation draw:name="f102" draw:formula="4412492 * ?f5 / 5137691"/>
          <draw:equation draw:name="f103" draw:formula="559624 * ?f4 / 3723310"/>
          <draw:equation draw:name="f104" draw:formula="4617392 * ?f5 / 5137691"/>
          <draw:equation draw:name="f105" draw:formula="890611 * ?f4 / 3723310"/>
          <draw:equation draw:name="f106" draw:formula="4369105 * ?f5 / 5137691"/>
          <draw:equation draw:name="f107" draw:formula="630629 * ?f4 / 3723310"/>
          <draw:equation draw:name="f108" draw:formula="4810227 * ?f5 / 5137691"/>
          <draw:equation draw:name="f109" draw:formula="1127284 * ?f4 / 3723310"/>
          <draw:equation draw:name="f110" draw:formula="3754486 * ?f5 / 5137691"/>
          <draw:equation draw:name="f111" draw:formula="313872 * ?f4 / 3723310"/>
          <draw:equation draw:name="f112" draw:formula="3673942 * ?f5 / 5137691"/>
          <draw:equation draw:name="f113" draw:formula="424963 * ?f4 / 3723310"/>
          <draw:equation draw:name="f114" draw:formula="3490493 * ?f5 / 5137691"/>
          <draw:equation draw:name="f115" draw:formula="701127 * ?f4 / 3723310"/>
          <draw:equation draw:name="f116" draw:formula="3439282 * ?f5 / 5137691"/>
          <draw:equation draw:name="f117" draw:formula="732600 * ?f4 / 3723310"/>
          <draw:equation draw:name="f118" draw:formula="3421532 * ?f5 / 5137691"/>
          <draw:equation draw:name="f119" draw:formula="712866 * ?f4 / 3723310"/>
          <draw:equation draw:name="f120" draw:formula="3590235 * ?f5 / 5137691"/>
          <draw:equation draw:name="f121" draw:formula="449820 * ?f4 / 3723310"/>
          <draw:equation draw:name="f122" draw:formula="3307188 * ?f5 / 5137691"/>
          <draw:equation draw:name="f123" draw:formula="911899 * ?f4 / 3723310"/>
          <draw:equation draw:name="f124" draw:formula="3393054 * ?f5 / 5137691"/>
          <draw:equation draw:name="f125" draw:formula="906465 * ?f4 / 3723310"/>
          <draw:equation draw:name="f126" draw:formula="3776927 * ?f5 / 5137691"/>
          <draw:equation draw:name="f127" draw:formula="442126 * ?f4 / 3723310"/>
          <draw:equation draw:name="f128" draw:formula="1133888 * ?f5 / 5137691"/>
          <draw:equation draw:name="f129" draw:formula="214876 * ?f4 / 3723310"/>
          <draw:equation draw:name="f130" draw:formula="660639 * ?f5 / 5137691"/>
          <draw:equation draw:name="f131" draw:formula="863910 * ?f4 / 3723310"/>
          <draw:equation draw:name="f132" draw:formula="1108084 * ?f5 / 5137691"/>
          <draw:equation draw:name="f133" draw:formula="398665 * ?f4 / 3723310"/>
          <draw:equation draw:name="f134" draw:formula="975613 * ?f5 / 5137691"/>
          <draw:equation draw:name="f135" draw:formula="557099 * ?f4 / 3723310"/>
          <draw:equation draw:name="f136" draw:formula="811923 * ?f5 / 5137691"/>
          <draw:equation draw:name="f137" draw:formula="657310 * ?f4 / 3723310"/>
          <draw:equation draw:name="f138" draw:formula="998135 * ?f5 / 5137691"/>
          <draw:equation draw:name="f139" draw:formula="440657 * ?f4 / 3723310"/>
          <draw:equation draw:name="f140" draw:formula="4685407 * ?f5 / 5137691"/>
          <draw:equation draw:name="f141" draw:formula="0 * ?f4 / 3723310"/>
          <draw:equation draw:name="f142" draw:formula="4770408 * ?f5 / 5137691"/>
          <draw:equation draw:name="f143" draw:formula="4810333 * ?f5 / 5137691"/>
          <draw:equation draw:name="f144" draw:formula="31801 * ?f4 / 3723310"/>
          <draw:equation draw:name="f145" draw:formula="5034638 * ?f5 / 5137691"/>
          <draw:equation draw:name="f146" draw:formula="141089 * ?f4 / 3723310"/>
          <draw:equation draw:name="f147" draw:formula="5039361 * ?f5 / 5137691"/>
          <draw:equation draw:name="f148" draw:formula="18254 * ?f4 / 3723310"/>
          <draw:equation draw:name="f149" draw:formula="5037438 * ?f5 / 5137691"/>
          <draw:equation draw:name="f150" draw:formula="5107568 * ?f5 / 5137691"/>
          <draw:equation draw:name="f151" draw:formula="5114876 * ?f5 / 5137691"/>
          <draw:equation draw:name="f152" draw:formula="38763 * ?f4 / 3723310"/>
          <draw:equation draw:name="f153" draw:formula="5127595 * ?f5 / 5137691"/>
          <draw:equation draw:name="f154" draw:formula="236940 * ?f4 / 3723310"/>
          <draw:equation draw:name="f155" draw:formula="5061109 * ?f5 / 5137691"/>
          <draw:equation draw:name="f156" draw:formula="225505 * ?f4 / 3723310"/>
          <draw:equation draw:name="f157" draw:formula="4727085 * ?f5 / 5137691"/>
          <draw:equation draw:name="f158" draw:formula="33775 * ?f4 / 3723310"/>
          <draw:equation draw:name="f159" draw:formula="4003152 * ?f5 / 5137691"/>
          <draw:equation draw:name="f160" draw:formula="4132176 * ?f5 / 5137691"/>
          <draw:equation draw:name="f161" draw:formula="4123986 * ?f5 / 5137691"/>
          <draw:equation draw:name="f162" draw:formula="63465 * ?f4 / 3723310"/>
          <draw:equation draw:name="f163" draw:formula="4104583 * ?f5 / 5137691"/>
          <draw:equation draw:name="f164" draw:formula="239130 * ?f4 / 3723310"/>
          <draw:equation draw:name="f165" draw:formula="4153843 * ?f5 / 5137691"/>
          <draw:equation draw:name="f166" draw:formula="350960 * ?f4 / 3723310"/>
          <draw:equation draw:name="f167" draw:formula="4411323 * ?f5 / 5137691"/>
          <draw:equation draw:name="f168" draw:formula="488238 * ?f4 / 3723310"/>
          <draw:equation draw:name="f169" draw:formula="4864485 * ?f5 / 5137691"/>
          <draw:equation draw:name="f170" draw:formula="991020 * ?f4 / 3723310"/>
          <draw:equation draw:name="f171" draw:formula="4905378 * ?f5 / 5137691"/>
          <draw:equation draw:name="f172" draw:formula="1217830 * ?f4 / 3723310"/>
          <draw:equation draw:name="f173" draw:formula="4640632 * ?f5 / 5137691"/>
          <draw:equation draw:name="f174" draw:formula="1136420 * ?f4 / 3723310"/>
          <draw:equation draw:name="f175" draw:formula="4377015 * ?f5 / 5137691"/>
          <draw:equation draw:name="f176" draw:formula="870623 * ?f4 / 3723310"/>
          <draw:equation draw:name="f177" draw:formula="4304571 * ?f5 / 5137691"/>
          <draw:equation draw:name="f178" draw:formula="640549 * ?f4 / 3723310"/>
          <draw:equation draw:name="f179" draw:formula="4193118 * ?f5 / 5137691"/>
          <draw:equation draw:name="f180" draw:formula="452646 * ?f4 / 3723310"/>
          <draw:equation draw:name="f181" draw:formula="4094850 * ?f5 / 5137691"/>
          <draw:equation draw:name="f182" draw:formula="385207 * ?f4 / 3723310"/>
          <draw:equation draw:name="f183" draw:formula="4089643 * ?f5 / 5137691"/>
          <draw:equation draw:name="f184" draw:formula="684043 * ?f4 / 3723310"/>
          <draw:equation draw:name="f185" draw:formula="4140489 * ?f5 / 5137691"/>
          <draw:equation draw:name="f186" draw:formula="765775 * ?f4 / 3723310"/>
          <draw:equation draw:name="f187" draw:formula="4328143 * ?f5 / 5137691"/>
          <draw:equation draw:name="f188" draw:formula="1340660 * ?f4 / 3723310"/>
          <draw:equation draw:name="f189" draw:formula="4211174 * ?f5 / 5137691"/>
          <draw:equation draw:name="f190" draw:formula="1692363 * ?f4 / 3723310"/>
          <draw:equation draw:name="f191" draw:formula="4096384 * ?f5 / 5137691"/>
          <draw:equation draw:name="f192" draw:formula="1871176 * ?f4 / 3723310"/>
          <draw:equation draw:name="f193" draw:formula="4073915 * ?f5 / 5137691"/>
          <draw:equation draw:name="f194" draw:formula="1868200 * ?f4 / 3723310"/>
          <draw:equation draw:name="f195" draw:formula="3830235 * ?f5 / 5137691"/>
          <draw:equation draw:name="f196" draw:formula="1467468 * ?f4 / 3723310"/>
          <draw:equation draw:name="f197" draw:formula="3928554 * ?f5 / 5137691"/>
          <draw:equation draw:name="f198" draw:formula="872709 * ?f4 / 3723310"/>
          <draw:equation draw:name="f199" draw:formula="4041572 * ?f5 / 5137691"/>
          <draw:equation draw:name="f200" draw:formula="368957 * ?f4 / 3723310"/>
          <draw:equation draw:name="f201" draw:formula="3976315 * ?f5 / 5137691"/>
          <draw:equation draw:name="f202" draw:formula="278901 * ?f4 / 3723310"/>
          <draw:equation draw:name="f203" draw:formula="4052764 * ?f5 / 5137691"/>
          <draw:equation draw:name="f204" draw:formula="245809 * ?f4 / 3723310"/>
          <draw:equation draw:name="f205" draw:formula="4077058 * ?f5 / 5137691"/>
          <draw:equation draw:name="f206" draw:formula="27371 * ?f4 / 3723310"/>
          <draw:equation draw:name="f207" draw:formula="3902474 * ?f5 / 5137691"/>
          <draw:equation draw:name="f208" draw:formula="171686 * ?f4 / 3723310"/>
          <draw:equation draw:name="f209" draw:formula="3839430 * ?f5 / 5137691"/>
          <draw:equation draw:name="f210" draw:formula="359757 * ?f4 / 3723310"/>
          <draw:equation draw:name="f211" draw:formula="3511342 * ?f5 / 5137691"/>
          <draw:equation draw:name="f212" draw:formula="923585 * ?f4 / 3723310"/>
          <draw:equation draw:name="f213" draw:formula="3345310 * ?f5 / 5137691"/>
          <draw:equation draw:name="f214" draw:formula="978648 * ?f4 / 3723310"/>
          <draw:equation draw:name="f215" draw:formula="3251411 * ?f5 / 5137691"/>
          <draw:equation draw:name="f216" draw:formula="912962 * ?f4 / 3723310"/>
          <draw:equation draw:name="f217" draw:formula="3294880 * ?f5 / 5137691"/>
          <draw:equation draw:name="f218" draw:formula="713104 * ?f4 / 3723310"/>
          <draw:equation draw:name="f219" draw:formula="3641287 * ?f5 / 5137691"/>
          <draw:equation draw:name="f220" draw:formula="316153 * ?f4 / 3723310"/>
          <draw:equation draw:name="f221" draw:formula="3873337 * ?f5 / 5137691"/>
          <draw:equation draw:name="f222" draw:formula="115305 * ?f4 / 3723310"/>
          <draw:equation draw:name="f223" draw:formula="3954827 * ?f5 / 5137691"/>
          <draw:equation draw:name="f224" draw:formula="41083 * ?f4 / 3723310"/>
          <draw:equation draw:name="f225" draw:formula="3231589 * ?f5 / 5137691"/>
          <draw:equation draw:name="f226" draw:formula="3312011 * ?f5 / 5137691"/>
          <draw:equation draw:name="f227" draw:formula="3310368 * ?f5 / 5137691"/>
          <draw:equation draw:name="f228" draw:formula="16057 * ?f4 / 3723310"/>
          <draw:equation draw:name="f229" draw:formula="3356599 * ?f5 / 5137691"/>
          <draw:equation draw:name="f230" draw:formula="11189 * ?f4 / 3723310"/>
          <draw:equation draw:name="f231" draw:formula="3398860 * ?f5 / 5137691"/>
          <draw:equation draw:name="f232" draw:formula="3521426 * ?f5 / 5137691"/>
          <draw:equation draw:name="f233" draw:formula="3450288 * ?f5 / 5137691"/>
          <draw:equation draw:name="f234" draw:formula="40946 * ?f4 / 3723310"/>
          <draw:equation draw:name="f235" draw:formula="3224898 * ?f5 / 5137691"/>
          <draw:equation draw:name="f236" draw:formula="112320 * ?f4 / 3723310"/>
          <draw:equation draw:name="f237" draw:formula="3223079 * ?f5 / 5137691"/>
          <draw:equation draw:name="f238" draw:formula="40542 * ?f4 / 3723310"/>
          <draw:equation draw:name="f239" draw:formula="2713325 * ?f5 / 5137691"/>
          <draw:equation draw:name="f240" draw:formula="2801116 * ?f5 / 5137691"/>
          <draw:equation draw:name="f241" draw:formula="2771239 * ?f5 / 5137691"/>
          <draw:equation draw:name="f242" draw:formula="53358 * ?f4 / 3723310"/>
          <draw:equation draw:name="f243" draw:formula="2671323 * ?f5 / 5137691"/>
          <draw:equation draw:name="f244" draw:formula="281854 * ?f4 / 3723310"/>
          <draw:equation draw:name="f245" draw:formula="2609018 * ?f5 / 5137691"/>
          <draw:equation draw:name="f246" draw:formula="557536 * ?f4 / 3723310"/>
          <draw:equation draw:name="f247" draw:formula="2606274 * ?f5 / 5137691"/>
          <draw:equation draw:name="f248" draw:formula="567991 * ?f4 / 3723310"/>
          <draw:equation draw:name="f249" draw:formula="2661306 * ?f5 / 5137691"/>
          <draw:equation draw:name="f250" draw:formula="921545 * ?f4 / 3723310"/>
          <draw:equation draw:name="f251" draw:formula="2755651 * ?f5 / 5137691"/>
          <draw:equation draw:name="f252" draw:formula="1007451 * ?f4 / 3723310"/>
          <draw:equation draw:name="f253" draw:formula="2854694 * ?f5 / 5137691"/>
          <draw:equation draw:name="f254" draw:formula="1055446 * ?f4 / 3723310"/>
          <draw:equation draw:name="f255" draw:formula="3129406 * ?f5 / 5137691"/>
          <draw:equation draw:name="f256" draw:formula="1372830 * ?f4 / 3723310"/>
          <draw:equation draw:name="f257" draw:formula="3143254 * ?f5 / 5137691"/>
          <draw:equation draw:name="f258" draw:formula="1892637 * ?f4 / 3723310"/>
          <draw:equation draw:name="f259" draw:formula="2672087 * ?f5 / 5137691"/>
          <draw:equation draw:name="f260" draw:formula="1393850 * ?f4 / 3723310"/>
          <draw:equation draw:name="f261" draw:formula="2645908 * ?f5 / 5137691"/>
          <draw:equation draw:name="f262" draw:formula="1047511 * ?f4 / 3723310"/>
          <draw:equation draw:name="f263" draw:formula="2570535 * ?f5 / 5137691"/>
          <draw:equation draw:name="f264" draw:formula="1015633 * ?f4 / 3723310"/>
          <draw:equation draw:name="f265" draw:formula="2610208 * ?f5 / 5137691"/>
          <draw:equation draw:name="f266" draw:formula="945870 * ?f4 / 3723310"/>
          <draw:equation draw:name="f267" draw:formula="2538036 * ?f5 / 5137691"/>
          <draw:equation draw:name="f268" draw:formula="844360 * ?f4 / 3723310"/>
          <draw:equation draw:name="f269" draw:formula="2512867 * ?f5 / 5137691"/>
          <draw:equation draw:name="f270" draw:formula="1354598 * ?f4 / 3723310"/>
          <draw:equation draw:name="f271" draw:formula="2518702 * ?f5 / 5137691"/>
          <draw:equation draw:name="f272" draw:formula="1742111 * ?f4 / 3723310"/>
          <draw:equation draw:name="f273" draw:formula="2275616 * ?f5 / 5137691"/>
          <draw:equation draw:name="f274" draw:formula="2134783 * ?f4 / 3723310"/>
          <draw:equation draw:name="f275" draw:formula="2241266 * ?f5 / 5137691"/>
          <draw:equation draw:name="f276" draw:formula="2096736 * ?f4 / 3723310"/>
          <draw:equation draw:name="f277" draw:formula="2231827 * ?f5 / 5137691"/>
          <draw:equation draw:name="f278" draw:formula="1456335 * ?f4 / 3723310"/>
          <draw:equation draw:name="f279" draw:formula="2348810 * ?f5 / 5137691"/>
          <draw:equation draw:name="f280" draw:formula="1272217 * ?f4 / 3723310"/>
          <draw:equation draw:name="f281" draw:formula="2416218 * ?f5 / 5137691"/>
          <draw:equation draw:name="f282" draw:formula="1150005 * ?f4 / 3723310"/>
          <draw:equation draw:name="f283" draw:formula="2493456 * ?f5 / 5137691"/>
          <draw:equation draw:name="f284" draw:formula="706982 * ?f4 / 3723310"/>
          <draw:equation draw:name="f285" draw:formula="2313690 * ?f5 / 5137691"/>
          <draw:equation draw:name="f286" draw:formula="991337 * ?f4 / 3723310"/>
          <draw:equation draw:name="f287" draw:formula="1985609 * ?f5 / 5137691"/>
          <draw:equation draw:name="f288" draw:formula="1408731 * ?f4 / 3723310"/>
          <draw:equation draw:name="f289" draw:formula="1918730 * ?f5 / 5137691"/>
          <draw:equation draw:name="f290" draw:formula="1208846 * ?f4 / 3723310"/>
          <draw:equation draw:name="f291" draw:formula="2213019 * ?f5 / 5137691"/>
          <draw:equation draw:name="f292" draw:formula="897616 * ?f4 / 3723310"/>
          <draw:equation draw:name="f293" draw:formula="2517219 * ?f5 / 5137691"/>
          <draw:equation draw:name="f294" draw:formula="563658 * ?f4 / 3723310"/>
          <draw:equation draw:name="f295" draw:formula="2539459 * ?f5 / 5137691"/>
          <draw:equation draw:name="f296" draw:formula="513894 * ?f4 / 3723310"/>
          <draw:equation draw:name="f297" draw:formula="2702456 * ?f5 / 5137691"/>
          <draw:equation draw:name="f298" draw:formula="57291 * ?f4 / 3723310"/>
          <draw:equation draw:name="f299" draw:formula="2713671 * ?f5 / 5137691"/>
          <draw:equation draw:name="f300" draw:formula="17409 * ?f4 / 3723310"/>
          <draw:equation draw:name="f301" draw:formula="2615215 * ?f5 / 5137691"/>
          <draw:equation draw:name="f302" draw:formula="2683886 * ?f5 / 5137691"/>
          <draw:equation draw:name="f303" draw:formula="2615765 * ?f5 / 5137691"/>
          <draw:equation draw:name="f304" draw:formula="70449 * ?f4 / 3723310"/>
          <draw:equation draw:name="f305" draw:formula="2101714 * ?f5 / 5137691"/>
          <draw:equation draw:name="f306" draw:formula="677840 * ?f4 / 3723310"/>
          <draw:equation draw:name="f307" draw:formula="1647883 * ?f5 / 5137691"/>
          <draw:equation draw:name="f308" draw:formula="1269985 * ?f4 / 3723310"/>
          <draw:equation draw:name="f309" draw:formula="1520717 * ?f5 / 5137691"/>
          <draw:equation draw:name="f310" draw:formula="1759907 * ?f4 / 3723310"/>
          <draw:equation draw:name="f311" draw:formula="1543766 * ?f5 / 5137691"/>
          <draw:equation draw:name="f312" draw:formula="1830628 * ?f4 / 3723310"/>
          <draw:equation draw:name="f313" draw:formula="1614449 * ?f5 / 5137691"/>
          <draw:equation draw:name="f314" draw:formula="2214437 * ?f4 / 3723310"/>
          <draw:equation draw:name="f315" draw:formula="1518347 * ?f5 / 5137691"/>
          <draw:equation draw:name="f316" draw:formula="2480439 * ?f4 / 3723310"/>
          <draw:equation draw:name="f317" draw:formula="1333958 * ?f5 / 5137691"/>
          <draw:equation draw:name="f318" draw:formula="2228696 * ?f4 / 3723310"/>
          <draw:equation draw:name="f319" draw:formula="1393891 * ?f5 / 5137691"/>
          <draw:equation draw:name="f320" draw:formula="1917299 * ?f4 / 3723310"/>
          <draw:equation draw:name="f321" draw:formula="1444276 * ?f5 / 5137691"/>
          <draw:equation draw:name="f322" draw:formula="1597756 * ?f4 / 3723310"/>
          <draw:equation draw:name="f323" draw:formula="1398976 * ?f5 / 5137691"/>
          <draw:equation draw:name="f324" draw:formula="1656198 * ?f4 / 3723310"/>
          <draw:equation draw:name="f325" draw:formula="1126020 * ?f5 / 5137691"/>
          <draw:equation draw:name="f326" draw:formula="2136568 * ?f4 / 3723310"/>
          <draw:equation draw:name="f327" draw:formula="1129825 * ?f5 / 5137691"/>
          <draw:equation draw:name="f328" draw:formula="2320491 * ?f4 / 3723310"/>
          <draw:equation draw:name="f329" draw:formula="1143273 * ?f5 / 5137691"/>
          <draw:equation draw:name="f330" draw:formula="2337828 * ?f4 / 3723310"/>
          <draw:equation draw:name="f331" draw:formula="1156978 * ?f5 / 5137691"/>
          <draw:equation draw:name="f332" draw:formula="3218822 * ?f4 / 3723310"/>
          <draw:equation draw:name="f333" draw:formula="1116365 * ?f5 / 5137691"/>
          <draw:equation draw:name="f334" draw:formula="3269939 * ?f4 / 3723310"/>
          <draw:equation draw:name="f335" draw:formula="883236 * ?f5 / 5137691"/>
          <draw:equation draw:name="f336" draw:formula="2779510 * ?f4 / 3723310"/>
          <draw:equation draw:name="f337" draw:formula="808845 * ?f5 / 5137691"/>
          <draw:equation draw:name="f338" draw:formula="3104380 * ?f4 / 3723310"/>
          <draw:equation draw:name="f339" draw:formula="488550 * ?f5 / 5137691"/>
          <draw:equation draw:name="f340" draw:formula="3634846 * ?f4 / 3723310"/>
          <draw:equation draw:name="f341" draw:formula="328509 * ?f5 / 5137691"/>
          <draw:equation draw:name="f342" draw:formula="3719164 * ?f4 / 3723310"/>
          <draw:equation draw:name="f343" draw:formula="318672 * ?f5 / 5137691"/>
          <draw:equation draw:name="f344" draw:formula="3594817 * ?f4 / 3723310"/>
          <draw:equation draw:name="f345" draw:formula="358291 * ?f5 / 5137691"/>
          <draw:equation draw:name="f346" draw:formula="3266349 * ?f4 / 3723310"/>
          <draw:equation draw:name="f347" draw:formula="517362 * ?f5 / 5137691"/>
          <draw:equation draw:name="f348" draw:formula="2959353 * ?f4 / 3723310"/>
          <draw:equation draw:name="f349" draw:formula="735958 * ?f5 / 5137691"/>
          <draw:equation draw:name="f350" draw:formula="2756462 * ?f4 / 3723310"/>
          <draw:equation draw:name="f351" draw:formula="772369 * ?f5 / 5137691"/>
          <draw:equation draw:name="f352" draw:formula="2692870 * ?f4 / 3723310"/>
          <draw:equation draw:name="f353" draw:formula="156545 * ?f5 / 5137691"/>
          <draw:equation draw:name="f354" draw:formula="2921045 * ?f4 / 3723310"/>
          <draw:equation draw:name="f355" draw:formula="15585 * ?f5 / 5137691"/>
          <draw:equation draw:name="f356" draw:formula="2908337 * ?f4 / 3723310"/>
          <draw:equation draw:name="f357" draw:formula="0 * ?f5 / 5137691"/>
          <draw:equation draw:name="f358" draw:formula="2902697 * ?f4 / 3723310"/>
          <draw:equation draw:name="f359" draw:formula="2765873 * ?f4 / 3723310"/>
          <draw:equation draw:name="f360" draw:formula="29795 * ?f5 / 5137691"/>
          <draw:equation draw:name="f361" draw:formula="2717847 * ?f4 / 3723310"/>
          <draw:equation draw:name="f362" draw:formula="59962 * ?f5 / 5137691"/>
          <draw:equation draw:name="f363" draw:formula="2682291 * ?f4 / 3723310"/>
          <draw:equation draw:name="f364" draw:formula="645405 * ?f5 / 5137691"/>
          <draw:equation draw:name="f365" draw:formula="2342287 * ?f4 / 3723310"/>
          <draw:equation draw:name="f366" draw:formula="1059274 * ?f5 / 5137691"/>
          <draw:equation draw:name="f367" draw:formula="2164156 * ?f4 / 3723310"/>
          <draw:equation draw:name="f368" draw:formula="1341155 * ?f5 / 5137691"/>
          <draw:equation draw:name="f369" draw:formula="1664208 * ?f4 / 3723310"/>
          <draw:equation draw:name="f370" draw:formula="1766505 * ?f5 / 5137691"/>
          <draw:equation draw:name="f371" draw:formula="1018678 * ?f4 / 3723310"/>
          <draw:equation draw:name="f372" draw:formula="1793256 * ?f5 / 5137691"/>
          <draw:equation draw:name="f373" draw:formula="954087 * ?f4 / 3723310"/>
          <draw:equation draw:name="f374" draw:formula="1622366 * ?f5 / 5137691"/>
          <draw:equation draw:name="f375" draw:formula="1076005 * ?f4 / 3723310"/>
          <draw:equation draw:name="f376" draw:formula="1088015 * ?f5 / 5137691"/>
          <draw:equation draw:name="f377" draw:formula="1538117 * ?f4 / 3723310"/>
          <draw:equation draw:name="f378" draw:formula="1047011 * ?f5 / 5137691"/>
          <draw:equation draw:name="f379" draw:formula="1614249 * ?f4 / 3723310"/>
          <draw:equation draw:name="f380" draw:formula="545270 * ?f5 / 5137691"/>
          <draw:equation draw:name="f381" draw:formula="1944692 * ?f4 / 3723310"/>
          <draw:equation draw:name="f382" draw:formula="470627 * ?f5 / 5137691"/>
          <draw:equation draw:name="f383" draw:formula="1817545 * ?f4 / 3723310"/>
          <draw:equation draw:name="f384" draw:formula="879648 * ?f5 / 5137691"/>
          <draw:equation draw:name="f385" draw:formula="1544544 * ?f4 / 3723310"/>
          <draw:equation draw:name="f386" draw:formula="1100842 * ?f5 / 5137691"/>
          <draw:equation draw:name="f387" draw:formula="1445401 * ?f4 / 3723310"/>
          <draw:equation draw:name="f388" draw:formula="1437652 * ?f5 / 5137691"/>
          <draw:equation draw:name="f389" draw:formula="1110911 * ?f4 / 3723310"/>
          <draw:equation draw:name="f390" draw:formula="1208853 * ?f5 / 5137691"/>
          <draw:equation draw:name="f391" draw:formula="1171520 * ?f4 / 3723310"/>
          <draw:equation draw:name="f392" draw:formula="902537 * ?f5 / 5137691"/>
          <draw:equation draw:name="f393" draw:formula="1266085 * ?f4 / 3723310"/>
          <draw:equation draw:name="f394" draw:formula="781831 * ?f5 / 5137691"/>
          <draw:equation draw:name="f395" draw:formula="1350894 * ?f4 / 3723310"/>
          <draw:equation draw:name="f396" draw:formula="429373 * ?f5 / 5137691"/>
          <draw:equation draw:name="f397" draw:formula="1606317 * ?f4 / 3723310"/>
          <draw:equation draw:name="f398" draw:formula="81275 * ?f5 / 5137691"/>
          <draw:equation draw:name="f399" draw:formula="1598286 * ?f4 / 3723310"/>
          <draw:equation draw:name="f400" draw:formula="96005 * ?f5 / 5137691"/>
          <draw:equation draw:name="f401" draw:formula="1548721 * ?f4 / 3723310"/>
          <draw:equation draw:name="f402" draw:formula="587023 * ?f5 / 5137691"/>
          <draw:equation draw:name="f403" draw:formula="1202853 * ?f4 / 3723310"/>
          <draw:equation draw:name="f404" draw:formula="756337 * ?f5 / 5137691"/>
          <draw:equation draw:name="f405" draw:formula="1211585 * ?f4 / 3723310"/>
          <draw:equation draw:name="f406" draw:formula="870149 * ?f5 / 5137691"/>
          <draw:equation draw:name="f407" draw:formula="1218805 * ?f4 / 3723310"/>
          <draw:equation draw:name="f408" draw:formula="1590533 * ?f5 / 5137691"/>
          <draw:equation draw:name="f409" draw:formula="1008282 * ?f4 / 3723310"/>
          <draw:equation draw:name="f410" draw:formula="1747291 * ?f5 / 5137691"/>
          <draw:equation draw:name="f411" draw:formula="908980 * ?f4 / 3723310"/>
          <draw:equation draw:name="f412" draw:formula="2359623 * ?f5 / 5137691"/>
          <draw:equation draw:name="f413" draw:formula="289630 * ?f4 / 3723310"/>
          <draw:equation draw:name="f414" draw:formula="2068468 * ?f5 / 5137691"/>
          <draw:equation draw:name="f415" draw:formula="400733 * ?f4 / 3723310"/>
          <draw:equation draw:name="f416" draw:formula="1585301 * ?f5 / 5137691"/>
          <draw:equation draw:name="f417" draw:formula="660856 * ?f4 / 3723310"/>
          <draw:equation draw:name="f418" draw:formula="1332281 * ?f5 / 5137691"/>
          <draw:equation draw:name="f419" draw:formula="676980 * ?f4 / 3723310"/>
          <draw:equation draw:name="f420" draw:formula="1249799 * ?f5 / 5137691"/>
          <draw:equation draw:name="f421" draw:formula="638509 * ?f4 / 3723310"/>
          <draw:equation draw:name="f422" draw:formula="1271498 * ?f5 / 5137691"/>
          <draw:equation draw:name="f423" draw:formula="563307 * ?f4 / 3723310"/>
          <draw:equation draw:name="f424" draw:formula="1416744 * ?f5 / 5137691"/>
          <draw:equation draw:name="f425" draw:formula="431576 * ?f4 / 3723310"/>
          <draw:equation draw:name="f426" draw:formula="2139805 * ?f5 / 5137691"/>
          <draw:equation draw:name="f427" draw:formula="244759 * ?f4 / 3723310"/>
          <draw:equation draw:name="f428" draw:formula="2367937 * ?f5 / 5137691"/>
          <draw:equation draw:name="f429" draw:formula="211741 * ?f4 / 3723310"/>
          <draw:equation draw:name="f430" draw:formula="2480293 * ?f5 / 5137691"/>
          <draw:equation draw:name="f431" draw:formula="147221 * ?f4 / 3723310"/>
          <draw:equation draw:name="f432" draw:formula="1279469 * ?f5 / 5137691"/>
          <draw:equation draw:name="f433" draw:formula="1426070 * ?f5 / 5137691"/>
          <draw:equation draw:name="f434" draw:formula="1350504 * ?f5 / 5137691"/>
          <draw:equation draw:name="f435" draw:formula="33583 * ?f4 / 3723310"/>
          <draw:equation draw:name="f436" draw:formula="1284284 * ?f5 / 5137691"/>
          <draw:equation draw:name="f437" draw:formula="214818 * ?f4 / 3723310"/>
          <draw:equation draw:name="f438" draw:formula="900440 * ?f5 / 5137691"/>
          <draw:equation draw:name="f439" draw:formula="800862 * ?f4 / 3723310"/>
          <draw:equation draw:name="f440" draw:formula="658158 * ?f5 / 5137691"/>
          <draw:equation draw:name="f441" draw:formula="951189 * ?f4 / 3723310"/>
          <draw:equation draw:name="f442" draw:formula="598449 * ?f5 / 5137691"/>
          <draw:equation draw:name="f443" draw:formula="952495 * ?f4 / 3723310"/>
          <draw:equation draw:name="f444" draw:formula="583851 * ?f5 / 5137691"/>
          <draw:equation draw:name="f445" draw:formula="884927 * ?f4 / 3723310"/>
          <draw:equation draw:name="f446" draw:formula="821592 * ?f5 / 5137691"/>
          <draw:equation draw:name="f447" draw:formula="414254 * ?f4 / 3723310"/>
          <draw:equation draw:name="f448" draw:formula="1021039 * ?f5 / 5137691"/>
          <draw:equation draw:name="f449" draw:formula="198645 * ?f4 / 3723310"/>
          <draw:equation draw:name="f450" draw:formula="807695 * ?f5 / 5137691"/>
          <draw:equation draw:name="f451" draw:formula="343180 * ?f4 / 3723310"/>
          <draw:equation draw:name="f452" draw:formula="581023 * ?f5 / 5137691"/>
          <draw:equation draw:name="f453" draw:formula="563784 * ?f4 / 3723310"/>
          <draw:equation draw:name="f454" draw:formula="231835 * ?f5 / 5137691"/>
          <draw:equation draw:name="f455" draw:formula="748932 * ?f4 / 3723310"/>
          <draw:equation draw:name="f456" draw:formula="46357 * ?f5 / 5137691"/>
          <draw:equation draw:name="f457" draw:formula="772696 * ?f4 / 3723310"/>
          <draw:equation draw:name="f458" draw:formula="772842 * ?f4 / 3723310"/>
          <draw:equation draw:name="f459" draw:formula="708052 * ?f4 / 3723310"/>
          <draw:equation draw:name="f460" draw:formula="89067 * ?f5 / 5137691"/>
          <draw:equation draw:name="f461" draw:formula="704930 * ?f4 / 3723310"/>
          <draw:equation draw:name="f462" draw:formula="710775 * ?f5 / 5137691"/>
          <draw:equation draw:name="f463" draw:formula="339334 * ?f4 / 3723310"/>
          <draw:equation draw:name="f464" draw:formula="585997 * ?f5 / 5137691"/>
          <draw:equation draw:name="f465" draw:formula="392158 * ?f4 / 3723310"/>
          <draw:equation draw:name="f466" draw:formula="527576 * ?f5 / 5137691"/>
          <draw:equation draw:name="f467" draw:formula="393598 * ?f4 / 3723310"/>
          <draw:equation draw:name="f468" draw:formula="425698 * ?f5 / 5137691"/>
          <draw:equation draw:name="f469" draw:formula="384358 * ?f4 / 3723310"/>
          <draw:equation draw:name="f470" draw:formula="278288 * ?f5 / 5137691"/>
          <draw:equation draw:name="f471" draw:formula="429633 * ?f4 / 3723310"/>
          <draw:equation draw:name="f472" draw:formula="43518 * ?f5 / 5137691"/>
          <draw:equation draw:name="f473" draw:formula="533227 * ?f4 / 3723310"/>
          <draw:equation draw:name="f474" draw:formula="563132 * ?f4 / 3723310"/>
          <draw:equation draw:name="f475" draw:formula="500322 * ?f4 / 3723310"/>
          <draw:equation draw:name="f476" draw:formula="116366 * ?f5 / 5137691"/>
          <draw:equation draw:name="f477" draw:formula="435129 * ?f4 / 3723310"/>
          <draw:equation draw:name="f478" draw:formula="495997 * ?f5 / 5137691"/>
          <draw:equation draw:name="f479" draw:formula="302145 * ?f4 / 3723310"/>
          <draw:equation draw:name="f480" draw:formula="876112 * ?f5 / 5137691"/>
          <draw:equation draw:name="f481" draw:formula="190158 * ?f4 / 3723310"/>
          <draw:equation draw:name="f482" draw:formula="1091828 * ?f5 / 5137691"/>
          <draw:equation draw:name="f483" draw:formula="81338 * ?f4 / 3723310"/>
          <draw:equation draw:name="f484" draw:formula="?f8 / ?f6"/>
          <draw:equation draw:name="f485" draw:formula="?f9 / ?f7"/>
          <draw:equation draw:name="f486" draw:formula="?f10 / ?f6"/>
          <draw:equation draw:name="f487" draw:formula="?f11 / ?f7"/>
          <draw:equation draw:name="f488" draw:formula="?f12 / ?f6"/>
          <draw:equation draw:name="f489" draw:formula="?f13 / ?f7"/>
          <draw:equation draw:name="f490" draw:formula="?f14 / ?f6"/>
          <draw:equation draw:name="f491" draw:formula="?f15 / ?f7"/>
          <draw:equation draw:name="f492" draw:formula="?f16 / ?f6"/>
          <draw:equation draw:name="f493" draw:formula="?f17 / ?f7"/>
          <draw:equation draw:name="f494" draw:formula="?f18 / ?f6"/>
          <draw:equation draw:name="f495" draw:formula="?f19 / ?f7"/>
          <draw:equation draw:name="f496" draw:formula="?f20 / ?f6"/>
          <draw:equation draw:name="f497" draw:formula="?f21 / ?f7"/>
          <draw:equation draw:name="f498" draw:formula="?f22 / ?f6"/>
          <draw:equation draw:name="f499" draw:formula="?f23 / ?f7"/>
          <draw:equation draw:name="f500" draw:formula="?f24 / ?f6"/>
          <draw:equation draw:name="f501" draw:formula="?f25 / ?f7"/>
          <draw:equation draw:name="f502" draw:formula="?f26 / ?f6"/>
          <draw:equation draw:name="f503" draw:formula="?f27 / ?f7"/>
          <draw:equation draw:name="f504" draw:formula="?f28 / ?f6"/>
          <draw:equation draw:name="f505" draw:formula="?f29 / ?f7"/>
          <draw:equation draw:name="f506" draw:formula="?f30 / ?f6"/>
          <draw:equation draw:name="f507" draw:formula="?f31 / ?f7"/>
          <draw:equation draw:name="f508" draw:formula="?f32 / ?f6"/>
          <draw:equation draw:name="f509" draw:formula="?f33 / ?f7"/>
          <draw:equation draw:name="f510" draw:formula="?f34 / ?f6"/>
          <draw:equation draw:name="f511" draw:formula="?f35 / ?f7"/>
          <draw:equation draw:name="f512" draw:formula="?f36 / ?f6"/>
          <draw:equation draw:name="f513" draw:formula="?f37 / ?f7"/>
          <draw:equation draw:name="f514" draw:formula="?f38 / ?f6"/>
          <draw:equation draw:name="f515" draw:formula="?f39 / ?f7"/>
          <draw:equation draw:name="f516" draw:formula="?f40 / ?f6"/>
          <draw:equation draw:name="f517" draw:formula="?f41 / ?f7"/>
          <draw:equation draw:name="f518" draw:formula="?f42 / ?f6"/>
          <draw:equation draw:name="f519" draw:formula="?f43 / ?f7"/>
          <draw:equation draw:name="f520" draw:formula="?f44 / ?f6"/>
          <draw:equation draw:name="f521" draw:formula="?f45 / ?f7"/>
          <draw:equation draw:name="f522" draw:formula="?f46 / ?f6"/>
          <draw:equation draw:name="f523" draw:formula="?f47 / ?f7"/>
          <draw:equation draw:name="f524" draw:formula="?f48 / ?f6"/>
          <draw:equation draw:name="f525" draw:formula="?f49 / ?f7"/>
          <draw:equation draw:name="f526" draw:formula="?f50 / ?f6"/>
          <draw:equation draw:name="f527" draw:formula="?f51 / ?f7"/>
          <draw:equation draw:name="f528" draw:formula="?f52 / ?f6"/>
          <draw:equation draw:name="f529" draw:formula="?f53 / ?f7"/>
          <draw:equation draw:name="f530" draw:formula="?f54 / ?f6"/>
          <draw:equation draw:name="f531" draw:formula="?f55 / ?f7"/>
          <draw:equation draw:name="f532" draw:formula="?f56 / ?f6"/>
          <draw:equation draw:name="f533" draw:formula="?f57 / ?f7"/>
          <draw:equation draw:name="f534" draw:formula="?f58 / ?f6"/>
          <draw:equation draw:name="f535" draw:formula="?f59 / ?f7"/>
          <draw:equation draw:name="f536" draw:formula="?f60 / ?f6"/>
          <draw:equation draw:name="f537" draw:formula="?f61 / ?f7"/>
          <draw:equation draw:name="f538" draw:formula="?f62 / ?f6"/>
          <draw:equation draw:name="f539" draw:formula="?f63 / ?f7"/>
          <draw:equation draw:name="f540" draw:formula="?f64 / ?f6"/>
          <draw:equation draw:name="f541" draw:formula="?f65 / ?f7"/>
          <draw:equation draw:name="f542" draw:formula="?f66 / ?f6"/>
          <draw:equation draw:name="f543" draw:formula="?f67 / ?f7"/>
          <draw:equation draw:name="f544" draw:formula="?f68 / ?f6"/>
          <draw:equation draw:name="f545" draw:formula="?f69 / ?f7"/>
          <draw:equation draw:name="f546" draw:formula="?f70 / ?f6"/>
          <draw:equation draw:name="f547" draw:formula="?f71 / ?f7"/>
          <draw:equation draw:name="f548" draw:formula="?f72 / ?f6"/>
          <draw:equation draw:name="f549" draw:formula="?f73 / ?f7"/>
          <draw:equation draw:name="f550" draw:formula="?f74 / ?f6"/>
          <draw:equation draw:name="f551" draw:formula="?f75 / ?f7"/>
          <draw:equation draw:name="f552" draw:formula="?f76 / ?f6"/>
          <draw:equation draw:name="f553" draw:formula="?f77 / ?f7"/>
          <draw:equation draw:name="f554" draw:formula="?f78 / ?f6"/>
          <draw:equation draw:name="f555" draw:formula="?f79 / ?f7"/>
          <draw:equation draw:name="f556" draw:formula="?f80 / ?f6"/>
          <draw:equation draw:name="f557" draw:formula="?f81 / ?f7"/>
          <draw:equation draw:name="f558" draw:formula="?f82 / ?f6"/>
          <draw:equation draw:name="f559" draw:formula="?f83 / ?f7"/>
          <draw:equation draw:name="f560" draw:formula="?f84 / ?f6"/>
          <draw:equation draw:name="f561" draw:formula="?f85 / ?f7"/>
          <draw:equation draw:name="f562" draw:formula="?f86 / ?f6"/>
          <draw:equation draw:name="f563" draw:formula="?f87 / ?f7"/>
          <draw:equation draw:name="f564" draw:formula="?f88 / ?f6"/>
          <draw:equation draw:name="f565" draw:formula="?f89 / ?f7"/>
          <draw:equation draw:name="f566" draw:formula="?f90 / ?f6"/>
          <draw:equation draw:name="f567" draw:formula="?f91 / ?f7"/>
          <draw:equation draw:name="f568" draw:formula="?f92 / ?f6"/>
          <draw:equation draw:name="f569" draw:formula="?f93 / ?f7"/>
          <draw:equation draw:name="f570" draw:formula="?f94 / ?f6"/>
          <draw:equation draw:name="f571" draw:formula="?f95 / ?f7"/>
          <draw:equation draw:name="f572" draw:formula="?f96 / ?f6"/>
          <draw:equation draw:name="f573" draw:formula="?f97 / ?f7"/>
          <draw:equation draw:name="f574" draw:formula="?f98 / ?f6"/>
          <draw:equation draw:name="f575" draw:formula="?f99 / ?f7"/>
          <draw:equation draw:name="f576" draw:formula="?f100 / ?f6"/>
          <draw:equation draw:name="f577" draw:formula="?f101 / ?f7"/>
          <draw:equation draw:name="f578" draw:formula="?f102 / ?f6"/>
          <draw:equation draw:name="f579" draw:formula="?f103 / ?f7"/>
          <draw:equation draw:name="f580" draw:formula="?f104 / ?f6"/>
          <draw:equation draw:name="f581" draw:formula="?f105 / ?f7"/>
          <draw:equation draw:name="f582" draw:formula="?f106 / ?f6"/>
          <draw:equation draw:name="f583" draw:formula="?f107 / ?f7"/>
          <draw:equation draw:name="f584" draw:formula="?f108 / ?f6"/>
          <draw:equation draw:name="f585" draw:formula="?f109 / ?f7"/>
          <draw:equation draw:name="f586" draw:formula="?f110 / ?f6"/>
          <draw:equation draw:name="f587" draw:formula="?f111 / ?f7"/>
          <draw:equation draw:name="f588" draw:formula="?f112 / ?f6"/>
          <draw:equation draw:name="f589" draw:formula="?f113 / ?f7"/>
          <draw:equation draw:name="f590" draw:formula="?f114 / ?f6"/>
          <draw:equation draw:name="f591" draw:formula="?f115 / ?f7"/>
          <draw:equation draw:name="f592" draw:formula="?f116 / ?f6"/>
          <draw:equation draw:name="f593" draw:formula="?f117 / ?f7"/>
          <draw:equation draw:name="f594" draw:formula="?f118 / ?f6"/>
          <draw:equation draw:name="f595" draw:formula="?f119 / ?f7"/>
          <draw:equation draw:name="f596" draw:formula="?f120 / ?f6"/>
          <draw:equation draw:name="f597" draw:formula="?f121 / ?f7"/>
          <draw:equation draw:name="f598" draw:formula="?f122 / ?f6"/>
          <draw:equation draw:name="f599" draw:formula="?f123 / ?f7"/>
          <draw:equation draw:name="f600" draw:formula="?f124 / ?f6"/>
          <draw:equation draw:name="f601" draw:formula="?f125 / ?f7"/>
          <draw:equation draw:name="f602" draw:formula="?f126 / ?f6"/>
          <draw:equation draw:name="f603" draw:formula="?f127 / ?f7"/>
          <draw:equation draw:name="f604" draw:formula="?f128 / ?f6"/>
          <draw:equation draw:name="f605" draw:formula="?f129 / ?f7"/>
          <draw:equation draw:name="f606" draw:formula="?f130 / ?f6"/>
          <draw:equation draw:name="f607" draw:formula="?f131 / ?f7"/>
          <draw:equation draw:name="f608" draw:formula="?f132 / ?f6"/>
          <draw:equation draw:name="f609" draw:formula="?f133 / ?f7"/>
          <draw:equation draw:name="f610" draw:formula="?f134 / ?f6"/>
          <draw:equation draw:name="f611" draw:formula="?f135 / ?f7"/>
          <draw:equation draw:name="f612" draw:formula="?f136 / ?f6"/>
          <draw:equation draw:name="f613" draw:formula="?f137 / ?f7"/>
          <draw:equation draw:name="f614" draw:formula="?f138 / ?f6"/>
          <draw:equation draw:name="f615" draw:formula="?f139 / ?f7"/>
          <draw:equation draw:name="f616" draw:formula="?f140 / ?f6"/>
          <draw:equation draw:name="f617" draw:formula="?f141 / ?f7"/>
          <draw:equation draw:name="f618" draw:formula="?f142 / ?f6"/>
          <draw:equation draw:name="f619" draw:formula="?f143 / ?f6"/>
          <draw:equation draw:name="f620" draw:formula="?f144 / ?f7"/>
          <draw:equation draw:name="f621" draw:formula="?f145 / ?f6"/>
          <draw:equation draw:name="f622" draw:formula="?f146 / ?f7"/>
          <draw:equation draw:name="f623" draw:formula="?f147 / ?f6"/>
          <draw:equation draw:name="f624" draw:formula="?f148 / ?f7"/>
          <draw:equation draw:name="f625" draw:formula="?f149 / ?f6"/>
          <draw:equation draw:name="f626" draw:formula="?f150 / ?f6"/>
          <draw:equation draw:name="f627" draw:formula="?f151 / ?f6"/>
          <draw:equation draw:name="f628" draw:formula="?f152 / ?f7"/>
          <draw:equation draw:name="f629" draw:formula="?f153 / ?f6"/>
          <draw:equation draw:name="f630" draw:formula="?f154 / ?f7"/>
          <draw:equation draw:name="f631" draw:formula="?f155 / ?f6"/>
          <draw:equation draw:name="f632" draw:formula="?f156 / ?f7"/>
          <draw:equation draw:name="f633" draw:formula="?f157 / ?f6"/>
          <draw:equation draw:name="f634" draw:formula="?f158 / ?f7"/>
          <draw:equation draw:name="f635" draw:formula="?f159 / ?f6"/>
          <draw:equation draw:name="f636" draw:formula="?f160 / ?f6"/>
          <draw:equation draw:name="f637" draw:formula="?f161 / ?f6"/>
          <draw:equation draw:name="f638" draw:formula="?f162 / ?f7"/>
          <draw:equation draw:name="f639" draw:formula="?f163 / ?f6"/>
          <draw:equation draw:name="f640" draw:formula="?f164 / ?f7"/>
          <draw:equation draw:name="f641" draw:formula="?f165 / ?f6"/>
          <draw:equation draw:name="f642" draw:formula="?f166 / ?f7"/>
          <draw:equation draw:name="f643" draw:formula="?f167 / ?f6"/>
          <draw:equation draw:name="f644" draw:formula="?f168 / ?f7"/>
          <draw:equation draw:name="f645" draw:formula="?f169 / ?f6"/>
          <draw:equation draw:name="f646" draw:formula="?f170 / ?f7"/>
          <draw:equation draw:name="f647" draw:formula="?f171 / ?f6"/>
          <draw:equation draw:name="f648" draw:formula="?f172 / ?f7"/>
          <draw:equation draw:name="f649" draw:formula="?f173 / ?f6"/>
          <draw:equation draw:name="f650" draw:formula="?f174 / ?f7"/>
          <draw:equation draw:name="f651" draw:formula="?f175 / ?f6"/>
          <draw:equation draw:name="f652" draw:formula="?f176 / ?f7"/>
          <draw:equation draw:name="f653" draw:formula="?f177 / ?f6"/>
          <draw:equation draw:name="f654" draw:formula="?f178 / ?f7"/>
          <draw:equation draw:name="f655" draw:formula="?f179 / ?f6"/>
          <draw:equation draw:name="f656" draw:formula="?f180 / ?f7"/>
          <draw:equation draw:name="f657" draw:formula="?f181 / ?f6"/>
          <draw:equation draw:name="f658" draw:formula="?f182 / ?f7"/>
          <draw:equation draw:name="f659" draw:formula="?f183 / ?f6"/>
          <draw:equation draw:name="f660" draw:formula="?f184 / ?f7"/>
          <draw:equation draw:name="f661" draw:formula="?f185 / ?f6"/>
          <draw:equation draw:name="f662" draw:formula="?f186 / ?f7"/>
          <draw:equation draw:name="f663" draw:formula="?f187 / ?f6"/>
          <draw:equation draw:name="f664" draw:formula="?f188 / ?f7"/>
          <draw:equation draw:name="f665" draw:formula="?f189 / ?f6"/>
          <draw:equation draw:name="f666" draw:formula="?f190 / ?f7"/>
          <draw:equation draw:name="f667" draw:formula="?f191 / ?f6"/>
          <draw:equation draw:name="f668" draw:formula="?f192 / ?f7"/>
          <draw:equation draw:name="f669" draw:formula="?f193 / ?f6"/>
          <draw:equation draw:name="f670" draw:formula="?f194 / ?f7"/>
          <draw:equation draw:name="f671" draw:formula="?f195 / ?f6"/>
          <draw:equation draw:name="f672" draw:formula="?f196 / ?f7"/>
          <draw:equation draw:name="f673" draw:formula="?f197 / ?f6"/>
          <draw:equation draw:name="f674" draw:formula="?f198 / ?f7"/>
          <draw:equation draw:name="f675" draw:formula="?f199 / ?f6"/>
          <draw:equation draw:name="f676" draw:formula="?f200 / ?f7"/>
          <draw:equation draw:name="f677" draw:formula="?f201 / ?f6"/>
          <draw:equation draw:name="f678" draw:formula="?f202 / ?f7"/>
          <draw:equation draw:name="f679" draw:formula="?f203 / ?f6"/>
          <draw:equation draw:name="f680" draw:formula="?f204 / ?f7"/>
          <draw:equation draw:name="f681" draw:formula="?f205 / ?f6"/>
          <draw:equation draw:name="f682" draw:formula="?f206 / ?f7"/>
          <draw:equation draw:name="f683" draw:formula="?f207 / ?f6"/>
          <draw:equation draw:name="f684" draw:formula="?f208 / ?f7"/>
          <draw:equation draw:name="f685" draw:formula="?f209 / ?f6"/>
          <draw:equation draw:name="f686" draw:formula="?f210 / ?f7"/>
          <draw:equation draw:name="f687" draw:formula="?f211 / ?f6"/>
          <draw:equation draw:name="f688" draw:formula="?f212 / ?f7"/>
          <draw:equation draw:name="f689" draw:formula="?f213 / ?f6"/>
          <draw:equation draw:name="f690" draw:formula="?f214 / ?f7"/>
          <draw:equation draw:name="f691" draw:formula="?f215 / ?f6"/>
          <draw:equation draw:name="f692" draw:formula="?f216 / ?f7"/>
          <draw:equation draw:name="f693" draw:formula="?f217 / ?f6"/>
          <draw:equation draw:name="f694" draw:formula="?f218 / ?f7"/>
          <draw:equation draw:name="f695" draw:formula="?f219 / ?f6"/>
          <draw:equation draw:name="f696" draw:formula="?f220 / ?f7"/>
          <draw:equation draw:name="f697" draw:formula="?f221 / ?f6"/>
          <draw:equation draw:name="f698" draw:formula="?f222 / ?f7"/>
          <draw:equation draw:name="f699" draw:formula="?f223 / ?f6"/>
          <draw:equation draw:name="f700" draw:formula="?f224 / ?f7"/>
          <draw:equation draw:name="f701" draw:formula="?f225 / ?f6"/>
          <draw:equation draw:name="f702" draw:formula="?f226 / ?f6"/>
          <draw:equation draw:name="f703" draw:formula="?f227 / ?f6"/>
          <draw:equation draw:name="f704" draw:formula="?f228 / ?f7"/>
          <draw:equation draw:name="f705" draw:formula="?f229 / ?f6"/>
          <draw:equation draw:name="f706" draw:formula="?f230 / ?f7"/>
          <draw:equation draw:name="f707" draw:formula="?f231 / ?f6"/>
          <draw:equation draw:name="f708" draw:formula="?f232 / ?f6"/>
          <draw:equation draw:name="f709" draw:formula="?f233 / ?f6"/>
          <draw:equation draw:name="f710" draw:formula="?f234 / ?f7"/>
          <draw:equation draw:name="f711" draw:formula="?f235 / ?f6"/>
          <draw:equation draw:name="f712" draw:formula="?f236 / ?f7"/>
          <draw:equation draw:name="f713" draw:formula="?f237 / ?f6"/>
          <draw:equation draw:name="f714" draw:formula="?f238 / ?f7"/>
          <draw:equation draw:name="f715" draw:formula="?f239 / ?f6"/>
          <draw:equation draw:name="f716" draw:formula="?f240 / ?f6"/>
          <draw:equation draw:name="f717" draw:formula="?f241 / ?f6"/>
          <draw:equation draw:name="f718" draw:formula="?f242 / ?f7"/>
          <draw:equation draw:name="f719" draw:formula="?f243 / ?f6"/>
          <draw:equation draw:name="f720" draw:formula="?f244 / ?f7"/>
          <draw:equation draw:name="f721" draw:formula="?f245 / ?f6"/>
          <draw:equation draw:name="f722" draw:formula="?f246 / ?f7"/>
          <draw:equation draw:name="f723" draw:formula="?f247 / ?f6"/>
          <draw:equation draw:name="f724" draw:formula="?f248 / ?f7"/>
          <draw:equation draw:name="f725" draw:formula="?f249 / ?f6"/>
          <draw:equation draw:name="f726" draw:formula="?f250 / ?f7"/>
          <draw:equation draw:name="f727" draw:formula="?f251 / ?f6"/>
          <draw:equation draw:name="f728" draw:formula="?f252 / ?f7"/>
          <draw:equation draw:name="f729" draw:formula="?f253 / ?f6"/>
          <draw:equation draw:name="f730" draw:formula="?f254 / ?f7"/>
          <draw:equation draw:name="f731" draw:formula="?f255 / ?f6"/>
          <draw:equation draw:name="f732" draw:formula="?f256 / ?f7"/>
          <draw:equation draw:name="f733" draw:formula="?f257 / ?f6"/>
          <draw:equation draw:name="f734" draw:formula="?f258 / ?f7"/>
          <draw:equation draw:name="f735" draw:formula="?f259 / ?f6"/>
          <draw:equation draw:name="f736" draw:formula="?f260 / ?f7"/>
          <draw:equation draw:name="f737" draw:formula="?f261 / ?f6"/>
          <draw:equation draw:name="f738" draw:formula="?f262 / ?f7"/>
          <draw:equation draw:name="f739" draw:formula="?f263 / ?f6"/>
          <draw:equation draw:name="f740" draw:formula="?f264 / ?f7"/>
          <draw:equation draw:name="f741" draw:formula="?f265 / ?f6"/>
          <draw:equation draw:name="f742" draw:formula="?f266 / ?f7"/>
          <draw:equation draw:name="f743" draw:formula="?f267 / ?f6"/>
          <draw:equation draw:name="f744" draw:formula="?f268 / ?f7"/>
          <draw:equation draw:name="f745" draw:formula="?f269 / ?f6"/>
          <draw:equation draw:name="f746" draw:formula="?f270 / ?f7"/>
          <draw:equation draw:name="f747" draw:formula="?f271 / ?f6"/>
          <draw:equation draw:name="f748" draw:formula="?f272 / ?f7"/>
          <draw:equation draw:name="f749" draw:formula="?f273 / ?f6"/>
          <draw:equation draw:name="f750" draw:formula="?f274 / ?f7"/>
          <draw:equation draw:name="f751" draw:formula="?f275 / ?f6"/>
          <draw:equation draw:name="f752" draw:formula="?f276 / ?f7"/>
          <draw:equation draw:name="f753" draw:formula="?f277 / ?f6"/>
          <draw:equation draw:name="f754" draw:formula="?f278 / ?f7"/>
          <draw:equation draw:name="f755" draw:formula="?f279 / ?f6"/>
          <draw:equation draw:name="f756" draw:formula="?f280 / ?f7"/>
          <draw:equation draw:name="f757" draw:formula="?f281 / ?f6"/>
          <draw:equation draw:name="f758" draw:formula="?f282 / ?f7"/>
          <draw:equation draw:name="f759" draw:formula="?f283 / ?f6"/>
          <draw:equation draw:name="f760" draw:formula="?f284 / ?f7"/>
          <draw:equation draw:name="f761" draw:formula="?f285 / ?f6"/>
          <draw:equation draw:name="f762" draw:formula="?f286 / ?f7"/>
          <draw:equation draw:name="f763" draw:formula="?f287 / ?f6"/>
          <draw:equation draw:name="f764" draw:formula="?f288 / ?f7"/>
          <draw:equation draw:name="f765" draw:formula="?f289 / ?f6"/>
          <draw:equation draw:name="f766" draw:formula="?f290 / ?f7"/>
          <draw:equation draw:name="f767" draw:formula="?f291 / ?f6"/>
          <draw:equation draw:name="f768" draw:formula="?f292 / ?f7"/>
          <draw:equation draw:name="f769" draw:formula="?f293 / ?f6"/>
          <draw:equation draw:name="f770" draw:formula="?f294 / ?f7"/>
          <draw:equation draw:name="f771" draw:formula="?f295 / ?f6"/>
          <draw:equation draw:name="f772" draw:formula="?f296 / ?f7"/>
          <draw:equation draw:name="f773" draw:formula="?f297 / ?f6"/>
          <draw:equation draw:name="f774" draw:formula="?f298 / ?f7"/>
          <draw:equation draw:name="f775" draw:formula="?f299 / ?f6"/>
          <draw:equation draw:name="f776" draw:formula="?f300 / ?f7"/>
          <draw:equation draw:name="f777" draw:formula="?f301 / ?f6"/>
          <draw:equation draw:name="f778" draw:formula="?f302 / ?f6"/>
          <draw:equation draw:name="f779" draw:formula="?f303 / ?f6"/>
          <draw:equation draw:name="f780" draw:formula="?f304 / ?f7"/>
          <draw:equation draw:name="f781" draw:formula="?f305 / ?f6"/>
          <draw:equation draw:name="f782" draw:formula="?f306 / ?f7"/>
          <draw:equation draw:name="f783" draw:formula="?f307 / ?f6"/>
          <draw:equation draw:name="f784" draw:formula="?f308 / ?f7"/>
          <draw:equation draw:name="f785" draw:formula="?f309 / ?f6"/>
          <draw:equation draw:name="f786" draw:formula="?f310 / ?f7"/>
          <draw:equation draw:name="f787" draw:formula="?f311 / ?f6"/>
          <draw:equation draw:name="f788" draw:formula="?f312 / ?f7"/>
          <draw:equation draw:name="f789" draw:formula="?f313 / ?f6"/>
          <draw:equation draw:name="f790" draw:formula="?f314 / ?f7"/>
          <draw:equation draw:name="f791" draw:formula="?f315 / ?f6"/>
          <draw:equation draw:name="f792" draw:formula="?f316 / ?f7"/>
          <draw:equation draw:name="f793" draw:formula="?f317 / ?f6"/>
          <draw:equation draw:name="f794" draw:formula="?f318 / ?f7"/>
          <draw:equation draw:name="f795" draw:formula="?f319 / ?f6"/>
          <draw:equation draw:name="f796" draw:formula="?f320 / ?f7"/>
          <draw:equation draw:name="f797" draw:formula="?f321 / ?f6"/>
          <draw:equation draw:name="f798" draw:formula="?f322 / ?f7"/>
          <draw:equation draw:name="f799" draw:formula="?f323 / ?f6"/>
          <draw:equation draw:name="f800" draw:formula="?f324 / ?f7"/>
          <draw:equation draw:name="f801" draw:formula="?f325 / ?f6"/>
          <draw:equation draw:name="f802" draw:formula="?f326 / ?f7"/>
          <draw:equation draw:name="f803" draw:formula="?f327 / ?f6"/>
          <draw:equation draw:name="f804" draw:formula="?f328 / ?f7"/>
          <draw:equation draw:name="f805" draw:formula="?f329 / ?f6"/>
          <draw:equation draw:name="f806" draw:formula="?f330 / ?f7"/>
          <draw:equation draw:name="f807" draw:formula="?f331 / ?f6"/>
          <draw:equation draw:name="f808" draw:formula="?f332 / ?f7"/>
          <draw:equation draw:name="f809" draw:formula="?f333 / ?f6"/>
          <draw:equation draw:name="f810" draw:formula="?f334 / ?f7"/>
          <draw:equation draw:name="f811" draw:formula="?f335 / ?f6"/>
          <draw:equation draw:name="f812" draw:formula="?f336 / ?f7"/>
          <draw:equation draw:name="f813" draw:formula="?f337 / ?f6"/>
          <draw:equation draw:name="f814" draw:formula="?f338 / ?f7"/>
          <draw:equation draw:name="f815" draw:formula="?f339 / ?f6"/>
          <draw:equation draw:name="f816" draw:formula="?f340 / ?f7"/>
          <draw:equation draw:name="f817" draw:formula="?f341 / ?f6"/>
          <draw:equation draw:name="f818" draw:formula="?f342 / ?f7"/>
          <draw:equation draw:name="f819" draw:formula="?f343 / ?f6"/>
          <draw:equation draw:name="f820" draw:formula="?f344 / ?f7"/>
          <draw:equation draw:name="f821" draw:formula="?f345 / ?f6"/>
          <draw:equation draw:name="f822" draw:formula="?f346 / ?f7"/>
          <draw:equation draw:name="f823" draw:formula="?f347 / ?f6"/>
          <draw:equation draw:name="f824" draw:formula="?f348 / ?f7"/>
          <draw:equation draw:name="f825" draw:formula="?f349 / ?f6"/>
          <draw:equation draw:name="f826" draw:formula="?f350 / ?f7"/>
          <draw:equation draw:name="f827" draw:formula="?f351 / ?f6"/>
          <draw:equation draw:name="f828" draw:formula="?f352 / ?f7"/>
          <draw:equation draw:name="f829" draw:formula="?f353 / ?f6"/>
          <draw:equation draw:name="f830" draw:formula="?f354 / ?f7"/>
          <draw:equation draw:name="f831" draw:formula="?f355 / ?f6"/>
          <draw:equation draw:name="f832" draw:formula="?f356 / ?f7"/>
          <draw:equation draw:name="f833" draw:formula="?f357 / ?f6"/>
          <draw:equation draw:name="f834" draw:formula="?f358 / ?f7"/>
          <draw:equation draw:name="f835" draw:formula="?f359 / ?f7"/>
          <draw:equation draw:name="f836" draw:formula="?f360 / ?f6"/>
          <draw:equation draw:name="f837" draw:formula="?f361 / ?f7"/>
          <draw:equation draw:name="f838" draw:formula="?f362 / ?f6"/>
          <draw:equation draw:name="f839" draw:formula="?f363 / ?f7"/>
          <draw:equation draw:name="f840" draw:formula="?f364 / ?f6"/>
          <draw:equation draw:name="f841" draw:formula="?f365 / ?f7"/>
          <draw:equation draw:name="f842" draw:formula="?f366 / ?f6"/>
          <draw:equation draw:name="f843" draw:formula="?f367 / ?f7"/>
          <draw:equation draw:name="f844" draw:formula="?f368 / ?f6"/>
          <draw:equation draw:name="f845" draw:formula="?f369 / ?f7"/>
          <draw:equation draw:name="f846" draw:formula="?f370 / ?f6"/>
          <draw:equation draw:name="f847" draw:formula="?f371 / ?f7"/>
          <draw:equation draw:name="f848" draw:formula="?f372 / ?f6"/>
          <draw:equation draw:name="f849" draw:formula="?f373 / ?f7"/>
          <draw:equation draw:name="f850" draw:formula="?f374 / ?f6"/>
          <draw:equation draw:name="f851" draw:formula="?f375 / ?f7"/>
          <draw:equation draw:name="f852" draw:formula="?f376 / ?f6"/>
          <draw:equation draw:name="f853" draw:formula="?f377 / ?f7"/>
          <draw:equation draw:name="f854" draw:formula="?f378 / ?f6"/>
          <draw:equation draw:name="f855" draw:formula="?f379 / ?f7"/>
          <draw:equation draw:name="f856" draw:formula="?f380 / ?f6"/>
          <draw:equation draw:name="f857" draw:formula="?f381 / ?f7"/>
          <draw:equation draw:name="f858" draw:formula="?f382 / ?f6"/>
          <draw:equation draw:name="f859" draw:formula="?f383 / ?f7"/>
          <draw:equation draw:name="f860" draw:formula="?f384 / ?f6"/>
          <draw:equation draw:name="f861" draw:formula="?f385 / ?f7"/>
          <draw:equation draw:name="f862" draw:formula="?f386 / ?f6"/>
          <draw:equation draw:name="f863" draw:formula="?f387 / ?f7"/>
          <draw:equation draw:name="f864" draw:formula="?f388 / ?f6"/>
          <draw:equation draw:name="f865" draw:formula="?f389 / ?f7"/>
          <draw:equation draw:name="f866" draw:formula="?f390 / ?f6"/>
          <draw:equation draw:name="f867" draw:formula="?f391 / ?f7"/>
          <draw:equation draw:name="f868" draw:formula="?f392 / ?f6"/>
          <draw:equation draw:name="f869" draw:formula="?f393 / ?f7"/>
          <draw:equation draw:name="f870" draw:formula="?f394 / ?f6"/>
          <draw:equation draw:name="f871" draw:formula="?f395 / ?f7"/>
          <draw:equation draw:name="f872" draw:formula="?f396 / ?f6"/>
          <draw:equation draw:name="f873" draw:formula="?f397 / ?f7"/>
          <draw:equation draw:name="f874" draw:formula="?f398 / ?f6"/>
          <draw:equation draw:name="f875" draw:formula="?f399 / ?f7"/>
          <draw:equation draw:name="f876" draw:formula="?f400 / ?f6"/>
          <draw:equation draw:name="f877" draw:formula="?f401 / ?f7"/>
          <draw:equation draw:name="f878" draw:formula="?f402 / ?f6"/>
          <draw:equation draw:name="f879" draw:formula="?f403 / ?f7"/>
          <draw:equation draw:name="f880" draw:formula="?f404 / ?f6"/>
          <draw:equation draw:name="f881" draw:formula="?f405 / ?f7"/>
          <draw:equation draw:name="f882" draw:formula="?f406 / ?f6"/>
          <draw:equation draw:name="f883" draw:formula="?f407 / ?f7"/>
          <draw:equation draw:name="f884" draw:formula="?f408 / ?f6"/>
          <draw:equation draw:name="f885" draw:formula="?f409 / ?f7"/>
          <draw:equation draw:name="f886" draw:formula="?f410 / ?f6"/>
          <draw:equation draw:name="f887" draw:formula="?f411 / ?f7"/>
          <draw:equation draw:name="f888" draw:formula="?f412 / ?f6"/>
          <draw:equation draw:name="f889" draw:formula="?f413 / ?f7"/>
          <draw:equation draw:name="f890" draw:formula="?f414 / ?f6"/>
          <draw:equation draw:name="f891" draw:formula="?f415 / ?f7"/>
          <draw:equation draw:name="f892" draw:formula="?f416 / ?f6"/>
          <draw:equation draw:name="f893" draw:formula="?f417 / ?f7"/>
          <draw:equation draw:name="f894" draw:formula="?f418 / ?f6"/>
          <draw:equation draw:name="f895" draw:formula="?f419 / ?f7"/>
          <draw:equation draw:name="f896" draw:formula="?f420 / ?f6"/>
          <draw:equation draw:name="f897" draw:formula="?f421 / ?f7"/>
          <draw:equation draw:name="f898" draw:formula="?f422 / ?f6"/>
          <draw:equation draw:name="f899" draw:formula="?f423 / ?f7"/>
          <draw:equation draw:name="f900" draw:formula="?f424 / ?f6"/>
          <draw:equation draw:name="f901" draw:formula="?f425 / ?f7"/>
          <draw:equation draw:name="f902" draw:formula="?f426 / ?f6"/>
          <draw:equation draw:name="f903" draw:formula="?f427 / ?f7"/>
          <draw:equation draw:name="f904" draw:formula="?f428 / ?f6"/>
          <draw:equation draw:name="f905" draw:formula="?f429 / ?f7"/>
          <draw:equation draw:name="f906" draw:formula="?f430 / ?f6"/>
          <draw:equation draw:name="f907" draw:formula="?f431 / ?f7"/>
          <draw:equation draw:name="f908" draw:formula="?f432 / ?f6"/>
          <draw:equation draw:name="f909" draw:formula="?f433 / ?f6"/>
          <draw:equation draw:name="f910" draw:formula="?f434 / ?f6"/>
          <draw:equation draw:name="f911" draw:formula="?f435 / ?f7"/>
          <draw:equation draw:name="f912" draw:formula="?f436 / ?f6"/>
          <draw:equation draw:name="f913" draw:formula="?f437 / ?f7"/>
          <draw:equation draw:name="f914" draw:formula="?f438 / ?f6"/>
          <draw:equation draw:name="f915" draw:formula="?f439 / ?f7"/>
          <draw:equation draw:name="f916" draw:formula="?f440 / ?f6"/>
          <draw:equation draw:name="f917" draw:formula="?f441 / ?f7"/>
          <draw:equation draw:name="f918" draw:formula="?f442 / ?f6"/>
          <draw:equation draw:name="f919" draw:formula="?f443 / ?f7"/>
          <draw:equation draw:name="f920" draw:formula="?f444 / ?f6"/>
          <draw:equation draw:name="f921" draw:formula="?f445 / ?f7"/>
          <draw:equation draw:name="f922" draw:formula="?f446 / ?f6"/>
          <draw:equation draw:name="f923" draw:formula="?f447 / ?f7"/>
          <draw:equation draw:name="f924" draw:formula="?f448 / ?f6"/>
          <draw:equation draw:name="f925" draw:formula="?f449 / ?f7"/>
          <draw:equation draw:name="f926" draw:formula="?f450 / ?f6"/>
          <draw:equation draw:name="f927" draw:formula="?f451 / ?f7"/>
          <draw:equation draw:name="f928" draw:formula="?f452 / ?f6"/>
          <draw:equation draw:name="f929" draw:formula="?f453 / ?f7"/>
          <draw:equation draw:name="f930" draw:formula="?f454 / ?f6"/>
          <draw:equation draw:name="f931" draw:formula="?f455 / ?f7"/>
          <draw:equation draw:name="f932" draw:formula="?f456 / ?f6"/>
          <draw:equation draw:name="f933" draw:formula="?f457 / ?f7"/>
          <draw:equation draw:name="f934" draw:formula="?f458 / ?f7"/>
          <draw:equation draw:name="f935" draw:formula="?f459 / ?f7"/>
          <draw:equation draw:name="f936" draw:formula="?f460 / ?f6"/>
          <draw:equation draw:name="f937" draw:formula="?f461 / ?f7"/>
          <draw:equation draw:name="f938" draw:formula="?f462 / ?f6"/>
          <draw:equation draw:name="f939" draw:formula="?f463 / ?f7"/>
          <draw:equation draw:name="f940" draw:formula="?f464 / ?f6"/>
          <draw:equation draw:name="f941" draw:formula="?f465 / ?f7"/>
          <draw:equation draw:name="f942" draw:formula="?f466 / ?f6"/>
          <draw:equation draw:name="f943" draw:formula="?f467 / ?f7"/>
          <draw:equation draw:name="f944" draw:formula="?f468 / ?f6"/>
          <draw:equation draw:name="f945" draw:formula="?f469 / ?f7"/>
          <draw:equation draw:name="f946" draw:formula="?f470 / ?f6"/>
          <draw:equation draw:name="f947" draw:formula="?f471 / ?f7"/>
          <draw:equation draw:name="f948" draw:formula="?f472 / ?f6"/>
          <draw:equation draw:name="f949" draw:formula="?f473 / ?f7"/>
          <draw:equation draw:name="f950" draw:formula="?f474 / ?f7"/>
          <draw:equation draw:name="f951" draw:formula="?f475 / ?f7"/>
          <draw:equation draw:name="f952" draw:formula="?f476 / ?f6"/>
          <draw:equation draw:name="f953" draw:formula="?f477 / ?f7"/>
          <draw:equation draw:name="f954" draw:formula="?f478 / ?f6"/>
          <draw:equation draw:name="f955" draw:formula="?f479 / ?f7"/>
          <draw:equation draw:name="f956" draw:formula="?f480 / ?f6"/>
          <draw:equation draw:name="f957" draw:formula="?f481 / ?f7"/>
          <draw:equation draw:name="f958" draw:formula="?f482 / ?f6"/>
          <draw:equation draw:name="f959" draw:formula="?f483 / ?f7"/>
          <draw:equation draw:name="f960" draw:formula="?f0 / ?f6"/>
          <draw:equation draw:name="f961" draw:formula="?f1 / ?f6"/>
          <draw:equation draw:name="f962" draw:formula="?f2 / ?f7"/>
          <draw:equation draw:name="f963" draw:formula="?f3 / ?f7"/>
        </draw:enhanced-geometry>
      </draw:custom-shape>
      <presentation:notes style:page-layout-name="pageLayout2" draw:style-name="a116">
        <draw:frame draw:id="id6" presentation:style-name="a87" draw:name="Header Placeholder 1" svg:x="0in" svg:y="0in" svg:width="3.25in" svg:height="0.50174in" presentation:class="header" presentation:placeholder="false">
          <draw:text-box>
            <text:p text:style-name="a86" text:class-names="" text:cond-style-name=""><text:span text:style-name="a85" text:class-names=""/></text:p>
          </draw:text-box>
          <svg:title/>
          <svg:desc/>
        </draw:frame>
        <draw:frame draw:id="id7" presentation:style-name="a92" draw:name="Date Placeholder 2" svg:x="4.24826in" svg:y="0in" svg:width="3.25in" svg:height="0.50174in" presentation:class="date-time" presentation:placeholder="false">
          <draw:text-box>
            <text:p text:style-name="a91" text:class-names="" text:cond-style-name=""><text:span text:style-name="a88" text:class-names=""><text:date text:fixed="false" style:data-style-name="a89">8/12/2022</text:date></text:span><text:span text:style-name="a90" text:class-names=""/></text:p>
          </draw:text-box>
          <svg:title/>
          <svg:desc/>
        </draw:frame>
        <draw:page-thumbnail svg:x="0.75in" svg:y="1.25in" svg:width="6in" svg:height="3.375in" presentation:class="page" draw:id="id8" presentation:style-name="a93" draw:name="Slide Image Placeholder 3">
          <svg:title/>
          <svg:desc/>
        </draw:page-thumbnail>
        <draw:frame draw:id="id9" presentation:style-name="a108"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0"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1"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presentation:notes>
    </style:master-page>
    <style:master-page style:name="Master1-Layout2-obj-Agenda" style:page-layout-name="pageLayout1" draw:style-name="a117">
      <draw:custom-shape svg:x="0in" svg:y="0in" svg:width="7.72936in" svg:height="7.5in" draw:id="id18" draw:style-name="a120" draw:name="Freeform: Shape 27">
        <svg:title/>
        <svg:desc/>
        <text:p text:style-name="a119" text:class-names="" text:cond-style-name=""><text:span text:style-name="a118" text:class-names=""/></text:p>
        <draw:enhanced-geometry xmlns:dr3d="urn:oasis:names:tc:opendocument:xmlns:dr3d:1.0" draw:type="non-primitive" svg:viewBox="0 0 7067730 6858000" draw:enhanced-path="M 0 0 L 5624908 0 5747835 66359 C 6191694 338566 6550372 730462 6800990 1269725 7073654 1856367 7151634 2496371 6967801 3184523 6752318 3991449 6266657 4528124 5549878 4821851 5310251 4920015 5064169 4955733 4818374 5001158 4287053 5099178 3773566 5274085 3297849 5605778 2897243 5884873 2575429 6252666 2299274 6672529 2260727 6731138 2224651 6787110 2190713 6840787 L 2180046 6858000 0 6858000 Z N" draw:text-areas="?f50 ?f52 ?f51 ?f53" draw:glue-points="?f29 ?f30 ?f31 ?f30 ?f32 ?f33 ?f34 ?f35 ?f36 ?f37 ?f38 ?f39 ?f40 ?f41 ?f42 ?f43 ?f44 ?f45 ?f46 ?f47 ?f48 ?f49 ?f29 ?f49"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7730"/>
          <draw:equation draw:name="f7" draw:formula="?f4 / 6858000"/>
          <draw:equation draw:name="f8" draw:formula="0 * ?f5 / 7067730"/>
          <draw:equation draw:name="f9" draw:formula="0 * ?f4 / 6858000"/>
          <draw:equation draw:name="f10" draw:formula="5624908 * ?f5 / 7067730"/>
          <draw:equation draw:name="f11" draw:formula="5747835 * ?f5 / 7067730"/>
          <draw:equation draw:name="f12" draw:formula="66359 * ?f4 / 6858000"/>
          <draw:equation draw:name="f13" draw:formula="6800990 * ?f5 / 7067730"/>
          <draw:equation draw:name="f14" draw:formula="1269725 * ?f4 / 6858000"/>
          <draw:equation draw:name="f15" draw:formula="6967801 * ?f5 / 7067730"/>
          <draw:equation draw:name="f16" draw:formula="3184523 * ?f4 / 6858000"/>
          <draw:equation draw:name="f17" draw:formula="5549878 * ?f5 / 7067730"/>
          <draw:equation draw:name="f18" draw:formula="4821851 * ?f4 / 6858000"/>
          <draw:equation draw:name="f19" draw:formula="4818374 * ?f5 / 7067730"/>
          <draw:equation draw:name="f20" draw:formula="5001158 * ?f4 / 6858000"/>
          <draw:equation draw:name="f21" draw:formula="3297849 * ?f5 / 7067730"/>
          <draw:equation draw:name="f22" draw:formula="5605778 * ?f4 / 6858000"/>
          <draw:equation draw:name="f23" draw:formula="2299274 * ?f5 / 7067730"/>
          <draw:equation draw:name="f24" draw:formula="6672529 * ?f4 / 6858000"/>
          <draw:equation draw:name="f25" draw:formula="2190713 * ?f5 / 7067730"/>
          <draw:equation draw:name="f26" draw:formula="6840787 * ?f4 / 6858000"/>
          <draw:equation draw:name="f27" draw:formula="2180046 * ?f5 / 7067730"/>
          <draw:equation draw:name="f28" draw:formula="6858000 * ?f4 / 6858000"/>
          <draw:equation draw:name="f29" draw:formula="?f8 / ?f6"/>
          <draw:equation draw:name="f30" draw:formula="?f9 / ?f7"/>
          <draw:equation draw:name="f31" draw:formula="?f10 / ?f6"/>
          <draw:equation draw:name="f32" draw:formula="?f11 / ?f6"/>
          <draw:equation draw:name="f33" draw:formula="?f12 / ?f7"/>
          <draw:equation draw:name="f34" draw:formula="?f13 / ?f6"/>
          <draw:equation draw:name="f35" draw:formula="?f14 / ?f7"/>
          <draw:equation draw:name="f36" draw:formula="?f15 / ?f6"/>
          <draw:equation draw:name="f37" draw:formula="?f16 / ?f7"/>
          <draw:equation draw:name="f38" draw:formula="?f17 / ?f6"/>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frame draw:id="id19" presentation:style-name="a123" draw:name="Title 1" svg:x="0.77032in" svg:y="3.04956in" svg:width="6.8127in" svg:height="1.44965in" presentation:class="title" presentation:placeholder="false">
        <draw:text-box>
          <text:p text:style-name="a122" text:class-names="" text:cond-style-name=""><text:span text:style-name="a121" text:class-names="">click to edit master title style</text:span></text:p>
        </draw:text-box>
        <svg:title/>
        <svg:desc/>
      </draw:frame>
      <draw:frame draw:id="id20" presentation:style-name="a139" draw:name="Content Placeholder 2" svg:x="8.52in" svg:y="1.28in" svg:width="4.52in" svg:height="4.75868in" presentation:class="object" presentation:placeholder="false">
        <draw:text-box>
          <text:p text:style-name="a125" text:class-names="" text:cond-style-name=""><text:span text:style-name="a124" text:class-names="">Click to edit Master text styles</text:span></text:p>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custom-shape svg:x="0in" svg:y="0.19734in" svg:width="5.82662in" svg:height="3.28246in" draw:id="id21" draw:style-name="a142" draw:name="Freeform: Shape 24">
        <svg:title/>
        <svg:desc/>
        <text:p text:style-name="a141" text:class-names="" text:cond-style-name=""><text:span text:style-name="a140" text:class-names=""/></text:p>
        <draw:enhanced-geometry xmlns:dr3d="urn:oasis:names:tc:opendocument:xmlns:dr3d:1.0" draw:type="non-primitive" svg:viewBox="0 0 5327858 3001484" draw:enhanced-path="M 2748958 1803860 C 2923007 2121113 3433704 2683737 3516500 2692005 3541841 2587978 3094823 1857182 2748958 1803860 Z M 2409413 1623109 C 2569481 2139686 3262809 2769318 3348913 2739827 3329178 2674930 2784629 2020613 2508180 1671368 2492274 1651961 2458825 1646494 2409413 1623109 Z M 4743520 974378 C 4525177 976173 4308454 1004333 4091677 1038028 3899782 1067910 3707627 1096887 3515471 1125864 3872698 1274484 4231705 1230767 4594761 1138284 4600755 1233674 4539529 1237278 4496736 1241890 4302167 1264212 4107575 1279671 3912864 1298109 3890433 1300226 3868524 1304154 3824504 1309614 4216384 1455992 4587874 1494493 4960541 1333472 5043005 1298173 5124343 1253881 5194199 1198707 5273280 1136429 5261282 1064374 5167523 1024959 5104521 998662 5032257 987819 4962465 982143 4889262 976111 4816301 973780 4743520 974378 Z M 1705019 787219 C 1697320 786028 1688096 793128 1667816 800997 2169435 1070932 3072599 1558019 3141071 1596459 3160893 1607366 3160484 1661940 3160484 1661940 2894381 1536822 2641828 1422967 2399742 1285949 2155906 1147970 1914180 1002017 1620522 895227 1843461 1152616 2094522 1325777 2362702 1473347 2532938 1567022 2710006 1653801 2892435 1718415 3054602 1775683 3230014 1829585 3397928 1721816 3427428 1603333 3387528 1521251 3289763 1462888 3060742 1326972 2832365 1189887 2603024 1054554 2568686 1034138 2527397 1023594 2495572 999994 2259768 825334 1978337 821930 1705019 787219 Z M 2747815 82299 C 2593051 88184 2438427 110033 2283601 144329 1983574 210608 1681111 263368 1378186 312830 1240522 335259 1099938 334010 960099 343827 1629589 492268 2297020 440169 2962282 316095 2989334 384258 2960294 402527 2914525 407025 2544179 443741 2178126 529248 1802740 506109 1551598 490452 1300336 477771 1049396 464507 1030963 463496 1012351 466955 960632 471223 1020540 500383 1058801 534374 1078818 525601 1173423 484806 1238364 551745 1317647 573300 1845506 716872 2373790 790657 2901057 564009 3069341 491454 3225804 401736 3360748 276585 3382090 257124 3397723 231476 3416210 208922 3366421 128248 3282942 129501 3212868 116058 3057483 86495 2902579 76415 2747815 82299 Z M 2766268 455 C 2941239 -3158 3116682 14799 3291950 53781 3371673 71773 3472559 74772 3495662 181860 3516731 280218 3433645 323547 3373798 374336 3205992 516415 3014779 618215 2805406 682623 2658763 728272 2508398 762740 2344286 805627 2452985 866201 2543797 934438 2644911 968768 2757486 1007119 2880504 1015446 2999485 1035252 3027305 1039905 3070202 1047527 3083927 1032246 3157979 954264 3242230 993014 3325087 999791 3429612 1008598 3534482 1023682 3638120 1017540 3768913 1010357 3898295 986415 4027819 966356 4352473 917435 4677471 874792 5006708 904501 5076177 910762 5148763 921021 5211123 948486 5340827 1005396 5364936 1124455 5270931 1231797 5228471 1279975 5175074 1325941 5117412 1352055 4843310 1477503 4560190 1553084 4252698 1508702 3919457 1460045 3612287 1333640 3306404 1204901 3189204 1155632 3073258 1134452 2947668 1130798 3070626 1222052 3201682 1297211 3322308 1387182 3388552 1436573 3449936 1503077 3488446 1575262 3554669 1699227 3487062 1831750 3351452 1869771 3294209 1885459 3235196 1893324 3162816 1907535 3196494 1944333 3221225 1973924 3249051 2000652 3448055 2193878 3538992 2444086 3619277 2699849 3655728 2815803 3658305 2914642 3563771 2998100 3490439 3058211 2555712 2304117 2376611 1801423 2337268 1690725 2269803 1582818 2191088 1495361 2114906 1411580 2006549 1357283 1913989 1288084 1717006 1140874 1515964 998282 1366465 796526 1331982 750151 1281277 707028 1228305 683208 994529 576640 757798 476819 521390 376414 491216 363615 455516 362237 418831 355751 544655 494248 667864 623694 784300 758546 866274 853887 938059 958081 1018486 1054852 1177650 1245944 1247636 1476251 1313041 1709365 1319519 1733480 1322963 1758969 1324336 1784079 1329430 1901808 1288637 1945576 1172892 1926790 1002673 1899340 839302 1849781 709643 1725156 441360 1466315 194712 1191407 33838 854147 L 0 775028 0 574413 81544 772337 C 127163 865590 178162 955302 233872 1042469 385811 1279818 567173 1496823 779804 1684609 905541 1795658 1054418 1842571 1245599 1852634 1229656 1760140 1228430 1679551 1202402 1608146 1026544 1128546 711392 748872 330122 420340 296728 391309 255536 370927 218083 346512 356946 538609 502640 723811 629364 921408 755242 1117777 931063 1279980 1012710 1516704 990114 1508076 957712 1506228 945567 1489651 791383 1278467 644554 1062197 487597 853293 376162 705208 258015 561042 132072 425524 110538 402544 85170 383233 57200 365059 L 0 331148 0 32848 458365 261818 C 497225 280919 572366 301717 583699 286642 635401 216149 693685 263443 747674 261947 807936 260097 868301 270481 928361 266236 1371152 235893 1812613 194166 2243422 76555 2416799 29253 2591297 4069 2766268 455 Z N" draw:text-areas="?f422 ?f424 ?f423 ?f425" draw:glue-points="?f215 ?f216 ?f217 ?f218 ?f215 ?f216 ?f219 ?f220 ?f221 ?f222 ?f223 ?f224 ?f219 ?f220 ?f225 ?f226 ?f227 ?f228 ?f229 ?f230 ?f231 ?f232 ?f233 ?f234 ?f235 ?f236 ?f237 ?f238 ?f239 ?f240 ?f241 ?f242 ?f243 ?f244 ?f245 ?f246 ?f225 ?f226 ?f247 ?f248 ?f249 ?f250 ?f251 ?f252 ?f253 ?f254 ?f255 ?f256 ?f257 ?f258 ?f259 ?f260 ?f261 ?f262 ?f263 ?f264 ?f265 ?f266 ?f267 ?f268 ?f269 ?f270 ?f247 ?f248 ?f271 ?f272 ?f273 ?f274 ?f275 ?f276 ?f277 ?f278 ?f279 ?f280 ?f281 ?f282 ?f283 ?f284 ?f285 ?f286 ?f287 ?f288 ?f289 ?f290 ?f291 ?f292 ?f293 ?f294 ?f295 ?f296 ?f297 ?f298 ?f299 ?f300 ?f271 ?f272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1 ?f383 ?f384 ?f385 ?f386 ?f387 ?f388 ?f389 ?f390 ?f391 ?f392 ?f393 ?f394 ?f395 ?f396 ?f397 ?f398 ?f399 ?f400 ?f401 ?f402 ?f403 ?f404 ?f405 ?f406 ?f407 ?f408 ?f409 ?f381 ?f410 ?f381 ?f411 ?f412 ?f413 ?f414 ?f415 ?f416 ?f417 ?f418 ?f419 ?f420 ?f421 ?f301 ?f30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7858"/>
          <draw:equation draw:name="f7" draw:formula="?f4 / 3001484"/>
          <draw:equation draw:name="f8" draw:formula="2748958 * ?f5 / 5327858"/>
          <draw:equation draw:name="f9" draw:formula="1803860 * ?f4 / 3001484"/>
          <draw:equation draw:name="f10" draw:formula="3516500 * ?f5 / 5327858"/>
          <draw:equation draw:name="f11" draw:formula="2692005 * ?f4 / 3001484"/>
          <draw:equation draw:name="f12" draw:formula="2409413 * ?f5 / 5327858"/>
          <draw:equation draw:name="f13" draw:formula="1623109 * ?f4 / 3001484"/>
          <draw:equation draw:name="f14" draw:formula="3348913 * ?f5 / 5327858"/>
          <draw:equation draw:name="f15" draw:formula="2739827 * ?f4 / 3001484"/>
          <draw:equation draw:name="f16" draw:formula="2508180 * ?f5 / 5327858"/>
          <draw:equation draw:name="f17" draw:formula="1671368 * ?f4 / 3001484"/>
          <draw:equation draw:name="f18" draw:formula="4743520 * ?f5 / 5327858"/>
          <draw:equation draw:name="f19" draw:formula="974378 * ?f4 / 3001484"/>
          <draw:equation draw:name="f20" draw:formula="4091677 * ?f5 / 5327858"/>
          <draw:equation draw:name="f21" draw:formula="1038028 * ?f4 / 3001484"/>
          <draw:equation draw:name="f22" draw:formula="3515471 * ?f5 / 5327858"/>
          <draw:equation draw:name="f23" draw:formula="1125864 * ?f4 / 3001484"/>
          <draw:equation draw:name="f24" draw:formula="4594761 * ?f5 / 5327858"/>
          <draw:equation draw:name="f25" draw:formula="1138284 * ?f4 / 3001484"/>
          <draw:equation draw:name="f26" draw:formula="4496736 * ?f5 / 5327858"/>
          <draw:equation draw:name="f27" draw:formula="1241890 * ?f4 / 3001484"/>
          <draw:equation draw:name="f28" draw:formula="3912864 * ?f5 / 5327858"/>
          <draw:equation draw:name="f29" draw:formula="1298109 * ?f4 / 3001484"/>
          <draw:equation draw:name="f30" draw:formula="3824504 * ?f5 / 5327858"/>
          <draw:equation draw:name="f31" draw:formula="1309614 * ?f4 / 3001484"/>
          <draw:equation draw:name="f32" draw:formula="4960541 * ?f5 / 5327858"/>
          <draw:equation draw:name="f33" draw:formula="1333472 * ?f4 / 3001484"/>
          <draw:equation draw:name="f34" draw:formula="5194199 * ?f5 / 5327858"/>
          <draw:equation draw:name="f35" draw:formula="1198707 * ?f4 / 3001484"/>
          <draw:equation draw:name="f36" draw:formula="5167523 * ?f5 / 5327858"/>
          <draw:equation draw:name="f37" draw:formula="1024959 * ?f4 / 3001484"/>
          <draw:equation draw:name="f38" draw:formula="4962465 * ?f5 / 5327858"/>
          <draw:equation draw:name="f39" draw:formula="982143 * ?f4 / 3001484"/>
          <draw:equation draw:name="f40" draw:formula="1705019 * ?f5 / 5327858"/>
          <draw:equation draw:name="f41" draw:formula="787219 * ?f4 / 3001484"/>
          <draw:equation draw:name="f42" draw:formula="1667816 * ?f5 / 5327858"/>
          <draw:equation draw:name="f43" draw:formula="800997 * ?f4 / 3001484"/>
          <draw:equation draw:name="f44" draw:formula="3141071 * ?f5 / 5327858"/>
          <draw:equation draw:name="f45" draw:formula="1596459 * ?f4 / 3001484"/>
          <draw:equation draw:name="f46" draw:formula="3160484 * ?f5 / 5327858"/>
          <draw:equation draw:name="f47" draw:formula="1661940 * ?f4 / 3001484"/>
          <draw:equation draw:name="f48" draw:formula="2399742 * ?f5 / 5327858"/>
          <draw:equation draw:name="f49" draw:formula="1285949 * ?f4 / 3001484"/>
          <draw:equation draw:name="f50" draw:formula="1620522 * ?f5 / 5327858"/>
          <draw:equation draw:name="f51" draw:formula="895227 * ?f4 / 3001484"/>
          <draw:equation draw:name="f52" draw:formula="2362702 * ?f5 / 5327858"/>
          <draw:equation draw:name="f53" draw:formula="1473347 * ?f4 / 3001484"/>
          <draw:equation draw:name="f54" draw:formula="2892435 * ?f5 / 5327858"/>
          <draw:equation draw:name="f55" draw:formula="1718415 * ?f4 / 3001484"/>
          <draw:equation draw:name="f56" draw:formula="3397928 * ?f5 / 5327858"/>
          <draw:equation draw:name="f57" draw:formula="1721816 * ?f4 / 3001484"/>
          <draw:equation draw:name="f58" draw:formula="3289763 * ?f5 / 5327858"/>
          <draw:equation draw:name="f59" draw:formula="1462888 * ?f4 / 3001484"/>
          <draw:equation draw:name="f60" draw:formula="2603024 * ?f5 / 5327858"/>
          <draw:equation draw:name="f61" draw:formula="1054554 * ?f4 / 3001484"/>
          <draw:equation draw:name="f62" draw:formula="2495572 * ?f5 / 5327858"/>
          <draw:equation draw:name="f63" draw:formula="999994 * ?f4 / 3001484"/>
          <draw:equation draw:name="f64" draw:formula="2747815 * ?f5 / 5327858"/>
          <draw:equation draw:name="f65" draw:formula="82299 * ?f4 / 3001484"/>
          <draw:equation draw:name="f66" draw:formula="2283601 * ?f5 / 5327858"/>
          <draw:equation draw:name="f67" draw:formula="144329 * ?f4 / 3001484"/>
          <draw:equation draw:name="f68" draw:formula="1378186 * ?f5 / 5327858"/>
          <draw:equation draw:name="f69" draw:formula="312830 * ?f4 / 3001484"/>
          <draw:equation draw:name="f70" draw:formula="960099 * ?f5 / 5327858"/>
          <draw:equation draw:name="f71" draw:formula="343827 * ?f4 / 3001484"/>
          <draw:equation draw:name="f72" draw:formula="2962282 * ?f5 / 5327858"/>
          <draw:equation draw:name="f73" draw:formula="316095 * ?f4 / 3001484"/>
          <draw:equation draw:name="f74" draw:formula="2914525 * ?f5 / 5327858"/>
          <draw:equation draw:name="f75" draw:formula="407025 * ?f4 / 3001484"/>
          <draw:equation draw:name="f76" draw:formula="1802740 * ?f5 / 5327858"/>
          <draw:equation draw:name="f77" draw:formula="506109 * ?f4 / 3001484"/>
          <draw:equation draw:name="f78" draw:formula="1049396 * ?f5 / 5327858"/>
          <draw:equation draw:name="f79" draw:formula="464507 * ?f4 / 3001484"/>
          <draw:equation draw:name="f80" draw:formula="960632 * ?f5 / 5327858"/>
          <draw:equation draw:name="f81" draw:formula="471223 * ?f4 / 3001484"/>
          <draw:equation draw:name="f82" draw:formula="1078818 * ?f5 / 5327858"/>
          <draw:equation draw:name="f83" draw:formula="525601 * ?f4 / 3001484"/>
          <draw:equation draw:name="f84" draw:formula="1317647 * ?f5 / 5327858"/>
          <draw:equation draw:name="f85" draw:formula="573300 * ?f4 / 3001484"/>
          <draw:equation draw:name="f86" draw:formula="2901057 * ?f5 / 5327858"/>
          <draw:equation draw:name="f87" draw:formula="564009 * ?f4 / 3001484"/>
          <draw:equation draw:name="f88" draw:formula="3360748 * ?f5 / 5327858"/>
          <draw:equation draw:name="f89" draw:formula="276585 * ?f4 / 3001484"/>
          <draw:equation draw:name="f90" draw:formula="3416210 * ?f5 / 5327858"/>
          <draw:equation draw:name="f91" draw:formula="208922 * ?f4 / 3001484"/>
          <draw:equation draw:name="f92" draw:formula="3212868 * ?f5 / 5327858"/>
          <draw:equation draw:name="f93" draw:formula="116058 * ?f4 / 3001484"/>
          <draw:equation draw:name="f94" draw:formula="2766268 * ?f5 / 5327858"/>
          <draw:equation draw:name="f95" draw:formula="455 * ?f4 / 3001484"/>
          <draw:equation draw:name="f96" draw:formula="3291950 * ?f5 / 5327858"/>
          <draw:equation draw:name="f97" draw:formula="53781 * ?f4 / 3001484"/>
          <draw:equation draw:name="f98" draw:formula="3495662 * ?f5 / 5327858"/>
          <draw:equation draw:name="f99" draw:formula="181860 * ?f4 / 3001484"/>
          <draw:equation draw:name="f100" draw:formula="3373798 * ?f5 / 5327858"/>
          <draw:equation draw:name="f101" draw:formula="374336 * ?f4 / 3001484"/>
          <draw:equation draw:name="f102" draw:formula="2805406 * ?f5 / 5327858"/>
          <draw:equation draw:name="f103" draw:formula="682623 * ?f4 / 3001484"/>
          <draw:equation draw:name="f104" draw:formula="2344286 * ?f5 / 5327858"/>
          <draw:equation draw:name="f105" draw:formula="805627 * ?f4 / 3001484"/>
          <draw:equation draw:name="f106" draw:formula="2644911 * ?f5 / 5327858"/>
          <draw:equation draw:name="f107" draw:formula="968768 * ?f4 / 3001484"/>
          <draw:equation draw:name="f108" draw:formula="2999485 * ?f5 / 5327858"/>
          <draw:equation draw:name="f109" draw:formula="1035252 * ?f4 / 3001484"/>
          <draw:equation draw:name="f110" draw:formula="3083927 * ?f5 / 5327858"/>
          <draw:equation draw:name="f111" draw:formula="1032246 * ?f4 / 3001484"/>
          <draw:equation draw:name="f112" draw:formula="3325087 * ?f5 / 5327858"/>
          <draw:equation draw:name="f113" draw:formula="999791 * ?f4 / 3001484"/>
          <draw:equation draw:name="f114" draw:formula="3638120 * ?f5 / 5327858"/>
          <draw:equation draw:name="f115" draw:formula="1017540 * ?f4 / 3001484"/>
          <draw:equation draw:name="f116" draw:formula="4027819 * ?f5 / 5327858"/>
          <draw:equation draw:name="f117" draw:formula="966356 * ?f4 / 3001484"/>
          <draw:equation draw:name="f118" draw:formula="5006708 * ?f5 / 5327858"/>
          <draw:equation draw:name="f119" draw:formula="904501 * ?f4 / 3001484"/>
          <draw:equation draw:name="f120" draw:formula="5211123 * ?f5 / 5327858"/>
          <draw:equation draw:name="f121" draw:formula="948486 * ?f4 / 3001484"/>
          <draw:equation draw:name="f122" draw:formula="5270931 * ?f5 / 5327858"/>
          <draw:equation draw:name="f123" draw:formula="1231797 * ?f4 / 3001484"/>
          <draw:equation draw:name="f124" draw:formula="5117412 * ?f5 / 5327858"/>
          <draw:equation draw:name="f125" draw:formula="1352055 * ?f4 / 3001484"/>
          <draw:equation draw:name="f126" draw:formula="4252698 * ?f5 / 5327858"/>
          <draw:equation draw:name="f127" draw:formula="1508702 * ?f4 / 3001484"/>
          <draw:equation draw:name="f128" draw:formula="3306404 * ?f5 / 5327858"/>
          <draw:equation draw:name="f129" draw:formula="1204901 * ?f4 / 3001484"/>
          <draw:equation draw:name="f130" draw:formula="2947668 * ?f5 / 5327858"/>
          <draw:equation draw:name="f131" draw:formula="1130798 * ?f4 / 3001484"/>
          <draw:equation draw:name="f132" draw:formula="3322308 * ?f5 / 5327858"/>
          <draw:equation draw:name="f133" draw:formula="1387182 * ?f4 / 3001484"/>
          <draw:equation draw:name="f134" draw:formula="3488446 * ?f5 / 5327858"/>
          <draw:equation draw:name="f135" draw:formula="1575262 * ?f4 / 3001484"/>
          <draw:equation draw:name="f136" draw:formula="3351452 * ?f5 / 5327858"/>
          <draw:equation draw:name="f137" draw:formula="1869771 * ?f4 / 3001484"/>
          <draw:equation draw:name="f138" draw:formula="3162816 * ?f5 / 5327858"/>
          <draw:equation draw:name="f139" draw:formula="1907535 * ?f4 / 3001484"/>
          <draw:equation draw:name="f140" draw:formula="3249051 * ?f5 / 5327858"/>
          <draw:equation draw:name="f141" draw:formula="2000652 * ?f4 / 3001484"/>
          <draw:equation draw:name="f142" draw:formula="3619277 * ?f5 / 5327858"/>
          <draw:equation draw:name="f143" draw:formula="2699849 * ?f4 / 3001484"/>
          <draw:equation draw:name="f144" draw:formula="3563771 * ?f5 / 5327858"/>
          <draw:equation draw:name="f145" draw:formula="2998100 * ?f4 / 3001484"/>
          <draw:equation draw:name="f146" draw:formula="2376611 * ?f5 / 5327858"/>
          <draw:equation draw:name="f147" draw:formula="1801423 * ?f4 / 3001484"/>
          <draw:equation draw:name="f148" draw:formula="2191088 * ?f5 / 5327858"/>
          <draw:equation draw:name="f149" draw:formula="1495361 * ?f4 / 3001484"/>
          <draw:equation draw:name="f150" draw:formula="1913989 * ?f5 / 5327858"/>
          <draw:equation draw:name="f151" draw:formula="1288084 * ?f4 / 3001484"/>
          <draw:equation draw:name="f152" draw:formula="1366465 * ?f5 / 5327858"/>
          <draw:equation draw:name="f153" draw:formula="796526 * ?f4 / 3001484"/>
          <draw:equation draw:name="f154" draw:formula="1228305 * ?f5 / 5327858"/>
          <draw:equation draw:name="f155" draw:formula="683208 * ?f4 / 3001484"/>
          <draw:equation draw:name="f156" draw:formula="521390 * ?f5 / 5327858"/>
          <draw:equation draw:name="f157" draw:formula="376414 * ?f4 / 3001484"/>
          <draw:equation draw:name="f158" draw:formula="418831 * ?f5 / 5327858"/>
          <draw:equation draw:name="f159" draw:formula="355751 * ?f4 / 3001484"/>
          <draw:equation draw:name="f160" draw:formula="784300 * ?f5 / 5327858"/>
          <draw:equation draw:name="f161" draw:formula="758546 * ?f4 / 3001484"/>
          <draw:equation draw:name="f162" draw:formula="1018486 * ?f5 / 5327858"/>
          <draw:equation draw:name="f163" draw:formula="1054852 * ?f4 / 3001484"/>
          <draw:equation draw:name="f164" draw:formula="1313041 * ?f5 / 5327858"/>
          <draw:equation draw:name="f165" draw:formula="1709365 * ?f4 / 3001484"/>
          <draw:equation draw:name="f166" draw:formula="1324336 * ?f5 / 5327858"/>
          <draw:equation draw:name="f167" draw:formula="1784079 * ?f4 / 3001484"/>
          <draw:equation draw:name="f168" draw:formula="1172892 * ?f5 / 5327858"/>
          <draw:equation draw:name="f169" draw:formula="1926790 * ?f4 / 3001484"/>
          <draw:equation draw:name="f170" draw:formula="709643 * ?f5 / 5327858"/>
          <draw:equation draw:name="f171" draw:formula="1725156 * ?f4 / 3001484"/>
          <draw:equation draw:name="f172" draw:formula="33838 * ?f5 / 5327858"/>
          <draw:equation draw:name="f173" draw:formula="854147 * ?f4 / 3001484"/>
          <draw:equation draw:name="f174" draw:formula="0 * ?f5 / 5327858"/>
          <draw:equation draw:name="f175" draw:formula="775028 * ?f4 / 3001484"/>
          <draw:equation draw:name="f176" draw:formula="574413 * ?f4 / 3001484"/>
          <draw:equation draw:name="f177" draw:formula="81544 * ?f5 / 5327858"/>
          <draw:equation draw:name="f178" draw:formula="772337 * ?f4 / 3001484"/>
          <draw:equation draw:name="f179" draw:formula="233872 * ?f5 / 5327858"/>
          <draw:equation draw:name="f180" draw:formula="1042469 * ?f4 / 3001484"/>
          <draw:equation draw:name="f181" draw:formula="779804 * ?f5 / 5327858"/>
          <draw:equation draw:name="f182" draw:formula="1684609 * ?f4 / 3001484"/>
          <draw:equation draw:name="f183" draw:formula="1245599 * ?f5 / 5327858"/>
          <draw:equation draw:name="f184" draw:formula="1852634 * ?f4 / 3001484"/>
          <draw:equation draw:name="f185" draw:formula="1202402 * ?f5 / 5327858"/>
          <draw:equation draw:name="f186" draw:formula="1608146 * ?f4 / 3001484"/>
          <draw:equation draw:name="f187" draw:formula="330122 * ?f5 / 5327858"/>
          <draw:equation draw:name="f188" draw:formula="420340 * ?f4 / 3001484"/>
          <draw:equation draw:name="f189" draw:formula="218083 * ?f5 / 5327858"/>
          <draw:equation draw:name="f190" draw:formula="346512 * ?f4 / 3001484"/>
          <draw:equation draw:name="f191" draw:formula="629364 * ?f5 / 5327858"/>
          <draw:equation draw:name="f192" draw:formula="921408 * ?f4 / 3001484"/>
          <draw:equation draw:name="f193" draw:formula="1012710 * ?f5 / 5327858"/>
          <draw:equation draw:name="f194" draw:formula="1516704 * ?f4 / 3001484"/>
          <draw:equation draw:name="f195" draw:formula="945567 * ?f5 / 5327858"/>
          <draw:equation draw:name="f196" draw:formula="1489651 * ?f4 / 3001484"/>
          <draw:equation draw:name="f197" draw:formula="487597 * ?f5 / 5327858"/>
          <draw:equation draw:name="f198" draw:formula="853293 * ?f4 / 3001484"/>
          <draw:equation draw:name="f199" draw:formula="132072 * ?f5 / 5327858"/>
          <draw:equation draw:name="f200" draw:formula="425524 * ?f4 / 3001484"/>
          <draw:equation draw:name="f201" draw:formula="57200 * ?f5 / 5327858"/>
          <draw:equation draw:name="f202" draw:formula="365059 * ?f4 / 3001484"/>
          <draw:equation draw:name="f203" draw:formula="331148 * ?f4 / 3001484"/>
          <draw:equation draw:name="f204" draw:formula="32848 * ?f4 / 3001484"/>
          <draw:equation draw:name="f205" draw:formula="458365 * ?f5 / 5327858"/>
          <draw:equation draw:name="f206" draw:formula="261818 * ?f4 / 3001484"/>
          <draw:equation draw:name="f207" draw:formula="583699 * ?f5 / 5327858"/>
          <draw:equation draw:name="f208" draw:formula="286642 * ?f4 / 3001484"/>
          <draw:equation draw:name="f209" draw:formula="747674 * ?f5 / 5327858"/>
          <draw:equation draw:name="f210" draw:formula="261947 * ?f4 / 3001484"/>
          <draw:equation draw:name="f211" draw:formula="928361 * ?f5 / 5327858"/>
          <draw:equation draw:name="f212" draw:formula="266236 * ?f4 / 3001484"/>
          <draw:equation draw:name="f213" draw:formula="2243422 * ?f5 / 5327858"/>
          <draw:equation draw:name="f214" draw:formula="76555 * ?f4 / 3001484"/>
          <draw:equation draw:name="f215" draw:formula="?f8 / ?f6"/>
          <draw:equation draw:name="f216" draw:formula="?f9 / ?f7"/>
          <draw:equation draw:name="f217" draw:formula="?f10 / ?f6"/>
          <draw:equation draw:name="f218" draw:formula="?f11 / ?f7"/>
          <draw:equation draw:name="f219" draw:formula="?f12 / ?f6"/>
          <draw:equation draw:name="f220" draw:formula="?f13 / ?f7"/>
          <draw:equation draw:name="f221" draw:formula="?f14 / ?f6"/>
          <draw:equation draw:name="f222" draw:formula="?f15 / ?f7"/>
          <draw:equation draw:name="f223" draw:formula="?f16 / ?f6"/>
          <draw:equation draw:name="f224" draw:formula="?f17 / ?f7"/>
          <draw:equation draw:name="f225" draw:formula="?f18 / ?f6"/>
          <draw:equation draw:name="f226" draw:formula="?f19 / ?f7"/>
          <draw:equation draw:name="f227" draw:formula="?f20 / ?f6"/>
          <draw:equation draw:name="f228" draw:formula="?f21 / ?f7"/>
          <draw:equation draw:name="f229" draw:formula="?f22 / ?f6"/>
          <draw:equation draw:name="f230" draw:formula="?f23 / ?f7"/>
          <draw:equation draw:name="f231" draw:formula="?f24 / ?f6"/>
          <draw:equation draw:name="f232" draw:formula="?f25 / ?f7"/>
          <draw:equation draw:name="f233" draw:formula="?f26 / ?f6"/>
          <draw:equation draw:name="f234" draw:formula="?f27 / ?f7"/>
          <draw:equation draw:name="f235" draw:formula="?f28 / ?f6"/>
          <draw:equation draw:name="f236" draw:formula="?f29 / ?f7"/>
          <draw:equation draw:name="f237" draw:formula="?f30 / ?f6"/>
          <draw:equation draw:name="f238" draw:formula="?f31 / ?f7"/>
          <draw:equation draw:name="f239" draw:formula="?f32 / ?f6"/>
          <draw:equation draw:name="f240" draw:formula="?f33 / ?f7"/>
          <draw:equation draw:name="f241" draw:formula="?f34 / ?f6"/>
          <draw:equation draw:name="f242" draw:formula="?f35 / ?f7"/>
          <draw:equation draw:name="f243" draw:formula="?f36 / ?f6"/>
          <draw:equation draw:name="f244" draw:formula="?f37 / ?f7"/>
          <draw:equation draw:name="f245" draw:formula="?f38 / ?f6"/>
          <draw:equation draw:name="f246" draw:formula="?f39 / ?f7"/>
          <draw:equation draw:name="f247" draw:formula="?f40 / ?f6"/>
          <draw:equation draw:name="f248" draw:formula="?f41 / ?f7"/>
          <draw:equation draw:name="f249" draw:formula="?f42 / ?f6"/>
          <draw:equation draw:name="f250" draw:formula="?f43 / ?f7"/>
          <draw:equation draw:name="f251" draw:formula="?f44 / ?f6"/>
          <draw:equation draw:name="f252" draw:formula="?f45 / ?f7"/>
          <draw:equation draw:name="f253" draw:formula="?f46 / ?f6"/>
          <draw:equation draw:name="f254" draw:formula="?f47 / ?f7"/>
          <draw:equation draw:name="f255" draw:formula="?f48 / ?f6"/>
          <draw:equation draw:name="f256" draw:formula="?f49 / ?f7"/>
          <draw:equation draw:name="f257" draw:formula="?f50 / ?f6"/>
          <draw:equation draw:name="f258" draw:formula="?f51 / ?f7"/>
          <draw:equation draw:name="f259" draw:formula="?f52 / ?f6"/>
          <draw:equation draw:name="f260" draw:formula="?f53 / ?f7"/>
          <draw:equation draw:name="f261" draw:formula="?f54 / ?f6"/>
          <draw:equation draw:name="f262" draw:formula="?f55 / ?f7"/>
          <draw:equation draw:name="f263" draw:formula="?f56 / ?f6"/>
          <draw:equation draw:name="f264" draw:formula="?f57 / ?f7"/>
          <draw:equation draw:name="f265" draw:formula="?f58 / ?f6"/>
          <draw:equation draw:name="f266" draw:formula="?f59 / ?f7"/>
          <draw:equation draw:name="f267" draw:formula="?f60 / ?f6"/>
          <draw:equation draw:name="f268" draw:formula="?f61 / ?f7"/>
          <draw:equation draw:name="f269" draw:formula="?f62 / ?f6"/>
          <draw:equation draw:name="f270" draw:formula="?f63 / ?f7"/>
          <draw:equation draw:name="f271" draw:formula="?f64 / ?f6"/>
          <draw:equation draw:name="f272" draw:formula="?f65 / ?f7"/>
          <draw:equation draw:name="f273" draw:formula="?f66 / ?f6"/>
          <draw:equation draw:name="f274" draw:formula="?f67 / ?f7"/>
          <draw:equation draw:name="f275" draw:formula="?f68 / ?f6"/>
          <draw:equation draw:name="f276" draw:formula="?f69 / ?f7"/>
          <draw:equation draw:name="f277" draw:formula="?f70 / ?f6"/>
          <draw:equation draw:name="f278" draw:formula="?f71 / ?f7"/>
          <draw:equation draw:name="f279" draw:formula="?f72 / ?f6"/>
          <draw:equation draw:name="f280" draw:formula="?f73 / ?f7"/>
          <draw:equation draw:name="f281" draw:formula="?f74 / ?f6"/>
          <draw:equation draw:name="f282" draw:formula="?f75 / ?f7"/>
          <draw:equation draw:name="f283" draw:formula="?f76 / ?f6"/>
          <draw:equation draw:name="f284" draw:formula="?f77 / ?f7"/>
          <draw:equation draw:name="f285" draw:formula="?f78 / ?f6"/>
          <draw:equation draw:name="f286" draw:formula="?f79 / ?f7"/>
          <draw:equation draw:name="f287" draw:formula="?f80 / ?f6"/>
          <draw:equation draw:name="f288" draw:formula="?f81 / ?f7"/>
          <draw:equation draw:name="f289" draw:formula="?f82 / ?f6"/>
          <draw:equation draw:name="f290" draw:formula="?f83 / ?f7"/>
          <draw:equation draw:name="f291" draw:formula="?f84 / ?f6"/>
          <draw:equation draw:name="f292" draw:formula="?f85 / ?f7"/>
          <draw:equation draw:name="f293" draw:formula="?f86 / ?f6"/>
          <draw:equation draw:name="f294" draw:formula="?f87 / ?f7"/>
          <draw:equation draw:name="f295" draw:formula="?f88 / ?f6"/>
          <draw:equation draw:name="f296" draw:formula="?f89 / ?f7"/>
          <draw:equation draw:name="f297" draw:formula="?f90 / ?f6"/>
          <draw:equation draw:name="f298" draw:formula="?f91 / ?f7"/>
          <draw:equation draw:name="f299" draw:formula="?f92 / ?f6"/>
          <draw:equation draw:name="f300" draw:formula="?f93 / ?f7"/>
          <draw:equation draw:name="f301" draw:formula="?f94 / ?f6"/>
          <draw:equation draw:name="f302" draw:formula="?f95 / ?f7"/>
          <draw:equation draw:name="f303" draw:formula="?f96 / ?f6"/>
          <draw:equation draw:name="f304" draw:formula="?f97 / ?f7"/>
          <draw:equation draw:name="f305" draw:formula="?f98 / ?f6"/>
          <draw:equation draw:name="f306" draw:formula="?f99 / ?f7"/>
          <draw:equation draw:name="f307" draw:formula="?f100 / ?f6"/>
          <draw:equation draw:name="f308" draw:formula="?f101 / ?f7"/>
          <draw:equation draw:name="f309" draw:formula="?f102 / ?f6"/>
          <draw:equation draw:name="f310" draw:formula="?f103 / ?f7"/>
          <draw:equation draw:name="f311" draw:formula="?f104 / ?f6"/>
          <draw:equation draw:name="f312" draw:formula="?f105 / ?f7"/>
          <draw:equation draw:name="f313" draw:formula="?f106 / ?f6"/>
          <draw:equation draw:name="f314" draw:formula="?f107 / ?f7"/>
          <draw:equation draw:name="f315" draw:formula="?f108 / ?f6"/>
          <draw:equation draw:name="f316" draw:formula="?f109 / ?f7"/>
          <draw:equation draw:name="f317" draw:formula="?f110 / ?f6"/>
          <draw:equation draw:name="f318" draw:formula="?f111 / ?f7"/>
          <draw:equation draw:name="f319" draw:formula="?f112 / ?f6"/>
          <draw:equation draw:name="f320" draw:formula="?f113 / ?f7"/>
          <draw:equation draw:name="f321" draw:formula="?f114 / ?f6"/>
          <draw:equation draw:name="f322" draw:formula="?f115 / ?f7"/>
          <draw:equation draw:name="f323" draw:formula="?f116 / ?f6"/>
          <draw:equation draw:name="f324" draw:formula="?f117 / ?f7"/>
          <draw:equation draw:name="f325" draw:formula="?f118 / ?f6"/>
          <draw:equation draw:name="f326" draw:formula="?f119 / ?f7"/>
          <draw:equation draw:name="f327" draw:formula="?f120 / ?f6"/>
          <draw:equation draw:name="f328" draw:formula="?f121 / ?f7"/>
          <draw:equation draw:name="f329" draw:formula="?f122 / ?f6"/>
          <draw:equation draw:name="f330" draw:formula="?f123 / ?f7"/>
          <draw:equation draw:name="f331" draw:formula="?f124 / ?f6"/>
          <draw:equation draw:name="f332" draw:formula="?f125 / ?f7"/>
          <draw:equation draw:name="f333" draw:formula="?f126 / ?f6"/>
          <draw:equation draw:name="f334" draw:formula="?f127 / ?f7"/>
          <draw:equation draw:name="f335" draw:formula="?f128 / ?f6"/>
          <draw:equation draw:name="f336" draw:formula="?f129 / ?f7"/>
          <draw:equation draw:name="f337" draw:formula="?f130 / ?f6"/>
          <draw:equation draw:name="f338" draw:formula="?f131 / ?f7"/>
          <draw:equation draw:name="f339" draw:formula="?f132 / ?f6"/>
          <draw:equation draw:name="f340" draw:formula="?f133 / ?f7"/>
          <draw:equation draw:name="f341" draw:formula="?f134 / ?f6"/>
          <draw:equation draw:name="f342" draw:formula="?f135 / ?f7"/>
          <draw:equation draw:name="f343" draw:formula="?f136 / ?f6"/>
          <draw:equation draw:name="f344" draw:formula="?f137 / ?f7"/>
          <draw:equation draw:name="f345" draw:formula="?f138 / ?f6"/>
          <draw:equation draw:name="f346" draw:formula="?f139 / ?f7"/>
          <draw:equation draw:name="f347" draw:formula="?f140 / ?f6"/>
          <draw:equation draw:name="f348" draw:formula="?f141 / ?f7"/>
          <draw:equation draw:name="f349" draw:formula="?f142 / ?f6"/>
          <draw:equation draw:name="f350" draw:formula="?f143 / ?f7"/>
          <draw:equation draw:name="f351" draw:formula="?f144 / ?f6"/>
          <draw:equation draw:name="f352" draw:formula="?f145 / ?f7"/>
          <draw:equation draw:name="f353" draw:formula="?f146 / ?f6"/>
          <draw:equation draw:name="f354" draw:formula="?f147 / ?f7"/>
          <draw:equation draw:name="f355" draw:formula="?f148 / ?f6"/>
          <draw:equation draw:name="f356" draw:formula="?f149 / ?f7"/>
          <draw:equation draw:name="f357" draw:formula="?f150 / ?f6"/>
          <draw:equation draw:name="f358" draw:formula="?f151 / ?f7"/>
          <draw:equation draw:name="f359" draw:formula="?f152 / ?f6"/>
          <draw:equation draw:name="f360" draw:formula="?f153 / ?f7"/>
          <draw:equation draw:name="f361" draw:formula="?f154 / ?f6"/>
          <draw:equation draw:name="f362" draw:formula="?f155 / ?f7"/>
          <draw:equation draw:name="f363" draw:formula="?f156 / ?f6"/>
          <draw:equation draw:name="f364" draw:formula="?f157 / ?f7"/>
          <draw:equation draw:name="f365" draw:formula="?f158 / ?f6"/>
          <draw:equation draw:name="f366" draw:formula="?f159 / ?f7"/>
          <draw:equation draw:name="f367" draw:formula="?f160 / ?f6"/>
          <draw:equation draw:name="f368" draw:formula="?f161 / ?f7"/>
          <draw:equation draw:name="f369" draw:formula="?f162 / ?f6"/>
          <draw:equation draw:name="f370" draw:formula="?f163 / ?f7"/>
          <draw:equation draw:name="f371" draw:formula="?f164 / ?f6"/>
          <draw:equation draw:name="f372" draw:formula="?f165 / ?f7"/>
          <draw:equation draw:name="f373" draw:formula="?f166 / ?f6"/>
          <draw:equation draw:name="f374" draw:formula="?f167 / ?f7"/>
          <draw:equation draw:name="f375" draw:formula="?f168 / ?f6"/>
          <draw:equation draw:name="f376" draw:formula="?f169 / ?f7"/>
          <draw:equation draw:name="f377" draw:formula="?f170 / ?f6"/>
          <draw:equation draw:name="f378" draw:formula="?f171 / ?f7"/>
          <draw:equation draw:name="f379" draw:formula="?f172 / ?f6"/>
          <draw:equation draw:name="f380" draw:formula="?f173 / ?f7"/>
          <draw:equation draw:name="f381" draw:formula="?f174 / ?f6"/>
          <draw:equation draw:name="f382" draw:formula="?f175 / ?f7"/>
          <draw:equation draw:name="f383" draw:formula="?f176 / ?f7"/>
          <draw:equation draw:name="f384" draw:formula="?f177 / ?f6"/>
          <draw:equation draw:name="f385" draw:formula="?f178 / ?f7"/>
          <draw:equation draw:name="f386" draw:formula="?f179 / ?f6"/>
          <draw:equation draw:name="f387" draw:formula="?f180 / ?f7"/>
          <draw:equation draw:name="f388" draw:formula="?f181 / ?f6"/>
          <draw:equation draw:name="f389" draw:formula="?f182 / ?f7"/>
          <draw:equation draw:name="f390" draw:formula="?f183 / ?f6"/>
          <draw:equation draw:name="f391" draw:formula="?f184 / ?f7"/>
          <draw:equation draw:name="f392" draw:formula="?f185 / ?f6"/>
          <draw:equation draw:name="f393" draw:formula="?f186 / ?f7"/>
          <draw:equation draw:name="f394" draw:formula="?f187 / ?f6"/>
          <draw:equation draw:name="f395" draw:formula="?f188 / ?f7"/>
          <draw:equation draw:name="f396" draw:formula="?f189 / ?f6"/>
          <draw:equation draw:name="f397" draw:formula="?f190 / ?f7"/>
          <draw:equation draw:name="f398" draw:formula="?f191 / ?f6"/>
          <draw:equation draw:name="f399" draw:formula="?f192 / ?f7"/>
          <draw:equation draw:name="f400" draw:formula="?f193 / ?f6"/>
          <draw:equation draw:name="f401" draw:formula="?f194 / ?f7"/>
          <draw:equation draw:name="f402" draw:formula="?f195 / ?f6"/>
          <draw:equation draw:name="f403" draw:formula="?f196 / ?f7"/>
          <draw:equation draw:name="f404" draw:formula="?f197 / ?f6"/>
          <draw:equation draw:name="f405" draw:formula="?f198 / ?f7"/>
          <draw:equation draw:name="f406" draw:formula="?f199 / ?f6"/>
          <draw:equation draw:name="f407" draw:formula="?f200 / ?f7"/>
          <draw:equation draw:name="f408" draw:formula="?f201 / ?f6"/>
          <draw:equation draw:name="f409" draw:formula="?f202 / ?f7"/>
          <draw:equation draw:name="f410" draw:formula="?f203 / ?f7"/>
          <draw:equation draw:name="f411" draw:formula="?f204 / ?f7"/>
          <draw:equation draw:name="f412" draw:formula="?f205 / ?f6"/>
          <draw:equation draw:name="f413" draw:formula="?f206 / ?f7"/>
          <draw:equation draw:name="f414" draw:formula="?f207 / ?f6"/>
          <draw:equation draw:name="f415" draw:formula="?f208 / ?f7"/>
          <draw:equation draw:name="f416" draw:formula="?f209 / ?f6"/>
          <draw:equation draw:name="f417" draw:formula="?f210 / ?f7"/>
          <draw:equation draw:name="f418" draw:formula="?f211 / ?f6"/>
          <draw:equation draw:name="f419" draw:formula="?f212 / ?f7"/>
          <draw:equation draw:name="f420" draw:formula="?f213 / ?f6"/>
          <draw:equation draw:name="f421" draw:formula="?f214 / ?f7"/>
          <draw:equation draw:name="f422" draw:formula="?f0 / ?f6"/>
          <draw:equation draw:name="f423" draw:formula="?f1 / ?f6"/>
          <draw:equation draw:name="f424" draw:formula="?f2 / ?f7"/>
          <draw:equation draw:name="f425" draw:formula="?f3 / ?f7"/>
        </draw:enhanced-geometry>
      </draw:custom-shape>
      <draw:custom-shape svg:x="1.96674in" svg:y="6.12185in" svg:width="2.65761in" svg:height="1.41551in" draw:id="id22" draw:style-name="a145" draw:name="Freeform: Shape 11">
        <svg:title/>
        <svg:desc/>
        <text:p text:style-name="a144" text:class-names="" text:cond-style-name=""><text:span text:style-name="a143" text:class-names=""/></text:p>
        <draw:enhanced-geometry xmlns:dr3d="urn:oasis:names:tc:opendocument:xmlns:dr3d:1.0" draw:type="non-primitive" svg:viewBox="0 0 2430115 1294338"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0115"/>
          <draw:equation draw:name="f7" draw:formula="?f4 / 1294338"/>
          <draw:equation draw:name="f8" draw:formula="0 * ?f5 / 2430115"/>
          <draw:equation draw:name="f9" draw:formula="18759 * ?f5 / 2430115"/>
          <draw:equation draw:name="f10" draw:formula="421385 * ?f5 / 2430115"/>
          <draw:equation draw:name="f11" draw:formula="945169 * ?f5 / 2430115"/>
          <draw:equation draw:name="f12" draw:formula="1083192 * ?f5 / 2430115"/>
          <draw:equation draw:name="f13" draw:formula="1778340 * ?f5 / 2430115"/>
          <draw:equation draw:name="f14" draw:formula="2419558 * ?f5 / 2430115"/>
          <draw:equation draw:name="f15" draw:formula="2430115 * ?f5 / 2430115"/>
          <draw:equation draw:name="f16" draw:formula="1281003 * ?f4 / 1294338"/>
          <draw:equation draw:name="f17" draw:formula="1065812 * ?f4 / 1294338"/>
          <draw:equation draw:name="f18" draw:formula="160260 * ?f4 / 1294338"/>
          <draw:equation draw:name="f19" draw:formula="789 * ?f4 / 1294338"/>
          <draw:equation draw:name="f20" draw:formula="15575 * ?f4 / 1294338"/>
          <draw:equation draw:name="f21" draw:formula="301396 * ?f4 / 1294338"/>
          <draw:equation draw:name="f22" draw:formula="1243748 * ?f4 / 1294338"/>
          <draw:equation draw:name="f23" draw:formula="1294338 * ?f4 / 1294338"/>
          <draw:equation draw:name="f24" draw:formula="?f8 / ?f6"/>
          <draw:equation draw:name="f25" draw:formula="?f16 / ?f7"/>
          <draw:equation draw:name="f26" draw:formula="?f9 / ?f6"/>
          <draw:equation draw:name="f27" draw:formula="?f17 / ?f7"/>
          <draw:equation draw:name="f28" draw:formula="?f10 / ?f6"/>
          <draw:equation draw:name="f29" draw:formula="?f18 / ?f7"/>
          <draw:equation draw:name="f30" draw:formula="?f11 / ?f6"/>
          <draw:equation draw:name="f31" draw:formula="?f19 / ?f7"/>
          <draw:equation draw:name="f32" draw:formula="?f12 / ?f6"/>
          <draw:equation draw:name="f33" draw:formula="?f20 / ?f7"/>
          <draw:equation draw:name="f34" draw:formula="?f13 / ?f6"/>
          <draw:equation draw:name="f35" draw:formula="?f21 / ?f7"/>
          <draw:equation draw:name="f36" draw:formula="?f14 / ?f6"/>
          <draw:equation draw:name="f37" draw:formula="?f22 / ?f7"/>
          <draw:equation draw:name="f38" draw:formula="?f15 / ?f6"/>
          <draw:equation draw:name="f39" draw:formula="?f23 / ?f7"/>
          <draw:equation draw:name="f40" draw:formula="?f0 / ?f6"/>
          <draw:equation draw:name="f41" draw:formula="?f1 / ?f6"/>
          <draw:equation draw:name="f42" draw:formula="?f2 / ?f7"/>
          <draw:equation draw:name="f43" draw:formula="?f3 / ?f7"/>
        </draw:enhanced-geometry>
      </draw:custom-shape>
      <draw:custom-shape svg:x="-0.01198in" svg:y="4.36194in" svg:width="2.70064in" svg:height="3.16443in" draw:id="id23" draw:style-name="a148" draw:name="Freeform: Shape 25">
        <svg:title/>
        <svg:desc/>
        <text:p text:style-name="a147" text:class-names="" text:cond-style-name=""><text:span text:style-name="a146" text:class-names=""/></text:p>
        <draw:enhanced-geometry xmlns:dr3d="urn:oasis:names:tc:opendocument:xmlns:dr3d:1.0" draw:type="non-primitive" svg:viewBox="0 0 2469462 2893553" draw:enhanced-path="M 0 28857 L 49705 15921 C 94327 12220 141445 627 187038 123 551780 -3908 940882 92105 1247137 251792 2215986 756901 2581199 2010367 2440302 2893553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9462"/>
          <draw:equation draw:name="f7" draw:formula="?f4 / 2893553"/>
          <draw:equation draw:name="f8" draw:formula="0 * ?f5 / 2469462"/>
          <draw:equation draw:name="f9" draw:formula="28857 * ?f4 / 2893553"/>
          <draw:equation draw:name="f10" draw:formula="49705 * ?f5 / 2469462"/>
          <draw:equation draw:name="f11" draw:formula="15921 * ?f4 / 2893553"/>
          <draw:equation draw:name="f12" draw:formula="187038 * ?f5 / 2469462"/>
          <draw:equation draw:name="f13" draw:formula="123 * ?f4 / 2893553"/>
          <draw:equation draw:name="f14" draw:formula="1247137 * ?f5 / 2469462"/>
          <draw:equation draw:name="f15" draw:formula="251792 * ?f4 / 2893553"/>
          <draw:equation draw:name="f16" draw:formula="2440302 * ?f5 / 2469462"/>
          <draw:equation draw:name="f17" draw:formula="2893553 * ?f4 / 2893553"/>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presentation:notes style:page-layout-name="pageLayout2" draw:style-name="a180">
        <draw:frame draw:id="id6"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7" presentation:style-name="a156" draw:name="Date Placeholder 2" svg:x="4.24826in" svg:y="0in" svg:width="3.25in" svg:height="0.50174in" presentation:class="date-time" presentation:placeholder="false">
          <draw:text-box>
            <text:p text:style-name="a155" text:class-names="" text:cond-style-name=""><text:span text:style-name="a152" text:class-names=""><text:date text:fixed="false" style:data-style-name="a153">8/12/2022</text:date></text:span><text:span text:style-name="a154" text:class-names=""/></text:p>
          </draw:text-box>
          <svg:title/>
          <svg:desc/>
        </draw:frame>
        <draw:page-thumbnail svg:x="0.75in" svg:y="1.25in" svg:width="6in" svg:height="3.375in" presentation:class="page" draw:id="id8" presentation:style-name="a157" draw:name="Slide Image Placeholder 3">
          <svg:title/>
          <svg:desc/>
        </draw:page-thumbnail>
        <draw:frame draw:id="id9" presentation:style-name="a172" draw:name="Notes Placeholder 4" svg:x="0.75in" svg:y="4.8125in" svg:width="6in" svg:height="3.9375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10" presentation:style-name="a175" draw:name="Footer Placeholder 5" svg:x="0in" svg:y="9.49826in" svg:width="3.25in" svg:height="0.50174in" presentation:class="footer" presentation:placeholder="false">
          <draw:text-box>
            <text:p text:style-name="a174" text:class-names="" text:cond-style-name=""><text:span text:style-name="a173" text:class-names=""/></text:p>
          </draw:text-box>
          <svg:title/>
          <svg:desc/>
        </draw:frame>
        <draw:frame draw:id="id11" presentation:style-name="a179" draw:name="Slide Number Placeholder 6" svg:x="4.24826in" svg:y="9.49826in" svg:width="3.25in" svg:height="0.50174in" presentation:class="page-number" presentation:placeholder="false">
          <draw:text-box>
            <text:p text:style-name="a178" text:class-names="" text:cond-style-name=""><text:span text:style-name="a176" text:class-names=""><text:page-number style:num-format="1" text:fixed="false">‹#›</text:page-number></text:span><text:span text:style-name="a177" text:class-names=""/></text:p>
          </draw:text-box>
          <svg:title/>
          <svg:desc/>
        </draw:frame>
      </presentation:notes>
    </style:master-page>
    <style:master-page style:name="Master1-Layout3-cust-Picture-with-Caption" style:page-layout-name="pageLayout1" draw:style-name="a181">
      <draw:connector draw:type="line" svg:x1="0in" svg:y1="6.91667in" svg:x2="13.33333in" svg:y2="6.91667in" draw:id="id24" draw:layer="Master1-bg" draw:style-name="a182" draw:name="Straight Connector 2">
        <svg:title/>
        <svg:desc/>
      </draw:connector>
      <draw:frame draw:id="id25" presentation:style-name="a185" draw:name="Title 1" svg:x="0.63in" svg:y="0.77in" svg:width="7.11135in" svg:height="0.74in" presentation:class="title" presentation:placeholder="false">
        <draw:text-box>
          <text:p text:style-name="a184" text:class-names="" text:cond-style-name=""><text:span text:style-name="a183" text:class-names="">click to edit master title style</text:span></text:p>
        </draw:text-box>
        <svg:title/>
        <svg:desc/>
      </draw:frame>
      <draw:frame draw:id="id26" presentation:style-name="a189" draw:name="Text Placeholder 3" svg:x="0.63in" svg:y="2.13in" svg:width="5in" svg:height="4.4518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27" draw:style-name="a190" draw:name="Picture 8" svg:x="7.40179in" svg:y="1.43972in" svg:width="5.16964in" svg:height="5.46602in" style:rel-width="scale" style:rel-height="scale">
        <draw:image xlink:href="media/image1.png" xlink:type="simple" xlink:show="embed" xlink:actuate="onLoad"/>
        <svg:title/>
        <svg:desc>Shape, circle

Description automatically generated</svg:desc>
      </draw:frame>
      <draw:custom-shape svg:x="7.74135in" svg:y="0in" svg:width="5.59198in" svg:height="6.73986in" draw:id="id28" draw:style-name="a193" draw:name="Freeform: Shape 17">
        <svg:title/>
        <svg:desc/>
        <text:p text:style-name="a192" text:class-names="" text:cond-style-name=""><text:span text:style-name="a191" text:class-names=""/></text:p>
        <draw:enhanced-geometry xmlns:dr3d="urn:oasis:names:tc:opendocument:xmlns:dr3d:1.0" draw:type="non-primitive" svg:viewBox="0 0 5113309 6162929" draw:enhanced-path="M 81117 0 L 3634645 0 3705129 216937 C 3768027 381054 3849780 540685 3956833 694220 4136988 952807 4374398 1160535 4645418 1338790 4796746 1438318 4920829 1512316 5031903 1574625 L 5113309 1618978 5113309 6102719 5056297 6116431 C 4886403 6150062 4707722 6164497 4521806 6162795 4146032 6159370 3776369 6088419 3411736 5966394 3263463 5916738 3117320 5862607 2974881 5797150 2249814 5463847 1648791 4992377 1160053 4395025 682889 3811744 369553 3172420 186404 2488624 -4956 1773998 -36839 1065081 35878 360546 47653 246483 60608 132589 77715 19675 Z N" draw:text-areas="?f68 ?f70 ?f69 ?f71" draw:glue-points="?f38 ?f39 ?f40 ?f39 ?f41 ?f42 ?f43 ?f44 ?f45 ?f46 ?f47 ?f48 ?f49 ?f50 ?f49 ?f51 ?f52 ?f53 ?f54 ?f55 ?f56 ?f57 ?f58 ?f59 ?f60 ?f61 ?f62 ?f63 ?f64 ?f65 ?f66 ?f6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3309"/>
          <draw:equation draw:name="f7" draw:formula="?f4 / 6162929"/>
          <draw:equation draw:name="f8" draw:formula="81117 * ?f5 / 5113309"/>
          <draw:equation draw:name="f9" draw:formula="0 * ?f4 / 6162929"/>
          <draw:equation draw:name="f10" draw:formula="3634645 * ?f5 / 5113309"/>
          <draw:equation draw:name="f11" draw:formula="3705129 * ?f5 / 5113309"/>
          <draw:equation draw:name="f12" draw:formula="216937 * ?f4 / 6162929"/>
          <draw:equation draw:name="f13" draw:formula="3956833 * ?f5 / 5113309"/>
          <draw:equation draw:name="f14" draw:formula="694220 * ?f4 / 6162929"/>
          <draw:equation draw:name="f15" draw:formula="4645418 * ?f5 / 5113309"/>
          <draw:equation draw:name="f16" draw:formula="1338790 * ?f4 / 6162929"/>
          <draw:equation draw:name="f17" draw:formula="5031903 * ?f5 / 5113309"/>
          <draw:equation draw:name="f18" draw:formula="1574625 * ?f4 / 6162929"/>
          <draw:equation draw:name="f19" draw:formula="5113309 * ?f5 / 5113309"/>
          <draw:equation draw:name="f20" draw:formula="1618978 * ?f4 / 6162929"/>
          <draw:equation draw:name="f21" draw:formula="6102719 * ?f4 / 6162929"/>
          <draw:equation draw:name="f22" draw:formula="5056297 * ?f5 / 5113309"/>
          <draw:equation draw:name="f23" draw:formula="6116431 * ?f4 / 6162929"/>
          <draw:equation draw:name="f24" draw:formula="4521806 * ?f5 / 5113309"/>
          <draw:equation draw:name="f25" draw:formula="6162795 * ?f4 / 6162929"/>
          <draw:equation draw:name="f26" draw:formula="3411736 * ?f5 / 5113309"/>
          <draw:equation draw:name="f27" draw:formula="5966394 * ?f4 / 6162929"/>
          <draw:equation draw:name="f28" draw:formula="2974881 * ?f5 / 5113309"/>
          <draw:equation draw:name="f29" draw:formula="5797150 * ?f4 / 6162929"/>
          <draw:equation draw:name="f30" draw:formula="1160053 * ?f5 / 5113309"/>
          <draw:equation draw:name="f31" draw:formula="4395025 * ?f4 / 6162929"/>
          <draw:equation draw:name="f32" draw:formula="186404 * ?f5 / 5113309"/>
          <draw:equation draw:name="f33" draw:formula="2488624 * ?f4 / 6162929"/>
          <draw:equation draw:name="f34" draw:formula="35878 * ?f5 / 5113309"/>
          <draw:equation draw:name="f35" draw:formula="360546 * ?f4 / 6162929"/>
          <draw:equation draw:name="f36" draw:formula="77715 * ?f5 / 5113309"/>
          <draw:equation draw:name="f37" draw:formula="19675 * ?f4 / 6162929"/>
          <draw:equation draw:name="f38" draw:formula="?f8 / ?f6"/>
          <draw:equation draw:name="f39" draw:formula="?f9 / ?f7"/>
          <draw:equation draw:name="f40" draw:formula="?f10 / ?f6"/>
          <draw:equation draw:name="f41" draw:formula="?f11 / ?f6"/>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7"/>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frame draw:id="id29" presentation:style-name="a197" draw:name="Picture Placeholder 20" svg:x="8.5471in" svg:y="0in" svg:width="4.78623in" svg:height="6.5818in" presentation:class="graphic" presentation:placeholder="false">
        <draw:text-box>
          <text:p text:style-name="a196" text:class-names="" text:cond-style-name=""><text:span text:style-name="a194" text:class-names="">Click icon to add picture</text:span><text:span text:style-name="a195" text:class-names=""/></text:p>
        </draw:text-box>
        <svg:title/>
        <svg:desc/>
      </draw:frame>
      <draw:frame draw:id="id30" presentation:style-name="a200" draw:name="Date Placeholder 4" svg:x="0.4in" svg:y="7.07in" svg:width="1.08in" svg:height="0.34in" presentation:class="date-time" presentation:placeholder="false">
        <draw:text-box>
          <text:p text:style-name="a199" text:class-names="" text:cond-style-name=""><text:span text:style-name="a198" text:class-names="">20XX</text:span></text:p>
        </draw:text-box>
        <svg:title/>
        <svg:desc/>
      </draw:frame>
      <draw:frame draw:id="id31" presentation:style-name="a203" draw:name="Footer Placeholder 5" svg:x="4.79in" svg:y="7.07in" svg:width="3.76in" svg:height="0.34in" presentation:class="footer" presentation:placeholder="false">
        <draw:text-box>
          <text:p text:style-name="a202" text:class-names="" text:cond-style-name=""><text:span text:style-name="a201" text:class-names="">presentation title</text:span></text:p>
        </draw:text-box>
        <svg:title/>
        <svg:desc/>
      </draw:frame>
      <draw:frame draw:id="id32" presentation:style-name="a207" draw:name="Slide Number Placeholder 6" svg:x="12.06in" svg:y="7.07in" svg:width="1.08in" svg:height="0.3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page-layout-name="pageLayout2" draw:style-name="a239">
        <draw:frame draw:id="id6" presentation:style-name="a210" draw:name="Header Placeholder 1" svg:x="0in" svg:y="0in" svg:width="3.25in" svg:height="0.50174in" presentation:class="header" presentation:placeholder="false">
          <draw:text-box>
            <text:p text:style-name="a209" text:class-names="" text:cond-style-name=""><text:span text:style-name="a208" text:class-names=""/></text:p>
          </draw:text-box>
          <svg:title/>
          <svg:desc/>
        </draw:frame>
        <draw:frame draw:id="id7" presentation:style-name="a215" draw:name="Date Placeholder 2" svg:x="4.24826in" svg:y="0in" svg:width="3.25in" svg:height="0.50174in" presentation:class="date-time" presentation:placeholder="false">
          <draw:text-box>
            <text:p text:style-name="a214" text:class-names="" text:cond-style-name=""><text:span text:style-name="a211" text:class-names=""><text:date text:fixed="false" style:data-style-name="a212">8/12/2022</text:date></text:span><text:span text:style-name="a213" text:class-names=""/></text:p>
          </draw:text-box>
          <svg:title/>
          <svg:desc/>
        </draw:frame>
        <draw:page-thumbnail svg:x="0.75in" svg:y="1.25in" svg:width="6in" svg:height="3.375in" presentation:class="page" draw:id="id8" presentation:style-name="a216" draw:name="Slide Image Placeholder 3">
          <svg:title/>
          <svg:desc/>
        </draw:page-thumbnail>
        <draw:frame draw:id="id9" presentation:style-name="a231" draw:name="Notes Placeholder 4" svg:x="0.75in" svg:y="4.8125in" svg:width="6in" svg:height="3.9375in" presentation:class="notes"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Fifth level</text:span></text:p>
                              </text:list-item>
                            </text:list>
                          </text:list-item>
                        </text:list>
                      </text:list-item>
                    </text:list>
                  </text:list-item>
                </text:list>
              </text:list-item>
            </text:list>
          </draw:text-box>
          <svg:title/>
          <svg:desc/>
        </draw:frame>
        <draw:frame draw:id="id10" presentation:style-name="a234" draw:name="Footer Placeholder 5" svg:x="0in" svg:y="9.49826in" svg:width="3.25in" svg:height="0.50174in" presentation:class="footer" presentation:placeholder="false">
          <draw:text-box>
            <text:p text:style-name="a233" text:class-names="" text:cond-style-name=""><text:span text:style-name="a232" text:class-names=""/></text:p>
          </draw:text-box>
          <svg:title/>
          <svg:desc/>
        </draw:frame>
        <draw:frame draw:id="id11" presentation:style-name="a238" draw:name="Slide Number Placeholder 6" svg:x="4.24826in" svg:y="9.49826in" svg:width="3.25in" svg:height="0.50174in" presentation:class="page-number" presentation:placeholder="false">
          <draw:text-box>
            <text:p text:style-name="a237" text:class-names="" text:cond-style-name=""><text:span text:style-name="a235" text:class-names=""><text:page-number style:num-format="1" text:fixed="false">‹#›</text:page-number></text:span><text:span text:style-name="a236" text:class-names=""/></text:p>
          </draw:text-box>
          <svg:title/>
          <svg:desc/>
        </draw:frame>
      </presentation:notes>
    </style:master-page>
    <style:master-page style:name="Master1-Layout4-secHead-Section-Header" style:page-layout-name="pageLayout1" draw:style-name="a240">
      <draw:custom-shape svg:x="0in" svg:y="1.59072in" svg:width="7.96145in" svg:height="5.90928in" draw:id="id33" draw:style-name="a243" draw:name="Freeform: Shape 24">
        <svg:title/>
        <svg:desc/>
        <text:p text:style-name="a242" text:class-names="" text:cond-style-name=""><text:span text:style-name="a241" text:class-names=""/></text:p>
        <draw:enhanced-geometry xmlns:dr3d="urn:oasis:names:tc:opendocument:xmlns:dr3d:1.0" draw:type="non-primitive" svg:viewBox="0 0 7279953 5403446" draw:enhanced-path="M 2849225 1991 C 3990388 -25010 5049890 221659 5787175 802235 6927689 1700322 7466345 3530716 7222098 5257058 L 7198134 5403446 0 5403446 0 593527 151492 533307 C 1024681 209544 1961653 22991 2849225 1991 Z N" draw:text-areas="?f32 ?f34 ?f33 ?f35" draw:glue-points="?f20 ?f21 ?f22 ?f23 ?f24 ?f25 ?f26 ?f27 ?f28 ?f27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79953"/>
          <draw:equation draw:name="f7" draw:formula="?f4 / 5403446"/>
          <draw:equation draw:name="f8" draw:formula="2849225 * ?f5 / 7279953"/>
          <draw:equation draw:name="f9" draw:formula="1991 * ?f4 / 5403446"/>
          <draw:equation draw:name="f10" draw:formula="5787175 * ?f5 / 7279953"/>
          <draw:equation draw:name="f11" draw:formula="802235 * ?f4 / 5403446"/>
          <draw:equation draw:name="f12" draw:formula="7222098 * ?f5 / 7279953"/>
          <draw:equation draw:name="f13" draw:formula="5257058 * ?f4 / 5403446"/>
          <draw:equation draw:name="f14" draw:formula="7198134 * ?f5 / 7279953"/>
          <draw:equation draw:name="f15" draw:formula="5403446 * ?f4 / 5403446"/>
          <draw:equation draw:name="f16" draw:formula="0 * ?f5 / 7279953"/>
          <draw:equation draw:name="f17" draw:formula="593527 * ?f4 / 5403446"/>
          <draw:equation draw:name="f18" draw:formula="151492 * ?f5 / 7279953"/>
          <draw:equation draw:name="f19" draw:formula="533307 * ?f4 / 540344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34" presentation:style-name="a246" draw:name="Title 1" svg:x="2.8in" svg:y="3.36667in" svg:width="5.29379in" svg:height="1.93958in" presentation:class="title" presentation:placeholder="false">
        <draw:text-box>
          <text:p text:style-name="a245" text:class-names="" text:cond-style-name=""><text:span text:style-name="a244" text:class-names="">click to edit master title style</text:span></text:p>
        </draw:text-box>
        <svg:title/>
        <svg:desc/>
      </draw:frame>
      <draw:frame draw:id="id35" presentation:style-name="a250" draw:name="Text Placeholder 2" svg:x="2.8in" svg:y="5.30625in" svg:width="5.29379in" svg:height="0.60303in" presentation:class="outline" presentation:placeholder="false">
        <draw:text-box>
          <text:list text:style-name="a249">
            <text:list-item>
              <text:p text:style-name="a248" text:class-names="" text:cond-style-name=""><text:span text:style-name="a247" text:class-names="">Click to edit Master text styles</text:span></text:p>
            </text:list-item>
          </text:list>
        </draw:text-box>
        <svg:title/>
        <svg:desc/>
      </draw:frame>
      <draw:custom-shape svg:x="0in" svg:y="0in" svg:width="5.80364in" svg:height="4.49989in" draw:id="id36" draw:style-name="a253" draw:name="Freeform: Shape 18">
        <svg:title/>
        <svg:desc/>
        <text:p text:style-name="a252" text:class-names="" text:cond-style-name=""><text:span text:style-name="a251" text:class-names=""/></text:p>
        <draw:enhanced-geometry xmlns:dr3d="urn:oasis:names:tc:opendocument:xmlns:dr3d:1.0" draw:type="non-primitive" svg:viewBox="0 0 5306847 4114703" draw:enhanced-path="M 1128214 3116019 C 1020407 3112849 934621 3147254 835809 3193860 991711 3275302 1093677 3197996 1244658 3132653 1202531 3122307 1164149 3117076 1128214 3116019 Z M 593382 3062082 C 666221 3122063 666221 3122063 746859 3073079 685821 3068289 639551 3064927 593382 3062082 Z M 0 2705805 L 793045 2775067 C 872771 2782134 952141 2798402 1031840 2810847 1030016 2823558 1028194 2836269 1026371 2848980 704076 2836414 381363 2824467 59068 2811901 56312 2825330 53039 2838860 50283 2852290 138689 2879159 225990 2919674 316347 2928972 568414 2955726 822478 2976182 1075878 2984948 1177425 2988311 1280417 2952174 1383585 2941791 1419871 2937961 1457682 2958548 1495153 3004988 1442322 3031375 1389908 3057143 1311595 3096004 1483118 3133579 1639406 3001661 1793219 3146904 1595919 3178271 1420957 3205833 1246095 3233913 1245393 3249629 1244275 3265964 1243573 3281681 1352463 3303493 1462717 3321280 1569927 3348255 1677755 3375648 1800706 3375924 1898220 3518678 1702261 3471349 1541180 3432280 1379583 3393314 1374974 3405492 1370464 3418188 1365854 3430365 1540506 3542009 1762365 3576246 1899877 3756354 1729844 3690553 1560427 3625170 1390394 3559368 1455755 3666468 1602337 3672359 1652019 3834080 1517524 3768894 1411475 3717517 1277598 3652747 1304152 3811443 1438682 3929273 1363636 4114703 1272875 3885215 1192331 3677917 1003785 3536203 1048248 3668317 1092712 3800431 1137175 3932544 1121949 3939802 1107341 3947477 1092633 3954634 1055347 3892578 1016610 3831341 981708 3767746 925311 3665351 872750 3560598 816353 3458203 777054 3385793 717247 3343158 612237 3330261 672664 3492043 727487 3638798 782209 3785035 572042 3628721 552638 3346680 359536 3187049 345345 3194105 331052 3200644 316861 3207700 384388 3394965 452015 3582747 519543 3770012 317129 3592849 270637 3334341 119870 3080521 133778 3306683 144807 3490424 155937 3674683 79119 3565244 60423 3440074 39600 3316729 L 0 3138695 Z M 0 2448197 L 55485 2448349 C 79143 2448585 102949 2460612 127415 2484330 96804 2492161 66039 2498292 35102 2503119 L 0 2507241 Z M 0 1951810 L 65069 1993449 C 234655 2093527 417878 2161264 541335 2322212 393021 2252189 244921 2180513 95359 2112344 L 0 2070199 Z M 1493216 1252887 C 1220896 1246187 976054 1320104 774195 1512992 1013835 1426118 1253575 1339762 1493216 1252887 Z M 76255 1097450 C 86992 1188574 64019 1269865 33618 1349175 L 0 1432332 0 1189112 Z M 2029776 932082 C 1883920 965807 1753992 995897 1584547 1035281 1704917 1074740 1779707 1117150 1855741 1119025 1949029 1121307 2015358 1062211 2029776 932082 Z M 2172757 756549 C 1970568 754483 1576148 862311 1449360 944440 1454818 947677 1460264 953603 1465019 953215 1681267 933746 1879501 802270 2108011 848645 2119676 850676 2142252 801159 2172757 756549 Z M 4252658 150792 C 4149128 250428 4046016 349445 3931686 459776 4064182 511921 4082927 404053 4132278 351481 4184746 295617 4233306 236214 4283202 178164 4272815 168900 4263045 160055 4252658 150792 Z M 3325439 0 L 3418746 0 3419677 8956 C 3407198 112089 3333136 193875 3293135 286266 3239068 411208 3176956 533415 3118350 657091 3259221 708146 3272278 700772 3329162 590326 3429991 393974 3533709 198674 3639279 4623 L 3642347 0 3767243 0 3613382 253431 C 3548391 360484 3483856 466776 3417993 575207 3606999 608847 3625945 601403 3686405 478980 3746865 356556 3795788 227242 3866549 110874 L 3929931 0 4126959 0 4117244 13877 C 4088992 57697 4063180 103679 4042900 153958 4165646 133859 4232472 -80058 4386860 73668 L 4454900 0 4550359 0 4527388 31847 C 4475179 97331 4414739 156356 4376382 240637 4472143 164539 4566568 87088 4663766 12858 L 4679372 0 4869273 0 4683376 138589 C 4603308 199482 4523612 260907 4443736 322099 4423613 337293 4409754 359865 4371506 403295 4705179 314259 4963400 71734 5289989 73257 5295781 92010 5301056 110862 5306847 129614 5111795 205673 4917360 282148 4722826 358107 4725758 370429 4729207 382653 4732656 394876 4874768 386056 5016981 377753 5154856 369219 5172895 456506 5142444 471022 5086105 476601 4973843 487140 4855128 467236 4749699 535007 4818316 611925 4965226 495261 5008733 672153 4879619 665016 4767341 658904 4655581 652691 4651703 663115 4648343 673438 4644466 683862 4742284 728780 4840720 774115 4964410 830658 4825152 906616 4748385 807106 4658386 788605 4550430 766073 4443019 738062 4333885 723281 4235282 710213 4133400 671995 4008791 732211 4212201 837191 4433679 825299 4598281 981875 4554179 978629 4507982 981161 4465159 970683 4225455 910902 3986498 846679 3747111 785763 3674263 767152 3598698 734563 3529957 800574 3767152 905433 4004046 1008738 4239375 1115034 4251744 1120688 4255022 1145839 4280974 1202039 4115795 1136369 3983414 1082053 3849984 1030627 3703769 974163 3560511 905307 3409429 870743 3277956 840425 3137597 849979 3000741 841661 3000583 851899 3001045 862555 3001634 868350 3327376 973188 3653018 1077509 3977926 1183583 3983083 1185267 3981736 1205944 3987416 1246207 3562053 1145154 3161932 958607 2715015 1008947 2913892 1071290 3112670 1133115 3348065 1206626 3297258 1221338 3278613 1230335 3259910 1230747 3234183 1230912 3207751 1227454 3182468 1221624 2967301 1172117 2752780 1117650 2536035 1073823 2469667 1060936 2391980 1058844 2329567 1080109 2046689 1176463 1767377 1282868 1490638 1410800 1520617 1407659 1553455 1410945 1579656 1399406 1895696 1263834 2231071 1224969 2568862 1198528 2620130 1194472 2673542 1215249 2724042 1259695 2571530 1281281 2418503 1302968 2265993 1324555 2569176 1396172 2881348 1329044 3218786 1449876 2848240 1456896 2523160 1463138 2197564 1469480 2634364 1596247 3093386 1602651 3519100 1755212 3515698 1773602 3512195 1791475 3508692 1809348 3334541 1780341 3160491 1751854 2986339 1722848 2985995 1729362 2985134 1735976 2984790 1742491 3180599 1838739 3376308 1934470 3571283 2031955 3590246 2041162 3604298 2060996 3615118 2086291 3315979 1971984 3021953 1848086 2708513 1781688 2851625 1938142 3056208 2016031 3172418 2199742 2837500 2011804 2530831 1775932 2132197 1641209 2297210 1857876 2515461 1989518 2630167 2204145 2620199 2213603 2609815 2223681 2599847 2233140 2423365 2076186 2246266 1918816 2069682 1761346 2063866 1767312 2057531 1773378 2051614 1778826 2127561 1876885 2202890 1974525 2278737 2072065 2269071 2083077 2259922 2093989 2250256 2105001 2218132 2083308 2182376 2065008 2154719 2038687 2004929 1894811 1856806 1748464 1707849 1603352 1660151 1556751 1608475 1520056 1525666 1568923 1644305 1762370 1861291 1879215 1930439 2152124 1749961 1969085 1599063 1819516 1452634 1665318 1387177 1596381 1332323 1535053 1219821 1571963 1171385 1587826 1107384 1556750 1050195 1546914 1044753 1560328 1039928 1574160 1034486 1587574 1183149 1689764 1332431 1792370 1481611 1894459 1477633 1904365 1473139 1914372 1469161 1924278 1438720 1916764 1405048 1914714 1377537 1900183 1250800 1833487 1128026 1759575 999407 1697006 940148 1668231 870548 1660808 805960 1643277 801451 1655973 797459 1668568 793467 1681164 870528 1724206 949771 1764676 1024949 1811845 1093334 1854426 1157236 1904325 1212262 1972065 950723 1899338 731111 1691672 398553 1745032 563711 1874101 735352 1928845 824711 2090377 664042 2012011 501706 1936118 343018 1854143 232967 1797366 128499 1795713 17025 1831006 L 0 1837998 0 1569479 14353 1564248 C 65704 1543060 73561 1526020 94549 1453845 165450 1211199 231811 967286 303185 713266 363588 700988 379612 758581 371403 807454 347391 954490 313466 1100229 281093 1245667 270297 1295043 252074 1342102 235045 1398061 422030 1363327 499846 1261168 503757 1085268 507600 922811 527558 760445 543798 598266 547928 558781 566210 520307 585451 456397 691570 593718 634414 716573 630810 833318 626904 948510 614840 1063138 605863 1179852 710325 1178888 723374 1113495 737759 1049453 778358 871793 818340 693716 860592 516272 873370 463288 894091 412520 919291 335094 1046915 469847 949233 577479 935687 678965 921251 792442 881417 902260 843787 1045497 974086 1003516 1038951 947928 1055830 841497 1092988 610244 1129631 379092 1167925 148157 1175704 102592 1191126 57688 1224921 16199 1343641 273562 1211458 518449 1192163 811235 1240925 752868 1274018 727094 1288968 693566 1366529 521078 1438934 346907 1514227 173786 1536499 122717 1562277 73114 1591631 11535 1715369 98692 1626331 173484 1607996 242054 1588714 314031 1554578 381375 1512804 486736 1699705 368746 1809116 211019 2008275 120194 1975712 341957 1748143 352883 1694687 538951 1798124 496818 1883072 453444 1973612 427786 2058046 403853 2121251 290029 2252888 368128 2060756 577929 1763959 569540 1577384 763755 1813063 703438 2048326 643739 2290626 581598 2311708 540968 2331799 492472 2361773 450651 2371869 436331 2411170 428692 2428281 436648 2445390 444605 2465751 483089 2459792 496603 2425298 573150 2386680 647812 2342604 719236 2289465 804779 2229631 886250 2156442 992882 2278327 979398 2337722 942603 2377128 855431 2465761 659839 2562641 468016 2657869 275977 2674054 243283 2698586 214875 2717845 186956 2806237 216514 2787557 272258 2765311 317949 2711831 429346 2652993 538024 2594672 646600 2561497 707847 2524716 767109 2479362 845766 2617711 845199 2702591 815269 2760035 696655 2856540 497384 2971491 307421 3075725 112019 3101604 62935 3122083 19198 3201798 48294 3169207 275435 2991779 439398 2921347 651331 3025885 675601 3037410 605132 3060603 556032 3142287 385430 3219232 212524 3300399 42022 Z N" draw:text-areas="?f856 ?f858 ?f857 ?f859" draw:glue-points="?f432 ?f433 ?f434 ?f435 ?f436 ?f437 ?f432 ?f433 ?f438 ?f439 ?f440 ?f441 ?f438 ?f439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442 ?f514 ?f442 ?f515 ?f516 ?f517 ?f518 ?f519 ?f520 ?f521 ?f442 ?f522 ?f442 ?f523 ?f524 ?f525 ?f526 ?f527 ?f528 ?f529 ?f442 ?f530 ?f531 ?f532 ?f533 ?f534 ?f531 ?f532 ?f535 ?f536 ?f537 ?f538 ?f442 ?f539 ?f442 ?f540 ?f541 ?f542 ?f543 ?f544 ?f545 ?f546 ?f541 ?f542 ?f547 ?f548 ?f549 ?f550 ?f551 ?f552 ?f553 ?f554 ?f547 ?f548 ?f555 ?f556 ?f557 ?f558 ?f559 ?f560 ?f561 ?f562 ?f555 ?f556 ?f563 ?f564 ?f565 ?f564 ?f566 ?f567 ?f568 ?f569 ?f570 ?f571 ?f572 ?f573 ?f574 ?f575 ?f576 ?f564 ?f577 ?f564 ?f578 ?f579 ?f580 ?f581 ?f582 ?f583 ?f584 ?f585 ?f586 ?f564 ?f587 ?f564 ?f588 ?f589 ?f590 ?f591 ?f592 ?f593 ?f594 ?f564 ?f595 ?f564 ?f596 ?f597 ?f598 ?f599 ?f600 ?f601 ?f602 ?f564 ?f603 ?f564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442 ?f758 ?f442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06847"/>
          <draw:equation draw:name="f7" draw:formula="?f4 / 4114703"/>
          <draw:equation draw:name="f8" draw:formula="1128214 * ?f5 / 5306847"/>
          <draw:equation draw:name="f9" draw:formula="3116019 * ?f4 / 4114703"/>
          <draw:equation draw:name="f10" draw:formula="835809 * ?f5 / 5306847"/>
          <draw:equation draw:name="f11" draw:formula="3193860 * ?f4 / 4114703"/>
          <draw:equation draw:name="f12" draw:formula="1244658 * ?f5 / 5306847"/>
          <draw:equation draw:name="f13" draw:formula="3132653 * ?f4 / 4114703"/>
          <draw:equation draw:name="f14" draw:formula="593382 * ?f5 / 5306847"/>
          <draw:equation draw:name="f15" draw:formula="3062082 * ?f4 / 4114703"/>
          <draw:equation draw:name="f16" draw:formula="746859 * ?f5 / 5306847"/>
          <draw:equation draw:name="f17" draw:formula="3073079 * ?f4 / 4114703"/>
          <draw:equation draw:name="f18" draw:formula="0 * ?f5 / 5306847"/>
          <draw:equation draw:name="f19" draw:formula="2705805 * ?f4 / 4114703"/>
          <draw:equation draw:name="f20" draw:formula="793045 * ?f5 / 5306847"/>
          <draw:equation draw:name="f21" draw:formula="2775067 * ?f4 / 4114703"/>
          <draw:equation draw:name="f22" draw:formula="1031840 * ?f5 / 5306847"/>
          <draw:equation draw:name="f23" draw:formula="2810847 * ?f4 / 4114703"/>
          <draw:equation draw:name="f24" draw:formula="1026371 * ?f5 / 5306847"/>
          <draw:equation draw:name="f25" draw:formula="2848980 * ?f4 / 4114703"/>
          <draw:equation draw:name="f26" draw:formula="59068 * ?f5 / 5306847"/>
          <draw:equation draw:name="f27" draw:formula="2811901 * ?f4 / 4114703"/>
          <draw:equation draw:name="f28" draw:formula="50283 * ?f5 / 5306847"/>
          <draw:equation draw:name="f29" draw:formula="2852290 * ?f4 / 4114703"/>
          <draw:equation draw:name="f30" draw:formula="316347 * ?f5 / 5306847"/>
          <draw:equation draw:name="f31" draw:formula="2928972 * ?f4 / 4114703"/>
          <draw:equation draw:name="f32" draw:formula="1075878 * ?f5 / 5306847"/>
          <draw:equation draw:name="f33" draw:formula="2984948 * ?f4 / 4114703"/>
          <draw:equation draw:name="f34" draw:formula="1383585 * ?f5 / 5306847"/>
          <draw:equation draw:name="f35" draw:formula="2941791 * ?f4 / 4114703"/>
          <draw:equation draw:name="f36" draw:formula="1495153 * ?f5 / 5306847"/>
          <draw:equation draw:name="f37" draw:formula="3004988 * ?f4 / 4114703"/>
          <draw:equation draw:name="f38" draw:formula="1311595 * ?f5 / 5306847"/>
          <draw:equation draw:name="f39" draw:formula="3096004 * ?f4 / 4114703"/>
          <draw:equation draw:name="f40" draw:formula="1793219 * ?f5 / 5306847"/>
          <draw:equation draw:name="f41" draw:formula="3146904 * ?f4 / 4114703"/>
          <draw:equation draw:name="f42" draw:formula="1246095 * ?f5 / 5306847"/>
          <draw:equation draw:name="f43" draw:formula="3233913 * ?f4 / 4114703"/>
          <draw:equation draw:name="f44" draw:formula="1243573 * ?f5 / 5306847"/>
          <draw:equation draw:name="f45" draw:formula="3281681 * ?f4 / 4114703"/>
          <draw:equation draw:name="f46" draw:formula="1569927 * ?f5 / 5306847"/>
          <draw:equation draw:name="f47" draw:formula="3348255 * ?f4 / 4114703"/>
          <draw:equation draw:name="f48" draw:formula="1898220 * ?f5 / 5306847"/>
          <draw:equation draw:name="f49" draw:formula="3518678 * ?f4 / 4114703"/>
          <draw:equation draw:name="f50" draw:formula="1379583 * ?f5 / 5306847"/>
          <draw:equation draw:name="f51" draw:formula="3393314 * ?f4 / 4114703"/>
          <draw:equation draw:name="f52" draw:formula="1365854 * ?f5 / 5306847"/>
          <draw:equation draw:name="f53" draw:formula="3430365 * ?f4 / 4114703"/>
          <draw:equation draw:name="f54" draw:formula="1899877 * ?f5 / 5306847"/>
          <draw:equation draw:name="f55" draw:formula="3756354 * ?f4 / 4114703"/>
          <draw:equation draw:name="f56" draw:formula="1390394 * ?f5 / 5306847"/>
          <draw:equation draw:name="f57" draw:formula="3559368 * ?f4 / 4114703"/>
          <draw:equation draw:name="f58" draw:formula="1652019 * ?f5 / 5306847"/>
          <draw:equation draw:name="f59" draw:formula="3834080 * ?f4 / 4114703"/>
          <draw:equation draw:name="f60" draw:formula="1277598 * ?f5 / 5306847"/>
          <draw:equation draw:name="f61" draw:formula="3652747 * ?f4 / 4114703"/>
          <draw:equation draw:name="f62" draw:formula="1363636 * ?f5 / 5306847"/>
          <draw:equation draw:name="f63" draw:formula="4114703 * ?f4 / 4114703"/>
          <draw:equation draw:name="f64" draw:formula="1003785 * ?f5 / 5306847"/>
          <draw:equation draw:name="f65" draw:formula="3536203 * ?f4 / 4114703"/>
          <draw:equation draw:name="f66" draw:formula="1137175 * ?f5 / 5306847"/>
          <draw:equation draw:name="f67" draw:formula="3932544 * ?f4 / 4114703"/>
          <draw:equation draw:name="f68" draw:formula="1092633 * ?f5 / 5306847"/>
          <draw:equation draw:name="f69" draw:formula="3954634 * ?f4 / 4114703"/>
          <draw:equation draw:name="f70" draw:formula="981708 * ?f5 / 5306847"/>
          <draw:equation draw:name="f71" draw:formula="3767746 * ?f4 / 4114703"/>
          <draw:equation draw:name="f72" draw:formula="816353 * ?f5 / 5306847"/>
          <draw:equation draw:name="f73" draw:formula="3458203 * ?f4 / 4114703"/>
          <draw:equation draw:name="f74" draw:formula="612237 * ?f5 / 5306847"/>
          <draw:equation draw:name="f75" draw:formula="3330261 * ?f4 / 4114703"/>
          <draw:equation draw:name="f76" draw:formula="782209 * ?f5 / 5306847"/>
          <draw:equation draw:name="f77" draw:formula="3785035 * ?f4 / 4114703"/>
          <draw:equation draw:name="f78" draw:formula="359536 * ?f5 / 5306847"/>
          <draw:equation draw:name="f79" draw:formula="3187049 * ?f4 / 4114703"/>
          <draw:equation draw:name="f80" draw:formula="316861 * ?f5 / 5306847"/>
          <draw:equation draw:name="f81" draw:formula="3207700 * ?f4 / 4114703"/>
          <draw:equation draw:name="f82" draw:formula="519543 * ?f5 / 5306847"/>
          <draw:equation draw:name="f83" draw:formula="3770012 * ?f4 / 4114703"/>
          <draw:equation draw:name="f84" draw:formula="119870 * ?f5 / 5306847"/>
          <draw:equation draw:name="f85" draw:formula="3080521 * ?f4 / 4114703"/>
          <draw:equation draw:name="f86" draw:formula="155937 * ?f5 / 5306847"/>
          <draw:equation draw:name="f87" draw:formula="3674683 * ?f4 / 4114703"/>
          <draw:equation draw:name="f88" draw:formula="39600 * ?f5 / 5306847"/>
          <draw:equation draw:name="f89" draw:formula="3316729 * ?f4 / 4114703"/>
          <draw:equation draw:name="f90" draw:formula="3138695 * ?f4 / 4114703"/>
          <draw:equation draw:name="f91" draw:formula="2448197 * ?f4 / 4114703"/>
          <draw:equation draw:name="f92" draw:formula="55485 * ?f5 / 5306847"/>
          <draw:equation draw:name="f93" draw:formula="2448349 * ?f4 / 4114703"/>
          <draw:equation draw:name="f94" draw:formula="127415 * ?f5 / 5306847"/>
          <draw:equation draw:name="f95" draw:formula="2484330 * ?f4 / 4114703"/>
          <draw:equation draw:name="f96" draw:formula="35102 * ?f5 / 5306847"/>
          <draw:equation draw:name="f97" draw:formula="2503119 * ?f4 / 4114703"/>
          <draw:equation draw:name="f98" draw:formula="2507241 * ?f4 / 4114703"/>
          <draw:equation draw:name="f99" draw:formula="1951810 * ?f4 / 4114703"/>
          <draw:equation draw:name="f100" draw:formula="65069 * ?f5 / 5306847"/>
          <draw:equation draw:name="f101" draw:formula="1993449 * ?f4 / 4114703"/>
          <draw:equation draw:name="f102" draw:formula="541335 * ?f5 / 5306847"/>
          <draw:equation draw:name="f103" draw:formula="2322212 * ?f4 / 4114703"/>
          <draw:equation draw:name="f104" draw:formula="95359 * ?f5 / 5306847"/>
          <draw:equation draw:name="f105" draw:formula="2112344 * ?f4 / 4114703"/>
          <draw:equation draw:name="f106" draw:formula="2070199 * ?f4 / 4114703"/>
          <draw:equation draw:name="f107" draw:formula="1493216 * ?f5 / 5306847"/>
          <draw:equation draw:name="f108" draw:formula="1252887 * ?f4 / 4114703"/>
          <draw:equation draw:name="f109" draw:formula="774195 * ?f5 / 5306847"/>
          <draw:equation draw:name="f110" draw:formula="1512992 * ?f4 / 4114703"/>
          <draw:equation draw:name="f111" draw:formula="76255 * ?f5 / 5306847"/>
          <draw:equation draw:name="f112" draw:formula="1097450 * ?f4 / 4114703"/>
          <draw:equation draw:name="f113" draw:formula="33618 * ?f5 / 5306847"/>
          <draw:equation draw:name="f114" draw:formula="1349175 * ?f4 / 4114703"/>
          <draw:equation draw:name="f115" draw:formula="1432332 * ?f4 / 4114703"/>
          <draw:equation draw:name="f116" draw:formula="1189112 * ?f4 / 4114703"/>
          <draw:equation draw:name="f117" draw:formula="2029776 * ?f5 / 5306847"/>
          <draw:equation draw:name="f118" draw:formula="932082 * ?f4 / 4114703"/>
          <draw:equation draw:name="f119" draw:formula="1584547 * ?f5 / 5306847"/>
          <draw:equation draw:name="f120" draw:formula="1035281 * ?f4 / 4114703"/>
          <draw:equation draw:name="f121" draw:formula="1855741 * ?f5 / 5306847"/>
          <draw:equation draw:name="f122" draw:formula="1119025 * ?f4 / 4114703"/>
          <draw:equation draw:name="f123" draw:formula="2172757 * ?f5 / 5306847"/>
          <draw:equation draw:name="f124" draw:formula="756549 * ?f4 / 4114703"/>
          <draw:equation draw:name="f125" draw:formula="1449360 * ?f5 / 5306847"/>
          <draw:equation draw:name="f126" draw:formula="944440 * ?f4 / 4114703"/>
          <draw:equation draw:name="f127" draw:formula="1465019 * ?f5 / 5306847"/>
          <draw:equation draw:name="f128" draw:formula="953215 * ?f4 / 4114703"/>
          <draw:equation draw:name="f129" draw:formula="2108011 * ?f5 / 5306847"/>
          <draw:equation draw:name="f130" draw:formula="848645 * ?f4 / 4114703"/>
          <draw:equation draw:name="f131" draw:formula="4252658 * ?f5 / 5306847"/>
          <draw:equation draw:name="f132" draw:formula="150792 * ?f4 / 4114703"/>
          <draw:equation draw:name="f133" draw:formula="3931686 * ?f5 / 5306847"/>
          <draw:equation draw:name="f134" draw:formula="459776 * ?f4 / 4114703"/>
          <draw:equation draw:name="f135" draw:formula="4132278 * ?f5 / 5306847"/>
          <draw:equation draw:name="f136" draw:formula="351481 * ?f4 / 4114703"/>
          <draw:equation draw:name="f137" draw:formula="4283202 * ?f5 / 5306847"/>
          <draw:equation draw:name="f138" draw:formula="178164 * ?f4 / 4114703"/>
          <draw:equation draw:name="f139" draw:formula="3325439 * ?f5 / 5306847"/>
          <draw:equation draw:name="f140" draw:formula="0 * ?f4 / 4114703"/>
          <draw:equation draw:name="f141" draw:formula="3418746 * ?f5 / 5306847"/>
          <draw:equation draw:name="f142" draw:formula="3419677 * ?f5 / 5306847"/>
          <draw:equation draw:name="f143" draw:formula="8956 * ?f4 / 4114703"/>
          <draw:equation draw:name="f144" draw:formula="3293135 * ?f5 / 5306847"/>
          <draw:equation draw:name="f145" draw:formula="286266 * ?f4 / 4114703"/>
          <draw:equation draw:name="f146" draw:formula="3118350 * ?f5 / 5306847"/>
          <draw:equation draw:name="f147" draw:formula="657091 * ?f4 / 4114703"/>
          <draw:equation draw:name="f148" draw:formula="3329162 * ?f5 / 5306847"/>
          <draw:equation draw:name="f149" draw:formula="590326 * ?f4 / 4114703"/>
          <draw:equation draw:name="f150" draw:formula="3639279 * ?f5 / 5306847"/>
          <draw:equation draw:name="f151" draw:formula="4623 * ?f4 / 4114703"/>
          <draw:equation draw:name="f152" draw:formula="3642347 * ?f5 / 5306847"/>
          <draw:equation draw:name="f153" draw:formula="3767243 * ?f5 / 5306847"/>
          <draw:equation draw:name="f154" draw:formula="3613382 * ?f5 / 5306847"/>
          <draw:equation draw:name="f155" draw:formula="253431 * ?f4 / 4114703"/>
          <draw:equation draw:name="f156" draw:formula="3417993 * ?f5 / 5306847"/>
          <draw:equation draw:name="f157" draw:formula="575207 * ?f4 / 4114703"/>
          <draw:equation draw:name="f158" draw:formula="3686405 * ?f5 / 5306847"/>
          <draw:equation draw:name="f159" draw:formula="478980 * ?f4 / 4114703"/>
          <draw:equation draw:name="f160" draw:formula="3866549 * ?f5 / 5306847"/>
          <draw:equation draw:name="f161" draw:formula="110874 * ?f4 / 4114703"/>
          <draw:equation draw:name="f162" draw:formula="3929931 * ?f5 / 5306847"/>
          <draw:equation draw:name="f163" draw:formula="4126959 * ?f5 / 5306847"/>
          <draw:equation draw:name="f164" draw:formula="4117244 * ?f5 / 5306847"/>
          <draw:equation draw:name="f165" draw:formula="13877 * ?f4 / 4114703"/>
          <draw:equation draw:name="f166" draw:formula="4042900 * ?f5 / 5306847"/>
          <draw:equation draw:name="f167" draw:formula="153958 * ?f4 / 4114703"/>
          <draw:equation draw:name="f168" draw:formula="4386860 * ?f5 / 5306847"/>
          <draw:equation draw:name="f169" draw:formula="73668 * ?f4 / 4114703"/>
          <draw:equation draw:name="f170" draw:formula="4454900 * ?f5 / 5306847"/>
          <draw:equation draw:name="f171" draw:formula="4550359 * ?f5 / 5306847"/>
          <draw:equation draw:name="f172" draw:formula="4527388 * ?f5 / 5306847"/>
          <draw:equation draw:name="f173" draw:formula="31847 * ?f4 / 4114703"/>
          <draw:equation draw:name="f174" draw:formula="4376382 * ?f5 / 5306847"/>
          <draw:equation draw:name="f175" draw:formula="240637 * ?f4 / 4114703"/>
          <draw:equation draw:name="f176" draw:formula="4663766 * ?f5 / 5306847"/>
          <draw:equation draw:name="f177" draw:formula="12858 * ?f4 / 4114703"/>
          <draw:equation draw:name="f178" draw:formula="4679372 * ?f5 / 5306847"/>
          <draw:equation draw:name="f179" draw:formula="4869273 * ?f5 / 5306847"/>
          <draw:equation draw:name="f180" draw:formula="4683376 * ?f5 / 5306847"/>
          <draw:equation draw:name="f181" draw:formula="138589 * ?f4 / 4114703"/>
          <draw:equation draw:name="f182" draw:formula="4443736 * ?f5 / 5306847"/>
          <draw:equation draw:name="f183" draw:formula="322099 * ?f4 / 4114703"/>
          <draw:equation draw:name="f184" draw:formula="4371506 * ?f5 / 5306847"/>
          <draw:equation draw:name="f185" draw:formula="403295 * ?f4 / 4114703"/>
          <draw:equation draw:name="f186" draw:formula="5289989 * ?f5 / 5306847"/>
          <draw:equation draw:name="f187" draw:formula="73257 * ?f4 / 4114703"/>
          <draw:equation draw:name="f188" draw:formula="5306847 * ?f5 / 5306847"/>
          <draw:equation draw:name="f189" draw:formula="129614 * ?f4 / 4114703"/>
          <draw:equation draw:name="f190" draw:formula="4722826 * ?f5 / 5306847"/>
          <draw:equation draw:name="f191" draw:formula="358107 * ?f4 / 4114703"/>
          <draw:equation draw:name="f192" draw:formula="4732656 * ?f5 / 5306847"/>
          <draw:equation draw:name="f193" draw:formula="394876 * ?f4 / 4114703"/>
          <draw:equation draw:name="f194" draw:formula="5154856 * ?f5 / 5306847"/>
          <draw:equation draw:name="f195" draw:formula="369219 * ?f4 / 4114703"/>
          <draw:equation draw:name="f196" draw:formula="5086105 * ?f5 / 5306847"/>
          <draw:equation draw:name="f197" draw:formula="476601 * ?f4 / 4114703"/>
          <draw:equation draw:name="f198" draw:formula="4749699 * ?f5 / 5306847"/>
          <draw:equation draw:name="f199" draw:formula="535007 * ?f4 / 4114703"/>
          <draw:equation draw:name="f200" draw:formula="5008733 * ?f5 / 5306847"/>
          <draw:equation draw:name="f201" draw:formula="672153 * ?f4 / 4114703"/>
          <draw:equation draw:name="f202" draw:formula="4655581 * ?f5 / 5306847"/>
          <draw:equation draw:name="f203" draw:formula="652691 * ?f4 / 4114703"/>
          <draw:equation draw:name="f204" draw:formula="4644466 * ?f5 / 5306847"/>
          <draw:equation draw:name="f205" draw:formula="683862 * ?f4 / 4114703"/>
          <draw:equation draw:name="f206" draw:formula="4964410 * ?f5 / 5306847"/>
          <draw:equation draw:name="f207" draw:formula="830658 * ?f4 / 4114703"/>
          <draw:equation draw:name="f208" draw:formula="4658386 * ?f5 / 5306847"/>
          <draw:equation draw:name="f209" draw:formula="788605 * ?f4 / 4114703"/>
          <draw:equation draw:name="f210" draw:formula="4333885 * ?f5 / 5306847"/>
          <draw:equation draw:name="f211" draw:formula="723281 * ?f4 / 4114703"/>
          <draw:equation draw:name="f212" draw:formula="4008791 * ?f5 / 5306847"/>
          <draw:equation draw:name="f213" draw:formula="732211 * ?f4 / 4114703"/>
          <draw:equation draw:name="f214" draw:formula="4598281 * ?f5 / 5306847"/>
          <draw:equation draw:name="f215" draw:formula="981875 * ?f4 / 4114703"/>
          <draw:equation draw:name="f216" draw:formula="4465159 * ?f5 / 5306847"/>
          <draw:equation draw:name="f217" draw:formula="970683 * ?f4 / 4114703"/>
          <draw:equation draw:name="f218" draw:formula="3747111 * ?f5 / 5306847"/>
          <draw:equation draw:name="f219" draw:formula="785763 * ?f4 / 4114703"/>
          <draw:equation draw:name="f220" draw:formula="3529957 * ?f5 / 5306847"/>
          <draw:equation draw:name="f221" draw:formula="800574 * ?f4 / 4114703"/>
          <draw:equation draw:name="f222" draw:formula="4239375 * ?f5 / 5306847"/>
          <draw:equation draw:name="f223" draw:formula="1115034 * ?f4 / 4114703"/>
          <draw:equation draw:name="f224" draw:formula="4280974 * ?f5 / 5306847"/>
          <draw:equation draw:name="f225" draw:formula="1202039 * ?f4 / 4114703"/>
          <draw:equation draw:name="f226" draw:formula="3849984 * ?f5 / 5306847"/>
          <draw:equation draw:name="f227" draw:formula="1030627 * ?f4 / 4114703"/>
          <draw:equation draw:name="f228" draw:formula="3409429 * ?f5 / 5306847"/>
          <draw:equation draw:name="f229" draw:formula="870743 * ?f4 / 4114703"/>
          <draw:equation draw:name="f230" draw:formula="3000741 * ?f5 / 5306847"/>
          <draw:equation draw:name="f231" draw:formula="841661 * ?f4 / 4114703"/>
          <draw:equation draw:name="f232" draw:formula="3001634 * ?f5 / 5306847"/>
          <draw:equation draw:name="f233" draw:formula="868350 * ?f4 / 4114703"/>
          <draw:equation draw:name="f234" draw:formula="3977926 * ?f5 / 5306847"/>
          <draw:equation draw:name="f235" draw:formula="1183583 * ?f4 / 4114703"/>
          <draw:equation draw:name="f236" draw:formula="3987416 * ?f5 / 5306847"/>
          <draw:equation draw:name="f237" draw:formula="1246207 * ?f4 / 4114703"/>
          <draw:equation draw:name="f238" draw:formula="2715015 * ?f5 / 5306847"/>
          <draw:equation draw:name="f239" draw:formula="1008947 * ?f4 / 4114703"/>
          <draw:equation draw:name="f240" draw:formula="3348065 * ?f5 / 5306847"/>
          <draw:equation draw:name="f241" draw:formula="1206626 * ?f4 / 4114703"/>
          <draw:equation draw:name="f242" draw:formula="3259910 * ?f5 / 5306847"/>
          <draw:equation draw:name="f243" draw:formula="1230747 * ?f4 / 4114703"/>
          <draw:equation draw:name="f244" draw:formula="3182468 * ?f5 / 5306847"/>
          <draw:equation draw:name="f245" draw:formula="1221624 * ?f4 / 4114703"/>
          <draw:equation draw:name="f246" draw:formula="2536035 * ?f5 / 5306847"/>
          <draw:equation draw:name="f247" draw:formula="1073823 * ?f4 / 4114703"/>
          <draw:equation draw:name="f248" draw:formula="2329567 * ?f5 / 5306847"/>
          <draw:equation draw:name="f249" draw:formula="1080109 * ?f4 / 4114703"/>
          <draw:equation draw:name="f250" draw:formula="1490638 * ?f5 / 5306847"/>
          <draw:equation draw:name="f251" draw:formula="1410800 * ?f4 / 4114703"/>
          <draw:equation draw:name="f252" draw:formula="1579656 * ?f5 / 5306847"/>
          <draw:equation draw:name="f253" draw:formula="1399406 * ?f4 / 4114703"/>
          <draw:equation draw:name="f254" draw:formula="2568862 * ?f5 / 5306847"/>
          <draw:equation draw:name="f255" draw:formula="1198528 * ?f4 / 4114703"/>
          <draw:equation draw:name="f256" draw:formula="2724042 * ?f5 / 5306847"/>
          <draw:equation draw:name="f257" draw:formula="1259695 * ?f4 / 4114703"/>
          <draw:equation draw:name="f258" draw:formula="2265993 * ?f5 / 5306847"/>
          <draw:equation draw:name="f259" draw:formula="1324555 * ?f4 / 4114703"/>
          <draw:equation draw:name="f260" draw:formula="3218786 * ?f5 / 5306847"/>
          <draw:equation draw:name="f261" draw:formula="1449876 * ?f4 / 4114703"/>
          <draw:equation draw:name="f262" draw:formula="2197564 * ?f5 / 5306847"/>
          <draw:equation draw:name="f263" draw:formula="1469480 * ?f4 / 4114703"/>
          <draw:equation draw:name="f264" draw:formula="3519100 * ?f5 / 5306847"/>
          <draw:equation draw:name="f265" draw:formula="1755212 * ?f4 / 4114703"/>
          <draw:equation draw:name="f266" draw:formula="3508692 * ?f5 / 5306847"/>
          <draw:equation draw:name="f267" draw:formula="1809348 * ?f4 / 4114703"/>
          <draw:equation draw:name="f268" draw:formula="2986339 * ?f5 / 5306847"/>
          <draw:equation draw:name="f269" draw:formula="1722848 * ?f4 / 4114703"/>
          <draw:equation draw:name="f270" draw:formula="2984790 * ?f5 / 5306847"/>
          <draw:equation draw:name="f271" draw:formula="1742491 * ?f4 / 4114703"/>
          <draw:equation draw:name="f272" draw:formula="3571283 * ?f5 / 5306847"/>
          <draw:equation draw:name="f273" draw:formula="2031955 * ?f4 / 4114703"/>
          <draw:equation draw:name="f274" draw:formula="3615118 * ?f5 / 5306847"/>
          <draw:equation draw:name="f275" draw:formula="2086291 * ?f4 / 4114703"/>
          <draw:equation draw:name="f276" draw:formula="2708513 * ?f5 / 5306847"/>
          <draw:equation draw:name="f277" draw:formula="1781688 * ?f4 / 4114703"/>
          <draw:equation draw:name="f278" draw:formula="3172418 * ?f5 / 5306847"/>
          <draw:equation draw:name="f279" draw:formula="2199742 * ?f4 / 4114703"/>
          <draw:equation draw:name="f280" draw:formula="2132197 * ?f5 / 5306847"/>
          <draw:equation draw:name="f281" draw:formula="1641209 * ?f4 / 4114703"/>
          <draw:equation draw:name="f282" draw:formula="2630167 * ?f5 / 5306847"/>
          <draw:equation draw:name="f283" draw:formula="2204145 * ?f4 / 4114703"/>
          <draw:equation draw:name="f284" draw:formula="2599847 * ?f5 / 5306847"/>
          <draw:equation draw:name="f285" draw:formula="2233140 * ?f4 / 4114703"/>
          <draw:equation draw:name="f286" draw:formula="2069682 * ?f5 / 5306847"/>
          <draw:equation draw:name="f287" draw:formula="1761346 * ?f4 / 4114703"/>
          <draw:equation draw:name="f288" draw:formula="2051614 * ?f5 / 5306847"/>
          <draw:equation draw:name="f289" draw:formula="1778826 * ?f4 / 4114703"/>
          <draw:equation draw:name="f290" draw:formula="2278737 * ?f5 / 5306847"/>
          <draw:equation draw:name="f291" draw:formula="2072065 * ?f4 / 4114703"/>
          <draw:equation draw:name="f292" draw:formula="2250256 * ?f5 / 5306847"/>
          <draw:equation draw:name="f293" draw:formula="2105001 * ?f4 / 4114703"/>
          <draw:equation draw:name="f294" draw:formula="2154719 * ?f5 / 5306847"/>
          <draw:equation draw:name="f295" draw:formula="2038687 * ?f4 / 4114703"/>
          <draw:equation draw:name="f296" draw:formula="1707849 * ?f5 / 5306847"/>
          <draw:equation draw:name="f297" draw:formula="1603352 * ?f4 / 4114703"/>
          <draw:equation draw:name="f298" draw:formula="1525666 * ?f5 / 5306847"/>
          <draw:equation draw:name="f299" draw:formula="1568923 * ?f4 / 4114703"/>
          <draw:equation draw:name="f300" draw:formula="1930439 * ?f5 / 5306847"/>
          <draw:equation draw:name="f301" draw:formula="2152124 * ?f4 / 4114703"/>
          <draw:equation draw:name="f302" draw:formula="1452634 * ?f5 / 5306847"/>
          <draw:equation draw:name="f303" draw:formula="1665318 * ?f4 / 4114703"/>
          <draw:equation draw:name="f304" draw:formula="1219821 * ?f5 / 5306847"/>
          <draw:equation draw:name="f305" draw:formula="1571963 * ?f4 / 4114703"/>
          <draw:equation draw:name="f306" draw:formula="1050195 * ?f5 / 5306847"/>
          <draw:equation draw:name="f307" draw:formula="1546914 * ?f4 / 4114703"/>
          <draw:equation draw:name="f308" draw:formula="1034486 * ?f5 / 5306847"/>
          <draw:equation draw:name="f309" draw:formula="1587574 * ?f4 / 4114703"/>
          <draw:equation draw:name="f310" draw:formula="1481611 * ?f5 / 5306847"/>
          <draw:equation draw:name="f311" draw:formula="1894459 * ?f4 / 4114703"/>
          <draw:equation draw:name="f312" draw:formula="1469161 * ?f5 / 5306847"/>
          <draw:equation draw:name="f313" draw:formula="1924278 * ?f4 / 4114703"/>
          <draw:equation draw:name="f314" draw:formula="1377537 * ?f5 / 5306847"/>
          <draw:equation draw:name="f315" draw:formula="1900183 * ?f4 / 4114703"/>
          <draw:equation draw:name="f316" draw:formula="999407 * ?f5 / 5306847"/>
          <draw:equation draw:name="f317" draw:formula="1697006 * ?f4 / 4114703"/>
          <draw:equation draw:name="f318" draw:formula="805960 * ?f5 / 5306847"/>
          <draw:equation draw:name="f319" draw:formula="1643277 * ?f4 / 4114703"/>
          <draw:equation draw:name="f320" draw:formula="793467 * ?f5 / 5306847"/>
          <draw:equation draw:name="f321" draw:formula="1681164 * ?f4 / 4114703"/>
          <draw:equation draw:name="f322" draw:formula="1024949 * ?f5 / 5306847"/>
          <draw:equation draw:name="f323" draw:formula="1811845 * ?f4 / 4114703"/>
          <draw:equation draw:name="f324" draw:formula="1212262 * ?f5 / 5306847"/>
          <draw:equation draw:name="f325" draw:formula="1972065 * ?f4 / 4114703"/>
          <draw:equation draw:name="f326" draw:formula="398553 * ?f5 / 5306847"/>
          <draw:equation draw:name="f327" draw:formula="1745032 * ?f4 / 4114703"/>
          <draw:equation draw:name="f328" draw:formula="824711 * ?f5 / 5306847"/>
          <draw:equation draw:name="f329" draw:formula="2090377 * ?f4 / 4114703"/>
          <draw:equation draw:name="f330" draw:formula="343018 * ?f5 / 5306847"/>
          <draw:equation draw:name="f331" draw:formula="1854143 * ?f4 / 4114703"/>
          <draw:equation draw:name="f332" draw:formula="17025 * ?f5 / 5306847"/>
          <draw:equation draw:name="f333" draw:formula="1831006 * ?f4 / 4114703"/>
          <draw:equation draw:name="f334" draw:formula="1837998 * ?f4 / 4114703"/>
          <draw:equation draw:name="f335" draw:formula="1569479 * ?f4 / 4114703"/>
          <draw:equation draw:name="f336" draw:formula="14353 * ?f5 / 5306847"/>
          <draw:equation draw:name="f337" draw:formula="1564248 * ?f4 / 4114703"/>
          <draw:equation draw:name="f338" draw:formula="94549 * ?f5 / 5306847"/>
          <draw:equation draw:name="f339" draw:formula="1453845 * ?f4 / 4114703"/>
          <draw:equation draw:name="f340" draw:formula="303185 * ?f5 / 5306847"/>
          <draw:equation draw:name="f341" draw:formula="713266 * ?f4 / 4114703"/>
          <draw:equation draw:name="f342" draw:formula="371403 * ?f5 / 5306847"/>
          <draw:equation draw:name="f343" draw:formula="807454 * ?f4 / 4114703"/>
          <draw:equation draw:name="f344" draw:formula="281093 * ?f5 / 5306847"/>
          <draw:equation draw:name="f345" draw:formula="1245667 * ?f4 / 4114703"/>
          <draw:equation draw:name="f346" draw:formula="235045 * ?f5 / 5306847"/>
          <draw:equation draw:name="f347" draw:formula="1398061 * ?f4 / 4114703"/>
          <draw:equation draw:name="f348" draw:formula="503757 * ?f5 / 5306847"/>
          <draw:equation draw:name="f349" draw:formula="1085268 * ?f4 / 4114703"/>
          <draw:equation draw:name="f350" draw:formula="543798 * ?f5 / 5306847"/>
          <draw:equation draw:name="f351" draw:formula="598266 * ?f4 / 4114703"/>
          <draw:equation draw:name="f352" draw:formula="585451 * ?f5 / 5306847"/>
          <draw:equation draw:name="f353" draw:formula="456397 * ?f4 / 4114703"/>
          <draw:equation draw:name="f354" draw:formula="630810 * ?f5 / 5306847"/>
          <draw:equation draw:name="f355" draw:formula="833318 * ?f4 / 4114703"/>
          <draw:equation draw:name="f356" draw:formula="605863 * ?f5 / 5306847"/>
          <draw:equation draw:name="f357" draw:formula="1179852 * ?f4 / 4114703"/>
          <draw:equation draw:name="f358" draw:formula="737759 * ?f5 / 5306847"/>
          <draw:equation draw:name="f359" draw:formula="1049453 * ?f4 / 4114703"/>
          <draw:equation draw:name="f360" draw:formula="860592 * ?f5 / 5306847"/>
          <draw:equation draw:name="f361" draw:formula="516272 * ?f4 / 4114703"/>
          <draw:equation draw:name="f362" draw:formula="919291 * ?f5 / 5306847"/>
          <draw:equation draw:name="f363" draw:formula="335094 * ?f4 / 4114703"/>
          <draw:equation draw:name="f364" draw:formula="935687 * ?f5 / 5306847"/>
          <draw:equation draw:name="f365" draw:formula="678965 * ?f4 / 4114703"/>
          <draw:equation draw:name="f366" draw:formula="843787 * ?f5 / 5306847"/>
          <draw:equation draw:name="f367" draw:formula="1045497 * ?f4 / 4114703"/>
          <draw:equation draw:name="f368" draw:formula="1055830 * ?f5 / 5306847"/>
          <draw:equation draw:name="f369" draw:formula="841497 * ?f4 / 4114703"/>
          <draw:equation draw:name="f370" draw:formula="1167925 * ?f5 / 5306847"/>
          <draw:equation draw:name="f371" draw:formula="148157 * ?f4 / 4114703"/>
          <draw:equation draw:name="f372" draw:formula="1224921 * ?f5 / 5306847"/>
          <draw:equation draw:name="f373" draw:formula="16199 * ?f4 / 4114703"/>
          <draw:equation draw:name="f374" draw:formula="1192163 * ?f5 / 5306847"/>
          <draw:equation draw:name="f375" draw:formula="811235 * ?f4 / 4114703"/>
          <draw:equation draw:name="f376" draw:formula="1288968 * ?f5 / 5306847"/>
          <draw:equation draw:name="f377" draw:formula="693566 * ?f4 / 4114703"/>
          <draw:equation draw:name="f378" draw:formula="1514227 * ?f5 / 5306847"/>
          <draw:equation draw:name="f379" draw:formula="173786 * ?f4 / 4114703"/>
          <draw:equation draw:name="f380" draw:formula="1591631 * ?f5 / 5306847"/>
          <draw:equation draw:name="f381" draw:formula="11535 * ?f4 / 4114703"/>
          <draw:equation draw:name="f382" draw:formula="1607996 * ?f5 / 5306847"/>
          <draw:equation draw:name="f383" draw:formula="242054 * ?f4 / 4114703"/>
          <draw:equation draw:name="f384" draw:formula="1512804 * ?f5 / 5306847"/>
          <draw:equation draw:name="f385" draw:formula="486736 * ?f4 / 4114703"/>
          <draw:equation draw:name="f386" draw:formula="2008275 * ?f5 / 5306847"/>
          <draw:equation draw:name="f387" draw:formula="120194 * ?f4 / 4114703"/>
          <draw:equation draw:name="f388" draw:formula="1694687 * ?f5 / 5306847"/>
          <draw:equation draw:name="f389" draw:formula="538951 * ?f4 / 4114703"/>
          <draw:equation draw:name="f390" draw:formula="1973612 * ?f5 / 5306847"/>
          <draw:equation draw:name="f391" draw:formula="427786 * ?f4 / 4114703"/>
          <draw:equation draw:name="f392" draw:formula="2252888 * ?f5 / 5306847"/>
          <draw:equation draw:name="f393" draw:formula="368128 * ?f4 / 4114703"/>
          <draw:equation draw:name="f394" draw:formula="1577384 * ?f5 / 5306847"/>
          <draw:equation draw:name="f395" draw:formula="763755 * ?f4 / 4114703"/>
          <draw:equation draw:name="f396" draw:formula="2290626 * ?f5 / 5306847"/>
          <draw:equation draw:name="f397" draw:formula="581598 * ?f4 / 4114703"/>
          <draw:equation draw:name="f398" draw:formula="2361773 * ?f5 / 5306847"/>
          <draw:equation draw:name="f399" draw:formula="450651 * ?f4 / 4114703"/>
          <draw:equation draw:name="f400" draw:formula="2428281 * ?f5 / 5306847"/>
          <draw:equation draw:name="f401" draw:formula="436648 * ?f4 / 4114703"/>
          <draw:equation draw:name="f402" draw:formula="2459792 * ?f5 / 5306847"/>
          <draw:equation draw:name="f403" draw:formula="496603 * ?f4 / 4114703"/>
          <draw:equation draw:name="f404" draw:formula="2342604 * ?f5 / 5306847"/>
          <draw:equation draw:name="f405" draw:formula="719236 * ?f4 / 4114703"/>
          <draw:equation draw:name="f406" draw:formula="2156442 * ?f5 / 5306847"/>
          <draw:equation draw:name="f407" draw:formula="992882 * ?f4 / 4114703"/>
          <draw:equation draw:name="f408" draw:formula="2377128 * ?f5 / 5306847"/>
          <draw:equation draw:name="f409" draw:formula="855431 * ?f4 / 4114703"/>
          <draw:equation draw:name="f410" draw:formula="2657869 * ?f5 / 5306847"/>
          <draw:equation draw:name="f411" draw:formula="275977 * ?f4 / 4114703"/>
          <draw:equation draw:name="f412" draw:formula="2717845 * ?f5 / 5306847"/>
          <draw:equation draw:name="f413" draw:formula="186956 * ?f4 / 4114703"/>
          <draw:equation draw:name="f414" draw:formula="2765311 * ?f5 / 5306847"/>
          <draw:equation draw:name="f415" draw:formula="317949 * ?f4 / 4114703"/>
          <draw:equation draw:name="f416" draw:formula="2594672 * ?f5 / 5306847"/>
          <draw:equation draw:name="f417" draw:formula="646600 * ?f4 / 4114703"/>
          <draw:equation draw:name="f418" draw:formula="2479362 * ?f5 / 5306847"/>
          <draw:equation draw:name="f419" draw:formula="845766 * ?f4 / 4114703"/>
          <draw:equation draw:name="f420" draw:formula="2760035 * ?f5 / 5306847"/>
          <draw:equation draw:name="f421" draw:formula="696655 * ?f4 / 4114703"/>
          <draw:equation draw:name="f422" draw:formula="3075725 * ?f5 / 5306847"/>
          <draw:equation draw:name="f423" draw:formula="112019 * ?f4 / 4114703"/>
          <draw:equation draw:name="f424" draw:formula="3201798 * ?f5 / 5306847"/>
          <draw:equation draw:name="f425" draw:formula="48294 * ?f4 / 4114703"/>
          <draw:equation draw:name="f426" draw:formula="2921347 * ?f5 / 5306847"/>
          <draw:equation draw:name="f427" draw:formula="651331 * ?f4 / 4114703"/>
          <draw:equation draw:name="f428" draw:formula="3060603 * ?f5 / 5306847"/>
          <draw:equation draw:name="f429" draw:formula="556032 * ?f4 / 4114703"/>
          <draw:equation draw:name="f430" draw:formula="3300399 * ?f5 / 5306847"/>
          <draw:equation draw:name="f431" draw:formula="42022 * ?f4 / 4114703"/>
          <draw:equation draw:name="f432" draw:formula="?f8 / ?f6"/>
          <draw:equation draw:name="f433" draw:formula="?f9 / ?f7"/>
          <draw:equation draw:name="f434" draw:formula="?f10 / ?f6"/>
          <draw:equation draw:name="f435" draw:formula="?f11 / ?f7"/>
          <draw:equation draw:name="f436" draw:formula="?f12 / ?f6"/>
          <draw:equation draw:name="f437" draw:formula="?f13 / ?f7"/>
          <draw:equation draw:name="f438" draw:formula="?f14 / ?f6"/>
          <draw:equation draw:name="f439" draw:formula="?f15 / ?f7"/>
          <draw:equation draw:name="f440" draw:formula="?f16 / ?f6"/>
          <draw:equation draw:name="f441" draw:formula="?f17 / ?f7"/>
          <draw:equation draw:name="f442" draw:formula="?f18 / ?f6"/>
          <draw:equation draw:name="f443" draw:formula="?f19 / ?f7"/>
          <draw:equation draw:name="f444" draw:formula="?f20 / ?f6"/>
          <draw:equation draw:name="f445" draw:formula="?f21 / ?f7"/>
          <draw:equation draw:name="f446" draw:formula="?f22 / ?f6"/>
          <draw:equation draw:name="f447" draw:formula="?f23 / ?f7"/>
          <draw:equation draw:name="f448" draw:formula="?f24 / ?f6"/>
          <draw:equation draw:name="f449" draw:formula="?f25 / ?f7"/>
          <draw:equation draw:name="f450" draw:formula="?f26 / ?f6"/>
          <draw:equation draw:name="f451" draw:formula="?f27 / ?f7"/>
          <draw:equation draw:name="f452" draw:formula="?f28 / ?f6"/>
          <draw:equation draw:name="f453" draw:formula="?f29 / ?f7"/>
          <draw:equation draw:name="f454" draw:formula="?f30 / ?f6"/>
          <draw:equation draw:name="f455" draw:formula="?f31 / ?f7"/>
          <draw:equation draw:name="f456" draw:formula="?f32 / ?f6"/>
          <draw:equation draw:name="f457" draw:formula="?f33 / ?f7"/>
          <draw:equation draw:name="f458" draw:formula="?f34 / ?f6"/>
          <draw:equation draw:name="f459" draw:formula="?f35 / ?f7"/>
          <draw:equation draw:name="f460" draw:formula="?f36 / ?f6"/>
          <draw:equation draw:name="f461" draw:formula="?f37 / ?f7"/>
          <draw:equation draw:name="f462" draw:formula="?f38 / ?f6"/>
          <draw:equation draw:name="f463" draw:formula="?f39 / ?f7"/>
          <draw:equation draw:name="f464" draw:formula="?f40 / ?f6"/>
          <draw:equation draw:name="f465" draw:formula="?f41 / ?f7"/>
          <draw:equation draw:name="f466" draw:formula="?f42 / ?f6"/>
          <draw:equation draw:name="f467" draw:formula="?f43 / ?f7"/>
          <draw:equation draw:name="f468" draw:formula="?f44 / ?f6"/>
          <draw:equation draw:name="f469" draw:formula="?f45 / ?f7"/>
          <draw:equation draw:name="f470" draw:formula="?f46 / ?f6"/>
          <draw:equation draw:name="f471" draw:formula="?f47 / ?f7"/>
          <draw:equation draw:name="f472" draw:formula="?f48 / ?f6"/>
          <draw:equation draw:name="f473" draw:formula="?f49 / ?f7"/>
          <draw:equation draw:name="f474" draw:formula="?f50 / ?f6"/>
          <draw:equation draw:name="f475" draw:formula="?f51 / ?f7"/>
          <draw:equation draw:name="f476" draw:formula="?f52 / ?f6"/>
          <draw:equation draw:name="f477" draw:formula="?f53 / ?f7"/>
          <draw:equation draw:name="f478" draw:formula="?f54 / ?f6"/>
          <draw:equation draw:name="f479" draw:formula="?f55 / ?f7"/>
          <draw:equation draw:name="f480" draw:formula="?f56 / ?f6"/>
          <draw:equation draw:name="f481" draw:formula="?f57 / ?f7"/>
          <draw:equation draw:name="f482" draw:formula="?f58 / ?f6"/>
          <draw:equation draw:name="f483" draw:formula="?f59 / ?f7"/>
          <draw:equation draw:name="f484" draw:formula="?f60 / ?f6"/>
          <draw:equation draw:name="f485" draw:formula="?f61 / ?f7"/>
          <draw:equation draw:name="f486" draw:formula="?f62 / ?f6"/>
          <draw:equation draw:name="f487" draw:formula="?f63 / ?f7"/>
          <draw:equation draw:name="f488" draw:formula="?f64 / ?f6"/>
          <draw:equation draw:name="f489" draw:formula="?f65 / ?f7"/>
          <draw:equation draw:name="f490" draw:formula="?f66 / ?f6"/>
          <draw:equation draw:name="f491" draw:formula="?f67 / ?f7"/>
          <draw:equation draw:name="f492" draw:formula="?f68 / ?f6"/>
          <draw:equation draw:name="f493" draw:formula="?f69 / ?f7"/>
          <draw:equation draw:name="f494" draw:formula="?f70 / ?f6"/>
          <draw:equation draw:name="f495" draw:formula="?f71 / ?f7"/>
          <draw:equation draw:name="f496" draw:formula="?f72 / ?f6"/>
          <draw:equation draw:name="f497" draw:formula="?f73 / ?f7"/>
          <draw:equation draw:name="f498" draw:formula="?f74 / ?f6"/>
          <draw:equation draw:name="f499" draw:formula="?f75 / ?f7"/>
          <draw:equation draw:name="f500" draw:formula="?f76 / ?f6"/>
          <draw:equation draw:name="f501" draw:formula="?f77 / ?f7"/>
          <draw:equation draw:name="f502" draw:formula="?f78 / ?f6"/>
          <draw:equation draw:name="f503" draw:formula="?f79 / ?f7"/>
          <draw:equation draw:name="f504" draw:formula="?f80 / ?f6"/>
          <draw:equation draw:name="f505" draw:formula="?f81 / ?f7"/>
          <draw:equation draw:name="f506" draw:formula="?f82 / ?f6"/>
          <draw:equation draw:name="f507" draw:formula="?f83 / ?f7"/>
          <draw:equation draw:name="f508" draw:formula="?f84 / ?f6"/>
          <draw:equation draw:name="f509" draw:formula="?f85 / ?f7"/>
          <draw:equation draw:name="f510" draw:formula="?f86 / ?f6"/>
          <draw:equation draw:name="f511" draw:formula="?f87 / ?f7"/>
          <draw:equation draw:name="f512" draw:formula="?f88 / ?f6"/>
          <draw:equation draw:name="f513" draw:formula="?f89 / ?f7"/>
          <draw:equation draw:name="f514" draw:formula="?f90 / ?f7"/>
          <draw:equation draw:name="f515" draw:formula="?f91 / ?f7"/>
          <draw:equation draw:name="f516" draw:formula="?f92 / ?f6"/>
          <draw:equation draw:name="f517" draw:formula="?f93 / ?f7"/>
          <draw:equation draw:name="f518" draw:formula="?f94 / ?f6"/>
          <draw:equation draw:name="f519" draw:formula="?f95 / ?f7"/>
          <draw:equation draw:name="f520" draw:formula="?f96 / ?f6"/>
          <draw:equation draw:name="f521" draw:formula="?f97 / ?f7"/>
          <draw:equation draw:name="f522" draw:formula="?f98 / ?f7"/>
          <draw:equation draw:name="f523" draw:formula="?f99 / ?f7"/>
          <draw:equation draw:name="f524" draw:formula="?f100 / ?f6"/>
          <draw:equation draw:name="f525" draw:formula="?f101 / ?f7"/>
          <draw:equation draw:name="f526" draw:formula="?f102 / ?f6"/>
          <draw:equation draw:name="f527" draw:formula="?f103 / ?f7"/>
          <draw:equation draw:name="f528" draw:formula="?f104 / ?f6"/>
          <draw:equation draw:name="f529" draw:formula="?f105 / ?f7"/>
          <draw:equation draw:name="f530" draw:formula="?f106 / ?f7"/>
          <draw:equation draw:name="f531" draw:formula="?f107 / ?f6"/>
          <draw:equation draw:name="f532" draw:formula="?f108 / ?f7"/>
          <draw:equation draw:name="f533" draw:formula="?f109 / ?f6"/>
          <draw:equation draw:name="f534" draw:formula="?f110 / ?f7"/>
          <draw:equation draw:name="f535" draw:formula="?f111 / ?f6"/>
          <draw:equation draw:name="f536" draw:formula="?f112 / ?f7"/>
          <draw:equation draw:name="f537" draw:formula="?f113 / ?f6"/>
          <draw:equation draw:name="f538" draw:formula="?f114 / ?f7"/>
          <draw:equation draw:name="f539" draw:formula="?f115 / ?f7"/>
          <draw:equation draw:name="f540" draw:formula="?f116 / ?f7"/>
          <draw:equation draw:name="f541" draw:formula="?f117 / ?f6"/>
          <draw:equation draw:name="f542" draw:formula="?f118 / ?f7"/>
          <draw:equation draw:name="f543" draw:formula="?f119 / ?f6"/>
          <draw:equation draw:name="f544" draw:formula="?f120 / ?f7"/>
          <draw:equation draw:name="f545" draw:formula="?f121 / ?f6"/>
          <draw:equation draw:name="f546" draw:formula="?f122 / ?f7"/>
          <draw:equation draw:name="f547" draw:formula="?f123 / ?f6"/>
          <draw:equation draw:name="f548" draw:formula="?f124 / ?f7"/>
          <draw:equation draw:name="f549" draw:formula="?f125 / ?f6"/>
          <draw:equation draw:name="f550" draw:formula="?f126 / ?f7"/>
          <draw:equation draw:name="f551" draw:formula="?f127 / ?f6"/>
          <draw:equation draw:name="f552" draw:formula="?f128 / ?f7"/>
          <draw:equation draw:name="f553" draw:formula="?f129 / ?f6"/>
          <draw:equation draw:name="f554" draw:formula="?f130 / ?f7"/>
          <draw:equation draw:name="f555" draw:formula="?f131 / ?f6"/>
          <draw:equation draw:name="f556" draw:formula="?f132 / ?f7"/>
          <draw:equation draw:name="f557" draw:formula="?f133 / ?f6"/>
          <draw:equation draw:name="f558" draw:formula="?f134 / ?f7"/>
          <draw:equation draw:name="f559" draw:formula="?f135 / ?f6"/>
          <draw:equation draw:name="f560" draw:formula="?f136 / ?f7"/>
          <draw:equation draw:name="f561" draw:formula="?f137 / ?f6"/>
          <draw:equation draw:name="f562" draw:formula="?f138 / ?f7"/>
          <draw:equation draw:name="f563" draw:formula="?f139 / ?f6"/>
          <draw:equation draw:name="f564" draw:formula="?f140 / ?f7"/>
          <draw:equation draw:name="f565" draw:formula="?f141 / ?f6"/>
          <draw:equation draw:name="f566" draw:formula="?f142 / ?f6"/>
          <draw:equation draw:name="f567" draw:formula="?f143 / ?f7"/>
          <draw:equation draw:name="f568" draw:formula="?f144 / ?f6"/>
          <draw:equation draw:name="f569" draw:formula="?f145 / ?f7"/>
          <draw:equation draw:name="f570" draw:formula="?f146 / ?f6"/>
          <draw:equation draw:name="f571" draw:formula="?f147 / ?f7"/>
          <draw:equation draw:name="f572" draw:formula="?f148 / ?f6"/>
          <draw:equation draw:name="f573" draw:formula="?f149 / ?f7"/>
          <draw:equation draw:name="f574" draw:formula="?f150 / ?f6"/>
          <draw:equation draw:name="f575" draw:formula="?f151 / ?f7"/>
          <draw:equation draw:name="f576" draw:formula="?f152 / ?f6"/>
          <draw:equation draw:name="f577" draw:formula="?f153 / ?f6"/>
          <draw:equation draw:name="f578" draw:formula="?f154 / ?f6"/>
          <draw:equation draw:name="f579" draw:formula="?f155 / ?f7"/>
          <draw:equation draw:name="f580" draw:formula="?f156 / ?f6"/>
          <draw:equation draw:name="f581" draw:formula="?f157 / ?f7"/>
          <draw:equation draw:name="f582" draw:formula="?f158 / ?f6"/>
          <draw:equation draw:name="f583" draw:formula="?f159 / ?f7"/>
          <draw:equation draw:name="f584" draw:formula="?f160 / ?f6"/>
          <draw:equation draw:name="f585" draw:formula="?f161 / ?f7"/>
          <draw:equation draw:name="f586" draw:formula="?f162 / ?f6"/>
          <draw:equation draw:name="f587" draw:formula="?f163 / ?f6"/>
          <draw:equation draw:name="f588" draw:formula="?f164 / ?f6"/>
          <draw:equation draw:name="f589" draw:formula="?f165 / ?f7"/>
          <draw:equation draw:name="f590" draw:formula="?f166 / ?f6"/>
          <draw:equation draw:name="f591" draw:formula="?f167 / ?f7"/>
          <draw:equation draw:name="f592" draw:formula="?f168 / ?f6"/>
          <draw:equation draw:name="f593" draw:formula="?f169 / ?f7"/>
          <draw:equation draw:name="f594" draw:formula="?f170 / ?f6"/>
          <draw:equation draw:name="f595" draw:formula="?f171 / ?f6"/>
          <draw:equation draw:name="f596" draw:formula="?f172 / ?f6"/>
          <draw:equation draw:name="f597" draw:formula="?f173 / ?f7"/>
          <draw:equation draw:name="f598" draw:formula="?f174 / ?f6"/>
          <draw:equation draw:name="f599" draw:formula="?f175 / ?f7"/>
          <draw:equation draw:name="f600" draw:formula="?f176 / ?f6"/>
          <draw:equation draw:name="f601" draw:formula="?f177 / ?f7"/>
          <draw:equation draw:name="f602" draw:formula="?f178 / ?f6"/>
          <draw:equation draw:name="f603" draw:formula="?f179 / ?f6"/>
          <draw:equation draw:name="f604" draw:formula="?f180 / ?f6"/>
          <draw:equation draw:name="f605" draw:formula="?f181 / ?f7"/>
          <draw:equation draw:name="f606" draw:formula="?f182 / ?f6"/>
          <draw:equation draw:name="f607" draw:formula="?f183 / ?f7"/>
          <draw:equation draw:name="f608" draw:formula="?f184 / ?f6"/>
          <draw:equation draw:name="f609" draw:formula="?f185 / ?f7"/>
          <draw:equation draw:name="f610" draw:formula="?f186 / ?f6"/>
          <draw:equation draw:name="f611" draw:formula="?f187 / ?f7"/>
          <draw:equation draw:name="f612" draw:formula="?f188 / ?f6"/>
          <draw:equation draw:name="f613" draw:formula="?f189 / ?f7"/>
          <draw:equation draw:name="f614" draw:formula="?f190 / ?f6"/>
          <draw:equation draw:name="f615" draw:formula="?f191 / ?f7"/>
          <draw:equation draw:name="f616" draw:formula="?f192 / ?f6"/>
          <draw:equation draw:name="f617" draw:formula="?f193 / ?f7"/>
          <draw:equation draw:name="f618" draw:formula="?f194 / ?f6"/>
          <draw:equation draw:name="f619" draw:formula="?f195 / ?f7"/>
          <draw:equation draw:name="f620" draw:formula="?f196 / ?f6"/>
          <draw:equation draw:name="f621" draw:formula="?f197 / ?f7"/>
          <draw:equation draw:name="f622" draw:formula="?f198 / ?f6"/>
          <draw:equation draw:name="f623" draw:formula="?f199 / ?f7"/>
          <draw:equation draw:name="f624" draw:formula="?f200 / ?f6"/>
          <draw:equation draw:name="f625" draw:formula="?f201 / ?f7"/>
          <draw:equation draw:name="f626" draw:formula="?f202 / ?f6"/>
          <draw:equation draw:name="f627" draw:formula="?f203 / ?f7"/>
          <draw:equation draw:name="f628" draw:formula="?f204 / ?f6"/>
          <draw:equation draw:name="f629" draw:formula="?f205 / ?f7"/>
          <draw:equation draw:name="f630" draw:formula="?f206 / ?f6"/>
          <draw:equation draw:name="f631" draw:formula="?f207 / ?f7"/>
          <draw:equation draw:name="f632" draw:formula="?f208 / ?f6"/>
          <draw:equation draw:name="f633" draw:formula="?f209 / ?f7"/>
          <draw:equation draw:name="f634" draw:formula="?f210 / ?f6"/>
          <draw:equation draw:name="f635" draw:formula="?f211 / ?f7"/>
          <draw:equation draw:name="f636" draw:formula="?f212 / ?f6"/>
          <draw:equation draw:name="f637" draw:formula="?f213 / ?f7"/>
          <draw:equation draw:name="f638" draw:formula="?f214 / ?f6"/>
          <draw:equation draw:name="f639" draw:formula="?f215 / ?f7"/>
          <draw:equation draw:name="f640" draw:formula="?f216 / ?f6"/>
          <draw:equation draw:name="f641" draw:formula="?f217 / ?f7"/>
          <draw:equation draw:name="f642" draw:formula="?f218 / ?f6"/>
          <draw:equation draw:name="f643" draw:formula="?f219 / ?f7"/>
          <draw:equation draw:name="f644" draw:formula="?f220 / ?f6"/>
          <draw:equation draw:name="f645" draw:formula="?f221 / ?f7"/>
          <draw:equation draw:name="f646" draw:formula="?f222 / ?f6"/>
          <draw:equation draw:name="f647" draw:formula="?f223 / ?f7"/>
          <draw:equation draw:name="f648" draw:formula="?f224 / ?f6"/>
          <draw:equation draw:name="f649" draw:formula="?f225 / ?f7"/>
          <draw:equation draw:name="f650" draw:formula="?f226 / ?f6"/>
          <draw:equation draw:name="f651" draw:formula="?f227 / ?f7"/>
          <draw:equation draw:name="f652" draw:formula="?f228 / ?f6"/>
          <draw:equation draw:name="f653" draw:formula="?f229 / ?f7"/>
          <draw:equation draw:name="f654" draw:formula="?f230 / ?f6"/>
          <draw:equation draw:name="f655" draw:formula="?f231 / ?f7"/>
          <draw:equation draw:name="f656" draw:formula="?f232 / ?f6"/>
          <draw:equation draw:name="f657" draw:formula="?f233 / ?f7"/>
          <draw:equation draw:name="f658" draw:formula="?f234 / ?f6"/>
          <draw:equation draw:name="f659" draw:formula="?f235 / ?f7"/>
          <draw:equation draw:name="f660" draw:formula="?f236 / ?f6"/>
          <draw:equation draw:name="f661" draw:formula="?f237 / ?f7"/>
          <draw:equation draw:name="f662" draw:formula="?f238 / ?f6"/>
          <draw:equation draw:name="f663" draw:formula="?f239 / ?f7"/>
          <draw:equation draw:name="f664" draw:formula="?f240 / ?f6"/>
          <draw:equation draw:name="f665" draw:formula="?f241 / ?f7"/>
          <draw:equation draw:name="f666" draw:formula="?f242 / ?f6"/>
          <draw:equation draw:name="f667" draw:formula="?f243 / ?f7"/>
          <draw:equation draw:name="f668" draw:formula="?f244 / ?f6"/>
          <draw:equation draw:name="f669" draw:formula="?f245 / ?f7"/>
          <draw:equation draw:name="f670" draw:formula="?f246 / ?f6"/>
          <draw:equation draw:name="f671" draw:formula="?f247 / ?f7"/>
          <draw:equation draw:name="f672" draw:formula="?f248 / ?f6"/>
          <draw:equation draw:name="f673" draw:formula="?f249 / ?f7"/>
          <draw:equation draw:name="f674" draw:formula="?f250 / ?f6"/>
          <draw:equation draw:name="f675" draw:formula="?f251 / ?f7"/>
          <draw:equation draw:name="f676" draw:formula="?f252 / ?f6"/>
          <draw:equation draw:name="f677" draw:formula="?f253 / ?f7"/>
          <draw:equation draw:name="f678" draw:formula="?f254 / ?f6"/>
          <draw:equation draw:name="f679" draw:formula="?f255 / ?f7"/>
          <draw:equation draw:name="f680" draw:formula="?f256 / ?f6"/>
          <draw:equation draw:name="f681" draw:formula="?f257 / ?f7"/>
          <draw:equation draw:name="f682" draw:formula="?f258 / ?f6"/>
          <draw:equation draw:name="f683" draw:formula="?f259 / ?f7"/>
          <draw:equation draw:name="f684" draw:formula="?f260 / ?f6"/>
          <draw:equation draw:name="f685" draw:formula="?f261 / ?f7"/>
          <draw:equation draw:name="f686" draw:formula="?f262 / ?f6"/>
          <draw:equation draw:name="f687" draw:formula="?f263 / ?f7"/>
          <draw:equation draw:name="f688" draw:formula="?f264 / ?f6"/>
          <draw:equation draw:name="f689" draw:formula="?f265 / ?f7"/>
          <draw:equation draw:name="f690" draw:formula="?f266 / ?f6"/>
          <draw:equation draw:name="f691" draw:formula="?f267 / ?f7"/>
          <draw:equation draw:name="f692" draw:formula="?f268 / ?f6"/>
          <draw:equation draw:name="f693" draw:formula="?f269 / ?f7"/>
          <draw:equation draw:name="f694" draw:formula="?f270 / ?f6"/>
          <draw:equation draw:name="f695" draw:formula="?f271 / ?f7"/>
          <draw:equation draw:name="f696" draw:formula="?f272 / ?f6"/>
          <draw:equation draw:name="f697" draw:formula="?f273 / ?f7"/>
          <draw:equation draw:name="f698" draw:formula="?f274 / ?f6"/>
          <draw:equation draw:name="f699" draw:formula="?f275 / ?f7"/>
          <draw:equation draw:name="f700" draw:formula="?f276 / ?f6"/>
          <draw:equation draw:name="f701" draw:formula="?f277 / ?f7"/>
          <draw:equation draw:name="f702" draw:formula="?f278 / ?f6"/>
          <draw:equation draw:name="f703" draw:formula="?f279 / ?f7"/>
          <draw:equation draw:name="f704" draw:formula="?f280 / ?f6"/>
          <draw:equation draw:name="f705" draw:formula="?f281 / ?f7"/>
          <draw:equation draw:name="f706" draw:formula="?f282 / ?f6"/>
          <draw:equation draw:name="f707" draw:formula="?f283 / ?f7"/>
          <draw:equation draw:name="f708" draw:formula="?f284 / ?f6"/>
          <draw:equation draw:name="f709" draw:formula="?f285 / ?f7"/>
          <draw:equation draw:name="f710" draw:formula="?f286 / ?f6"/>
          <draw:equation draw:name="f711" draw:formula="?f287 / ?f7"/>
          <draw:equation draw:name="f712" draw:formula="?f288 / ?f6"/>
          <draw:equation draw:name="f713" draw:formula="?f289 / ?f7"/>
          <draw:equation draw:name="f714" draw:formula="?f290 / ?f6"/>
          <draw:equation draw:name="f715" draw:formula="?f291 / ?f7"/>
          <draw:equation draw:name="f716" draw:formula="?f292 / ?f6"/>
          <draw:equation draw:name="f717" draw:formula="?f293 / ?f7"/>
          <draw:equation draw:name="f718" draw:formula="?f294 / ?f6"/>
          <draw:equation draw:name="f719" draw:formula="?f295 / ?f7"/>
          <draw:equation draw:name="f720" draw:formula="?f296 / ?f6"/>
          <draw:equation draw:name="f721" draw:formula="?f297 / ?f7"/>
          <draw:equation draw:name="f722" draw:formula="?f298 / ?f6"/>
          <draw:equation draw:name="f723" draw:formula="?f299 / ?f7"/>
          <draw:equation draw:name="f724" draw:formula="?f300 / ?f6"/>
          <draw:equation draw:name="f725" draw:formula="?f301 / ?f7"/>
          <draw:equation draw:name="f726" draw:formula="?f302 / ?f6"/>
          <draw:equation draw:name="f727" draw:formula="?f303 / ?f7"/>
          <draw:equation draw:name="f728" draw:formula="?f304 / ?f6"/>
          <draw:equation draw:name="f729" draw:formula="?f305 / ?f7"/>
          <draw:equation draw:name="f730" draw:formula="?f306 / ?f6"/>
          <draw:equation draw:name="f731" draw:formula="?f307 / ?f7"/>
          <draw:equation draw:name="f732" draw:formula="?f308 / ?f6"/>
          <draw:equation draw:name="f733" draw:formula="?f309 / ?f7"/>
          <draw:equation draw:name="f734" draw:formula="?f310 / ?f6"/>
          <draw:equation draw:name="f735" draw:formula="?f311 / ?f7"/>
          <draw:equation draw:name="f736" draw:formula="?f312 / ?f6"/>
          <draw:equation draw:name="f737" draw:formula="?f313 / ?f7"/>
          <draw:equation draw:name="f738" draw:formula="?f314 / ?f6"/>
          <draw:equation draw:name="f739" draw:formula="?f315 / ?f7"/>
          <draw:equation draw:name="f740" draw:formula="?f316 / ?f6"/>
          <draw:equation draw:name="f741" draw:formula="?f317 / ?f7"/>
          <draw:equation draw:name="f742" draw:formula="?f318 / ?f6"/>
          <draw:equation draw:name="f743" draw:formula="?f319 / ?f7"/>
          <draw:equation draw:name="f744" draw:formula="?f320 / ?f6"/>
          <draw:equation draw:name="f745" draw:formula="?f321 / ?f7"/>
          <draw:equation draw:name="f746" draw:formula="?f322 / ?f6"/>
          <draw:equation draw:name="f747" draw:formula="?f323 / ?f7"/>
          <draw:equation draw:name="f748" draw:formula="?f324 / ?f6"/>
          <draw:equation draw:name="f749" draw:formula="?f325 / ?f7"/>
          <draw:equation draw:name="f750" draw:formula="?f326 / ?f6"/>
          <draw:equation draw:name="f751" draw:formula="?f327 / ?f7"/>
          <draw:equation draw:name="f752" draw:formula="?f328 / ?f6"/>
          <draw:equation draw:name="f753" draw:formula="?f329 / ?f7"/>
          <draw:equation draw:name="f754" draw:formula="?f330 / ?f6"/>
          <draw:equation draw:name="f755" draw:formula="?f331 / ?f7"/>
          <draw:equation draw:name="f756" draw:formula="?f332 / ?f6"/>
          <draw:equation draw:name="f757" draw:formula="?f333 / ?f7"/>
          <draw:equation draw:name="f758" draw:formula="?f334 / ?f7"/>
          <draw:equation draw:name="f759" draw:formula="?f335 / ?f7"/>
          <draw:equation draw:name="f760" draw:formula="?f336 / ?f6"/>
          <draw:equation draw:name="f761" draw:formula="?f337 / ?f7"/>
          <draw:equation draw:name="f762" draw:formula="?f338 / ?f6"/>
          <draw:equation draw:name="f763" draw:formula="?f339 / ?f7"/>
          <draw:equation draw:name="f764" draw:formula="?f340 / ?f6"/>
          <draw:equation draw:name="f765" draw:formula="?f341 / ?f7"/>
          <draw:equation draw:name="f766" draw:formula="?f342 / ?f6"/>
          <draw:equation draw:name="f767" draw:formula="?f343 / ?f7"/>
          <draw:equation draw:name="f768" draw:formula="?f344 / ?f6"/>
          <draw:equation draw:name="f769" draw:formula="?f345 / ?f7"/>
          <draw:equation draw:name="f770" draw:formula="?f346 / ?f6"/>
          <draw:equation draw:name="f771" draw:formula="?f347 / ?f7"/>
          <draw:equation draw:name="f772" draw:formula="?f348 / ?f6"/>
          <draw:equation draw:name="f773" draw:formula="?f349 / ?f7"/>
          <draw:equation draw:name="f774" draw:formula="?f350 / ?f6"/>
          <draw:equation draw:name="f775" draw:formula="?f351 / ?f7"/>
          <draw:equation draw:name="f776" draw:formula="?f352 / ?f6"/>
          <draw:equation draw:name="f777" draw:formula="?f353 / ?f7"/>
          <draw:equation draw:name="f778" draw:formula="?f354 / ?f6"/>
          <draw:equation draw:name="f779" draw:formula="?f355 / ?f7"/>
          <draw:equation draw:name="f780" draw:formula="?f356 / ?f6"/>
          <draw:equation draw:name="f781" draw:formula="?f357 / ?f7"/>
          <draw:equation draw:name="f782" draw:formula="?f358 / ?f6"/>
          <draw:equation draw:name="f783" draw:formula="?f359 / ?f7"/>
          <draw:equation draw:name="f784" draw:formula="?f360 / ?f6"/>
          <draw:equation draw:name="f785" draw:formula="?f361 / ?f7"/>
          <draw:equation draw:name="f786" draw:formula="?f362 / ?f6"/>
          <draw:equation draw:name="f787" draw:formula="?f363 / ?f7"/>
          <draw:equation draw:name="f788" draw:formula="?f364 / ?f6"/>
          <draw:equation draw:name="f789" draw:formula="?f365 / ?f7"/>
          <draw:equation draw:name="f790" draw:formula="?f366 / ?f6"/>
          <draw:equation draw:name="f791" draw:formula="?f367 / ?f7"/>
          <draw:equation draw:name="f792" draw:formula="?f368 / ?f6"/>
          <draw:equation draw:name="f793" draw:formula="?f369 / ?f7"/>
          <draw:equation draw:name="f794" draw:formula="?f370 / ?f6"/>
          <draw:equation draw:name="f795" draw:formula="?f371 / ?f7"/>
          <draw:equation draw:name="f796" draw:formula="?f372 / ?f6"/>
          <draw:equation draw:name="f797" draw:formula="?f373 / ?f7"/>
          <draw:equation draw:name="f798" draw:formula="?f374 / ?f6"/>
          <draw:equation draw:name="f799" draw:formula="?f375 / ?f7"/>
          <draw:equation draw:name="f800" draw:formula="?f376 / ?f6"/>
          <draw:equation draw:name="f801" draw:formula="?f377 / ?f7"/>
          <draw:equation draw:name="f802" draw:formula="?f378 / ?f6"/>
          <draw:equation draw:name="f803" draw:formula="?f379 / ?f7"/>
          <draw:equation draw:name="f804" draw:formula="?f380 / ?f6"/>
          <draw:equation draw:name="f805" draw:formula="?f381 / ?f7"/>
          <draw:equation draw:name="f806" draw:formula="?f382 / ?f6"/>
          <draw:equation draw:name="f807" draw:formula="?f383 / ?f7"/>
          <draw:equation draw:name="f808" draw:formula="?f384 / ?f6"/>
          <draw:equation draw:name="f809" draw:formula="?f385 / ?f7"/>
          <draw:equation draw:name="f810" draw:formula="?f386 / ?f6"/>
          <draw:equation draw:name="f811" draw:formula="?f387 / ?f7"/>
          <draw:equation draw:name="f812" draw:formula="?f388 / ?f6"/>
          <draw:equation draw:name="f813" draw:formula="?f389 / ?f7"/>
          <draw:equation draw:name="f814" draw:formula="?f390 / ?f6"/>
          <draw:equation draw:name="f815" draw:formula="?f391 / ?f7"/>
          <draw:equation draw:name="f816" draw:formula="?f392 / ?f6"/>
          <draw:equation draw:name="f817" draw:formula="?f393 / ?f7"/>
          <draw:equation draw:name="f818" draw:formula="?f394 / ?f6"/>
          <draw:equation draw:name="f819" draw:formula="?f395 / ?f7"/>
          <draw:equation draw:name="f820" draw:formula="?f396 / ?f6"/>
          <draw:equation draw:name="f821" draw:formula="?f397 / ?f7"/>
          <draw:equation draw:name="f822" draw:formula="?f398 / ?f6"/>
          <draw:equation draw:name="f823" draw:formula="?f399 / ?f7"/>
          <draw:equation draw:name="f824" draw:formula="?f400 / ?f6"/>
          <draw:equation draw:name="f825" draw:formula="?f401 / ?f7"/>
          <draw:equation draw:name="f826" draw:formula="?f402 / ?f6"/>
          <draw:equation draw:name="f827" draw:formula="?f403 / ?f7"/>
          <draw:equation draw:name="f828" draw:formula="?f404 / ?f6"/>
          <draw:equation draw:name="f829" draw:formula="?f405 / ?f7"/>
          <draw:equation draw:name="f830" draw:formula="?f406 / ?f6"/>
          <draw:equation draw:name="f831" draw:formula="?f407 / ?f7"/>
          <draw:equation draw:name="f832" draw:formula="?f408 / ?f6"/>
          <draw:equation draw:name="f833" draw:formula="?f409 / ?f7"/>
          <draw:equation draw:name="f834" draw:formula="?f410 / ?f6"/>
          <draw:equation draw:name="f835" draw:formula="?f411 / ?f7"/>
          <draw:equation draw:name="f836" draw:formula="?f412 / ?f6"/>
          <draw:equation draw:name="f837" draw:formula="?f413 / ?f7"/>
          <draw:equation draw:name="f838" draw:formula="?f414 / ?f6"/>
          <draw:equation draw:name="f839" draw:formula="?f415 / ?f7"/>
          <draw:equation draw:name="f840" draw:formula="?f416 / ?f6"/>
          <draw:equation draw:name="f841" draw:formula="?f417 / ?f7"/>
          <draw:equation draw:name="f842" draw:formula="?f418 / ?f6"/>
          <draw:equation draw:name="f843" draw:formula="?f419 / ?f7"/>
          <draw:equation draw:name="f844" draw:formula="?f420 / ?f6"/>
          <draw:equation draw:name="f845" draw:formula="?f421 / ?f7"/>
          <draw:equation draw:name="f846" draw:formula="?f422 / ?f6"/>
          <draw:equation draw:name="f847" draw:formula="?f423 / ?f7"/>
          <draw:equation draw:name="f848" draw:formula="?f424 / ?f6"/>
          <draw:equation draw:name="f849" draw:formula="?f425 / ?f7"/>
          <draw:equation draw:name="f850" draw:formula="?f426 / ?f6"/>
          <draw:equation draw:name="f851" draw:formula="?f427 / ?f7"/>
          <draw:equation draw:name="f852" draw:formula="?f428 / ?f6"/>
          <draw:equation draw:name="f853" draw:formula="?f429 / ?f7"/>
          <draw:equation draw:name="f854" draw:formula="?f430 / ?f6"/>
          <draw:equation draw:name="f855" draw:formula="?f431 / ?f7"/>
          <draw:equation draw:name="f856" draw:formula="?f0 / ?f6"/>
          <draw:equation draw:name="f857" draw:formula="?f1 / ?f6"/>
          <draw:equation draw:name="f858" draw:formula="?f2 / ?f7"/>
          <draw:equation draw:name="f859" draw:formula="?f3 / ?f7"/>
        </draw:enhanced-geometry>
      </draw:custom-shape>
      <draw:custom-shape svg:x="6.33233in" svg:y="0in" svg:width="7.001in" svg:height="7.5in" draw:id="id37" draw:style-name="a256" draw:name="Freeform: Shape 12">
        <svg:title/>
        <svg:desc/>
        <text:p text:style-name="a255" text:class-names="" text:cond-style-name=""><text:span text:style-name="a254" text:class-names=""/></text:p>
        <draw:enhanced-geometry xmlns:dr3d="urn:oasis:names:tc:opendocument:xmlns:dr3d:1.0" draw:type="non-primitive" svg:viewBox="0 0 6401718 6857999" draw:enhanced-path="M 13164 0 L 6401718 0 6401718 6857999 4837168 6857999 4970284 6566499 C 5459272 5503700 5952697 4415857 5441996 3607583 4534017 2170575 1476973 3238952 333189 1342399 249159 1202652 -60917 673160 10627 17156 Z N" draw:text-areas="?f34 ?f36 ?f35 ?f37" draw:glue-points="?f21 ?f22 ?f23 ?f22 ?f23 ?f24 ?f25 ?f24 ?f26 ?f27 ?f28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01718"/>
          <draw:equation draw:name="f7" draw:formula="?f4 / 6857999"/>
          <draw:equation draw:name="f8" draw:formula="13164 * ?f5 / 6401718"/>
          <draw:equation draw:name="f9" draw:formula="0 * ?f4 / 6857999"/>
          <draw:equation draw:name="f10" draw:formula="6401718 * ?f5 / 6401718"/>
          <draw:equation draw:name="f11" draw:formula="6857999 * ?f4 / 6857999"/>
          <draw:equation draw:name="f12" draw:formula="4837168 * ?f5 / 6401718"/>
          <draw:equation draw:name="f13" draw:formula="4970284 * ?f5 / 6401718"/>
          <draw:equation draw:name="f14" draw:formula="6566499 * ?f4 / 6857999"/>
          <draw:equation draw:name="f15" draw:formula="5441996 * ?f5 / 6401718"/>
          <draw:equation draw:name="f16" draw:formula="3607583 * ?f4 / 6857999"/>
          <draw:equation draw:name="f17" draw:formula="333189 * ?f5 / 6401718"/>
          <draw:equation draw:name="f18" draw:formula="1342399 * ?f4 / 6857999"/>
          <draw:equation draw:name="f19" draw:formula="10627 * ?f5 / 6401718"/>
          <draw:equation draw:name="f20" draw:formula="17156 * ?f4 / 6857999"/>
          <draw:equation draw:name="f21" draw:formula="?f8 / ?f6"/>
          <draw:equation draw:name="f22" draw:formula="?f9 / ?f7"/>
          <draw:equation draw:name="f23" draw:formula="?f10 / ?f6"/>
          <draw:equation draw:name="f24" draw:formula="?f11 / ?f7"/>
          <draw:equation draw:name="f25" draw:formula="?f12 / ?f6"/>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5.19419in" svg:y="6.28869in" svg:width="5.76687in" svg:height="1.27863in" draw:id="id38" draw:style-name="a259" draw:name="Freeform: Shape 27">
        <svg:title/>
        <svg:desc/>
        <text:p text:style-name="a258" text:class-names="" text:cond-style-name=""><text:span text:style-name="a257" text:class-names=""/></text:p>
        <draw:enhanced-geometry xmlns:dr3d="urn:oasis:names:tc:opendocument:xmlns:dr3d:1.0" draw:type="non-primitive" svg:viewBox="0 0 5273226 1169180" draw:enhanced-path="M 0 1135564 L 139492 1076708 912137 750675 C 2354904 146401 2981132 1306 3360846 9 3487417 -424 3586598 15121 3679500 34963 4251313 157103 4990416 528605 5273226 116918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3226"/>
          <draw:equation draw:name="f7" draw:formula="?f4 / 1169180"/>
          <draw:equation draw:name="f8" draw:formula="1076708 * ?f4 / 1169180"/>
          <draw:equation draw:name="f9" draw:formula="750675 * ?f4 / 1169180"/>
          <draw:equation draw:name="f10" draw:formula="9 * ?f4 / 1169180"/>
          <draw:equation draw:name="f11" draw:formula="34963 * ?f4 / 1169180"/>
          <draw:equation draw:name="f12" draw:formula="1169180 * ?f4 / 1169180"/>
          <draw:equation draw:name="f13" draw:formula="0 * ?f5 / 5273226"/>
          <draw:equation draw:name="f14" draw:formula="1135564 * ?f4 / 1169180"/>
          <draw:equation draw:name="f15" draw:formula="139492 * ?f5 / 5273226"/>
          <draw:equation draw:name="f16" draw:formula="912137 * ?f5 / 5273226"/>
          <draw:equation draw:name="f17" draw:formula="3360846 * ?f5 / 5273226"/>
          <draw:equation draw:name="f18" draw:formula="3679500 * ?f5 / 5273226"/>
          <draw:equation draw:name="f19" draw:formula="5273226 * ?f5 / 5273226"/>
          <draw:equation draw:name="f20" draw:formula="?f13 / ?f6"/>
          <draw:equation draw:name="f21" draw:formula="?f14 / ?f7"/>
          <draw:equation draw:name="f22" draw:formula="?f15 / ?f6"/>
          <draw:equation draw:name="f23" draw:formula="?f8 / ?f7"/>
          <draw:equation draw:name="f24" draw:formula="?f16 / ?f6"/>
          <draw:equation draw:name="f25" draw:formula="?f9 / ?f7"/>
          <draw:equation draw:name="f26" draw:formula="?f17 / ?f6"/>
          <draw:equation draw:name="f27" draw:formula="?f10 / ?f7"/>
          <draw:equation draw:name="f28" draw:formula="?f18 / ?f6"/>
          <draw:equation draw:name="f29" draw:formula="?f11 / ?f7"/>
          <draw:equation draw:name="f30" draw:formula="?f19 / ?f6"/>
          <draw:equation draw:name="f31" draw:formula="?f12 / ?f7"/>
          <draw:equation draw:name="f32" draw:formula="?f0 / ?f6"/>
          <draw:equation draw:name="f33" draw:formula="?f1 / ?f6"/>
          <draw:equation draw:name="f34" draw:formula="?f2 / ?f7"/>
          <draw:equation draw:name="f35" draw:formula="?f3 / ?f7"/>
        </draw:enhanced-geometry>
      </draw:custom-shape>
      <draw:custom-shape svg:x="8.7564in" svg:y="3.50053in" svg:width="4.59412in" svg:height="4.03072in" draw:id="id39" draw:style-name="a262" draw:name="Freeform: Shape 29">
        <svg:title/>
        <svg:desc/>
        <text:p text:style-name="a261" text:class-names="" text:cond-style-name=""><text:span text:style-name="a260" text:class-names=""/></text:p>
        <draw:enhanced-geometry xmlns:dr3d="urn:oasis:names:tc:opendocument:xmlns:dr3d:1.0" draw:type="non-primitive" svg:viewBox="0 0 4200862 3685693"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00862"/>
          <draw:equation draw:name="f7" draw:formula="?f4 / 3685693"/>
          <draw:equation draw:name="f8" draw:formula="0 * ?f5 / 4200862"/>
          <draw:equation draw:name="f9" draw:formula="3685693 * ?f4 / 3685693"/>
          <draw:equation draw:name="f10" draw:formula="34189 * ?f5 / 4200862"/>
          <draw:equation draw:name="f11" draw:formula="3519677 * ?f4 / 3685693"/>
          <draw:equation draw:name="f12" draw:formula="809652 * ?f5 / 4200862"/>
          <draw:equation draw:name="f13" draw:formula="2444285 * ?f4 / 3685693"/>
          <draw:equation draw:name="f14" draw:formula="2658735 * ?f5 / 4200862"/>
          <draw:equation draw:name="f15" draw:formula="2522977 * ?f4 / 3685693"/>
          <draw:equation draw:name="f16" draw:formula="3147450 * ?f5 / 4200862"/>
          <draw:equation draw:name="f17" draw:formula="383844 * ?f4 / 3685693"/>
          <draw:equation draw:name="f18" draw:formula="3888267 * ?f5 / 4200862"/>
          <draw:equation draw:name="f19" draw:formula="10843 * ?f4 / 3685693"/>
          <draw:equation draw:name="f20" draw:formula="4087933 * ?f5 / 4200862"/>
          <draw:equation draw:name="f21" draw:formula="1025 * ?f4 / 3685693"/>
          <draw:equation draw:name="f22" draw:formula="4200862 * ?f5 / 4200862"/>
          <draw:equation draw:name="f23" draw:formula="11809 * ?f4 / 3685693"/>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presentation:notes style:page-layout-name="pageLayout2" draw:style-name="a294">
        <draw:frame draw:id="id6" presentation:style-name="a265" draw:name="Header Placeholder 1" svg:x="0in" svg:y="0in" svg:width="3.25in" svg:height="0.50174in" presentation:class="header" presentation:placeholder="false">
          <draw:text-box>
            <text:p text:style-name="a264" text:class-names="" text:cond-style-name=""><text:span text:style-name="a263" text:class-names=""/></text:p>
          </draw:text-box>
          <svg:title/>
          <svg:desc/>
        </draw:frame>
        <draw:frame draw:id="id7" presentation:style-name="a270" draw:name="Date Placeholder 2" svg:x="4.24826in" svg:y="0in" svg:width="3.25in" svg:height="0.50174in" presentation:class="date-time" presentation:placeholder="false">
          <draw:text-box>
            <text:p text:style-name="a269" text:class-names="" text:cond-style-name=""><text:span text:style-name="a266" text:class-names=""><text:date text:fixed="false" style:data-style-name="a267">8/12/2022</text:date></text:span><text:span text:style-name="a268" text:class-names=""/></text:p>
          </draw:text-box>
          <svg:title/>
          <svg:desc/>
        </draw:frame>
        <draw:page-thumbnail svg:x="0.75in" svg:y="1.25in" svg:width="6in" svg:height="3.375in" presentation:class="page" draw:id="id8" presentation:style-name="a271" draw:name="Slide Image Placeholder 3">
          <svg:title/>
          <svg:desc/>
        </draw:page-thumbnail>
        <draw:frame draw:id="id9" presentation:style-name="a286" draw:name="Notes Placeholder 4" svg:x="0.75in" svg:y="4.8125in" svg:width="6in" svg:height="3.9375in" presentation:class="notes"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10" presentation:style-name="a289" draw:name="Footer Placeholder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1" presentation:style-name="a293" draw:name="Slide Number Placeholder 6" svg:x="4.24826in" svg:y="9.49826in" svg:width="3.25in" svg:height="0.50174in" presentation:class="page-number" presentation:placeholder="false">
          <draw:text-box>
            <text:p text:style-name="a292" text:class-names="" text:cond-style-name=""><text:span text:style-name="a290" text:class-names=""><text:page-number style:num-format="1" text:fixed="false">‹#›</text:page-number></text:span><text:span text:style-name="a291" text:class-names=""/></text:p>
          </draw:text-box>
          <svg:title/>
          <svg:desc/>
        </draw:frame>
      </presentation:notes>
    </style:master-page>
    <style:master-page style:name="Master1-Layout5-obj-Title-and-Content" style:page-layout-name="pageLayout1" draw:style-name="a295">
      <draw:connector draw:type="line" svg:x1="0in" svg:y1="6.91667in" svg:x2="13.33333in" svg:y2="6.91667in" draw:id="id40" draw:layer="Master1-bg" draw:style-name="a296" draw:name="Straight Connector 6">
        <svg:title/>
        <svg:desc/>
      </draw:connector>
      <draw:custom-shape svg:x="9.45519in" svg:y="0in" svg:width="3.87814in" svg:height="5.10706in" draw:id="id41" draw:style-name="a299" draw:name="Freeform: Shape 16">
        <svg:title/>
        <svg:desc/>
        <text:p text:style-name="a298" text:class-names="" text:cond-style-name=""><text:span text:style-name="a297" text:class-names=""/></text:p>
        <draw:enhanced-geometry xmlns:dr3d="urn:oasis:names:tc:opendocument:xmlns:dr3d:1.0" draw:type="non-primitive" svg:viewBox="0 0 3546175 4669896" draw:enhanced-path="M 196669 0 L 3546175 0 3546175 4669896 3301022 4559120 C 1737541 3850476 786681 3370244 294600 2329081 26188 1761108 -5879 1237338 758 920518 -1092 722283 18818 445104 124987 162828 Z N" draw:text-areas="?f32 ?f34 ?f33 ?f35" draw:glue-points="?f20 ?f21 ?f22 ?f21 ?f22 ?f23 ?f24 ?f25 ?f26 ?f27 ?f28 ?f29 ?f3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46175"/>
          <draw:equation draw:name="f7" draw:formula="?f4 / 4669896"/>
          <draw:equation draw:name="f8" draw:formula="196669 * ?f5 / 3546175"/>
          <draw:equation draw:name="f9" draw:formula="0 * ?f4 / 4669896"/>
          <draw:equation draw:name="f10" draw:formula="3546175 * ?f5 / 3546175"/>
          <draw:equation draw:name="f11" draw:formula="4669896 * ?f4 / 4669896"/>
          <draw:equation draw:name="f12" draw:formula="3301022 * ?f5 / 3546175"/>
          <draw:equation draw:name="f13" draw:formula="4559120 * ?f4 / 4669896"/>
          <draw:equation draw:name="f14" draw:formula="294600 * ?f5 / 3546175"/>
          <draw:equation draw:name="f15" draw:formula="2329081 * ?f4 / 4669896"/>
          <draw:equation draw:name="f16" draw:formula="758 * ?f5 / 3546175"/>
          <draw:equation draw:name="f17" draw:formula="920518 * ?f4 / 4669896"/>
          <draw:equation draw:name="f18" draw:formula="124987 * ?f5 / 3546175"/>
          <draw:equation draw:name="f19" draw:formula="162828 * ?f4 / 466989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10.76507in" svg:y="1.83943in" svg:width="2.57849in" svg:height="5.67043in" draw:id="id42" draw:style-name="a302" draw:name="Freeform: Shape 22">
        <svg:title/>
        <svg:desc/>
        <text:p text:style-name="a301" text:class-names="" text:cond-style-name=""><text:span text:style-name="a300" text:class-names=""/></text:p>
        <draw:enhanced-geometry xmlns:dr3d="urn:oasis:names:tc:opendocument:xmlns:dr3d:1.0" draw:type="non-primitive" svg:viewBox="0 0 2304475 5150921" draw:enhanced-path="M 1235764 5150921 C 1089744 4970003 919633 4675268 706756 4186633 159927 2931459 -166151 2182975 87362 1347390 217029 920066 450111 628826 604815 465087 754631 296578 1030250 48187 1426482 5354 1473780 240 1521538 -1153 1569604 930 1809933 11345 2067880 121265 2304475 274822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04475"/>
          <draw:equation draw:name="f7" draw:formula="?f4 / 5150921"/>
          <draw:equation draw:name="f8" draw:formula="1235764 * ?f5 / 2304475"/>
          <draw:equation draw:name="f9" draw:formula="706756 * ?f5 / 2304475"/>
          <draw:equation draw:name="f10" draw:formula="87362 * ?f5 / 2304475"/>
          <draw:equation draw:name="f11" draw:formula="604815 * ?f5 / 2304475"/>
          <draw:equation draw:name="f12" draw:formula="1426482 * ?f5 / 2304475"/>
          <draw:equation draw:name="f13" draw:formula="1569604 * ?f5 / 2304475"/>
          <draw:equation draw:name="f14" draw:formula="2304475 * ?f5 / 2304475"/>
          <draw:equation draw:name="f15" draw:formula="5150921 * ?f4 / 5150921"/>
          <draw:equation draw:name="f16" draw:formula="4186633 * ?f4 / 5150921"/>
          <draw:equation draw:name="f17" draw:formula="1347390 * ?f4 / 5150921"/>
          <draw:equation draw:name="f18" draw:formula="465087 * ?f4 / 5150921"/>
          <draw:equation draw:name="f19" draw:formula="5354 * ?f4 / 5150921"/>
          <draw:equation draw:name="f20" draw:formula="930 * ?f4 / 5150921"/>
          <draw:equation draw:name="f21" draw:formula="274822 * ?f4 / 5150921"/>
          <draw:equation draw:name="f22" draw:formula="?f8 / ?f6"/>
          <draw:equation draw:name="f23" draw:formula="?f15 / ?f7"/>
          <draw:equation draw:name="f24" draw:formula="?f9 / ?f6"/>
          <draw:equation draw:name="f25" draw:formula="?f16 / ?f7"/>
          <draw:equation draw:name="f26" draw:formula="?f10 / ?f6"/>
          <draw:equation draw:name="f27" draw:formula="?f17 / ?f7"/>
          <draw:equation draw:name="f28" draw:formula="?f11 / ?f6"/>
          <draw:equation draw:name="f29" draw:formula="?f18 / ?f7"/>
          <draw:equation draw:name="f30" draw:formula="?f12 / ?f6"/>
          <draw:equation draw:name="f31" draw:formula="?f19 / ?f7"/>
          <draw:equation draw:name="f32" draw:formula="?f13 / ?f6"/>
          <draw:equation draw:name="f33" draw:formula="?f20 / ?f7"/>
          <draw:equation draw:name="f34" draw:formula="?f14 / ?f6"/>
          <draw:equation draw:name="f35" draw:formula="?f21 / ?f7"/>
          <draw:equation draw:name="f36" draw:formula="?f0 / ?f6"/>
          <draw:equation draw:name="f37" draw:formula="?f1 / ?f6"/>
          <draw:equation draw:name="f38" draw:formula="?f2 / ?f7"/>
          <draw:equation draw:name="f39" draw:formula="?f3 / ?f7"/>
        </draw:enhanced-geometry>
      </draw:custom-shape>
      <draw:frame draw:id="id43" presentation:style-name="a305" draw:name="Title 1" svg:x="0.63in" svg:y="0.77in" svg:width="11.5in" svg:height="0.74in" presentation:class="title" presentation:placeholder="false">
        <draw:text-box>
          <text:p text:style-name="a304" text:class-names="" text:cond-style-name=""><text:span text:style-name="a303" text:class-names="">click to edit master title style<text:tab/></text:span></text:p>
        </draw:text-box>
        <svg:title/>
        <svg:desc/>
      </draw:frame>
      <draw:frame draw:id="id44" presentation:style-name="a322" draw:name="Content Placeholder 2" svg:x="0.63in" svg:y="2.08in" svg:width="10.24in" svg:height="4.24in" presentation:class="object" presentation:placeholder="false">
        <draw:text-box>
          <text:list text:style-name="a308">
            <text:list-item>
              <text:p text:style-name="a307" text:class-names="" text:cond-style-name=""><text:span text:style-name="a306" text:class-names="">Click to 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45" presentation:style-name="a325" draw:name="Date Placeholder 3" svg:x="0.4in" svg:y="7.07in" svg:width="1.08in" svg:height="0.34in" presentation:class="date-time" presentation:placeholder="false">
        <draw:text-box>
          <text:p text:style-name="a324" text:class-names="" text:cond-style-name=""><text:span text:style-name="a323" text:class-names="">20XX</text:span></text:p>
        </draw:text-box>
        <svg:title/>
        <svg:desc/>
      </draw:frame>
      <draw:frame draw:id="id46" presentation:style-name="a328" draw:name="Footer Placeholder 4" svg:x="4.79in" svg:y="7.07in" svg:width="3.76in" svg:height="0.34in" presentation:class="footer" presentation:placeholder="false">
        <draw:text-box>
          <text:p text:style-name="a327" text:class-names="" text:cond-style-name=""><text:span text:style-name="a326" text:class-names="">presentation title</text:span></text:p>
        </draw:text-box>
        <svg:title/>
        <svg:desc/>
      </draw:frame>
      <draw:frame draw:id="id47" presentation:style-name="a332" draw:name="Slide Number Placeholder 5" svg:x="12.06in" svg:y="7.07in" svg:width="1.08in" svg:height="0.34in" presentation:class="page-number" presentation:placeholder="false">
        <draw:text-box>
          <text:p text:style-name="a331" text:class-names="" text:cond-style-name=""><text:span text:style-name="a329" text:class-names=""><text:page-number style:num-format="1" text:fixed="false">‹#›</text:page-number></text:span><text:span text:style-name="a330" text:class-names=""/></text:p>
        </draw:text-box>
        <svg:title/>
        <svg:desc/>
      </draw:frame>
      <presentation:notes style:page-layout-name="pageLayout2" draw:style-name="a364">
        <draw:frame draw:id="id6" presentation:style-name="a335" draw:name="Header Placeholder 1" svg:x="0in" svg:y="0in" svg:width="3.25in" svg:height="0.50174in" presentation:class="header" presentation:placeholder="false">
          <draw:text-box>
            <text:p text:style-name="a334" text:class-names="" text:cond-style-name=""><text:span text:style-name="a333" text:class-names=""/></text:p>
          </draw:text-box>
          <svg:title/>
          <svg:desc/>
        </draw:frame>
        <draw:frame draw:id="id7" presentation:style-name="a340" draw:name="Date Placeholder 2" svg:x="4.24826in" svg:y="0in" svg:width="3.25in" svg:height="0.50174in" presentation:class="date-time" presentation:placeholder="false">
          <draw:text-box>
            <text:p text:style-name="a339" text:class-names="" text:cond-style-name=""><text:span text:style-name="a336" text:class-names=""><text:date text:fixed="false" style:data-style-name="a337">8/12/2022</text:date></text:span><text:span text:style-name="a338" text:class-names=""/></text:p>
          </draw:text-box>
          <svg:title/>
          <svg:desc/>
        </draw:frame>
        <draw:page-thumbnail svg:x="0.75in" svg:y="1.25in" svg:width="6in" svg:height="3.375in" presentation:class="page" draw:id="id8" presentation:style-name="a341" draw:name="Slide Image Placeholder 3">
          <svg:title/>
          <svg:desc/>
        </draw:page-thumbnail>
        <draw:frame draw:id="id9" presentation:style-name="a356" draw:name="Notes Placeholder 4" svg:x="0.75in" svg:y="4.8125in" svg:width="6in" svg:height="3.9375in" presentation:class="notes" presentation:placeholder="false">
          <draw:text-box>
            <text:p text:style-name="a343" text:class-names="" text:cond-style-name=""><text:span text:style-name="a342" text:class-names="">Click to edit Master text styles</text:span></text:p>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3" text:class-names="">Fifth level</text:span></text:p>
                              </text:list-item>
                            </text:list>
                          </text:list-item>
                        </text:list>
                      </text:list-item>
                    </text:list>
                  </text:list-item>
                </text:list>
              </text:list-item>
            </text:list>
          </draw:text-box>
          <svg:title/>
          <svg:desc/>
        </draw:frame>
        <draw:frame draw:id="id10" presentation:style-name="a359" draw:name="Footer Placeholder 5" svg:x="0in" svg:y="9.49826in" svg:width="3.25in" svg:height="0.50174in" presentation:class="footer" presentation:placeholder="false">
          <draw:text-box>
            <text:p text:style-name="a358" text:class-names="" text:cond-style-name=""><text:span text:style-name="a357" text:class-names=""/></text:p>
          </draw:text-box>
          <svg:title/>
          <svg:desc/>
        </draw:frame>
        <draw:frame draw:id="id11" presentation:style-name="a363" draw:name="Slide Number Placeholder 6" svg:x="4.24826in" svg:y="9.49826in" svg:width="3.25in" svg:height="0.50174in" presentation:class="page-number" presentation:placeholder="false">
          <draw:text-box>
            <text:p text:style-name="a362" text:class-names="" text:cond-style-name=""><text:span text:style-name="a360" text:class-names=""><text:page-number style:num-format="1" text:fixed="false">‹#›</text:page-number></text:span><text:span text:style-name="a361" text:class-names=""/></text:p>
          </draw:text-box>
          <svg:title/>
          <svg:desc/>
        </draw:frame>
      </presentation:notes>
    </style:master-page>
    <style:master-page style:name="Master1-Layout6-cust-Title-and-Content-alt" style:page-layout-name="pageLayout1" draw:style-name="a365">
      <draw:connector draw:type="line" svg:x1="0in" svg:y1="6.91667in" svg:x2="13.33333in" svg:y2="6.91667in" draw:id="id48" draw:layer="Master1-bg" draw:style-name="a366" draw:name="Straight Connector 1">
        <svg:title/>
        <svg:desc/>
      </draw:connector>
      <draw:frame draw:id="id49" presentation:style-name="a369" draw:name="Title 1" svg:x="0.63in" svg:y="0.77in" svg:width="11.5in" svg:height="0.74in" presentation:class="title" presentation:placeholder="false">
        <draw:text-box>
          <text:p text:style-name="a368" text:class-names="" text:cond-style-name=""><text:span text:style-name="a367" text:class-names="">click to edit master title style<text:tab/></text:span></text:p>
        </draw:text-box>
        <svg:title/>
        <svg:desc/>
      </draw:frame>
      <draw:frame draw:id="id50" presentation:style-name="a386" draw:name="Content Placeholder 2" svg:x="0.63in" svg:y="2.08in" svg:width="10.24in" svg:height="4.24in" presentation:class="object" presentation:placeholder="false">
        <draw:text-box>
          <text:list text:style-name="a372">
            <text:list-item>
              <text:p text:style-name="a371" text:class-names="" text:cond-style-name=""><text:span text:style-name="a370" text:class-names="">Click to edit Master text styles</text:span></text:p>
            </text:list-item>
          </text:list>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51" presentation:style-name="a389" draw:name="Date Placeholder 3" svg:x="0.4in" svg:y="7.07in" svg:width="1.08in" svg:height="0.34in" presentation:class="date-time" presentation:placeholder="false">
        <draw:text-box>
          <text:p text:style-name="a388" text:class-names="" text:cond-style-name=""><text:span text:style-name="a387" text:class-names="">20XX</text:span></text:p>
        </draw:text-box>
        <svg:title/>
        <svg:desc/>
      </draw:frame>
      <draw:frame draw:id="id52" presentation:style-name="a392" draw:name="Footer Placeholder 4" svg:x="4.79in" svg:y="7.07in" svg:width="3.76in" svg:height="0.34in" presentation:class="footer" presentation:placeholder="false">
        <draw:text-box>
          <text:p text:style-name="a391" text:class-names="" text:cond-style-name=""><text:span text:style-name="a390" text:class-names="">presentation title</text:span></text:p>
        </draw:text-box>
        <svg:title/>
        <svg:desc/>
      </draw:frame>
      <draw:frame draw:id="id53" presentation:style-name="a396" draw:name="Slide Number Placeholder 5" svg:x="12.06in" svg:y="7.07in" svg:width="1.08in" svg:height="0.34in" presentation:class="page-number" presentation:placeholder="false">
        <draw:text-box>
          <text:p text:style-name="a395" text:class-names="" text:cond-style-name=""><text:span text:style-name="a393" text:class-names=""><text:page-number style:num-format="1" text:fixed="false">‹#›</text:page-number></text:span><text:span text:style-name="a394" text:class-names=""/></text:p>
        </draw:text-box>
        <svg:title/>
        <svg:desc/>
      </draw:frame>
      <draw:custom-shape svg:x="5.03151in" svg:y="0in" svg:width="8.30183in" svg:height="7.5in" draw:id="id54" draw:style-name="a399" draw:name="Freeform: Shape 12">
        <svg:title/>
        <svg:desc/>
        <text:p text:style-name="a398" text:class-names="" text:cond-style-name=""><text:span text:style-name="a397" text:class-names=""/></text:p>
        <draw:enhanced-geometry xmlns:dr3d="urn:oasis:names:tc:opendocument:xmlns:dr3d:1.0" draw:type="non-primitive" svg:viewBox="0 0 7591189 6858000" draw:enhanced-path="M 3873124 0 L 7591189 0 7591189 6858000 0 6858000 37792 6767219 C 73499 6688089 105476 6628399 124614 6593191 1166892 4681475 4192708 5285613 5022788 3831835 5664755 2707491 4432969 1333564 3917644 112370 Z N" draw:text-areas="?f34 ?f36 ?f35 ?f37" draw:glue-points="?f21 ?f22 ?f23 ?f22 ?f23 ?f24 ?f25 ?f24 ?f26 ?f27 ?f28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91189"/>
          <draw:equation draw:name="f7" draw:formula="?f4 / 6858000"/>
          <draw:equation draw:name="f8" draw:formula="3873124 * ?f5 / 7591189"/>
          <draw:equation draw:name="f9" draw:formula="0 * ?f4 / 6858000"/>
          <draw:equation draw:name="f10" draw:formula="7591189 * ?f5 / 7591189"/>
          <draw:equation draw:name="f11" draw:formula="6858000 * ?f4 / 6858000"/>
          <draw:equation draw:name="f12" draw:formula="0 * ?f5 / 7591189"/>
          <draw:equation draw:name="f13" draw:formula="37792 * ?f5 / 7591189"/>
          <draw:equation draw:name="f14" draw:formula="6767219 * ?f4 / 6858000"/>
          <draw:equation draw:name="f15" draw:formula="124614 * ?f5 / 7591189"/>
          <draw:equation draw:name="f16" draw:formula="6593191 * ?f4 / 6858000"/>
          <draw:equation draw:name="f17" draw:formula="5022788 * ?f5 / 7591189"/>
          <draw:equation draw:name="f18" draw:formula="3831835 * ?f4 / 6858000"/>
          <draw:equation draw:name="f19" draw:formula="3917644 * ?f5 / 7591189"/>
          <draw:equation draw:name="f20" draw:formula="112370 * ?f4 / 6858000"/>
          <draw:equation draw:name="f21" draw:formula="?f8 / ?f6"/>
          <draw:equation draw:name="f22" draw:formula="?f9 / ?f7"/>
          <draw:equation draw:name="f23" draw:formula="?f10 / ?f6"/>
          <draw:equation draw:name="f24" draw:formula="?f11 / ?f7"/>
          <draw:equation draw:name="f25" draw:formula="?f12 / ?f6"/>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6.70822in" svg:y="-0.03345in" svg:width="5.51999in" svg:height="7.56262in" draw:id="id55" draw:style-name="a402" draw:name="Freeform: Shape 18">
        <svg:title/>
        <svg:desc/>
        <text:p text:style-name="a401" text:class-names="" text:cond-style-name=""><text:span text:style-name="a400" text:class-names=""/></text:p>
        <draw:enhanced-geometry xmlns:dr3d="urn:oasis:names:tc:opendocument:xmlns:dr3d:1.0" draw:type="non-primitive" svg:viewBox="0 0 5047481 6915258" draw:enhanced-path="M 4995009 6915258 L 4968339 6900018 4881089 6843664 C 3776291 5767009 5813542 2039756 4705665 750439 3720820 -395678 1362200 1673555 107592 143128 84533 114915 45825 66862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7481"/>
          <draw:equation draw:name="f7" draw:formula="?f4 / 6915258"/>
          <draw:equation draw:name="f8" draw:formula="4995009 * ?f5 / 5047481"/>
          <draw:equation draw:name="f9" draw:formula="6915258 * ?f4 / 6915258"/>
          <draw:equation draw:name="f10" draw:formula="4968339 * ?f5 / 5047481"/>
          <draw:equation draw:name="f11" draw:formula="6900018 * ?f4 / 6915258"/>
          <draw:equation draw:name="f12" draw:formula="4881089 * ?f5 / 5047481"/>
          <draw:equation draw:name="f13" draw:formula="6843664 * ?f4 / 6915258"/>
          <draw:equation draw:name="f14" draw:formula="4705665 * ?f5 / 5047481"/>
          <draw:equation draw:name="f15" draw:formula="750439 * ?f4 / 6915258"/>
          <draw:equation draw:name="f16" draw:formula="107592 * ?f5 / 5047481"/>
          <draw:equation draw:name="f17" draw:formula="143128 * ?f4 / 6915258"/>
          <draw:equation draw:name="f18" draw:formula="0 * ?f5 / 5047481"/>
          <draw:equation draw:name="f19" draw:formula="0 * ?f4 / 6915258"/>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presentation:notes style:page-layout-name="pageLayout2" draw:style-name="a434">
        <draw:frame draw:id="id6" presentation:style-name="a405" draw:name="Header Placeholder 1" svg:x="0in" svg:y="0in" svg:width="3.25in" svg:height="0.50174in" presentation:class="header" presentation:placeholder="false">
          <draw:text-box>
            <text:p text:style-name="a404" text:class-names="" text:cond-style-name=""><text:span text:style-name="a403" text:class-names=""/></text:p>
          </draw:text-box>
          <svg:title/>
          <svg:desc/>
        </draw:frame>
        <draw:frame draw:id="id7" presentation:style-name="a410" draw:name="Date Placeholder 2" svg:x="4.24826in" svg:y="0in" svg:width="3.25in" svg:height="0.50174in" presentation:class="date-time" presentation:placeholder="false">
          <draw:text-box>
            <text:p text:style-name="a409" text:class-names="" text:cond-style-name=""><text:span text:style-name="a406" text:class-names=""><text:date text:fixed="false" style:data-style-name="a407">8/12/2022</text:date></text:span><text:span text:style-name="a408" text:class-names=""/></text:p>
          </draw:text-box>
          <svg:title/>
          <svg:desc/>
        </draw:frame>
        <draw:page-thumbnail svg:x="0.75in" svg:y="1.25in" svg:width="6in" svg:height="3.375in" presentation:class="page" draw:id="id8" presentation:style-name="a411" draw:name="Slide Image Placeholder 3">
          <svg:title/>
          <svg:desc/>
        </draw:page-thumbnail>
        <draw:frame draw:id="id9" presentation:style-name="a426" draw:name="Notes Placeholder 4" svg:x="0.75in" svg:y="4.8125in" svg:width="6in" svg:height="3.9375in" presentation:class="notes" presentation:placeholder="false">
          <draw:text-box>
            <text:p text:style-name="a413" text:class-names="" text:cond-style-name=""><text:span text:style-name="a412" text:class-names="">Click to edit Master text styles</text:span></text:p>
            <text:list text:style-name="a416">
              <text:list-item>
                <text:list text:style-name="a416">
                  <text:list-item>
                    <text:p text:style-name="a415" text:class-names="" text:cond-style-name=""><text:span text:style-name="a414" text:class-names="">Second level</text:span></text:p>
                  </text:list-item>
                </text:list>
              </text:list-item>
            </text:list>
            <text:list text:style-name="a419">
              <text:list-item>
                <text:list text:style-name="a419">
                  <text:list-item>
                    <text:list text:style-name="a419">
                      <text:list-item>
                        <text:p text:style-name="a418" text:class-names="" text:cond-style-name=""><text:span text:style-name="a417" text:class-names="">Third le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Fourth level</text:span></text:p>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3" text:class-names="">Fifth level</text:span></text:p>
                              </text:list-item>
                            </text:list>
                          </text:list-item>
                        </text:list>
                      </text:list-item>
                    </text:list>
                  </text:list-item>
                </text:list>
              </text:list-item>
            </text:list>
          </draw:text-box>
          <svg:title/>
          <svg:desc/>
        </draw:frame>
        <draw:frame draw:id="id10" presentation:style-name="a429" draw:name="Footer Placeholder 5" svg:x="0in" svg:y="9.49826in" svg:width="3.25in" svg:height="0.50174in" presentation:class="footer" presentation:placeholder="false">
          <draw:text-box>
            <text:p text:style-name="a428" text:class-names="" text:cond-style-name=""><text:span text:style-name="a427" text:class-names=""/></text:p>
          </draw:text-box>
          <svg:title/>
          <svg:desc/>
        </draw:frame>
        <draw:frame draw:id="id11" presentation:style-name="a433" draw:name="Slide Number Placeholder 6" svg:x="4.24826in" svg:y="9.49826in" svg:width="3.25in" svg:height="0.50174in" presentation:class="page-number" presentation:placeholder="false">
          <draw:text-box>
            <text:p text:style-name="a432" text:class-names="" text:cond-style-name=""><text:span text:style-name="a430" text:class-names=""><text:page-number style:num-format="1" text:fixed="false">‹#›</text:page-number></text:span><text:span text:style-name="a431" text:class-names=""/></text:p>
          </draw:text-box>
          <svg:title/>
          <svg:desc/>
        </draw:frame>
      </presentation:notes>
    </style:master-page>
    <style:master-page style:name="Master1-Layout7-cust-Title-and-Content-alt2" style:page-layout-name="pageLayout1" draw:style-name="a435">
      <draw:connector draw:type="line" svg:x1="0in" svg:y1="6.91667in" svg:x2="13.33333in" svg:y2="6.91667in" draw:id="id56" draw:layer="Master1-bg" draw:style-name="a436" draw:name="Straight Connector 1">
        <svg:title/>
        <svg:desc/>
      </draw:connector>
      <draw:custom-shape svg:x="0in" svg:y="0in" svg:width="4.70671in" svg:height="6.67136in" draw:id="id57" draw:style-name="a439" draw:name="Freeform: Shape 10">
        <svg:title/>
        <svg:desc/>
        <text:p text:style-name="a438" text:class-names="" text:cond-style-name=""><text:span text:style-name="a437" text:class-names=""/></text:p>
        <draw:enhanced-geometry xmlns:dr3d="urn:oasis:names:tc:opendocument:xmlns:dr3d:1.0" draw:type="non-primitive" svg:viewBox="0 0 4303817 6100294" draw:enhanced-path="M 0 0 L 4228398 0 4229446 3967 C 4705210 2114652 2809371 4773411 1077531 5738774 852198 5864379 435304 6090896 4752 6100294 L 0 610022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03817"/>
          <draw:equation draw:name="f7" draw:formula="?f4 / 6100294"/>
          <draw:equation draw:name="f8" draw:formula="0 * ?f5 / 4303817"/>
          <draw:equation draw:name="f9" draw:formula="0 * ?f4 / 6100294"/>
          <draw:equation draw:name="f10" draw:formula="4228398 * ?f5 / 4303817"/>
          <draw:equation draw:name="f11" draw:formula="4229446 * ?f5 / 4303817"/>
          <draw:equation draw:name="f12" draw:formula="3967 * ?f4 / 6100294"/>
          <draw:equation draw:name="f13" draw:formula="1077531 * ?f5 / 4303817"/>
          <draw:equation draw:name="f14" draw:formula="5738774 * ?f4 / 6100294"/>
          <draw:equation draw:name="f15" draw:formula="4752 * ?f5 / 4303817"/>
          <draw:equation draw:name="f16" draw:formula="6100294 * ?f4 / 6100294"/>
          <draw:equation draw:name="f17" draw:formula="6100220 * ?f4 / 6100294"/>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in" svg:width="3.38783in" svg:height="2.7695in" draw:id="id58" draw:style-name="a442" draw:name="Freeform: Shape 22">
        <svg:title/>
        <svg:desc/>
        <text:p text:style-name="a441" text:class-names="" text:cond-style-name=""><text:span text:style-name="a440"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59" draw:style-name="a445" draw:name="Freeform: Shape 29">
        <svg:title/>
        <svg:desc/>
        <text:p text:style-name="a444" text:class-names="" text:cond-style-name=""><text:span text:style-name="a443"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60" presentation:style-name="a448" draw:name="Date Placeholder 3" svg:x="0.4in" svg:y="7.07in" svg:width="1.08in" svg:height="0.34in" presentation:class="date-time" presentation:placeholder="false">
        <draw:text-box>
          <text:p text:style-name="a447" text:class-names="" text:cond-style-name=""><text:span text:style-name="a446" text:class-names="">20XX</text:span></text:p>
        </draw:text-box>
        <svg:title/>
        <svg:desc/>
      </draw:frame>
      <draw:frame draw:id="id61" presentation:style-name="a451" draw:name="Footer Placeholder 4" svg:x="4.79in" svg:y="7.07in" svg:width="3.76in" svg:height="0.34in" presentation:class="footer" presentation:placeholder="false">
        <draw:text-box>
          <text:p text:style-name="a450" text:class-names="" text:cond-style-name=""><text:span text:style-name="a449" text:class-names="">presentation title</text:span></text:p>
        </draw:text-box>
        <svg:title/>
        <svg:desc/>
      </draw:frame>
      <draw:frame draw:id="id62" presentation:style-name="a455" draw:name="Slide Number Placeholder 5" svg:x="12.06in" svg:y="7.07in" svg:width="1.08in" svg:height="0.34in" presentation:class="page-number" presentation:placeholder="false">
        <draw:text-box>
          <text:p text:style-name="a454" text:class-names="" text:cond-style-name=""><text:span text:style-name="a452" text:class-names=""><text:page-number style:num-format="1" text:fixed="false">‹#›</text:page-number></text:span><text:span text:style-name="a453" text:class-names=""/></text:p>
        </draw:text-box>
        <svg:title/>
        <svg:desc/>
      </draw:frame>
      <draw:frame draw:id="id63" presentation:style-name="a458" draw:name="Title 1" svg:x="0.63in" svg:y="0.77in" svg:width="11.5in" svg:height="0.74in" presentation:class="title" presentation:placeholder="false">
        <draw:text-box>
          <text:p text:style-name="a457" text:class-names="" text:cond-style-name=""><text:span text:style-name="a456" text:class-names="">click to edit master title style<text:tab/></text:span></text:p>
        </draw:text-box>
        <svg:title/>
        <svg:desc/>
      </draw:frame>
      <draw:frame draw:id="id64" presentation:style-name="a475" draw:name="Content Placeholder 2" svg:x="0.63in" svg:y="2.08in" svg:width="11.5in" svg:height="4.24in" presentation:class="object"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presentation:notes style:page-layout-name="pageLayout2" draw:style-name="a507">
        <draw:frame draw:id="id6" presentation:style-name="a478" draw:name="Header Placeholder 1" svg:x="0in" svg:y="0in" svg:width="3.25in" svg:height="0.50174in" presentation:class="header" presentation:placeholder="false">
          <draw:text-box>
            <text:p text:style-name="a477" text:class-names="" text:cond-style-name=""><text:span text:style-name="a476" text:class-names=""/></text:p>
          </draw:text-box>
          <svg:title/>
          <svg:desc/>
        </draw:frame>
        <draw:frame draw:id="id7" presentation:style-name="a483" draw:name="Date Placeholder 2" svg:x="4.24826in" svg:y="0in" svg:width="3.25in" svg:height="0.50174in" presentation:class="date-time" presentation:placeholder="false">
          <draw:text-box>
            <text:p text:style-name="a482" text:class-names="" text:cond-style-name=""><text:span text:style-name="a479" text:class-names=""><text:date text:fixed="false" style:data-style-name="a480">8/12/2022</text:date></text:span><text:span text:style-name="a481" text:class-names=""/></text:p>
          </draw:text-box>
          <svg:title/>
          <svg:desc/>
        </draw:frame>
        <draw:page-thumbnail svg:x="0.75in" svg:y="1.25in" svg:width="6in" svg:height="3.375in" presentation:class="page" draw:id="id8" presentation:style-name="a484" draw:name="Slide Image Placeholder 3">
          <svg:title/>
          <svg:desc/>
        </draw:page-thumbnail>
        <draw:frame draw:id="id9" presentation:style-name="a499" draw:name="Notes Placeholder 4" svg:x="0.75in" svg:y="4.8125in" svg:width="6in" svg:height="3.9375in" presentation:class="notes" presentation:placeholder="false">
          <draw:text-box>
            <text:p text:style-name="a486" text:class-names="" text:cond-style-name=""><text:span text:style-name="a485" text:class-names="">Click to edit Master text styles</text:span></text:p>
            <text:list text:style-name="a489">
              <text:list-item>
                <text:list text:style-name="a489">
                  <text:list-item>
                    <text:p text:style-name="a488" text:class-names="" text:cond-style-name=""><text:span text:style-name="a487" text:class-names="">Second level</text:span></text:p>
                  </text:list-item>
                </text:list>
              </text:list-item>
            </text:list>
            <text:list text:style-name="a492">
              <text:list-item>
                <text:list text:style-name="a492">
                  <text:list-item>
                    <text:list text:style-name="a492">
                      <text:list-item>
                        <text:p text:style-name="a491" text:class-names="" text:cond-style-name=""><text:span text:style-name="a490" text:class-names="">Third level</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Fourth level</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Fifth level</text:span></text:p>
                              </text:list-item>
                            </text:list>
                          </text:list-item>
                        </text:list>
                      </text:list-item>
                    </text:list>
                  </text:list-item>
                </text:list>
              </text:list-item>
            </text:list>
          </draw:text-box>
          <svg:title/>
          <svg:desc/>
        </draw:frame>
        <draw:frame draw:id="id10" presentation:style-name="a502" draw:name="Footer Placeholder 5" svg:x="0in" svg:y="9.49826in" svg:width="3.25in" svg:height="0.50174in" presentation:class="footer" presentation:placeholder="false">
          <draw:text-box>
            <text:p text:style-name="a501" text:class-names="" text:cond-style-name=""><text:span text:style-name="a500" text:class-names=""/></text:p>
          </draw:text-box>
          <svg:title/>
          <svg:desc/>
        </draw:frame>
        <draw:frame draw:id="id11" presentation:style-name="a506" draw:name="Slide Number Placeholder 6" svg:x="4.24826in" svg:y="9.49826in" svg:width="3.25in" svg:height="0.50174in" presentation:class="page-number" presentation:placeholder="false">
          <draw:text-box>
            <text:p text:style-name="a505" text:class-names="" text:cond-style-name=""><text:span text:style-name="a503" text:class-names=""><text:page-number style:num-format="1" text:fixed="false">‹#›</text:page-number></text:span><text:span text:style-name="a504" text:class-names=""/></text:p>
          </draw:text-box>
          <svg:title/>
          <svg:desc/>
        </draw:frame>
      </presentation:notes>
    </style:master-page>
    <style:master-page style:name="Master1-Layout8-cust-Quote" style:page-layout-name="pageLayout1" draw:style-name="a508">
      <draw:connector draw:type="line" svg:x1="0in" svg:y1="6.91667in" svg:x2="13.33333in" svg:y2="6.91667in" draw:id="id65" draw:layer="Master1-bg" draw:style-name="a509" draw:name="Straight Connector 2">
        <svg:title/>
        <svg:desc/>
      </draw:connector>
      <draw:custom-shape svg:x="0in" svg:y="0in" svg:width="3.51745in" svg:height="3.80627in" draw:id="id66" draw:style-name="a512" draw:name="Freeform: Shape 51">
        <svg:title/>
        <svg:desc/>
        <text:p text:style-name="a511" text:class-names="" text:cond-style-name=""><text:span text:style-name="a510" text:class-names=""/></text:p>
        <draw:enhanced-geometry xmlns:dr3d="urn:oasis:names:tc:opendocument:xmlns:dr3d:1.0" draw:type="non-primitive" svg:viewBox="0 0 3216357 3480449" draw:enhanced-path="M 0 0 L 3216357 0 3215555 37372 C 3204137 529564 3121634 2470682 1743546 3185195 1289330 3420695 636456 3552958 112171 3438794 L 0 340877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6357"/>
          <draw:equation draw:name="f7" draw:formula="?f4 / 3480449"/>
          <draw:equation draw:name="f8" draw:formula="0 * ?f5 / 3216357"/>
          <draw:equation draw:name="f9" draw:formula="0 * ?f4 / 3480449"/>
          <draw:equation draw:name="f10" draw:formula="3216357 * ?f5 / 3216357"/>
          <draw:equation draw:name="f11" draw:formula="3215555 * ?f5 / 3216357"/>
          <draw:equation draw:name="f12" draw:formula="37372 * ?f4 / 3480449"/>
          <draw:equation draw:name="f13" draw:formula="1743546 * ?f5 / 3216357"/>
          <draw:equation draw:name="f14" draw:formula="3185195 * ?f4 / 3480449"/>
          <draw:equation draw:name="f15" draw:formula="112171 * ?f5 / 3216357"/>
          <draw:equation draw:name="f16" draw:formula="3438794 * ?f4 / 3480449"/>
          <draw:equation draw:name="f17" draw:formula="3408770 * ?f4 / 3480449"/>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9.27995in" svg:y="1.77035in" svg:width="4.05338in" svg:height="5.7194in" draw:id="id67" draw:style-name="a515" draw:name="Freeform: Shape 36">
        <svg:title/>
        <svg:desc/>
        <text:p text:style-name="a514" text:class-names="" text:cond-style-name=""><text:span text:style-name="a513" text:class-names=""/></text:p>
        <draw:enhanced-geometry xmlns:dr3d="urn:oasis:names:tc:opendocument:xmlns:dr3d:1.0" draw:type="non-primitive" svg:viewBox="0 0 3706413 5229819" draw:enhanced-path="M 3324222 5028685 C 2914191 5017649 2457659 5092074 2393353 5115550 2431157 5160603 2707409 5188478 2867479 5174972 3128478 5152984 3388566 5120472 3648886 5092281 3667175 5090483 3685179 5084973 3702503 5073259 3592409 5045537 3460899 5032363 3324222 5028685 Z M 2943802 4819637 C 2893293 4817421 2839830 4831234 2790751 4847576 2669496 4887789 2461044 5000040 2434897 5031577 2484364 5038618 2785484 4986917 2951768 4976098 3119274 4965385 3287249 4966695 3475392 4962373 3291674 4892417 3125043 4827317 2943802 4819637 Z M 2984957 4764199 C 3018240 4767408 3051712 4773969 3085247 4783935 3248124 4832427 3408749 4889020 3570306 4942005 L 3706413 4985431 3706413 5138759 3666470 5143575 C 3408699 5170758 3151374 5199821 2893424 5222073 2723102 5236843 2552184 5234050 2386859 5181967 2344695 5168797 2273873 5156530 2246076 5123402 2248155 5065206 2304768 5047057 2334992 5028470 2452848 4957239 2572264 4889215 2693848 4824451 2786948 4775123 2885106 4754573 2984957 4764199 Z M 3087942 4378606 C 3144748 4441586 3195973 4512072 3296563 4500490 3227004 4460065 3157778 4419362 3087942 4378606 Z M 3244519 4342061 C 3237398 4401665 3296048 4447292 3437633 4493328 3374983 4444284 3312334 4395239 3244519 4342061 Z M 1907604 4339664 C 1892800 4340130 1882913 4341219 1879113 4342926 1889398 4355183 1908839 4371612 1921270 4376988 2156448 4476588 2398951 4555928 2647281 4614572 2832100 4658202 3016629 4649574 3196930 4588044 3198959 4579002 3200989 4569960 3203019 4560918 3130559 4535912 3058809 4506359 2985083 4485238 2893993 4458928 2801476 4438333 2708626 4418017 2680283 4411879 2649801 4391731 2620844 4430706 2612114 4442549 2565967 4432721 2540001 4424025 2355773 4363740 2011228 4336407 1907604 4339664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88997 3810128 C 2831670 3941058 2937046 4076752 3092476 4164235 3210716 4230989 3312281 4326412 3421465 4408668 3449123 4429493 3477776 4449483 3516150 4477687 3438660 4249159 2930483 3834999 2688997 3810128 Z M 2629101 3729983 C 2661589 3730947 2697073 3732787 2725377 3746294 2822777 3791583 2920786 3836926 3013384 3891324 3287958 4052706 3483613 4293294 3660848 4551031 3674449 4570948 3688952 4591098 3704859 4609717 L 3706413 4611184 3706413 4755886 3552833 4689924 C 3492107 4665524 3430822 4642291 3369302 4619536 3337176 4607541 3310571 4609543 3276509 4622882 3075959 4701405 2866571 4723552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3397898 3668670 C 3415283 3667983 3433355 3673847 3449283 3681369 3508306 3708900 3568531 3734999 3627665 3763001 L 3706413 3805642 3706413 3865937 3673535 3844482 C 3568081 3782444 3464597 3742260 3391447 3744577 3445826 3859271 3536464 3928863 3623365 3988607 3638783 3991476 3644443 3993502 3645161 3992335 3651900 3982164 3658083 3971330 3669623 3952050 L 3706413 3970469 3706413 4112777 3499463 3964991 C 3444087 3920570 3399487 3862025 3355004 3805641 3329592 3773334 3324339 3732017 3350639 3695270 3363817 3676592 3380514 3669356 3397898 3668670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367226 2661486 C 2309507 2657418 2257578 2664297 2207259 2694665 2140333 2735581 2134004 2755005 2179723 2818255 2263765 2934592 2387980 2996333 2514888 3048475 2728972 3136419 2958854 3153527 3189423 3180218 2893454 2996709 2335267 2789917 2232937 2769088 2271002 2714002 2316500 2731147 2352619 2743180 2476839 2784028 2600565 2826985 2721589 2876160 2833126 2921442 2940747 2976218 3060914 3014259 3029142 2987854 2999137 2958837 2965264 2935323 2782298 2808284 2601431 2678353 2367226 2661486 Z M 3210311 2079941 C 3256248 2071316 3282832 2083445 3306643 2095643 3457298 2173726 3595565 2272144 3675942 2418868 L 3706413 2484145 3706413 2627274 3681303 2546191 C 3633669 2400434 3529701 2297429 3407314 2211574 3394822 2203428 3390274 2202727 3381875 2214291 3440248 2353295 3510385 2485252 3584397 2615085 L 3706413 2824803 3706413 2949791 3298059 2192604 C 3309571 2371494 3349665 2539950 3453791 2686289 L 3706413 3036627 3706413 3122698 3584914 2963314 C 3523540 2882503 3462823 2801211 3404251 2718261 3355914 2649869 3319635 2570229 3291617 2490995 3258912 2398760 3239555 2301534 3218538 2205701 3210690 2169382 3196515 2083051 3210311 2079941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3706413 1137947 L 3706413 1243206 3696802 1277693 C 3680907 1377402 3652651 1477886 3654274 1577573 3656218 1718766 3665324 1858888 3690859 1995668 L 3706413 2066513 3706413 2262940 3657271 2111802 C 3602913 1902824 3586529 1687624 3602351 1469850 3609765 1370484 3619982 1243361 3678488 1166299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67861 1693097 3162162 1950423 3160173 2233223 3159710 2318290 3160467 2403461 3158785 2488422 3157064 2580754 3152464 2674373 3209364 2753645 3294741 2872248 3378737 2992575 3471364 3105660 3522667 3168317 3573704 3231163 3623977 3294563 L 3706413 3401612 3706413 3545638 3608502 3503365 C 3508306 3468520 3402344 3454867 3297560 3451338 3200096 3448443 3098687 3465792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673305 3202887 2945358 3236545 3205300 3375769 3216457 3381649 3228116 3388802 3240592 3390188 3356935 3405469 3473717 3419252 3590446 3433644 3587550 3428171 3585759 3420642 3581651 3418443 3514494 3385601 3468935 3296248 3371466 3338517 3362827 3342379 3344983 3321787 3329835 3315870 3250433 3285961 3173178 3249173 3091307 3229805 2970331 3200913 2845789 3187995 2723879 3162709 2531918 3123378 2352246 3052849 2203034 2922890 2162204 2887714 2133093 2838189 2101110 2793332 2073799 2754715 2082736 2712782 2116325 2687419 2175646 2642160 2236186 2597005 2319352 2601737 2479864 2611004 2629308 2651575 2766163 2737145 2835451 2780619 2910653 2816308 2974746 2866399 3072827 2942164 3175565 3017411 3252625 3111944 3296437 3165505 3346021 3198980 3398162 3234826 3452356 3271772 3510364 3303824 3566326 3338157 3566137 3305573 3555890 3285945 3542324 3269103 3482498 3195108 3424664 3119443 3361463 3048843 3162306 2827002 2961767 2606885 2760231 2387604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text-areas="?f1046 ?f1048 ?f1047 ?f1049" draw:glue-points="?f527 ?f528 ?f529 ?f530 ?f531 ?f532 ?f533 ?f534 ?f535 ?f536 ?f527 ?f528 ?f537 ?f538 ?f539 ?f540 ?f541 ?f542 ?f543 ?f544 ?f545 ?f546 ?f537 ?f538 ?f547 ?f548 ?f549 ?f550 ?f551 ?f552 ?f553 ?f554 ?f553 ?f555 ?f556 ?f557 ?f558 ?f559 ?f560 ?f561 ?f562 ?f563 ?f564 ?f565 ?f566 ?f567 ?f547 ?f548 ?f568 ?f569 ?f570 ?f571 ?f568 ?f569 ?f572 ?f573 ?f574 ?f575 ?f572 ?f573 ?f576 ?f577 ?f578 ?f579 ?f580 ?f581 ?f582 ?f583 ?f584 ?f585 ?f586 ?f587 ?f588 ?f589 ?f590 ?f591 ?f592 ?f593 ?f594 ?f595 ?f576 ?f577 ?f596 ?f597 ?f598 ?f599 ?f600 ?f601 ?f602 ?f603 ?f604 ?f605 ?f606 ?f607 ?f596 ?f597 ?f608 ?f609 ?f610 ?f611 ?f612 ?f613 ?f614 ?f615 ?f608 ?f609 ?f616 ?f617 ?f618 ?f619 ?f620 ?f621 ?f622 ?f623 ?f616 ?f617 ?f624 ?f625 ?f626 ?f627 ?f628 ?f629 ?f630 ?f631 ?f632 ?f633 ?f553 ?f634 ?f553 ?f635 ?f636 ?f637 ?f638 ?f639 ?f640 ?f641 ?f642 ?f643 ?f644 ?f645 ?f646 ?f647 ?f648 ?f649 ?f650 ?f651 ?f652 ?f653 ?f654 ?f655 ?f656 ?f657 ?f658 ?f659 ?f624 ?f625 ?f660 ?f661 ?f662 ?f663 ?f664 ?f665 ?f553 ?f666 ?f553 ?f667 ?f668 ?f669 ?f670 ?f671 ?f672 ?f673 ?f674 ?f675 ?f676 ?f677 ?f553 ?f678 ?f553 ?f679 ?f680 ?f681 ?f682 ?f683 ?f684 ?f685 ?f660 ?f661 ?f686 ?f687 ?f688 ?f689 ?f690 ?f691 ?f692 ?f693 ?f694 ?f695 ?f696 ?f697 ?f698 ?f699 ?f700 ?f701 ?f702 ?f703 ?f686 ?f687 ?f704 ?f705 ?f706 ?f707 ?f708 ?f709 ?f710 ?f711 ?f712 ?f713 ?f714 ?f715 ?f704 ?f705 ?f716 ?f717 ?f718 ?f719 ?f720 ?f721 ?f722 ?f723 ?f724 ?f725 ?f726 ?f727 ?f728 ?f729 ?f730 ?f731 ?f732 ?f733 ?f734 ?f735 ?f716 ?f717 ?f736 ?f737 ?f738 ?f739 ?f740 ?f741 ?f553 ?f742 ?f553 ?f743 ?f744 ?f745 ?f746 ?f747 ?f748 ?f749 ?f750 ?f751 ?f553 ?f752 ?f553 ?f753 ?f754 ?f755 ?f756 ?f757 ?f553 ?f758 ?f553 ?f759 ?f760 ?f761 ?f762 ?f763 ?f764 ?f765 ?f766 ?f767 ?f736 ?f737 ?f768 ?f769 ?f770 ?f771 ?f772 ?f773 ?f774 ?f775 ?f776 ?f777 ?f778 ?f779 ?f780 ?f781 ?f782 ?f783 ?f784 ?f785 ?f786 ?f787 ?f788 ?f789 ?f790 ?f791 ?f792 ?f793 ?f794 ?f795 ?f768 ?f769 ?f796 ?f797 ?f798 ?f799 ?f800 ?f801 ?f802 ?f803 ?f804 ?f805 ?f806 ?f807 ?f808 ?f809 ?f810 ?f811 ?f812 ?f813 ?f814 ?f815 ?f816 ?f817 ?f818 ?f819 ?f796 ?f797 ?f553 ?f820 ?f553 ?f821 ?f822 ?f823 ?f824 ?f825 ?f826 ?f827 ?f553 ?f828 ?f553 ?f829 ?f830 ?f831 ?f832 ?f833 ?f834 ?f835 ?f836 ?f837 ?f838 ?f839 ?f840 ?f841 ?f842 ?f843 ?f844 ?f845 ?f846 ?f847 ?f848 ?f849 ?f850 ?f851 ?f852 ?f853 ?f854 ?f855 ?f856 ?f857 ?f858 ?f859 ?f860 ?f861 ?f836 ?f837 ?f862 ?f863 ?f864 ?f865 ?f866 ?f867 ?f868 ?f869 ?f870 ?f871 ?f872 ?f873 ?f874 ?f875 ?f876 ?f877 ?f878 ?f879 ?f880 ?f881 ?f862 ?f863 ?f882 ?f883 ?f884 ?f885 ?f886 ?f887 ?f882 ?f883 ?f888 ?f889 ?f890 ?f891 ?f888 ?f889 ?f892 ?f893 ?f894 ?f895 ?f896 ?f897 ?f898 ?f899 ?f900 ?f901 ?f902 ?f903 ?f904 ?f905 ?f906 ?f907 ?f908 ?f909 ?f910 ?f911 ?f912 ?f913 ?f914 ?f915 ?f916 ?f917 ?f918 ?f919 ?f920 ?f921 ?f922 ?f923 ?f924 ?f925 ?f926 ?f927 ?f928 ?f929 ?f553 ?f930 ?f553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892 ?f89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06413"/>
          <draw:equation draw:name="f7" draw:formula="?f4 / 5229819"/>
          <draw:equation draw:name="f8" draw:formula="3324222 * ?f5 / 3706413"/>
          <draw:equation draw:name="f9" draw:formula="5028685 * ?f4 / 5229819"/>
          <draw:equation draw:name="f10" draw:formula="2393353 * ?f5 / 3706413"/>
          <draw:equation draw:name="f11" draw:formula="5115550 * ?f4 / 5229819"/>
          <draw:equation draw:name="f12" draw:formula="2867479 * ?f5 / 3706413"/>
          <draw:equation draw:name="f13" draw:formula="5174972 * ?f4 / 5229819"/>
          <draw:equation draw:name="f14" draw:formula="3648886 * ?f5 / 3706413"/>
          <draw:equation draw:name="f15" draw:formula="5092281 * ?f4 / 5229819"/>
          <draw:equation draw:name="f16" draw:formula="3702503 * ?f5 / 3706413"/>
          <draw:equation draw:name="f17" draw:formula="5073259 * ?f4 / 5229819"/>
          <draw:equation draw:name="f18" draw:formula="2943802 * ?f5 / 3706413"/>
          <draw:equation draw:name="f19" draw:formula="4819637 * ?f4 / 5229819"/>
          <draw:equation draw:name="f20" draw:formula="2790751 * ?f5 / 3706413"/>
          <draw:equation draw:name="f21" draw:formula="4847576 * ?f4 / 5229819"/>
          <draw:equation draw:name="f22" draw:formula="2434897 * ?f5 / 3706413"/>
          <draw:equation draw:name="f23" draw:formula="5031577 * ?f4 / 5229819"/>
          <draw:equation draw:name="f24" draw:formula="2951768 * ?f5 / 3706413"/>
          <draw:equation draw:name="f25" draw:formula="4976098 * ?f4 / 5229819"/>
          <draw:equation draw:name="f26" draw:formula="3475392 * ?f5 / 3706413"/>
          <draw:equation draw:name="f27" draw:formula="4962373 * ?f4 / 5229819"/>
          <draw:equation draw:name="f28" draw:formula="2984957 * ?f5 / 3706413"/>
          <draw:equation draw:name="f29" draw:formula="4764199 * ?f4 / 5229819"/>
          <draw:equation draw:name="f30" draw:formula="3085247 * ?f5 / 3706413"/>
          <draw:equation draw:name="f31" draw:formula="4783935 * ?f4 / 5229819"/>
          <draw:equation draw:name="f32" draw:formula="3570306 * ?f5 / 3706413"/>
          <draw:equation draw:name="f33" draw:formula="4942005 * ?f4 / 5229819"/>
          <draw:equation draw:name="f34" draw:formula="3706413 * ?f5 / 3706413"/>
          <draw:equation draw:name="f35" draw:formula="4985431 * ?f4 / 5229819"/>
          <draw:equation draw:name="f36" draw:formula="5138759 * ?f4 / 5229819"/>
          <draw:equation draw:name="f37" draw:formula="3666470 * ?f5 / 3706413"/>
          <draw:equation draw:name="f38" draw:formula="5143575 * ?f4 / 5229819"/>
          <draw:equation draw:name="f39" draw:formula="2893424 * ?f5 / 3706413"/>
          <draw:equation draw:name="f40" draw:formula="5222073 * ?f4 / 5229819"/>
          <draw:equation draw:name="f41" draw:formula="2386859 * ?f5 / 3706413"/>
          <draw:equation draw:name="f42" draw:formula="5181967 * ?f4 / 5229819"/>
          <draw:equation draw:name="f43" draw:formula="2246076 * ?f5 / 3706413"/>
          <draw:equation draw:name="f44" draw:formula="5123402 * ?f4 / 5229819"/>
          <draw:equation draw:name="f45" draw:formula="2334992 * ?f5 / 3706413"/>
          <draw:equation draw:name="f46" draw:formula="5028470 * ?f4 / 5229819"/>
          <draw:equation draw:name="f47" draw:formula="2693848 * ?f5 / 3706413"/>
          <draw:equation draw:name="f48" draw:formula="4824451 * ?f4 / 5229819"/>
          <draw:equation draw:name="f49" draw:formula="3087942 * ?f5 / 3706413"/>
          <draw:equation draw:name="f50" draw:formula="4378606 * ?f4 / 5229819"/>
          <draw:equation draw:name="f51" draw:formula="3296563 * ?f5 / 3706413"/>
          <draw:equation draw:name="f52" draw:formula="4500490 * ?f4 / 5229819"/>
          <draw:equation draw:name="f53" draw:formula="3244519 * ?f5 / 3706413"/>
          <draw:equation draw:name="f54" draw:formula="4342061 * ?f4 / 5229819"/>
          <draw:equation draw:name="f55" draw:formula="3437633 * ?f5 / 3706413"/>
          <draw:equation draw:name="f56" draw:formula="4493328 * ?f4 / 5229819"/>
          <draw:equation draw:name="f57" draw:formula="1907604 * ?f5 / 3706413"/>
          <draw:equation draw:name="f58" draw:formula="4339664 * ?f4 / 5229819"/>
          <draw:equation draw:name="f59" draw:formula="1879113 * ?f5 / 3706413"/>
          <draw:equation draw:name="f60" draw:formula="4342926 * ?f4 / 5229819"/>
          <draw:equation draw:name="f61" draw:formula="1921270 * ?f5 / 3706413"/>
          <draw:equation draw:name="f62" draw:formula="4376988 * ?f4 / 5229819"/>
          <draw:equation draw:name="f63" draw:formula="2647281 * ?f5 / 3706413"/>
          <draw:equation draw:name="f64" draw:formula="4614572 * ?f4 / 5229819"/>
          <draw:equation draw:name="f65" draw:formula="3196930 * ?f5 / 3706413"/>
          <draw:equation draw:name="f66" draw:formula="4588044 * ?f4 / 5229819"/>
          <draw:equation draw:name="f67" draw:formula="3203019 * ?f5 / 3706413"/>
          <draw:equation draw:name="f68" draw:formula="4560918 * ?f4 / 5229819"/>
          <draw:equation draw:name="f69" draw:formula="2985083 * ?f5 / 3706413"/>
          <draw:equation draw:name="f70" draw:formula="4485238 * ?f4 / 5229819"/>
          <draw:equation draw:name="f71" draw:formula="2708626 * ?f5 / 3706413"/>
          <draw:equation draw:name="f72" draw:formula="4418017 * ?f4 / 5229819"/>
          <draw:equation draw:name="f73" draw:formula="2620844 * ?f5 / 3706413"/>
          <draw:equation draw:name="f74" draw:formula="4430706 * ?f4 / 5229819"/>
          <draw:equation draw:name="f75" draw:formula="2540001 * ?f5 / 3706413"/>
          <draw:equation draw:name="f76" draw:formula="4424025 * ?f4 / 5229819"/>
          <draw:equation draw:name="f77" draw:formula="2257356 * ?f5 / 3706413"/>
          <draw:equation draw:name="f78" draw:formula="4262588 * ?f4 / 5229819"/>
          <draw:equation draw:name="f79" draw:formula="2122814 * ?f5 / 3706413"/>
          <draw:equation draw:name="f80" draw:formula="4273357 * ?f4 / 5229819"/>
          <draw:equation draw:name="f81" draw:formula="2427819 * ?f5 / 3706413"/>
          <draw:equation draw:name="f82" draw:formula="4316623 * ?f4 / 5229819"/>
          <draw:equation draw:name="f83" draw:formula="2495745 * ?f5 / 3706413"/>
          <draw:equation draw:name="f84" draw:formula="4323417 * ?f4 / 5229819"/>
          <draw:equation draw:name="f85" draw:formula="2842012 * ?f5 / 3706413"/>
          <draw:equation draw:name="f86" draw:formula="4396980 * ?f4 / 5229819"/>
          <draw:equation draw:name="f87" draw:formula="2946172 * ?f5 / 3706413"/>
          <draw:equation draw:name="f88" draw:formula="4417967 * ?f4 / 5229819"/>
          <draw:equation draw:name="f89" draw:formula="2658537 * ?f5 / 3706413"/>
          <draw:equation draw:name="f90" draw:formula="3869558 * ?f4 / 5229819"/>
          <draw:equation draw:name="f91" draw:formula="2641175 * ?f5 / 3706413"/>
          <draw:equation draw:name="f92" draw:formula="3888643 * ?f4 / 5229819"/>
          <draw:equation draw:name="f93" draw:formula="3126479 * ?f5 / 3706413"/>
          <draw:equation draw:name="f94" draw:formula="4335544 * ?f4 / 5229819"/>
          <draw:equation draw:name="f95" draw:formula="3143670 * ?f5 / 3706413"/>
          <draw:equation draw:name="f96" draw:formula="4314908 * ?f4 / 5229819"/>
          <draw:equation draw:name="f97" draw:formula="2688997 * ?f5 / 3706413"/>
          <draw:equation draw:name="f98" draw:formula="3810128 * ?f4 / 5229819"/>
          <draw:equation draw:name="f99" draw:formula="3092476 * ?f5 / 3706413"/>
          <draw:equation draw:name="f100" draw:formula="4164235 * ?f4 / 5229819"/>
          <draw:equation draw:name="f101" draw:formula="3421465 * ?f5 / 3706413"/>
          <draw:equation draw:name="f102" draw:formula="4408668 * ?f4 / 5229819"/>
          <draw:equation draw:name="f103" draw:formula="3516150 * ?f5 / 3706413"/>
          <draw:equation draw:name="f104" draw:formula="4477687 * ?f4 / 5229819"/>
          <draw:equation draw:name="f105" draw:formula="2629101 * ?f5 / 3706413"/>
          <draw:equation draw:name="f106" draw:formula="3729983 * ?f4 / 5229819"/>
          <draw:equation draw:name="f107" draw:formula="2725377 * ?f5 / 3706413"/>
          <draw:equation draw:name="f108" draw:formula="3746294 * ?f4 / 5229819"/>
          <draw:equation draw:name="f109" draw:formula="3013384 * ?f5 / 3706413"/>
          <draw:equation draw:name="f110" draw:formula="3891324 * ?f4 / 5229819"/>
          <draw:equation draw:name="f111" draw:formula="3660848 * ?f5 / 3706413"/>
          <draw:equation draw:name="f112" draw:formula="4551031 * ?f4 / 5229819"/>
          <draw:equation draw:name="f113" draw:formula="3704859 * ?f5 / 3706413"/>
          <draw:equation draw:name="f114" draw:formula="4609717 * ?f4 / 5229819"/>
          <draw:equation draw:name="f115" draw:formula="4611184 * ?f4 / 5229819"/>
          <draw:equation draw:name="f116" draw:formula="4755886 * ?f4 / 5229819"/>
          <draw:equation draw:name="f117" draw:formula="3552833 * ?f5 / 3706413"/>
          <draw:equation draw:name="f118" draw:formula="4689924 * ?f4 / 5229819"/>
          <draw:equation draw:name="f119" draw:formula="3369302 * ?f5 / 3706413"/>
          <draw:equation draw:name="f120" draw:formula="4619536 * ?f4 / 5229819"/>
          <draw:equation draw:name="f121" draw:formula="3276509 * ?f5 / 3706413"/>
          <draw:equation draw:name="f122" draw:formula="4622882 * ?f4 / 5229819"/>
          <draw:equation draw:name="f123" draw:formula="2657957 * ?f5 / 3706413"/>
          <draw:equation draw:name="f124" draw:formula="4674486 * ?f4 / 5229819"/>
          <draw:equation draw:name="f125" draw:formula="1891952 * ?f5 / 3706413"/>
          <draw:equation draw:name="f126" draw:formula="4426992 * ?f4 / 5229819"/>
          <draw:equation draw:name="f127" draw:formula="1839998 * ?f5 / 3706413"/>
          <draw:equation draw:name="f128" draw:formula="4399458 * ?f4 / 5229819"/>
          <draw:equation draw:name="f129" draw:formula="1897411 * ?f5 / 3706413"/>
          <draw:equation draw:name="f130" draw:formula="4275071 * ?f4 / 5229819"/>
          <draw:equation draw:name="f131" draw:formula="2271660 * ?f5 / 3706413"/>
          <draw:equation draw:name="f132" draw:formula="4202654 * ?f4 / 5229819"/>
          <draw:equation draw:name="f133" draw:formula="2860369 * ?f5 / 3706413"/>
          <draw:equation draw:name="f134" draw:formula="4283351 * ?f4 / 5229819"/>
          <draw:equation draw:name="f135" draw:formula="2986729 * ?f5 / 3706413"/>
          <draw:equation draw:name="f136" draw:formula="4338210 * ?f4 / 5229819"/>
          <draw:equation draw:name="f137" draw:formula="2815025 * ?f5 / 3706413"/>
          <draw:equation draw:name="f138" draw:formula="4191559 * ?f4 / 5229819"/>
          <draw:equation draw:name="f139" draw:formula="2550431 * ?f5 / 3706413"/>
          <draw:equation draw:name="f140" draw:formula="3844543 * ?f4 / 5229819"/>
          <draw:equation draw:name="f141" draw:formula="3397898 * ?f5 / 3706413"/>
          <draw:equation draw:name="f142" draw:formula="3668670 * ?f4 / 5229819"/>
          <draw:equation draw:name="f143" draw:formula="3449283 * ?f5 / 3706413"/>
          <draw:equation draw:name="f144" draw:formula="3681369 * ?f4 / 5229819"/>
          <draw:equation draw:name="f145" draw:formula="3627665 * ?f5 / 3706413"/>
          <draw:equation draw:name="f146" draw:formula="3763001 * ?f4 / 5229819"/>
          <draw:equation draw:name="f147" draw:formula="3805642 * ?f4 / 5229819"/>
          <draw:equation draw:name="f148" draw:formula="3865937 * ?f4 / 5229819"/>
          <draw:equation draw:name="f149" draw:formula="3673535 * ?f5 / 3706413"/>
          <draw:equation draw:name="f150" draw:formula="3844482 * ?f4 / 5229819"/>
          <draw:equation draw:name="f151" draw:formula="3391447 * ?f5 / 3706413"/>
          <draw:equation draw:name="f152" draw:formula="3744577 * ?f4 / 5229819"/>
          <draw:equation draw:name="f153" draw:formula="3623365 * ?f5 / 3706413"/>
          <draw:equation draw:name="f154" draw:formula="3988607 * ?f4 / 5229819"/>
          <draw:equation draw:name="f155" draw:formula="3645161 * ?f5 / 3706413"/>
          <draw:equation draw:name="f156" draw:formula="3992335 * ?f4 / 5229819"/>
          <draw:equation draw:name="f157" draw:formula="3669623 * ?f5 / 3706413"/>
          <draw:equation draw:name="f158" draw:formula="3952050 * ?f4 / 5229819"/>
          <draw:equation draw:name="f159" draw:formula="3970469 * ?f4 / 5229819"/>
          <draw:equation draw:name="f160" draw:formula="4112777 * ?f4 / 5229819"/>
          <draw:equation draw:name="f161" draw:formula="3499463 * ?f5 / 3706413"/>
          <draw:equation draw:name="f162" draw:formula="3964991 * ?f4 / 5229819"/>
          <draw:equation draw:name="f163" draw:formula="3355004 * ?f5 / 3706413"/>
          <draw:equation draw:name="f164" draw:formula="3805641 * ?f4 / 5229819"/>
          <draw:equation draw:name="f165" draw:formula="3350639 * ?f5 / 3706413"/>
          <draw:equation draw:name="f166" draw:formula="3695270 * ?f4 / 5229819"/>
          <draw:equation draw:name="f167" draw:formula="2911098 * ?f5 / 3706413"/>
          <draw:equation draw:name="f168" draw:formula="3440435 * ?f4 / 5229819"/>
          <draw:equation draw:name="f169" draw:formula="2828048 * ?f5 / 3706413"/>
          <draw:equation draw:name="f170" draw:formula="3443932 * ?f4 / 5229819"/>
          <draw:equation draw:name="f171" draw:formula="2509409 * ?f5 / 3706413"/>
          <draw:equation draw:name="f172" draw:formula="3495655 * ?f4 / 5229819"/>
          <draw:equation draw:name="f173" draw:formula="2147895 * ?f5 / 3706413"/>
          <draw:equation draw:name="f174" draw:formula="3514483 * ?f4 / 5229819"/>
          <draw:equation draw:name="f175" draw:formula="2003552 * ?f5 / 3706413"/>
          <draw:equation draw:name="f176" draw:formula="3520439 * ?f4 / 5229819"/>
          <draw:equation draw:name="f177" draw:formula="2246830 * ?f5 / 3706413"/>
          <draw:equation draw:name="f178" draw:formula="3622276 * ?f4 / 5229819"/>
          <draw:equation draw:name="f179" draw:formula="2835671 * ?f5 / 3706413"/>
          <draw:equation draw:name="f180" draw:formula="3548747 * ?f4 / 5229819"/>
          <draw:equation draw:name="f181" draw:formula="2998953 * ?f5 / 3706413"/>
          <draw:equation draw:name="f182" draw:formula="3464237 * ?f4 / 5229819"/>
          <draw:equation draw:name="f183" draw:formula="2995075 * ?f5 / 3706413"/>
          <draw:equation draw:name="f184" draw:formula="3442088 * ?f4 / 5229819"/>
          <draw:equation draw:name="f185" draw:formula="2690666 * ?f5 / 3706413"/>
          <draw:equation draw:name="f186" draw:formula="3299672 * ?f4 / 5229819"/>
          <draw:equation draw:name="f187" draw:formula="2476905 * ?f5 / 3706413"/>
          <draw:equation draw:name="f188" draw:formula="3324782 * ?f4 / 5229819"/>
          <draw:equation draw:name="f189" draw:formula="2094849 * ?f5 / 3706413"/>
          <draw:equation draw:name="f190" draw:formula="3447220 * ?f4 / 5229819"/>
          <draw:equation draw:name="f191" draw:formula="2483888 * ?f5 / 3706413"/>
          <draw:equation draw:name="f192" draw:formula="3440295 * ?f4 / 5229819"/>
          <draw:equation draw:name="f193" draw:formula="3014076 * ?f5 / 3706413"/>
          <draw:equation draw:name="f194" draw:formula="3366305 * ?f4 / 5229819"/>
          <draw:equation draw:name="f195" draw:formula="2904378 * ?f5 / 3706413"/>
          <draw:equation draw:name="f196" draw:formula="3324561 * ?f4 / 5229819"/>
          <draw:equation draw:name="f197" draw:formula="2367226 * ?f5 / 3706413"/>
          <draw:equation draw:name="f198" draw:formula="2661486 * ?f4 / 5229819"/>
          <draw:equation draw:name="f199" draw:formula="2207259 * ?f5 / 3706413"/>
          <draw:equation draw:name="f200" draw:formula="2694665 * ?f4 / 5229819"/>
          <draw:equation draw:name="f201" draw:formula="2179723 * ?f5 / 3706413"/>
          <draw:equation draw:name="f202" draw:formula="2818255 * ?f4 / 5229819"/>
          <draw:equation draw:name="f203" draw:formula="2514888 * ?f5 / 3706413"/>
          <draw:equation draw:name="f204" draw:formula="3048475 * ?f4 / 5229819"/>
          <draw:equation draw:name="f205" draw:formula="3189423 * ?f5 / 3706413"/>
          <draw:equation draw:name="f206" draw:formula="3180218 * ?f4 / 5229819"/>
          <draw:equation draw:name="f207" draw:formula="2232937 * ?f5 / 3706413"/>
          <draw:equation draw:name="f208" draw:formula="2769088 * ?f4 / 5229819"/>
          <draw:equation draw:name="f209" draw:formula="2352619 * ?f5 / 3706413"/>
          <draw:equation draw:name="f210" draw:formula="2743180 * ?f4 / 5229819"/>
          <draw:equation draw:name="f211" draw:formula="2721589 * ?f5 / 3706413"/>
          <draw:equation draw:name="f212" draw:formula="2876160 * ?f4 / 5229819"/>
          <draw:equation draw:name="f213" draw:formula="3060914 * ?f5 / 3706413"/>
          <draw:equation draw:name="f214" draw:formula="3014259 * ?f4 / 5229819"/>
          <draw:equation draw:name="f215" draw:formula="2965264 * ?f5 / 3706413"/>
          <draw:equation draw:name="f216" draw:formula="2935323 * ?f4 / 5229819"/>
          <draw:equation draw:name="f217" draw:formula="3210311 * ?f5 / 3706413"/>
          <draw:equation draw:name="f218" draw:formula="2079941 * ?f4 / 5229819"/>
          <draw:equation draw:name="f219" draw:formula="3306643 * ?f5 / 3706413"/>
          <draw:equation draw:name="f220" draw:formula="2095643 * ?f4 / 5229819"/>
          <draw:equation draw:name="f221" draw:formula="3675942 * ?f5 / 3706413"/>
          <draw:equation draw:name="f222" draw:formula="2418868 * ?f4 / 5229819"/>
          <draw:equation draw:name="f223" draw:formula="2484145 * ?f4 / 5229819"/>
          <draw:equation draw:name="f224" draw:formula="2627274 * ?f4 / 5229819"/>
          <draw:equation draw:name="f225" draw:formula="3681303 * ?f5 / 3706413"/>
          <draw:equation draw:name="f226" draw:formula="2546191 * ?f4 / 5229819"/>
          <draw:equation draw:name="f227" draw:formula="3407314 * ?f5 / 3706413"/>
          <draw:equation draw:name="f228" draw:formula="2211574 * ?f4 / 5229819"/>
          <draw:equation draw:name="f229" draw:formula="3381875 * ?f5 / 3706413"/>
          <draw:equation draw:name="f230" draw:formula="2214291 * ?f4 / 5229819"/>
          <draw:equation draw:name="f231" draw:formula="3584397 * ?f5 / 3706413"/>
          <draw:equation draw:name="f232" draw:formula="2615085 * ?f4 / 5229819"/>
          <draw:equation draw:name="f233" draw:formula="2824803 * ?f4 / 5229819"/>
          <draw:equation draw:name="f234" draw:formula="2949791 * ?f4 / 5229819"/>
          <draw:equation draw:name="f235" draw:formula="3298059 * ?f5 / 3706413"/>
          <draw:equation draw:name="f236" draw:formula="2192604 * ?f4 / 5229819"/>
          <draw:equation draw:name="f237" draw:formula="3453791 * ?f5 / 3706413"/>
          <draw:equation draw:name="f238" draw:formula="2686289 * ?f4 / 5229819"/>
          <draw:equation draw:name="f239" draw:formula="3036627 * ?f4 / 5229819"/>
          <draw:equation draw:name="f240" draw:formula="3122698 * ?f4 / 5229819"/>
          <draw:equation draw:name="f241" draw:formula="3584914 * ?f5 / 3706413"/>
          <draw:equation draw:name="f242" draw:formula="2963314 * ?f4 / 5229819"/>
          <draw:equation draw:name="f243" draw:formula="3404251 * ?f5 / 3706413"/>
          <draw:equation draw:name="f244" draw:formula="2718261 * ?f4 / 5229819"/>
          <draw:equation draw:name="f245" draw:formula="3291617 * ?f5 / 3706413"/>
          <draw:equation draw:name="f246" draw:formula="2490995 * ?f4 / 5229819"/>
          <draw:equation draw:name="f247" draw:formula="3218538 * ?f5 / 3706413"/>
          <draw:equation draw:name="f248" draw:formula="2205701 * ?f4 / 5229819"/>
          <draw:equation draw:name="f249" draw:formula="1350946 * ?f5 / 3706413"/>
          <draw:equation draw:name="f250" draw:formula="1631006 * ?f4 / 5229819"/>
          <draw:equation draw:name="f251" draw:formula="1004901 * ?f5 / 3706413"/>
          <draw:equation draw:name="f252" draw:formula="1697258 * ?f4 / 5229819"/>
          <draw:equation draw:name="f253" draw:formula="955407 * ?f5 / 3706413"/>
          <draw:equation draw:name="f254" draw:formula="1725240 * ?f4 / 5229819"/>
          <draw:equation draw:name="f255" draw:formula="1056827 * ?f5 / 3706413"/>
          <draw:equation draw:name="f256" draw:formula="1829253 * ?f4 / 5229819"/>
          <draw:equation draw:name="f257" draw:formula="1626585 * ?f5 / 3706413"/>
          <draw:equation draw:name="f258" draw:formula="2030287 * ?f4 / 5229819"/>
          <draw:equation draw:name="f259" draw:formula="2214811 * ?f5 / 3706413"/>
          <draw:equation draw:name="f260" draw:formula="2140743 * ?f4 / 5229819"/>
          <draw:equation draw:name="f261" draw:formula="2475442 * ?f5 / 3706413"/>
          <draw:equation draw:name="f262" draw:formula="2220115 * ?f4 / 5229819"/>
          <draw:equation draw:name="f263" draw:formula="1255641 * ?f5 / 3706413"/>
          <draw:equation draw:name="f264" draw:formula="1766864 * ?f4 / 5229819"/>
          <draw:equation draw:name="f265" draw:formula="1305929 * ?f5 / 3706413"/>
          <draw:equation draw:name="f266" draw:formula="1722974 * ?f4 / 5229819"/>
          <draw:equation draw:name="f267" draw:formula="2002915 * ?f5 / 3706413"/>
          <draw:equation draw:name="f268" draw:formula="1923946 * ?f4 / 5229819"/>
          <draw:equation draw:name="f269" draw:formula="2449662 * ?f5 / 3706413"/>
          <draw:equation draw:name="f270" draw:formula="2126020 * ?f4 / 5229819"/>
          <draw:equation draw:name="f271" draw:formula="2505028 * ?f5 / 3706413"/>
          <draw:equation draw:name="f272" draw:formula="2142789 * ?f4 / 5229819"/>
          <draw:equation draw:name="f273" draw:formula="2446175 * ?f5 / 3706413"/>
          <draw:equation draw:name="f274" draw:formula="2082091 * ?f4 / 5229819"/>
          <draw:equation draw:name="f275" draw:formula="2312648 * ?f5 / 3706413"/>
          <draw:equation draw:name="f276" draw:formula="1997116 * ?f4 / 5229819"/>
          <draw:equation draw:name="f277" draw:formula="2656659 * ?f5 / 3706413"/>
          <draw:equation draw:name="f278" draw:formula="1238775 * ?f4 / 5229819"/>
          <draw:equation draw:name="f279" draw:formula="2625436 * ?f5 / 3706413"/>
          <draw:equation draw:name="f280" draw:formula="1397072 * ?f4 / 5229819"/>
          <draw:equation draw:name="f281" draw:formula="2875161 * ?f5 / 3706413"/>
          <draw:equation draw:name="f282" draw:formula="2321650 * ?f4 / 5229819"/>
          <draw:equation draw:name="f283" draw:formula="2925722 * ?f5 / 3706413"/>
          <draw:equation draw:name="f284" draw:formula="2392692 * ?f4 / 5229819"/>
          <draw:equation draw:name="f285" draw:formula="2811462 * ?f5 / 3706413"/>
          <draw:equation draw:name="f286" draw:formula="1947758 * ?f4 / 5229819"/>
          <draw:equation draw:name="f287" draw:formula="2718919 * ?f5 / 3706413"/>
          <draw:equation draw:name="f288" draw:formula="1497019 * ?f4 / 5229819"/>
          <draw:equation draw:name="f289" draw:formula="2753255 * ?f5 / 3706413"/>
          <draw:equation draw:name="f290" draw:formula="1529176 * ?f4 / 5229819"/>
          <draw:equation draw:name="f291" draw:formula="2881379 * ?f5 / 3706413"/>
          <draw:equation draw:name="f292" draw:formula="2022317 * ?f4 / 5229819"/>
          <draw:equation draw:name="f293" draw:formula="2996393 * ?f5 / 3706413"/>
          <draw:equation draw:name="f294" draw:formula="2365005 * ?f4 / 5229819"/>
          <draw:equation draw:name="f295" draw:formula="3100133 * ?f5 / 3706413"/>
          <draw:equation draw:name="f296" draw:formula="2512233 * ?f4 / 5229819"/>
          <draw:equation draw:name="f297" draw:formula="3079545 * ?f5 / 3706413"/>
          <draw:equation draw:name="f298" draw:formula="1967247 * ?f4 / 5229819"/>
          <draw:equation draw:name="f299" draw:formula="2899475 * ?f5 / 3706413"/>
          <draw:equation draw:name="f300" draw:formula="1449951 * ?f4 / 5229819"/>
          <draw:equation draw:name="f301" draw:formula="1137947 * ?f4 / 5229819"/>
          <draw:equation draw:name="f302" draw:formula="1243206 * ?f4 / 5229819"/>
          <draw:equation draw:name="f303" draw:formula="3696802 * ?f5 / 3706413"/>
          <draw:equation draw:name="f304" draw:formula="1277693 * ?f4 / 5229819"/>
          <draw:equation draw:name="f305" draw:formula="3654274 * ?f5 / 3706413"/>
          <draw:equation draw:name="f306" draw:formula="1577573 * ?f4 / 5229819"/>
          <draw:equation draw:name="f307" draw:formula="3690859 * ?f5 / 3706413"/>
          <draw:equation draw:name="f308" draw:formula="1995668 * ?f4 / 5229819"/>
          <draw:equation draw:name="f309" draw:formula="2066513 * ?f4 / 5229819"/>
          <draw:equation draw:name="f310" draw:formula="2262940 * ?f4 / 5229819"/>
          <draw:equation draw:name="f311" draw:formula="3657271 * ?f5 / 3706413"/>
          <draw:equation draw:name="f312" draw:formula="2111802 * ?f4 / 5229819"/>
          <draw:equation draw:name="f313" draw:formula="3602351 * ?f5 / 3706413"/>
          <draw:equation draw:name="f314" draw:formula="1469850 * ?f4 / 5229819"/>
          <draw:equation draw:name="f315" draw:formula="3678488 * ?f5 / 3706413"/>
          <draw:equation draw:name="f316" draw:formula="1166299 * ?f4 / 5229819"/>
          <draw:equation draw:name="f317" draw:formula="1367798 * ?f5 / 3706413"/>
          <draw:equation draw:name="f318" draw:formula="807514 * ?f4 / 5229819"/>
          <draw:equation draw:name="f319" draw:formula="1321670 * ?f5 / 3706413"/>
          <draw:equation draw:name="f320" draw:formula="812743 * ?f4 / 5229819"/>
          <draw:equation draw:name="f321" draw:formula="1326427 * ?f5 / 3706413"/>
          <draw:equation draw:name="f322" draw:formula="995044 * ?f4 / 5229819"/>
          <draw:equation draw:name="f323" draw:formula="1646715 * ?f5 / 3706413"/>
          <draw:equation draw:name="f324" draw:formula="1403714 * ?f4 / 5229819"/>
          <draw:equation draw:name="f325" draw:formula="1699020 * ?f5 / 3706413"/>
          <draw:equation draw:name="f326" draw:formula="1462003 * ?f4 / 5229819"/>
          <draw:equation draw:name="f327" draw:formula="2128129 * ?f5 / 3706413"/>
          <draw:equation draw:name="f328" draw:formula="1776540 * ?f4 / 5229819"/>
          <draw:equation draw:name="f329" draw:formula="2153908 * ?f5 / 3706413"/>
          <draw:equation draw:name="f330" draw:formula="1776925 * ?f4 / 5229819"/>
          <draw:equation draw:name="f331" draw:formula="1447891 * ?f5 / 3706413"/>
          <draw:equation draw:name="f332" draw:formula="949010 * ?f4 / 5229819"/>
          <draw:equation draw:name="f333" draw:formula="1451500 * ?f5 / 3706413"/>
          <draw:equation draw:name="f334" draw:formula="904772 * ?f4 / 5229819"/>
          <draw:equation draw:name="f335" draw:formula="1824226 * ?f5 / 3706413"/>
          <draw:equation draw:name="f336" draw:formula="1311217 * ?f4 / 5229819"/>
          <draw:equation draw:name="f337" draw:formula="2204689 * ?f5 / 3706413"/>
          <draw:equation draw:name="f338" draw:formula="1730927 * ?f4 / 5229819"/>
          <draw:equation draw:name="f339" draw:formula="1890667 * ?f5 / 3706413"/>
          <draw:equation draw:name="f340" draw:formula="1206353 * ?f4 / 5229819"/>
          <draw:equation draw:name="f341" draw:formula="1627192 * ?f5 / 3706413"/>
          <draw:equation draw:name="f342" draw:formula="933479 * ?f4 / 5229819"/>
          <draw:equation draw:name="f343" draw:formula="283580 * ?f5 / 3706413"/>
          <draw:equation draw:name="f344" draw:formula="681216 * ?f4 / 5229819"/>
          <draw:equation draw:name="f345" draw:formula="110348 * ?f5 / 3706413"/>
          <draw:equation draw:name="f346" draw:formula="708025 * ?f4 / 5229819"/>
          <draw:equation draw:name="f347" draw:formula="85723 * ?f5 / 3706413"/>
          <draw:equation draw:name="f348" draw:formula="819576 * ?f4 / 5229819"/>
          <draw:equation draw:name="f349" draw:formula="199932 * ?f5 / 3706413"/>
          <draw:equation draw:name="f350" draw:formula="893664 * ?f4 / 5229819"/>
          <draw:equation draw:name="f351" draw:formula="740736 * ?f5 / 3706413"/>
          <draw:equation draw:name="f352" draw:formula="1064235 * ?f4 / 5229819"/>
          <draw:equation draw:name="f353" draw:formula="1110528 * ?f5 / 3706413"/>
          <draw:equation draw:name="f354" draw:formula="1146285 * ?f4 / 5229819"/>
          <draw:equation draw:name="f355" draw:formula="459412 * ?f5 / 3706413"/>
          <draw:equation draw:name="f356" draw:formula="885372 * ?f4 / 5229819"/>
          <draw:equation draw:name="f357" draw:formula="543138 * ?f5 / 3706413"/>
          <draw:equation draw:name="f358" draw:formula="845601 * ?f4 / 5229819"/>
          <draw:equation draw:name="f359" draw:formula="910153 * ?f5 / 3706413"/>
          <draw:equation draw:name="f360" draw:formula="948610 * ?f4 / 5229819"/>
          <draw:equation draw:name="f361" draw:formula="966399 * ?f5 / 3706413"/>
          <draw:equation draw:name="f362" draw:formula="962382 * ?f4 / 5229819"/>
          <draw:equation draw:name="f363" draw:formula="1590373 * ?f5 / 3706413"/>
          <draw:equation draw:name="f364" draw:formula="207352 * ?f4 / 5229819"/>
          <draw:equation draw:name="f365" draw:formula="1849000 * ?f5 / 3706413"/>
          <draw:equation draw:name="f366" draw:formula="1052202 * ?f4 / 5229819"/>
          <draw:equation draw:name="f367" draw:formula="1897521 * ?f5 / 3706413"/>
          <draw:equation draw:name="f368" draw:formula="1104633 * ?f4 / 5229819"/>
          <draw:equation draw:name="f369" draw:formula="1477590 * ?f5 / 3706413"/>
          <draw:equation draw:name="f370" draw:formula="196987 * ?f4 / 5229819"/>
          <draw:equation draw:name="f371" draw:formula="1734197 * ?f5 / 3706413"/>
          <draw:equation draw:name="f372" draw:formula="915385 * ?f4 / 5229819"/>
          <draw:equation draw:name="f373" draw:formula="1520807 * ?f5 / 3706413"/>
          <draw:equation draw:name="f374" draw:formula="401 * ?f4 / 5229819"/>
          <draw:equation draw:name="f375" draw:formula="1959261 * ?f5 / 3706413"/>
          <draw:equation draw:name="f376" draw:formula="1004279 * ?f4 / 5229819"/>
          <draw:equation draw:name="f377" draw:formula="1999831 * ?f5 / 3706413"/>
          <draw:equation draw:name="f378" draw:formula="1233302 * ?f4 / 5229819"/>
          <draw:equation draw:name="f379" draw:formula="2119085 * ?f5 / 3706413"/>
          <draw:equation draw:name="f380" draw:formula="1423964 * ?f4 / 5229819"/>
          <draw:equation draw:name="f381" draw:formula="2335471 * ?f5 / 3706413"/>
          <draw:equation draw:name="f382" draw:formula="1850384 * ?f4 / 5229819"/>
          <draw:equation draw:name="f383" draw:formula="2392591 * ?f5 / 3706413"/>
          <draw:equation draw:name="f384" draw:formula="1951489 * ?f4 / 5229819"/>
          <draw:equation draw:name="f385" draw:formula="2748943 * ?f5 / 3706413"/>
          <draw:equation draw:name="f386" draw:formula="2303364 * ?f4 / 5229819"/>
          <draw:equation draw:name="f387" draw:formula="2806241 * ?f5 / 3706413"/>
          <draw:equation draw:name="f388" draw:formula="2339964 * ?f4 / 5229819"/>
          <draw:equation draw:name="f389" draw:formula="2679338 * ?f5 / 3706413"/>
          <draw:equation draw:name="f390" draw:formula="2010074 * ?f4 / 5229819"/>
          <draw:equation draw:name="f391" draw:formula="2606989 * ?f5 / 3706413"/>
          <draw:equation draw:name="f392" draw:formula="1775538 * ?f4 / 5229819"/>
          <draw:equation draw:name="f393" draw:formula="2582155 * ?f5 / 3706413"/>
          <draw:equation draw:name="f394" draw:formula="1309760 * ?f4 / 5229819"/>
          <draw:equation draw:name="f395" draw:formula="2592851 * ?f5 / 3706413"/>
          <draw:equation draw:name="f396" draw:formula="1261833 * ?f4 / 5229819"/>
          <draw:equation draw:name="f397" draw:formula="2718128 * ?f5 / 3706413"/>
          <draw:equation draw:name="f398" draw:formula="1210907 * ?f4 / 5229819"/>
          <draw:equation draw:name="f399" draw:formula="2951511 * ?f5 / 3706413"/>
          <draw:equation draw:name="f400" draw:formula="1441852 * ?f4 / 5229819"/>
          <draw:equation draw:name="f401" draw:formula="3160173 * ?f5 / 3706413"/>
          <draw:equation draw:name="f402" draw:formula="2233223 * ?f4 / 5229819"/>
          <draw:equation draw:name="f403" draw:formula="3158785 * ?f5 / 3706413"/>
          <draw:equation draw:name="f404" draw:formula="2488422 * ?f4 / 5229819"/>
          <draw:equation draw:name="f405" draw:formula="3209364 * ?f5 / 3706413"/>
          <draw:equation draw:name="f406" draw:formula="2753645 * ?f4 / 5229819"/>
          <draw:equation draw:name="f407" draw:formula="3471364 * ?f5 / 3706413"/>
          <draw:equation draw:name="f408" draw:formula="3105660 * ?f4 / 5229819"/>
          <draw:equation draw:name="f409" draw:formula="3623977 * ?f5 / 3706413"/>
          <draw:equation draw:name="f410" draw:formula="3294563 * ?f4 / 5229819"/>
          <draw:equation draw:name="f411" draw:formula="3401612 * ?f4 / 5229819"/>
          <draw:equation draw:name="f412" draw:formula="3545638 * ?f4 / 5229819"/>
          <draw:equation draw:name="f413" draw:formula="3608502 * ?f5 / 3706413"/>
          <draw:equation draw:name="f414" draw:formula="3503365 * ?f4 / 5229819"/>
          <draw:equation draw:name="f415" draw:formula="3297560 * ?f5 / 3706413"/>
          <draw:equation draw:name="f416" draw:formula="3451338 * ?f4 / 5229819"/>
          <draw:equation draw:name="f417" draw:formula="3006185 * ?f5 / 3706413"/>
          <draw:equation draw:name="f418" draw:formula="3521395 * ?f4 / 5229819"/>
          <draw:equation draw:name="f419" draw:formula="2745224 * ?f5 / 3706413"/>
          <draw:equation draw:name="f420" draw:formula="3629721 * ?f4 / 5229819"/>
          <draw:equation draw:name="f421" draw:formula="2266244 * ?f5 / 3706413"/>
          <draw:equation draw:name="f422" draw:formula="3673727 * ?f4 / 5229819"/>
          <draw:equation draw:name="f423" draw:formula="1968615 * ?f5 / 3706413"/>
          <draw:equation draw:name="f424" draw:formula="3585320 * ?f4 / 5229819"/>
          <draw:equation draw:name="f425" draw:formula="1898396 * ?f5 / 3706413"/>
          <draw:equation draw:name="f426" draw:formula="3500287 * ?f4 / 5229819"/>
          <draw:equation draw:name="f427" draw:formula="1989083 * ?f5 / 3706413"/>
          <draw:equation draw:name="f428" draw:formula="3427016 * ?f4 / 5229819"/>
          <draw:equation draw:name="f429" draw:formula="2389567 * ?f5 / 3706413"/>
          <draw:equation draw:name="f430" draw:formula="3290809 * ?f4 / 5229819"/>
          <draw:equation draw:name="f431" draw:formula="3205300 * ?f5 / 3706413"/>
          <draw:equation draw:name="f432" draw:formula="3375769 * ?f4 / 5229819"/>
          <draw:equation draw:name="f433" draw:formula="3240592 * ?f5 / 3706413"/>
          <draw:equation draw:name="f434" draw:formula="3390188 * ?f4 / 5229819"/>
          <draw:equation draw:name="f435" draw:formula="3590446 * ?f5 / 3706413"/>
          <draw:equation draw:name="f436" draw:formula="3433644 * ?f4 / 5229819"/>
          <draw:equation draw:name="f437" draw:formula="3581651 * ?f5 / 3706413"/>
          <draw:equation draw:name="f438" draw:formula="3418443 * ?f4 / 5229819"/>
          <draw:equation draw:name="f439" draw:formula="3371466 * ?f5 / 3706413"/>
          <draw:equation draw:name="f440" draw:formula="3338517 * ?f4 / 5229819"/>
          <draw:equation draw:name="f441" draw:formula="3329835 * ?f5 / 3706413"/>
          <draw:equation draw:name="f442" draw:formula="3315870 * ?f4 / 5229819"/>
          <draw:equation draw:name="f443" draw:formula="3091307 * ?f5 / 3706413"/>
          <draw:equation draw:name="f444" draw:formula="3229805 * ?f4 / 5229819"/>
          <draw:equation draw:name="f445" draw:formula="2723879 * ?f5 / 3706413"/>
          <draw:equation draw:name="f446" draw:formula="3162709 * ?f4 / 5229819"/>
          <draw:equation draw:name="f447" draw:formula="2203034 * ?f5 / 3706413"/>
          <draw:equation draw:name="f448" draw:formula="2922890 * ?f4 / 5229819"/>
          <draw:equation draw:name="f449" draw:formula="2101110 * ?f5 / 3706413"/>
          <draw:equation draw:name="f450" draw:formula="2793332 * ?f4 / 5229819"/>
          <draw:equation draw:name="f451" draw:formula="2116325 * ?f5 / 3706413"/>
          <draw:equation draw:name="f452" draw:formula="2687419 * ?f4 / 5229819"/>
          <draw:equation draw:name="f453" draw:formula="2319352 * ?f5 / 3706413"/>
          <draw:equation draw:name="f454" draw:formula="2601737 * ?f4 / 5229819"/>
          <draw:equation draw:name="f455" draw:formula="2766163 * ?f5 / 3706413"/>
          <draw:equation draw:name="f456" draw:formula="2737145 * ?f4 / 5229819"/>
          <draw:equation draw:name="f457" draw:formula="2974746 * ?f5 / 3706413"/>
          <draw:equation draw:name="f458" draw:formula="2866399 * ?f4 / 5229819"/>
          <draw:equation draw:name="f459" draw:formula="3252625 * ?f5 / 3706413"/>
          <draw:equation draw:name="f460" draw:formula="3111944 * ?f4 / 5229819"/>
          <draw:equation draw:name="f461" draw:formula="3398162 * ?f5 / 3706413"/>
          <draw:equation draw:name="f462" draw:formula="3234826 * ?f4 / 5229819"/>
          <draw:equation draw:name="f463" draw:formula="3566326 * ?f5 / 3706413"/>
          <draw:equation draw:name="f464" draw:formula="3338157 * ?f4 / 5229819"/>
          <draw:equation draw:name="f465" draw:formula="3542324 * ?f5 / 3706413"/>
          <draw:equation draw:name="f466" draw:formula="3269103 * ?f4 / 5229819"/>
          <draw:equation draw:name="f467" draw:formula="3361463 * ?f5 / 3706413"/>
          <draw:equation draw:name="f468" draw:formula="3048843 * ?f4 / 5229819"/>
          <draw:equation draw:name="f469" draw:formula="2760231 * ?f5 / 3706413"/>
          <draw:equation draw:name="f470" draw:formula="2387604 * ?f4 / 5229819"/>
          <draw:equation draw:name="f471" draw:formula="2690109 * ?f5 / 3706413"/>
          <draw:equation draw:name="f472" draw:formula="2343136 * ?f4 / 5229819"/>
          <draw:equation draw:name="f473" draw:formula="2584945 * ?f5 / 3706413"/>
          <draw:equation draw:name="f474" draw:formula="2319604 * ?f4 / 5229819"/>
          <draw:equation draw:name="f475" draw:formula="2476459 * ?f5 / 3706413"/>
          <draw:equation draw:name="f476" draw:formula="2274585 * ?f4 / 5229819"/>
          <draw:equation draw:name="f477" draw:formula="1635021 * ?f5 / 3706413"/>
          <draw:equation draw:name="f478" draw:formula="2080790 * ?f4 / 5229819"/>
          <draw:equation draw:name="f479" draw:formula="994284 * ?f5 / 3706413"/>
          <draw:equation draw:name="f480" draw:formula="1848426 * ?f4 / 5229819"/>
          <draw:equation draw:name="f481" draw:formula="900907 * ?f5 / 3706413"/>
          <draw:equation draw:name="f482" draw:formula="1722986 * ?f4 / 5229819"/>
          <draw:equation draw:name="f483" draw:formula="1019942 * ?f5 / 3706413"/>
          <draw:equation draw:name="f484" draw:formula="1634959 * ?f4 / 5229819"/>
          <draw:equation draw:name="f485" draw:formula="1436756 * ?f5 / 3706413"/>
          <draw:equation draw:name="f486" draw:formula="1581585 * ?f4 / 5229819"/>
          <draw:equation draw:name="f487" draw:formula="1745065 * ?f5 / 3706413"/>
          <draw:equation draw:name="f488" draw:formula="1615304 * ?f4 / 5229819"/>
          <draw:equation draw:name="f489" draw:formula="1601192 * ?f5 / 3706413"/>
          <draw:equation draw:name="f490" draw:formula="1445865 * ?f4 / 5229819"/>
          <draw:equation draw:name="f491" draw:formula="1401935 * ?f5 / 3706413"/>
          <draw:equation draw:name="f492" draw:formula="1322332 * ?f4 / 5229819"/>
          <draw:equation draw:name="f493" draw:formula="1350058 * ?f5 / 3706413"/>
          <draw:equation draw:name="f494" draw:formula="1304329 * ?f4 / 5229819"/>
          <draw:equation draw:name="f495" draw:formula="1196299 * ?f5 / 3706413"/>
          <draw:equation draw:name="f496" draw:formula="1267380 * ?f4 / 5229819"/>
          <draw:equation draw:name="f497" draw:formula="1010774 * ?f5 / 3706413"/>
          <draw:equation draw:name="f498" draw:formula="1183133 * ?f4 / 5229819"/>
          <draw:equation draw:name="f499" draw:formula="762606 * ?f5 / 3706413"/>
          <draw:equation draw:name="f500" draw:formula="1122658 * ?f4 / 5229819"/>
          <draw:equation draw:name="f501" draw:formula="154893 * ?f5 / 3706413"/>
          <draw:equation draw:name="f502" draw:formula="930327 * ?f4 / 5229819"/>
          <draw:equation draw:name="f503" draw:formula="41348 * ?f5 / 3706413"/>
          <draw:equation draw:name="f504" draw:formula="855682 * ?f4 / 5229819"/>
          <draw:equation draw:name="f505" draw:formula="71618 * ?f5 / 3706413"/>
          <draw:equation draw:name="f506" draw:formula="669959 * ?f4 / 5229819"/>
          <draw:equation draw:name="f507" draw:formula="192882 * ?f5 / 3706413"/>
          <draw:equation draw:name="f508" draw:formula="633126 * ?f4 / 5229819"/>
          <draw:equation draw:name="f509" draw:formula="753661 * ?f5 / 3706413"/>
          <draw:equation draw:name="f510" draw:formula="741211 * ?f4 / 5229819"/>
          <draw:equation draw:name="f511" draw:formula="1255776 * ?f5 / 3706413"/>
          <draw:equation draw:name="f512" draw:formula="1147472 * ?f4 / 5229819"/>
          <draw:equation draw:name="f513" draw:formula="1455766 * ?f5 / 3706413"/>
          <draw:equation draw:name="f514" draw:formula="1276598 * ?f4 / 5229819"/>
          <draw:equation draw:name="f515" draw:formula="1288932 * ?f5 / 3706413"/>
          <draw:equation draw:name="f516" draw:formula="1033280 * ?f4 / 5229819"/>
          <draw:equation draw:name="f517" draw:formula="1232411 * ?f5 / 3706413"/>
          <draw:equation draw:name="f518" draw:formula="880301 * ?f4 / 5229819"/>
          <draw:equation draw:name="f519" draw:formula="1384570 * ?f5 / 3706413"/>
          <draw:equation draw:name="f520" draw:formula="733996 * ?f4 / 5229819"/>
          <draw:equation draw:name="f521" draw:formula="1507746 * ?f5 / 3706413"/>
          <draw:equation draw:name="f522" draw:formula="755398 * ?f4 / 5229819"/>
          <draw:equation draw:name="f523" draw:formula="1477350 * ?f5 / 3706413"/>
          <draw:equation draw:name="f524" draw:formula="678725 * ?f4 / 5229819"/>
          <draw:equation draw:name="f525" draw:formula="1417151 * ?f5 / 3706413"/>
          <draw:equation draw:name="f526" draw:formula="168105 * ?f4 / 5229819"/>
          <draw:equation draw:name="f527" draw:formula="?f8 / ?f6"/>
          <draw:equation draw:name="f528" draw:formula="?f9 / ?f7"/>
          <draw:equation draw:name="f529" draw:formula="?f10 / ?f6"/>
          <draw:equation draw:name="f530" draw:formula="?f11 / ?f7"/>
          <draw:equation draw:name="f531" draw:formula="?f12 / ?f6"/>
          <draw:equation draw:name="f532" draw:formula="?f13 / ?f7"/>
          <draw:equation draw:name="f533" draw:formula="?f14 / ?f6"/>
          <draw:equation draw:name="f534" draw:formula="?f15 / ?f7"/>
          <draw:equation draw:name="f535" draw:formula="?f16 / ?f6"/>
          <draw:equation draw:name="f536" draw:formula="?f17 / ?f7"/>
          <draw:equation draw:name="f537" draw:formula="?f18 / ?f6"/>
          <draw:equation draw:name="f538" draw:formula="?f19 / ?f7"/>
          <draw:equation draw:name="f539" draw:formula="?f20 / ?f6"/>
          <draw:equation draw:name="f540" draw:formula="?f21 / ?f7"/>
          <draw:equation draw:name="f541" draw:formula="?f22 / ?f6"/>
          <draw:equation draw:name="f542" draw:formula="?f23 / ?f7"/>
          <draw:equation draw:name="f543" draw:formula="?f24 / ?f6"/>
          <draw:equation draw:name="f544" draw:formula="?f25 / ?f7"/>
          <draw:equation draw:name="f545" draw:formula="?f26 / ?f6"/>
          <draw:equation draw:name="f546" draw:formula="?f27 / ?f7"/>
          <draw:equation draw:name="f547" draw:formula="?f28 / ?f6"/>
          <draw:equation draw:name="f548" draw:formula="?f29 / ?f7"/>
          <draw:equation draw:name="f549" draw:formula="?f30 / ?f6"/>
          <draw:equation draw:name="f550" draw:formula="?f31 / ?f7"/>
          <draw:equation draw:name="f551" draw:formula="?f32 / ?f6"/>
          <draw:equation draw:name="f552" draw:formula="?f33 / ?f7"/>
          <draw:equation draw:name="f553" draw:formula="?f34 / ?f6"/>
          <draw:equation draw:name="f554" draw:formula="?f35 / ?f7"/>
          <draw:equation draw:name="f555" draw:formula="?f36 / ?f7"/>
          <draw:equation draw:name="f556" draw:formula="?f37 / ?f6"/>
          <draw:equation draw:name="f557" draw:formula="?f38 / ?f7"/>
          <draw:equation draw:name="f558" draw:formula="?f39 / ?f6"/>
          <draw:equation draw:name="f559" draw:formula="?f40 / ?f7"/>
          <draw:equation draw:name="f560" draw:formula="?f41 / ?f6"/>
          <draw:equation draw:name="f561" draw:formula="?f42 / ?f7"/>
          <draw:equation draw:name="f562" draw:formula="?f43 / ?f6"/>
          <draw:equation draw:name="f563" draw:formula="?f44 / ?f7"/>
          <draw:equation draw:name="f564" draw:formula="?f45 / ?f6"/>
          <draw:equation draw:name="f565" draw:formula="?f46 / ?f7"/>
          <draw:equation draw:name="f566" draw:formula="?f47 / ?f6"/>
          <draw:equation draw:name="f567" draw:formula="?f48 / ?f7"/>
          <draw:equation draw:name="f568" draw:formula="?f49 / ?f6"/>
          <draw:equation draw:name="f569" draw:formula="?f50 / ?f7"/>
          <draw:equation draw:name="f570" draw:formula="?f51 / ?f6"/>
          <draw:equation draw:name="f571" draw:formula="?f52 / ?f7"/>
          <draw:equation draw:name="f572" draw:formula="?f53 / ?f6"/>
          <draw:equation draw:name="f573" draw:formula="?f54 / ?f7"/>
          <draw:equation draw:name="f574" draw:formula="?f55 / ?f6"/>
          <draw:equation draw:name="f575" draw:formula="?f56 / ?f7"/>
          <draw:equation draw:name="f576" draw:formula="?f57 / ?f6"/>
          <draw:equation draw:name="f577" draw:formula="?f58 / ?f7"/>
          <draw:equation draw:name="f578" draw:formula="?f59 / ?f6"/>
          <draw:equation draw:name="f579" draw:formula="?f60 / ?f7"/>
          <draw:equation draw:name="f580" draw:formula="?f61 / ?f6"/>
          <draw:equation draw:name="f581" draw:formula="?f62 / ?f7"/>
          <draw:equation draw:name="f582" draw:formula="?f63 / ?f6"/>
          <draw:equation draw:name="f583" draw:formula="?f64 / ?f7"/>
          <draw:equation draw:name="f584" draw:formula="?f65 / ?f6"/>
          <draw:equation draw:name="f585" draw:formula="?f66 / ?f7"/>
          <draw:equation draw:name="f586" draw:formula="?f67 / ?f6"/>
          <draw:equation draw:name="f587" draw:formula="?f68 / ?f7"/>
          <draw:equation draw:name="f588" draw:formula="?f69 / ?f6"/>
          <draw:equation draw:name="f589" draw:formula="?f70 / ?f7"/>
          <draw:equation draw:name="f590" draw:formula="?f71 / ?f6"/>
          <draw:equation draw:name="f591" draw:formula="?f72 / ?f7"/>
          <draw:equation draw:name="f592" draw:formula="?f73 / ?f6"/>
          <draw:equation draw:name="f593" draw:formula="?f74 / ?f7"/>
          <draw:equation draw:name="f594" draw:formula="?f75 / ?f6"/>
          <draw:equation draw:name="f595" draw:formula="?f76 / ?f7"/>
          <draw:equation draw:name="f596" draw:formula="?f77 / ?f6"/>
          <draw:equation draw:name="f597" draw:formula="?f78 / ?f7"/>
          <draw:equation draw:name="f598" draw:formula="?f79 / ?f6"/>
          <draw:equation draw:name="f599" draw:formula="?f80 / ?f7"/>
          <draw:equation draw:name="f600" draw:formula="?f81 / ?f6"/>
          <draw:equation draw:name="f601" draw:formula="?f82 / ?f7"/>
          <draw:equation draw:name="f602" draw:formula="?f83 / ?f6"/>
          <draw:equation draw:name="f603" draw:formula="?f84 / ?f7"/>
          <draw:equation draw:name="f604" draw:formula="?f85 / ?f6"/>
          <draw:equation draw:name="f605" draw:formula="?f86 / ?f7"/>
          <draw:equation draw:name="f606" draw:formula="?f87 / ?f6"/>
          <draw:equation draw:name="f607" draw:formula="?f88 / ?f7"/>
          <draw:equation draw:name="f608" draw:formula="?f89 / ?f6"/>
          <draw:equation draw:name="f609" draw:formula="?f90 / ?f7"/>
          <draw:equation draw:name="f610" draw:formula="?f91 / ?f6"/>
          <draw:equation draw:name="f611" draw:formula="?f92 / ?f7"/>
          <draw:equation draw:name="f612" draw:formula="?f93 / ?f6"/>
          <draw:equation draw:name="f613" draw:formula="?f94 / ?f7"/>
          <draw:equation draw:name="f614" draw:formula="?f95 / ?f6"/>
          <draw:equation draw:name="f615" draw:formula="?f96 / ?f7"/>
          <draw:equation draw:name="f616" draw:formula="?f97 / ?f6"/>
          <draw:equation draw:name="f617" draw:formula="?f98 / ?f7"/>
          <draw:equation draw:name="f618" draw:formula="?f99 / ?f6"/>
          <draw:equation draw:name="f619" draw:formula="?f100 / ?f7"/>
          <draw:equation draw:name="f620" draw:formula="?f101 / ?f6"/>
          <draw:equation draw:name="f621" draw:formula="?f102 / ?f7"/>
          <draw:equation draw:name="f622" draw:formula="?f103 / ?f6"/>
          <draw:equation draw:name="f623" draw:formula="?f104 / ?f7"/>
          <draw:equation draw:name="f624" draw:formula="?f105 / ?f6"/>
          <draw:equation draw:name="f625" draw:formula="?f106 / ?f7"/>
          <draw:equation draw:name="f626" draw:formula="?f107 / ?f6"/>
          <draw:equation draw:name="f627" draw:formula="?f108 / ?f7"/>
          <draw:equation draw:name="f628" draw:formula="?f109 / ?f6"/>
          <draw:equation draw:name="f629" draw:formula="?f110 / ?f7"/>
          <draw:equation draw:name="f630" draw:formula="?f111 / ?f6"/>
          <draw:equation draw:name="f631" draw:formula="?f112 / ?f7"/>
          <draw:equation draw:name="f632" draw:formula="?f113 / ?f6"/>
          <draw:equation draw:name="f633" draw:formula="?f114 / ?f7"/>
          <draw:equation draw:name="f634" draw:formula="?f115 / ?f7"/>
          <draw:equation draw:name="f635" draw:formula="?f116 / ?f7"/>
          <draw:equation draw:name="f636" draw:formula="?f117 / ?f6"/>
          <draw:equation draw:name="f637" draw:formula="?f118 / ?f7"/>
          <draw:equation draw:name="f638" draw:formula="?f119 / ?f6"/>
          <draw:equation draw:name="f639" draw:formula="?f120 / ?f7"/>
          <draw:equation draw:name="f640" draw:formula="?f121 / ?f6"/>
          <draw:equation draw:name="f641" draw:formula="?f122 / ?f7"/>
          <draw:equation draw:name="f642" draw:formula="?f123 / ?f6"/>
          <draw:equation draw:name="f643" draw:formula="?f124 / ?f7"/>
          <draw:equation draw:name="f644" draw:formula="?f125 / ?f6"/>
          <draw:equation draw:name="f645" draw:formula="?f126 / ?f7"/>
          <draw:equation draw:name="f646" draw:formula="?f127 / ?f6"/>
          <draw:equation draw:name="f647" draw:formula="?f128 / ?f7"/>
          <draw:equation draw:name="f648" draw:formula="?f129 / ?f6"/>
          <draw:equation draw:name="f649" draw:formula="?f130 / ?f7"/>
          <draw:equation draw:name="f650" draw:formula="?f131 / ?f6"/>
          <draw:equation draw:name="f651" draw:formula="?f132 / ?f7"/>
          <draw:equation draw:name="f652" draw:formula="?f133 / ?f6"/>
          <draw:equation draw:name="f653" draw:formula="?f134 / ?f7"/>
          <draw:equation draw:name="f654" draw:formula="?f135 / ?f6"/>
          <draw:equation draw:name="f655" draw:formula="?f136 / ?f7"/>
          <draw:equation draw:name="f656" draw:formula="?f137 / ?f6"/>
          <draw:equation draw:name="f657" draw:formula="?f138 / ?f7"/>
          <draw:equation draw:name="f658" draw:formula="?f139 / ?f6"/>
          <draw:equation draw:name="f659" draw:formula="?f140 / ?f7"/>
          <draw:equation draw:name="f660" draw:formula="?f141 / ?f6"/>
          <draw:equation draw:name="f661" draw:formula="?f142 / ?f7"/>
          <draw:equation draw:name="f662" draw:formula="?f143 / ?f6"/>
          <draw:equation draw:name="f663" draw:formula="?f144 / ?f7"/>
          <draw:equation draw:name="f664" draw:formula="?f145 / ?f6"/>
          <draw:equation draw:name="f665" draw:formula="?f146 / ?f7"/>
          <draw:equation draw:name="f666" draw:formula="?f147 / ?f7"/>
          <draw:equation draw:name="f667" draw:formula="?f148 / ?f7"/>
          <draw:equation draw:name="f668" draw:formula="?f149 / ?f6"/>
          <draw:equation draw:name="f669" draw:formula="?f150 / ?f7"/>
          <draw:equation draw:name="f670" draw:formula="?f151 / ?f6"/>
          <draw:equation draw:name="f671" draw:formula="?f152 / ?f7"/>
          <draw:equation draw:name="f672" draw:formula="?f153 / ?f6"/>
          <draw:equation draw:name="f673" draw:formula="?f154 / ?f7"/>
          <draw:equation draw:name="f674" draw:formula="?f155 / ?f6"/>
          <draw:equation draw:name="f675" draw:formula="?f156 / ?f7"/>
          <draw:equation draw:name="f676" draw:formula="?f157 / ?f6"/>
          <draw:equation draw:name="f677" draw:formula="?f158 / ?f7"/>
          <draw:equation draw:name="f678" draw:formula="?f159 / ?f7"/>
          <draw:equation draw:name="f679" draw:formula="?f160 / ?f7"/>
          <draw:equation draw:name="f680" draw:formula="?f161 / ?f6"/>
          <draw:equation draw:name="f681" draw:formula="?f162 / ?f7"/>
          <draw:equation draw:name="f682" draw:formula="?f163 / ?f6"/>
          <draw:equation draw:name="f683" draw:formula="?f164 / ?f7"/>
          <draw:equation draw:name="f684" draw:formula="?f165 / ?f6"/>
          <draw:equation draw:name="f685" draw:formula="?f166 / ?f7"/>
          <draw:equation draw:name="f686" draw:formula="?f167 / ?f6"/>
          <draw:equation draw:name="f687" draw:formula="?f168 / ?f7"/>
          <draw:equation draw:name="f688" draw:formula="?f169 / ?f6"/>
          <draw:equation draw:name="f689" draw:formula="?f170 / ?f7"/>
          <draw:equation draw:name="f690" draw:formula="?f171 / ?f6"/>
          <draw:equation draw:name="f691" draw:formula="?f172 / ?f7"/>
          <draw:equation draw:name="f692" draw:formula="?f173 / ?f6"/>
          <draw:equation draw:name="f693" draw:formula="?f174 / ?f7"/>
          <draw:equation draw:name="f694" draw:formula="?f175 / ?f6"/>
          <draw:equation draw:name="f695" draw:formula="?f176 / ?f7"/>
          <draw:equation draw:name="f696" draw:formula="?f177 / ?f6"/>
          <draw:equation draw:name="f697" draw:formula="?f178 / ?f7"/>
          <draw:equation draw:name="f698" draw:formula="?f179 / ?f6"/>
          <draw:equation draw:name="f699" draw:formula="?f180 / ?f7"/>
          <draw:equation draw:name="f700" draw:formula="?f181 / ?f6"/>
          <draw:equation draw:name="f701" draw:formula="?f182 / ?f7"/>
          <draw:equation draw:name="f702" draw:formula="?f183 / ?f6"/>
          <draw:equation draw:name="f703" draw:formula="?f184 / ?f7"/>
          <draw:equation draw:name="f704" draw:formula="?f185 / ?f6"/>
          <draw:equation draw:name="f705" draw:formula="?f186 / ?f7"/>
          <draw:equation draw:name="f706" draw:formula="?f187 / ?f6"/>
          <draw:equation draw:name="f707" draw:formula="?f188 / ?f7"/>
          <draw:equation draw:name="f708" draw:formula="?f189 / ?f6"/>
          <draw:equation draw:name="f709" draw:formula="?f190 / ?f7"/>
          <draw:equation draw:name="f710" draw:formula="?f191 / ?f6"/>
          <draw:equation draw:name="f711" draw:formula="?f192 / ?f7"/>
          <draw:equation draw:name="f712" draw:formula="?f193 / ?f6"/>
          <draw:equation draw:name="f713" draw:formula="?f194 / ?f7"/>
          <draw:equation draw:name="f714" draw:formula="?f195 / ?f6"/>
          <draw:equation draw:name="f715" draw:formula="?f196 / ?f7"/>
          <draw:equation draw:name="f716" draw:formula="?f197 / ?f6"/>
          <draw:equation draw:name="f717" draw:formula="?f198 / ?f7"/>
          <draw:equation draw:name="f718" draw:formula="?f199 / ?f6"/>
          <draw:equation draw:name="f719" draw:formula="?f200 / ?f7"/>
          <draw:equation draw:name="f720" draw:formula="?f201 / ?f6"/>
          <draw:equation draw:name="f721" draw:formula="?f202 / ?f7"/>
          <draw:equation draw:name="f722" draw:formula="?f203 / ?f6"/>
          <draw:equation draw:name="f723" draw:formula="?f204 / ?f7"/>
          <draw:equation draw:name="f724" draw:formula="?f205 / ?f6"/>
          <draw:equation draw:name="f725" draw:formula="?f206 / ?f7"/>
          <draw:equation draw:name="f726" draw:formula="?f207 / ?f6"/>
          <draw:equation draw:name="f727" draw:formula="?f208 / ?f7"/>
          <draw:equation draw:name="f728" draw:formula="?f209 / ?f6"/>
          <draw:equation draw:name="f729" draw:formula="?f210 / ?f7"/>
          <draw:equation draw:name="f730" draw:formula="?f211 / ?f6"/>
          <draw:equation draw:name="f731" draw:formula="?f212 / ?f7"/>
          <draw:equation draw:name="f732" draw:formula="?f213 / ?f6"/>
          <draw:equation draw:name="f733" draw:formula="?f214 / ?f7"/>
          <draw:equation draw:name="f734" draw:formula="?f215 / ?f6"/>
          <draw:equation draw:name="f735" draw:formula="?f216 / ?f7"/>
          <draw:equation draw:name="f736" draw:formula="?f217 / ?f6"/>
          <draw:equation draw:name="f737" draw:formula="?f218 / ?f7"/>
          <draw:equation draw:name="f738" draw:formula="?f219 / ?f6"/>
          <draw:equation draw:name="f739" draw:formula="?f220 / ?f7"/>
          <draw:equation draw:name="f740" draw:formula="?f221 / ?f6"/>
          <draw:equation draw:name="f741" draw:formula="?f222 / ?f7"/>
          <draw:equation draw:name="f742" draw:formula="?f223 / ?f7"/>
          <draw:equation draw:name="f743" draw:formula="?f224 / ?f7"/>
          <draw:equation draw:name="f744" draw:formula="?f225 / ?f6"/>
          <draw:equation draw:name="f745" draw:formula="?f226 / ?f7"/>
          <draw:equation draw:name="f746" draw:formula="?f227 / ?f6"/>
          <draw:equation draw:name="f747" draw:formula="?f228 / ?f7"/>
          <draw:equation draw:name="f748" draw:formula="?f229 / ?f6"/>
          <draw:equation draw:name="f749" draw:formula="?f230 / ?f7"/>
          <draw:equation draw:name="f750" draw:formula="?f231 / ?f6"/>
          <draw:equation draw:name="f751" draw:formula="?f232 / ?f7"/>
          <draw:equation draw:name="f752" draw:formula="?f233 / ?f7"/>
          <draw:equation draw:name="f753" draw:formula="?f234 / ?f7"/>
          <draw:equation draw:name="f754" draw:formula="?f235 / ?f6"/>
          <draw:equation draw:name="f755" draw:formula="?f236 / ?f7"/>
          <draw:equation draw:name="f756" draw:formula="?f237 / ?f6"/>
          <draw:equation draw:name="f757" draw:formula="?f238 / ?f7"/>
          <draw:equation draw:name="f758" draw:formula="?f239 / ?f7"/>
          <draw:equation draw:name="f759" draw:formula="?f240 / ?f7"/>
          <draw:equation draw:name="f760" draw:formula="?f241 / ?f6"/>
          <draw:equation draw:name="f761" draw:formula="?f242 / ?f7"/>
          <draw:equation draw:name="f762" draw:formula="?f243 / ?f6"/>
          <draw:equation draw:name="f763" draw:formula="?f244 / ?f7"/>
          <draw:equation draw:name="f764" draw:formula="?f245 / ?f6"/>
          <draw:equation draw:name="f765" draw:formula="?f246 / ?f7"/>
          <draw:equation draw:name="f766" draw:formula="?f247 / ?f6"/>
          <draw:equation draw:name="f767" draw:formula="?f248 / ?f7"/>
          <draw:equation draw:name="f768" draw:formula="?f249 / ?f6"/>
          <draw:equation draw:name="f769" draw:formula="?f250 / ?f7"/>
          <draw:equation draw:name="f770" draw:formula="?f251 / ?f6"/>
          <draw:equation draw:name="f771" draw:formula="?f252 / ?f7"/>
          <draw:equation draw:name="f772" draw:formula="?f253 / ?f6"/>
          <draw:equation draw:name="f773" draw:formula="?f254 / ?f7"/>
          <draw:equation draw:name="f774" draw:formula="?f255 / ?f6"/>
          <draw:equation draw:name="f775" draw:formula="?f256 / ?f7"/>
          <draw:equation draw:name="f776" draw:formula="?f257 / ?f6"/>
          <draw:equation draw:name="f777" draw:formula="?f258 / ?f7"/>
          <draw:equation draw:name="f778" draw:formula="?f259 / ?f6"/>
          <draw:equation draw:name="f779" draw:formula="?f260 / ?f7"/>
          <draw:equation draw:name="f780" draw:formula="?f261 / ?f6"/>
          <draw:equation draw:name="f781" draw:formula="?f262 / ?f7"/>
          <draw:equation draw:name="f782" draw:formula="?f263 / ?f6"/>
          <draw:equation draw:name="f783" draw:formula="?f264 / ?f7"/>
          <draw:equation draw:name="f784" draw:formula="?f265 / ?f6"/>
          <draw:equation draw:name="f785" draw:formula="?f266 / ?f7"/>
          <draw:equation draw:name="f786" draw:formula="?f267 / ?f6"/>
          <draw:equation draw:name="f787" draw:formula="?f268 / ?f7"/>
          <draw:equation draw:name="f788" draw:formula="?f269 / ?f6"/>
          <draw:equation draw:name="f789" draw:formula="?f270 / ?f7"/>
          <draw:equation draw:name="f790" draw:formula="?f271 / ?f6"/>
          <draw:equation draw:name="f791" draw:formula="?f272 / ?f7"/>
          <draw:equation draw:name="f792" draw:formula="?f273 / ?f6"/>
          <draw:equation draw:name="f793" draw:formula="?f274 / ?f7"/>
          <draw:equation draw:name="f794" draw:formula="?f275 / ?f6"/>
          <draw:equation draw:name="f795" draw:formula="?f276 / ?f7"/>
          <draw:equation draw:name="f796" draw:formula="?f277 / ?f6"/>
          <draw:equation draw:name="f797" draw:formula="?f278 / ?f7"/>
          <draw:equation draw:name="f798" draw:formula="?f279 / ?f6"/>
          <draw:equation draw:name="f799" draw:formula="?f280 / ?f7"/>
          <draw:equation draw:name="f800" draw:formula="?f281 / ?f6"/>
          <draw:equation draw:name="f801" draw:formula="?f282 / ?f7"/>
          <draw:equation draw:name="f802" draw:formula="?f283 / ?f6"/>
          <draw:equation draw:name="f803" draw:formula="?f284 / ?f7"/>
          <draw:equation draw:name="f804" draw:formula="?f285 / ?f6"/>
          <draw:equation draw:name="f805" draw:formula="?f286 / ?f7"/>
          <draw:equation draw:name="f806" draw:formula="?f287 / ?f6"/>
          <draw:equation draw:name="f807" draw:formula="?f288 / ?f7"/>
          <draw:equation draw:name="f808" draw:formula="?f289 / ?f6"/>
          <draw:equation draw:name="f809" draw:formula="?f290 / ?f7"/>
          <draw:equation draw:name="f810" draw:formula="?f291 / ?f6"/>
          <draw:equation draw:name="f811" draw:formula="?f292 / ?f7"/>
          <draw:equation draw:name="f812" draw:formula="?f293 / ?f6"/>
          <draw:equation draw:name="f813" draw:formula="?f294 / ?f7"/>
          <draw:equation draw:name="f814" draw:formula="?f295 / ?f6"/>
          <draw:equation draw:name="f815" draw:formula="?f296 / ?f7"/>
          <draw:equation draw:name="f816" draw:formula="?f297 / ?f6"/>
          <draw:equation draw:name="f817" draw:formula="?f298 / ?f7"/>
          <draw:equation draw:name="f818" draw:formula="?f299 / ?f6"/>
          <draw:equation draw:name="f819" draw:formula="?f300 / ?f7"/>
          <draw:equation draw:name="f820" draw:formula="?f301 / ?f7"/>
          <draw:equation draw:name="f821" draw:formula="?f302 / ?f7"/>
          <draw:equation draw:name="f822" draw:formula="?f303 / ?f6"/>
          <draw:equation draw:name="f823" draw:formula="?f304 / ?f7"/>
          <draw:equation draw:name="f824" draw:formula="?f305 / ?f6"/>
          <draw:equation draw:name="f825" draw:formula="?f306 / ?f7"/>
          <draw:equation draw:name="f826" draw:formula="?f307 / ?f6"/>
          <draw:equation draw:name="f827" draw:formula="?f308 / ?f7"/>
          <draw:equation draw:name="f828" draw:formula="?f309 / ?f7"/>
          <draw:equation draw:name="f829" draw:formula="?f310 / ?f7"/>
          <draw:equation draw:name="f830" draw:formula="?f311 / ?f6"/>
          <draw:equation draw:name="f831" draw:formula="?f312 / ?f7"/>
          <draw:equation draw:name="f832" draw:formula="?f313 / ?f6"/>
          <draw:equation draw:name="f833" draw:formula="?f314 / ?f7"/>
          <draw:equation draw:name="f834" draw:formula="?f315 / ?f6"/>
          <draw:equation draw:name="f835" draw:formula="?f316 / ?f7"/>
          <draw:equation draw:name="f836" draw:formula="?f317 / ?f6"/>
          <draw:equation draw:name="f837" draw:formula="?f318 / ?f7"/>
          <draw:equation draw:name="f838" draw:formula="?f319 / ?f6"/>
          <draw:equation draw:name="f839" draw:formula="?f320 / ?f7"/>
          <draw:equation draw:name="f840" draw:formula="?f321 / ?f6"/>
          <draw:equation draw:name="f841" draw:formula="?f322 / ?f7"/>
          <draw:equation draw:name="f842" draw:formula="?f323 / ?f6"/>
          <draw:equation draw:name="f843" draw:formula="?f324 / ?f7"/>
          <draw:equation draw:name="f844" draw:formula="?f325 / ?f6"/>
          <draw:equation draw:name="f845" draw:formula="?f326 / ?f7"/>
          <draw:equation draw:name="f846" draw:formula="?f327 / ?f6"/>
          <draw:equation draw:name="f847" draw:formula="?f328 / ?f7"/>
          <draw:equation draw:name="f848" draw:formula="?f329 / ?f6"/>
          <draw:equation draw:name="f849" draw:formula="?f330 / ?f7"/>
          <draw:equation draw:name="f850" draw:formula="?f331 / ?f6"/>
          <draw:equation draw:name="f851" draw:formula="?f332 / ?f7"/>
          <draw:equation draw:name="f852" draw:formula="?f333 / ?f6"/>
          <draw:equation draw:name="f853" draw:formula="?f334 / ?f7"/>
          <draw:equation draw:name="f854" draw:formula="?f335 / ?f6"/>
          <draw:equation draw:name="f855" draw:formula="?f336 / ?f7"/>
          <draw:equation draw:name="f856" draw:formula="?f337 / ?f6"/>
          <draw:equation draw:name="f857" draw:formula="?f338 / ?f7"/>
          <draw:equation draw:name="f858" draw:formula="?f339 / ?f6"/>
          <draw:equation draw:name="f859" draw:formula="?f340 / ?f7"/>
          <draw:equation draw:name="f860" draw:formula="?f341 / ?f6"/>
          <draw:equation draw:name="f861" draw:formula="?f342 / ?f7"/>
          <draw:equation draw:name="f862" draw:formula="?f343 / ?f6"/>
          <draw:equation draw:name="f863" draw:formula="?f344 / ?f7"/>
          <draw:equation draw:name="f864" draw:formula="?f345 / ?f6"/>
          <draw:equation draw:name="f865" draw:formula="?f346 / ?f7"/>
          <draw:equation draw:name="f866" draw:formula="?f347 / ?f6"/>
          <draw:equation draw:name="f867" draw:formula="?f348 / ?f7"/>
          <draw:equation draw:name="f868" draw:formula="?f349 / ?f6"/>
          <draw:equation draw:name="f869" draw:formula="?f350 / ?f7"/>
          <draw:equation draw:name="f870" draw:formula="?f351 / ?f6"/>
          <draw:equation draw:name="f871" draw:formula="?f352 / ?f7"/>
          <draw:equation draw:name="f872" draw:formula="?f353 / ?f6"/>
          <draw:equation draw:name="f873" draw:formula="?f354 / ?f7"/>
          <draw:equation draw:name="f874" draw:formula="?f355 / ?f6"/>
          <draw:equation draw:name="f875" draw:formula="?f356 / ?f7"/>
          <draw:equation draw:name="f876" draw:formula="?f357 / ?f6"/>
          <draw:equation draw:name="f877" draw:formula="?f358 / ?f7"/>
          <draw:equation draw:name="f878" draw:formula="?f359 / ?f6"/>
          <draw:equation draw:name="f879" draw:formula="?f360 / ?f7"/>
          <draw:equation draw:name="f880" draw:formula="?f361 / ?f6"/>
          <draw:equation draw:name="f881" draw:formula="?f362 / ?f7"/>
          <draw:equation draw:name="f882" draw:formula="?f363 / ?f6"/>
          <draw:equation draw:name="f883" draw:formula="?f364 / ?f7"/>
          <draw:equation draw:name="f884" draw:formula="?f365 / ?f6"/>
          <draw:equation draw:name="f885" draw:formula="?f366 / ?f7"/>
          <draw:equation draw:name="f886" draw:formula="?f367 / ?f6"/>
          <draw:equation draw:name="f887" draw:formula="?f368 / ?f7"/>
          <draw:equation draw:name="f888" draw:formula="?f369 / ?f6"/>
          <draw:equation draw:name="f889" draw:formula="?f370 / ?f7"/>
          <draw:equation draw:name="f890" draw:formula="?f371 / ?f6"/>
          <draw:equation draw:name="f891" draw:formula="?f372 / ?f7"/>
          <draw:equation draw:name="f892" draw:formula="?f373 / ?f6"/>
          <draw:equation draw:name="f893" draw:formula="?f374 / ?f7"/>
          <draw:equation draw:name="f894" draw:formula="?f375 / ?f6"/>
          <draw:equation draw:name="f895" draw:formula="?f376 / ?f7"/>
          <draw:equation draw:name="f896" draw:formula="?f377 / ?f6"/>
          <draw:equation draw:name="f897" draw:formula="?f378 / ?f7"/>
          <draw:equation draw:name="f898" draw:formula="?f379 / ?f6"/>
          <draw:equation draw:name="f899" draw:formula="?f380 / ?f7"/>
          <draw:equation draw:name="f900" draw:formula="?f381 / ?f6"/>
          <draw:equation draw:name="f901" draw:formula="?f382 / ?f7"/>
          <draw:equation draw:name="f902" draw:formula="?f383 / ?f6"/>
          <draw:equation draw:name="f903" draw:formula="?f384 / ?f7"/>
          <draw:equation draw:name="f904" draw:formula="?f385 / ?f6"/>
          <draw:equation draw:name="f905" draw:formula="?f386 / ?f7"/>
          <draw:equation draw:name="f906" draw:formula="?f387 / ?f6"/>
          <draw:equation draw:name="f907" draw:formula="?f388 / ?f7"/>
          <draw:equation draw:name="f908" draw:formula="?f389 / ?f6"/>
          <draw:equation draw:name="f909" draw:formula="?f390 / ?f7"/>
          <draw:equation draw:name="f910" draw:formula="?f391 / ?f6"/>
          <draw:equation draw:name="f911" draw:formula="?f392 / ?f7"/>
          <draw:equation draw:name="f912" draw:formula="?f393 / ?f6"/>
          <draw:equation draw:name="f913" draw:formula="?f394 / ?f7"/>
          <draw:equation draw:name="f914" draw:formula="?f395 / ?f6"/>
          <draw:equation draw:name="f915" draw:formula="?f396 / ?f7"/>
          <draw:equation draw:name="f916" draw:formula="?f397 / ?f6"/>
          <draw:equation draw:name="f917" draw:formula="?f398 / ?f7"/>
          <draw:equation draw:name="f918" draw:formula="?f399 / ?f6"/>
          <draw:equation draw:name="f919" draw:formula="?f400 / ?f7"/>
          <draw:equation draw:name="f920" draw:formula="?f401 / ?f6"/>
          <draw:equation draw:name="f921" draw:formula="?f402 / ?f7"/>
          <draw:equation draw:name="f922" draw:formula="?f403 / ?f6"/>
          <draw:equation draw:name="f923" draw:formula="?f404 / ?f7"/>
          <draw:equation draw:name="f924" draw:formula="?f405 / ?f6"/>
          <draw:equation draw:name="f925" draw:formula="?f406 / ?f7"/>
          <draw:equation draw:name="f926" draw:formula="?f407 / ?f6"/>
          <draw:equation draw:name="f927" draw:formula="?f408 / ?f7"/>
          <draw:equation draw:name="f928" draw:formula="?f409 / ?f6"/>
          <draw:equation draw:name="f929" draw:formula="?f410 / ?f7"/>
          <draw:equation draw:name="f930" draw:formula="?f411 / ?f7"/>
          <draw:equation draw:name="f931" draw:formula="?f412 / ?f7"/>
          <draw:equation draw:name="f932" draw:formula="?f413 / ?f6"/>
          <draw:equation draw:name="f933" draw:formula="?f414 / ?f7"/>
          <draw:equation draw:name="f934" draw:formula="?f415 / ?f6"/>
          <draw:equation draw:name="f935" draw:formula="?f416 / ?f7"/>
          <draw:equation draw:name="f936" draw:formula="?f417 / ?f6"/>
          <draw:equation draw:name="f937" draw:formula="?f418 / ?f7"/>
          <draw:equation draw:name="f938" draw:formula="?f419 / ?f6"/>
          <draw:equation draw:name="f939" draw:formula="?f420 / ?f7"/>
          <draw:equation draw:name="f940" draw:formula="?f421 / ?f6"/>
          <draw:equation draw:name="f941" draw:formula="?f422 / ?f7"/>
          <draw:equation draw:name="f942" draw:formula="?f423 / ?f6"/>
          <draw:equation draw:name="f943" draw:formula="?f424 / ?f7"/>
          <draw:equation draw:name="f944" draw:formula="?f425 / ?f6"/>
          <draw:equation draw:name="f945" draw:formula="?f426 / ?f7"/>
          <draw:equation draw:name="f946" draw:formula="?f427 / ?f6"/>
          <draw:equation draw:name="f947" draw:formula="?f428 / ?f7"/>
          <draw:equation draw:name="f948" draw:formula="?f429 / ?f6"/>
          <draw:equation draw:name="f949" draw:formula="?f430 / ?f7"/>
          <draw:equation draw:name="f950" draw:formula="?f431 / ?f6"/>
          <draw:equation draw:name="f951" draw:formula="?f432 / ?f7"/>
          <draw:equation draw:name="f952" draw:formula="?f433 / ?f6"/>
          <draw:equation draw:name="f953" draw:formula="?f434 / ?f7"/>
          <draw:equation draw:name="f954" draw:formula="?f435 / ?f6"/>
          <draw:equation draw:name="f955" draw:formula="?f436 / ?f7"/>
          <draw:equation draw:name="f956" draw:formula="?f437 / ?f6"/>
          <draw:equation draw:name="f957" draw:formula="?f438 / ?f7"/>
          <draw:equation draw:name="f958" draw:formula="?f439 / ?f6"/>
          <draw:equation draw:name="f959" draw:formula="?f440 / ?f7"/>
          <draw:equation draw:name="f960" draw:formula="?f441 / ?f6"/>
          <draw:equation draw:name="f961" draw:formula="?f442 / ?f7"/>
          <draw:equation draw:name="f962" draw:formula="?f443 / ?f6"/>
          <draw:equation draw:name="f963" draw:formula="?f444 / ?f7"/>
          <draw:equation draw:name="f964" draw:formula="?f445 / ?f6"/>
          <draw:equation draw:name="f965" draw:formula="?f446 / ?f7"/>
          <draw:equation draw:name="f966" draw:formula="?f447 / ?f6"/>
          <draw:equation draw:name="f967" draw:formula="?f448 / ?f7"/>
          <draw:equation draw:name="f968" draw:formula="?f449 / ?f6"/>
          <draw:equation draw:name="f969" draw:formula="?f450 / ?f7"/>
          <draw:equation draw:name="f970" draw:formula="?f451 / ?f6"/>
          <draw:equation draw:name="f971" draw:formula="?f452 / ?f7"/>
          <draw:equation draw:name="f972" draw:formula="?f453 / ?f6"/>
          <draw:equation draw:name="f973" draw:formula="?f454 / ?f7"/>
          <draw:equation draw:name="f974" draw:formula="?f455 / ?f6"/>
          <draw:equation draw:name="f975" draw:formula="?f456 / ?f7"/>
          <draw:equation draw:name="f976" draw:formula="?f457 / ?f6"/>
          <draw:equation draw:name="f977" draw:formula="?f458 / ?f7"/>
          <draw:equation draw:name="f978" draw:formula="?f459 / ?f6"/>
          <draw:equation draw:name="f979" draw:formula="?f460 / ?f7"/>
          <draw:equation draw:name="f980" draw:formula="?f461 / ?f6"/>
          <draw:equation draw:name="f981" draw:formula="?f462 / ?f7"/>
          <draw:equation draw:name="f982" draw:formula="?f463 / ?f6"/>
          <draw:equation draw:name="f983" draw:formula="?f464 / ?f7"/>
          <draw:equation draw:name="f984" draw:formula="?f465 / ?f6"/>
          <draw:equation draw:name="f985" draw:formula="?f466 / ?f7"/>
          <draw:equation draw:name="f986" draw:formula="?f467 / ?f6"/>
          <draw:equation draw:name="f987" draw:formula="?f468 / ?f7"/>
          <draw:equation draw:name="f988" draw:formula="?f469 / ?f6"/>
          <draw:equation draw:name="f989" draw:formula="?f470 / ?f7"/>
          <draw:equation draw:name="f990" draw:formula="?f471 / ?f6"/>
          <draw:equation draw:name="f991" draw:formula="?f472 / ?f7"/>
          <draw:equation draw:name="f992" draw:formula="?f473 / ?f6"/>
          <draw:equation draw:name="f993" draw:formula="?f474 / ?f7"/>
          <draw:equation draw:name="f994" draw:formula="?f475 / ?f6"/>
          <draw:equation draw:name="f995" draw:formula="?f476 / ?f7"/>
          <draw:equation draw:name="f996" draw:formula="?f477 / ?f6"/>
          <draw:equation draw:name="f997" draw:formula="?f478 / ?f7"/>
          <draw:equation draw:name="f998" draw:formula="?f479 / ?f6"/>
          <draw:equation draw:name="f999" draw:formula="?f480 / ?f7"/>
          <draw:equation draw:name="f1000" draw:formula="?f481 / ?f6"/>
          <draw:equation draw:name="f1001" draw:formula="?f482 / ?f7"/>
          <draw:equation draw:name="f1002" draw:formula="?f483 / ?f6"/>
          <draw:equation draw:name="f1003" draw:formula="?f484 / ?f7"/>
          <draw:equation draw:name="f1004" draw:formula="?f485 / ?f6"/>
          <draw:equation draw:name="f1005" draw:formula="?f486 / ?f7"/>
          <draw:equation draw:name="f1006" draw:formula="?f487 / ?f6"/>
          <draw:equation draw:name="f1007" draw:formula="?f488 / ?f7"/>
          <draw:equation draw:name="f1008" draw:formula="?f489 / ?f6"/>
          <draw:equation draw:name="f1009" draw:formula="?f490 / ?f7"/>
          <draw:equation draw:name="f1010" draw:formula="?f491 / ?f6"/>
          <draw:equation draw:name="f1011" draw:formula="?f492 / ?f7"/>
          <draw:equation draw:name="f1012" draw:formula="?f493 / ?f6"/>
          <draw:equation draw:name="f1013" draw:formula="?f494 / ?f7"/>
          <draw:equation draw:name="f1014" draw:formula="?f495 / ?f6"/>
          <draw:equation draw:name="f1015" draw:formula="?f496 / ?f7"/>
          <draw:equation draw:name="f1016" draw:formula="?f497 / ?f6"/>
          <draw:equation draw:name="f1017" draw:formula="?f498 / ?f7"/>
          <draw:equation draw:name="f1018" draw:formula="?f499 / ?f6"/>
          <draw:equation draw:name="f1019" draw:formula="?f500 / ?f7"/>
          <draw:equation draw:name="f1020" draw:formula="?f501 / ?f6"/>
          <draw:equation draw:name="f1021" draw:formula="?f502 / ?f7"/>
          <draw:equation draw:name="f1022" draw:formula="?f503 / ?f6"/>
          <draw:equation draw:name="f1023" draw:formula="?f504 / ?f7"/>
          <draw:equation draw:name="f1024" draw:formula="?f505 / ?f6"/>
          <draw:equation draw:name="f1025" draw:formula="?f506 / ?f7"/>
          <draw:equation draw:name="f1026" draw:formula="?f507 / ?f6"/>
          <draw:equation draw:name="f1027" draw:formula="?f508 / ?f7"/>
          <draw:equation draw:name="f1028" draw:formula="?f509 / ?f6"/>
          <draw:equation draw:name="f1029" draw:formula="?f510 / ?f7"/>
          <draw:equation draw:name="f1030" draw:formula="?f511 / ?f6"/>
          <draw:equation draw:name="f1031" draw:formula="?f512 / ?f7"/>
          <draw:equation draw:name="f1032" draw:formula="?f513 / ?f6"/>
          <draw:equation draw:name="f1033" draw:formula="?f514 / ?f7"/>
          <draw:equation draw:name="f1034" draw:formula="?f515 / ?f6"/>
          <draw:equation draw:name="f1035" draw:formula="?f516 / ?f7"/>
          <draw:equation draw:name="f1036" draw:formula="?f517 / ?f6"/>
          <draw:equation draw:name="f1037" draw:formula="?f518 / ?f7"/>
          <draw:equation draw:name="f1038" draw:formula="?f519 / ?f6"/>
          <draw:equation draw:name="f1039" draw:formula="?f520 / ?f7"/>
          <draw:equation draw:name="f1040" draw:formula="?f521 / ?f6"/>
          <draw:equation draw:name="f1041" draw:formula="?f522 / ?f7"/>
          <draw:equation draw:name="f1042" draw:formula="?f523 / ?f6"/>
          <draw:equation draw:name="f1043" draw:formula="?f524 / ?f7"/>
          <draw:equation draw:name="f1044" draw:formula="?f525 / ?f6"/>
          <draw:equation draw:name="f1045" draw:formula="?f526 / ?f7"/>
          <draw:equation draw:name="f1046" draw:formula="?f0 / ?f6"/>
          <draw:equation draw:name="f1047" draw:formula="?f1 / ?f6"/>
          <draw:equation draw:name="f1048" draw:formula="?f2 / ?f7"/>
          <draw:equation draw:name="f1049" draw:formula="?f3 / ?f7"/>
        </draw:enhanced-geometry>
      </draw:custom-shape>
      <draw:frame draw:id="id68" presentation:style-name="a518" draw:name="Date Placeholder 3" svg:x="0.4in" svg:y="7.07in" svg:width="1.08in" svg:height="0.34in" presentation:class="date-time" presentation:placeholder="false">
        <draw:text-box>
          <text:p text:style-name="a517" text:class-names="" text:cond-style-name=""><text:span text:style-name="a516" text:class-names="">20XX</text:span></text:p>
        </draw:text-box>
        <svg:title/>
        <svg:desc/>
      </draw:frame>
      <draw:frame draw:id="id69" presentation:style-name="a521" draw:name="Footer Placeholder 4" svg:x="4.79in" svg:y="7.07in" svg:width="3.76in" svg:height="0.34in" presentation:class="footer" presentation:placeholder="false">
        <draw:text-box>
          <text:p text:style-name="a520" text:class-names="" text:cond-style-name=""><text:span text:style-name="a519" text:class-names="">presentation title</text:span></text:p>
        </draw:text-box>
        <svg:title/>
        <svg:desc/>
      </draw:frame>
      <draw:frame draw:id="id70" presentation:style-name="a525" draw:name="Slide Number Placeholder 5" svg:x="12.06in" svg:y="7.07in" svg:width="1.08in" svg:height="0.34in" presentation:class="page-number" presentation:placeholder="false">
        <draw:text-box>
          <text:p text:style-name="a524" text:class-names="" text:cond-style-name=""><text:span text:style-name="a522" text:class-names=""><text:page-number style:num-format="1" text:fixed="false">‹#›</text:page-number></text:span><text:span text:style-name="a523" text:class-names=""/></text:p>
        </draw:text-box>
        <svg:title/>
        <svg:desc/>
      </draw:frame>
      <draw:frame draw:id="id71" draw:style-name="a526" draw:name="Graphic 25" svg:x="1.54372in" svg:y="0.48966in" svg:width="2.54887in" svg:height="2.07646in" style:rel-width="scale" style:rel-height="scale">
        <draw:image xlink:href="media/image2.svg" xlink:type="simple" xlink:show="embed" xlink:actuate="onLoad"/>
        <svg:title/>
        <svg:desc/>
      </draw:frame>
      <draw:frame draw:id="id72" presentation:style-name="a530" draw:name="Text Placeholder 31" svg:x="3.58507in" svg:y="2.99653in" svg:width="6.22049in" svg:height="2.21875in" presentation:class="outline" presentation:placeholder="false">
        <draw:text-box>
          <text:list text:style-name="a529">
            <text:list-item>
              <text:p text:style-name="a528" text:class-names="" text:cond-style-name=""><text:span text:style-name="a527" text:class-names="">Click to edit Master text styles</text:span></text:p>
            </text:list-item>
          </text:list>
        </draw:text-box>
        <svg:title/>
        <svg:desc/>
      </draw:frame>
      <draw:frame draw:id="id73" presentation:style-name="a534" draw:name="Title 1" svg:x="0.91667in" svg:y="2.08in" svg:width="11.5in" svg:height="0.51in" presentation:class="title" presentation:placeholder="false">
        <draw:text-box>
          <text:p text:style-name="a533" text:class-names="" text:cond-style-name=""><text:span text:style-name="a531" text:class-names="">Click to edit Master title style</text:span><text:span text:style-name="a532" text:class-names=""/></text:p>
        </draw:text-box>
        <svg:title/>
        <svg:desc/>
      </draw:frame>
      <draw:custom-shape svg:x="0in" svg:y="0in" svg:width="2.70827in" svg:height="3.6934in" draw:id="id74" draw:style-name="a537" draw:name="Freeform: Shape 21">
        <svg:title/>
        <svg:desc/>
        <text:p text:style-name="a536" text:class-names="" text:cond-style-name=""><text:span text:style-name="a535" text:class-names=""/></text:p>
        <draw:enhanced-geometry xmlns:dr3d="urn:oasis:names:tc:opendocument:xmlns:dr3d:1.0" draw:type="non-primitive" svg:viewBox="0 0 2476443 3377247"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text-areas="?f432 ?f434 ?f433 ?f435" draw:glue-points="?f220 ?f221 ?f222 ?f223 ?f224 ?f225 ?f226 ?f227 ?f228 ?f229 ?f230 ?f231 ?f232 ?f233 ?f234 ?f235 ?f220 ?f221 ?f236 ?f237 ?f238 ?f239 ?f240 ?f241 ?f242 ?f243 ?f244 ?f245 ?f246 ?f247 ?f236 ?f248 ?f236 ?f249 ?f250 ?f251 ?f252 ?f253 ?f254 ?f255 ?f256 ?f257 ?f258 ?f259 ?f260 ?f261 ?f236 ?f262 ?f263 ?f264 ?f265 ?f266 ?f267 ?f268 ?f269 ?f270 ?f271 ?f272 ?f273 ?f274 ?f263 ?f264 ?f275 ?f276 ?f277 ?f278 ?f279 ?f280 ?f281 ?f282 ?f283 ?f284 ?f285 ?f286 ?f287 ?f288 ?f289 ?f290 ?f291 ?f292 ?f275 ?f276 ?f293 ?f294 ?f295 ?f296 ?f297 ?f298 ?f299 ?f300 ?f301 ?f302 ?f293 ?f294 ?f303 ?f304 ?f305 ?f306 ?f307 ?f308 ?f309 ?f310 ?f311 ?f312 ?f313 ?f314 ?f303 ?f304 ?f315 ?f316 ?f317 ?f316 ?f318 ?f319 ?f320 ?f321 ?f322 ?f323 ?f324 ?f325 ?f326 ?f327 ?f328 ?f329 ?f330 ?f331 ?f332 ?f316 ?f333 ?f316 ?f334 ?f335 ?f336 ?f337 ?f338 ?f339 ?f340 ?f341 ?f342 ?f343 ?f344 ?f345 ?f346 ?f316 ?f347 ?f316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316 ?f417 ?f316 ?f418 ?f419 ?f420 ?f421 ?f422 ?f423 ?f424 ?f425 ?f426 ?f427 ?f428 ?f316 ?f429 ?f316 ?f236 ?f430 ?f236 ?f43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6443"/>
          <draw:equation draw:name="f7" draw:formula="?f4 / 3377247"/>
          <draw:equation draw:name="f8" draw:formula="131832 * ?f5 / 2476443"/>
          <draw:equation draw:name="f9" draw:formula="2603380 * ?f4 / 3377247"/>
          <draw:equation draw:name="f10" draw:formula="40810 * ?f5 / 2476443"/>
          <draw:equation draw:name="f11" draw:formula="2609673 * ?f4 / 3377247"/>
          <draw:equation draw:name="f12" draw:formula="22360 * ?f5 / 2476443"/>
          <draw:equation draw:name="f13" draw:formula="2641458 * ?f4 / 3377247"/>
          <draw:equation draw:name="f14" draw:formula="197791 * ?f5 / 2476443"/>
          <draw:equation draw:name="f15" draw:formula="2748166 * ?f4 / 3377247"/>
          <draw:equation draw:name="f16" draw:formula="391786 * ?f5 / 2476443"/>
          <draw:equation draw:name="f17" draw:formula="2906949 * ?f4 / 3377247"/>
          <draw:equation draw:name="f18" draw:formula="554014 * ?f5 / 2476443"/>
          <draw:equation draw:name="f19" draw:formula="3133682 * ?f4 / 3377247"/>
          <draw:equation draw:name="f20" draw:formula="613883 * ?f5 / 2476443"/>
          <draw:equation draw:name="f21" draw:formula="3202133 * ?f4 / 3377247"/>
          <draw:equation draw:name="f22" draw:formula="362172 * ?f5 / 2476443"/>
          <draw:equation draw:name="f23" draw:formula="2717029 * ?f4 / 3377247"/>
          <draw:equation draw:name="f24" draw:formula="0 * ?f5 / 2476443"/>
          <draw:equation draw:name="f25" draw:formula="2515796 * ?f4 / 3377247"/>
          <draw:equation draw:name="f26" draw:formula="1912 * ?f5 / 2476443"/>
          <draw:equation draw:name="f27" draw:formula="2516152 * ?f4 / 3377247"/>
          <draw:equation draw:name="f28" draw:formula="69005 * ?f5 / 2476443"/>
          <draw:equation draw:name="f29" draw:formula="2517494 * ?f4 / 3377247"/>
          <draw:equation draw:name="f30" draw:formula="514290 * ?f5 / 2476443"/>
          <draw:equation draw:name="f31" draw:formula="2765562 * ?f4 / 3377247"/>
          <draw:equation draw:name="f32" draw:formula="745978 * ?f5 / 2476443"/>
          <draw:equation draw:name="f33" draw:formula="3352952 * ?f4 / 3377247"/>
          <draw:equation draw:name="f34" draw:formula="1182 * ?f5 / 2476443"/>
          <draw:equation draw:name="f35" draw:formula="2979480 * ?f4 / 3377247"/>
          <draw:equation draw:name="f36" draw:formula="2976961 * ?f4 / 3377247"/>
          <draw:equation draw:name="f37" draw:formula="2788045 * ?f4 / 3377247"/>
          <draw:equation draw:name="f38" draw:formula="10452 * ?f5 / 2476443"/>
          <draw:equation draw:name="f39" draw:formula="2820897 * ?f4 / 3377247"/>
          <draw:equation draw:name="f40" draw:formula="521041 * ?f5 / 2476443"/>
          <draw:equation draw:name="f41" draw:formula="3232735 * ?f4 / 3377247"/>
          <draw:equation draw:name="f42" draw:formula="359810 * ?f5 / 2476443"/>
          <draw:equation draw:name="f43" draw:formula="2983868 * ?f4 / 3377247"/>
          <draw:equation draw:name="f44" draw:formula="305764 * ?f5 / 2476443"/>
          <draw:equation draw:name="f45" draw:formula="2955290 * ?f4 / 3377247"/>
          <draw:equation draw:name="f46" draw:formula="201687 * ?f5 / 2476443"/>
          <draw:equation draw:name="f47" draw:formula="2891456 * ?f4 / 3377247"/>
          <draw:equation draw:name="f48" draw:formula="40334 * ?f5 / 2476443"/>
          <draw:equation draw:name="f49" draw:formula="2731937 * ?f4 / 3377247"/>
          <draw:equation draw:name="f50" draw:formula="2710827 * ?f4 / 3377247"/>
          <draw:equation draw:name="f51" draw:formula="1373023 * ?f5 / 2476443"/>
          <draw:equation draw:name="f52" draw:formula="1747994 * ?f4 / 3377247"/>
          <draw:equation draw:name="f53" draw:formula="1503825 * ?f5 / 2476443"/>
          <draw:equation draw:name="f54" draw:formula="2063667 * ?f4 / 3377247"/>
          <draw:equation draw:name="f55" draw:formula="1662101 * ?f5 / 2476443"/>
          <draw:equation draw:name="f56" draw:formula="2359475 * ?f4 / 3377247"/>
          <draw:equation draw:name="f57" draw:formula="1595627 * ?f5 / 2476443"/>
          <draw:equation draw:name="f58" draw:formula="2352659 * ?f4 / 3377247"/>
          <draw:equation draw:name="f59" draw:formula="1319178 * ?f5 / 2476443"/>
          <draw:equation draw:name="f60" draw:formula="1852692 * ?f4 / 3377247"/>
          <draw:equation draw:name="f61" draw:formula="1751554 * ?f5 / 2476443"/>
          <draw:equation draw:name="f62" draw:formula="2817233 * ?f4 / 3377247"/>
          <draw:equation draw:name="f63" draw:formula="787749 * ?f5 / 2476443"/>
          <draw:equation draw:name="f64" draw:formula="1297597 * ?f4 / 3377247"/>
          <draw:equation draw:name="f65" draw:formula="741982 * ?f5 / 2476443"/>
          <draw:equation draw:name="f66" draw:formula="1457813 * ?f4 / 3377247"/>
          <draw:equation draw:name="f67" draw:formula="647348 * ?f5 / 2476443"/>
          <draw:equation draw:name="f68" draw:formula="1849128 * ?f4 / 3377247"/>
          <draw:equation draw:name="f69" draw:formula="601983 * ?f5 / 2476443"/>
          <draw:equation draw:name="f70" draw:formula="1906309 * ?f4 / 3377247"/>
          <draw:equation draw:name="f71" draw:formula="573533 * ?f5 / 2476443"/>
          <draw:equation draw:name="f72" draw:formula="1891163 * ?f4 / 3377247"/>
          <draw:equation draw:name="f73" draw:formula="656789 * ?f5 / 2476443"/>
          <draw:equation draw:name="f74" draw:formula="1520940 * ?f4 / 3377247"/>
          <draw:equation draw:name="f75" draw:formula="525720 * ?f5 / 2476443"/>
          <draw:equation draw:name="f76" draw:formula="2165766 * ?f4 / 3377247"/>
          <draw:equation draw:name="f77" draw:formula="621443 * ?f5 / 2476443"/>
          <draw:equation draw:name="f78" draw:formula="2123904 * ?f4 / 3377247"/>
          <draw:equation draw:name="f79" draw:formula="866625 * ?f5 / 2476443"/>
          <draw:equation draw:name="f80" draw:formula="1434625 * ?f4 / 3377247"/>
          <draw:equation draw:name="f81" draw:formula="1747943 * ?f5 / 2476443"/>
          <draw:equation draw:name="f82" draw:formula="1290053 * ?f4 / 3377247"/>
          <draw:equation draw:name="f83" draw:formula="1640654 * ?f5 / 2476443"/>
          <draw:equation draw:name="f84" draw:formula="1304737 * ?f4 / 3377247"/>
          <draw:equation draw:name="f85" draw:formula="2011928 * ?f5 / 2476443"/>
          <draw:equation draw:name="f86" draw:formula="1597321 * ?f4 / 3377247"/>
          <draw:equation draw:name="f87" draw:formula="1620637 * ?f5 / 2476443"/>
          <draw:equation draw:name="f88" draw:formula="1403780 * ?f4 / 3377247"/>
          <draw:equation draw:name="f89" draw:formula="2330262 * ?f5 / 2476443"/>
          <draw:equation draw:name="f90" draw:formula="1787296 * ?f4 / 3377247"/>
          <draw:equation draw:name="f91" draw:formula="577889 * ?f5 / 2476443"/>
          <draw:equation draw:name="f92" draw:formula="57551 * ?f4 / 3377247"/>
          <draw:equation draw:name="f93" draw:formula="498324 * ?f5 / 2476443"/>
          <draw:equation draw:name="f94" draw:formula="254618 * ?f4 / 3377247"/>
          <draw:equation draw:name="f95" draw:formula="440571 * ?f5 / 2476443"/>
          <draw:equation draw:name="f96" draw:formula="453098 * ?f4 / 3377247"/>
          <draw:equation draw:name="f97" draw:formula="405083 * ?f5 / 2476443"/>
          <draw:equation draw:name="f98" draw:formula="432425 * ?f4 / 3377247"/>
          <draw:equation draw:name="f99" draw:formula="436963 * ?f5 / 2476443"/>
          <draw:equation draw:name="f100" draw:formula="170333 * ?f4 / 3377247"/>
          <draw:equation draw:name="f101" draw:formula="157288 * ?f5 / 2476443"/>
          <draw:equation draw:name="f102" draw:formula="1142217 * ?f4 / 3377247"/>
          <draw:equation draw:name="f103" draw:formula="1250303 * ?f5 / 2476443"/>
          <draw:equation draw:name="f104" draw:formula="0 * ?f4 / 3377247"/>
          <draw:equation draw:name="f105" draw:formula="1535094 * ?f5 / 2476443"/>
          <draw:equation draw:name="f106" draw:formula="1687492 * ?f5 / 2476443"/>
          <draw:equation draw:name="f107" draw:formula="141068 * ?f4 / 3377247"/>
          <draw:equation draw:name="f108" draw:formula="1851732 * ?f5 / 2476443"/>
          <draw:equation draw:name="f109" draw:formula="292935 * ?f4 / 3377247"/>
          <draw:equation draw:name="f110" draw:formula="1833204 * ?f5 / 2476443"/>
          <draw:equation draw:name="f111" draw:formula="316228 * ?f4 / 3377247"/>
          <draw:equation draw:name="f112" draw:formula="1616084 * ?f5 / 2476443"/>
          <draw:equation draw:name="f113" draw:formula="147446 * ?f4 / 3377247"/>
          <draw:equation draw:name="f114" draw:formula="1349183 * ?f5 / 2476443"/>
          <draw:equation draw:name="f115" draw:formula="6561 * ?f4 / 3377247"/>
          <draw:equation draw:name="f116" draw:formula="2176748 * ?f5 / 2476443"/>
          <draw:equation draw:name="f117" draw:formula="568765 * ?f4 / 3377247"/>
          <draw:equation draw:name="f118" draw:formula="1727587 * ?f5 / 2476443"/>
          <draw:equation draw:name="f119" draw:formula="11525 * ?f4 / 3377247"/>
          <draw:equation draw:name="f120" draw:formula="1676546 * ?f5 / 2476443"/>
          <draw:equation draw:name="f121" draw:formula="1878091 * ?f5 / 2476443"/>
          <draw:equation draw:name="f122" draw:formula="1997002 * ?f5 / 2476443"/>
          <draw:equation draw:name="f123" draw:formula="88744 * ?f4 / 3377247"/>
          <draw:equation draw:name="f124" draw:formula="2179979 * ?f5 / 2476443"/>
          <draw:equation draw:name="f125" draw:formula="341422 * ?f4 / 3377247"/>
          <draw:equation draw:name="f126" draw:formula="2322628 * ?f5 / 2476443"/>
          <draw:equation draw:name="f127" draw:formula="639532 * ?f4 / 3377247"/>
          <draw:equation draw:name="f128" draw:formula="2242012 * ?f5 / 2476443"/>
          <draw:equation draw:name="f129" draw:formula="654097 * ?f4 / 3377247"/>
          <draw:equation draw:name="f130" draw:formula="1781235 * ?f5 / 2476443"/>
          <draw:equation draw:name="f131" draw:formula="574043 * ?f4 / 3377247"/>
          <draw:equation draw:name="f132" draw:formula="1266142 * ?f5 / 2476443"/>
          <draw:equation draw:name="f133" draw:formula="42404 * ?f4 / 3377247"/>
          <draw:equation draw:name="f134" draw:formula="850933 * ?f5 / 2476443"/>
          <draw:equation draw:name="f135" draw:formula="912773 * ?f5 / 2476443"/>
          <draw:equation draw:name="f136" draw:formula="1105381 * ?f5 / 2476443"/>
          <draw:equation draw:name="f137" draw:formula="858402 * ?f4 / 3377247"/>
          <draw:equation draw:name="f138" draw:formula="1156198 * ?f5 / 2476443"/>
          <draw:equation draw:name="f139" draw:formula="1066909 * ?f4 / 3377247"/>
          <draw:equation draw:name="f140" draw:formula="1258853 * ?f5 / 2476443"/>
          <draw:equation draw:name="f141" draw:formula="1174057 * ?f4 / 3377247"/>
          <draw:equation draw:name="f142" draw:formula="1609673 * ?f5 / 2476443"/>
          <draw:equation draw:name="f143" draw:formula="1223767 * ?f4 / 3377247"/>
          <draw:equation draw:name="f144" draw:formula="2335582 * ?f5 / 2476443"/>
          <draw:equation draw:name="f145" draw:formula="1609274 * ?f4 / 3377247"/>
          <draw:equation draw:name="f146" draw:formula="2476443 * ?f5 / 2476443"/>
          <draw:equation draw:name="f147" draw:formula="1851097 * ?f4 / 3377247"/>
          <draw:equation draw:name="f148" draw:formula="2140536 * ?f5 / 2476443"/>
          <draw:equation draw:name="f149" draw:formula="1868158 * ?f4 / 3377247"/>
          <draw:equation draw:name="f150" draw:formula="1729336 * ?f5 / 2476443"/>
          <draw:equation draw:name="f151" draw:formula="1674345 * ?f4 / 3377247"/>
          <draw:equation draw:name="f152" draw:formula="1551117 * ?f5 / 2476443"/>
          <draw:equation draw:name="f153" draw:formula="1441900 * ?f4 / 3377247"/>
          <draw:equation draw:name="f154" draw:formula="1345901 * ?f5 / 2476443"/>
          <draw:equation draw:name="f155" draw:formula="1273777 * ?f4 / 3377247"/>
          <draw:equation draw:name="f156" draw:formula="1205760 * ?f5 / 2476443"/>
          <draw:equation draw:name="f157" draw:formula="1237636 * ?f4 / 3377247"/>
          <draw:equation draw:name="f158" draw:formula="1323931 * ?f5 / 2476443"/>
          <draw:equation draw:name="f159" draw:formula="1580795 * ?f4 / 3377247"/>
          <draw:equation draw:name="f160" draw:formula="1415894 * ?f5 / 2476443"/>
          <draw:equation draw:name="f161" draw:formula="1652940 * ?f4 / 3377247"/>
          <draw:equation draw:name="f162" draw:formula="1868785 * ?f5 / 2476443"/>
          <draw:equation draw:name="f163" draw:formula="2230994 * ?f4 / 3377247"/>
          <draw:equation draw:name="f164" draw:formula="1881383 * ?f5 / 2476443"/>
          <draw:equation draw:name="f165" draw:formula="2680895 * ?f4 / 3377247"/>
          <draw:equation draw:name="f166" draw:formula="1824663 * ?f5 / 2476443"/>
          <draw:equation draw:name="f167" draw:formula="2932609 * ?f4 / 3377247"/>
          <draw:equation draw:name="f168" draw:formula="1797788 * ?f5 / 2476443"/>
          <draw:equation draw:name="f169" draw:formula="2938546 * ?f4 / 3377247"/>
          <draw:equation draw:name="f170" draw:formula="1353298 * ?f5 / 2476443"/>
          <draw:equation draw:name="f171" draw:formula="2582483 * ?f4 / 3377247"/>
          <draw:equation draw:name="f172" draw:formula="1218472 * ?f5 / 2476443"/>
          <draw:equation draw:name="f173" draw:formula="1862981 * ?f4 / 3377247"/>
          <draw:equation draw:name="f174" draw:formula="1138217 * ?f5 / 2476443"/>
          <draw:equation draw:name="f175" draw:formula="1241221 * ?f4 / 3377247"/>
          <draw:equation draw:name="f176" draw:formula="1026352 * ?f5 / 2476443"/>
          <draw:equation draw:name="f177" draw:formula="1165562 * ?f4 / 3377247"/>
          <draw:equation draw:name="f178" draw:formula="1099843 * ?f5 / 2476443"/>
          <draw:equation draw:name="f179" draw:formula="1096051 * ?f4 / 3377247"/>
          <draw:equation draw:name="f180" draw:formula="1036842 * ?f5 / 2476443"/>
          <draw:equation draw:name="f181" draw:formula="836706 * ?f4 / 3377247"/>
          <draw:equation draw:name="f182" draw:formula="897565 * ?f5 / 2476443"/>
          <draw:equation draw:name="f183" draw:formula="1073889 * ?f4 / 3377247"/>
          <draw:equation draw:name="f184" draw:formula="903736 * ?f5 / 2476443"/>
          <draw:equation draw:name="f185" draw:formula="1314676 * ?f4 / 3377247"/>
          <draw:equation draw:name="f186" draw:formula="763530 * ?f5 / 2476443"/>
          <draw:equation draw:name="f187" draw:formula="2094311 * ?f4 / 3377247"/>
          <draw:equation draw:name="f188" draw:formula="596942 * ?f5 / 2476443"/>
          <draw:equation draw:name="f189" draw:formula="2226098 * ?f4 / 3377247"/>
          <draw:equation draw:name="f190" draw:formula="462515 * ?f5 / 2476443"/>
          <draw:equation draw:name="f191" draw:formula="2190144 * ?f4 / 3377247"/>
          <draw:equation draw:name="f192" draw:formula="429112 * ?f5 / 2476443"/>
          <draw:equation draw:name="f193" draw:formula="1944036 * ?f4 / 3377247"/>
          <draw:equation draw:name="f194" draw:formula="659528 * ?f5 / 2476443"/>
          <draw:equation draw:name="f195" draw:formula="1347213 * ?f4 / 3377247"/>
          <draw:equation draw:name="f196" draw:formula="840900 * ?f5 / 2476443"/>
          <draw:equation draw:name="f197" draw:formula="1021654 * ?f4 / 3377247"/>
          <draw:equation draw:name="f198" draw:formula="903061 * ?f5 / 2476443"/>
          <draw:equation draw:name="f199" draw:formula="903117 * ?f4 / 3377247"/>
          <draw:equation draw:name="f200" draw:formula="956786 * ?f5 / 2476443"/>
          <draw:equation draw:name="f201" draw:formula="487220 * ?f4 / 3377247"/>
          <draw:equation draw:name="f202" draw:formula="890938 * ?f5 / 2476443"/>
          <draw:equation draw:name="f203" draw:formula="200021 * ?f4 / 3377247"/>
          <draw:equation draw:name="f204" draw:formula="467701 * ?f5 / 2476443"/>
          <draw:equation draw:name="f205" draw:formula="666015 * ?f5 / 2476443"/>
          <draw:equation draw:name="f206" draw:formula="667134 * ?f5 / 2476443"/>
          <draw:equation draw:name="f207" draw:formula="15693 * ?f4 / 3377247"/>
          <draw:equation draw:name="f208" draw:formula="327285 * ?f5 / 2476443"/>
          <draw:equation draw:name="f209" draw:formula="1112507 * ?f4 / 3377247"/>
          <draw:equation draw:name="f210" draw:formula="99740 * ?f5 / 2476443"/>
          <draw:equation draw:name="f211" draw:formula="1287558 * ?f4 / 3377247"/>
          <draw:equation draw:name="f212" draw:formula="92533 * ?f5 / 2476443"/>
          <draw:equation draw:name="f213" draw:formula="671368 * ?f4 / 3377247"/>
          <draw:equation draw:name="f214" draw:formula="434441 * ?f5 / 2476443"/>
          <draw:equation draw:name="f215" draw:formula="38393 * ?f4 / 3377247"/>
          <draw:equation draw:name="f216" draw:formula="21630 * ?f5 / 2476443"/>
          <draw:equation draw:name="f217" draw:formula="91766 * ?f5 / 2476443"/>
          <draw:equation draw:name="f218" draw:formula="157944 * ?f4 / 3377247"/>
          <draw:equation draw:name="f219" draw:formula="39174 * ?f4 / 3377247"/>
          <draw:equation draw:name="f220" draw:formula="?f8 / ?f6"/>
          <draw:equation draw:name="f221" draw:formula="?f9 / ?f7"/>
          <draw:equation draw:name="f222" draw:formula="?f10 / ?f6"/>
          <draw:equation draw:name="f223" draw:formula="?f11 / ?f7"/>
          <draw:equation draw:name="f224" draw:formula="?f12 / ?f6"/>
          <draw:equation draw:name="f225" draw:formula="?f13 / ?f7"/>
          <draw:equation draw:name="f226" draw:formula="?f14 / ?f6"/>
          <draw:equation draw:name="f227" draw:formula="?f15 / ?f7"/>
          <draw:equation draw:name="f228" draw:formula="?f16 / ?f6"/>
          <draw:equation draw:name="f229" draw:formula="?f17 / ?f7"/>
          <draw:equation draw:name="f230" draw:formula="?f18 / ?f6"/>
          <draw:equation draw:name="f231" draw:formula="?f19 / ?f7"/>
          <draw:equation draw:name="f232" draw:formula="?f20 / ?f6"/>
          <draw:equation draw:name="f233" draw:formula="?f21 / ?f7"/>
          <draw:equation draw:name="f234" draw:formula="?f22 / ?f6"/>
          <draw:equation draw:name="f235" draw:formula="?f23 / ?f7"/>
          <draw:equation draw:name="f236" draw:formula="?f24 / ?f6"/>
          <draw:equation draw:name="f237" draw:formula="?f25 / ?f7"/>
          <draw:equation draw:name="f238" draw:formula="?f26 / ?f6"/>
          <draw:equation draw:name="f239" draw:formula="?f27 / ?f7"/>
          <draw:equation draw:name="f240" draw:formula="?f28 / ?f6"/>
          <draw:equation draw:name="f241" draw:formula="?f29 / ?f7"/>
          <draw:equation draw:name="f242" draw:formula="?f30 / ?f6"/>
          <draw:equation draw:name="f243" draw:formula="?f31 / ?f7"/>
          <draw:equation draw:name="f244" draw:formula="?f32 / ?f6"/>
          <draw:equation draw:name="f245" draw:formula="?f33 / ?f7"/>
          <draw:equation draw:name="f246" draw:formula="?f34 / ?f6"/>
          <draw:equation draw:name="f247" draw:formula="?f35 / ?f7"/>
          <draw:equation draw:name="f248" draw:formula="?f36 / ?f7"/>
          <draw:equation draw:name="f249" draw:formula="?f37 / ?f7"/>
          <draw:equation draw:name="f250" draw:formula="?f38 / ?f6"/>
          <draw:equation draw:name="f251" draw:formula="?f39 / ?f7"/>
          <draw:equation draw:name="f252" draw:formula="?f40 / ?f6"/>
          <draw:equation draw:name="f253" draw:formula="?f41 / ?f7"/>
          <draw:equation draw:name="f254" draw:formula="?f42 / ?f6"/>
          <draw:equation draw:name="f255" draw:formula="?f43 / ?f7"/>
          <draw:equation draw:name="f256" draw:formula="?f44 / ?f6"/>
          <draw:equation draw:name="f257" draw:formula="?f45 / ?f7"/>
          <draw:equation draw:name="f258" draw:formula="?f46 / ?f6"/>
          <draw:equation draw:name="f259" draw:formula="?f47 / ?f7"/>
          <draw:equation draw:name="f260" draw:formula="?f48 / ?f6"/>
          <draw:equation draw:name="f261" draw:formula="?f49 / ?f7"/>
          <draw:equation draw:name="f262" draw:formula="?f50 / ?f7"/>
          <draw:equation draw:name="f263" draw:formula="?f51 / ?f6"/>
          <draw:equation draw:name="f264" draw:formula="?f52 / ?f7"/>
          <draw:equation draw:name="f265" draw:formula="?f53 / ?f6"/>
          <draw:equation draw:name="f266" draw:formula="?f54 / ?f7"/>
          <draw:equation draw:name="f267" draw:formula="?f55 / ?f6"/>
          <draw:equation draw:name="f268" draw:formula="?f56 / ?f7"/>
          <draw:equation draw:name="f269" draw:formula="?f57 / ?f6"/>
          <draw:equation draw:name="f270" draw:formula="?f58 / ?f7"/>
          <draw:equation draw:name="f271" draw:formula="?f59 / ?f6"/>
          <draw:equation draw:name="f272" draw:formula="?f60 / ?f7"/>
          <draw:equation draw:name="f273" draw:formula="?f61 / ?f6"/>
          <draw:equation draw:name="f274" draw:formula="?f62 / ?f7"/>
          <draw:equation draw:name="f275" draw:formula="?f63 / ?f6"/>
          <draw:equation draw:name="f276" draw:formula="?f64 / ?f7"/>
          <draw:equation draw:name="f277" draw:formula="?f65 / ?f6"/>
          <draw:equation draw:name="f278" draw:formula="?f66 / ?f7"/>
          <draw:equation draw:name="f279" draw:formula="?f67 / ?f6"/>
          <draw:equation draw:name="f280" draw:formula="?f68 / ?f7"/>
          <draw:equation draw:name="f281" draw:formula="?f69 / ?f6"/>
          <draw:equation draw:name="f282" draw:formula="?f70 / ?f7"/>
          <draw:equation draw:name="f283" draw:formula="?f71 / ?f6"/>
          <draw:equation draw:name="f284" draw:formula="?f72 / ?f7"/>
          <draw:equation draw:name="f285" draw:formula="?f73 / ?f6"/>
          <draw:equation draw:name="f286" draw:formula="?f74 / ?f7"/>
          <draw:equation draw:name="f287" draw:formula="?f75 / ?f6"/>
          <draw:equation draw:name="f288" draw:formula="?f76 / ?f7"/>
          <draw:equation draw:name="f289" draw:formula="?f77 / ?f6"/>
          <draw:equation draw:name="f290" draw:formula="?f78 / ?f7"/>
          <draw:equation draw:name="f291" draw:formula="?f79 / ?f6"/>
          <draw:equation draw:name="f292" draw:formula="?f80 / ?f7"/>
          <draw:equation draw:name="f293" draw:formula="?f81 / ?f6"/>
          <draw:equation draw:name="f294" draw:formula="?f82 / ?f7"/>
          <draw:equation draw:name="f295" draw:formula="?f83 / ?f6"/>
          <draw:equation draw:name="f296" draw:formula="?f84 / ?f7"/>
          <draw:equation draw:name="f297" draw:formula="?f85 / ?f6"/>
          <draw:equation draw:name="f298" draw:formula="?f86 / ?f7"/>
          <draw:equation draw:name="f299" draw:formula="?f87 / ?f6"/>
          <draw:equation draw:name="f300" draw:formula="?f88 / ?f7"/>
          <draw:equation draw:name="f301" draw:formula="?f89 / ?f6"/>
          <draw:equation draw:name="f302" draw:formula="?f90 / ?f7"/>
          <draw:equation draw:name="f303" draw:formula="?f91 / ?f6"/>
          <draw:equation draw:name="f304" draw:formula="?f92 / ?f7"/>
          <draw:equation draw:name="f305" draw:formula="?f93 / ?f6"/>
          <draw:equation draw:name="f306" draw:formula="?f94 / ?f7"/>
          <draw:equation draw:name="f307" draw:formula="?f95 / ?f6"/>
          <draw:equation draw:name="f308" draw:formula="?f96 / ?f7"/>
          <draw:equation draw:name="f309" draw:formula="?f97 / ?f6"/>
          <draw:equation draw:name="f310" draw:formula="?f98 / ?f7"/>
          <draw:equation draw:name="f311" draw:formula="?f99 / ?f6"/>
          <draw:equation draw:name="f312" draw:formula="?f100 / ?f7"/>
          <draw:equation draw:name="f313" draw:formula="?f101 / ?f6"/>
          <draw:equation draw:name="f314" draw:formula="?f102 / ?f7"/>
          <draw:equation draw:name="f315" draw:formula="?f103 / ?f6"/>
          <draw:equation draw:name="f316" draw:formula="?f104 / ?f7"/>
          <draw:equation draw:name="f317" draw:formula="?f105 / ?f6"/>
          <draw:equation draw:name="f318" draw:formula="?f106 / ?f6"/>
          <draw:equation draw:name="f319" draw:formula="?f107 / ?f7"/>
          <draw:equation draw:name="f320" draw:formula="?f108 / ?f6"/>
          <draw:equation draw:name="f321" draw:formula="?f109 / ?f7"/>
          <draw:equation draw:name="f322" draw:formula="?f110 / ?f6"/>
          <draw:equation draw:name="f323" draw:formula="?f111 / ?f7"/>
          <draw:equation draw:name="f324" draw:formula="?f112 / ?f6"/>
          <draw:equation draw:name="f325" draw:formula="?f113 / ?f7"/>
          <draw:equation draw:name="f326" draw:formula="?f114 / ?f6"/>
          <draw:equation draw:name="f327" draw:formula="?f115 / ?f7"/>
          <draw:equation draw:name="f328" draw:formula="?f116 / ?f6"/>
          <draw:equation draw:name="f329" draw:formula="?f117 / ?f7"/>
          <draw:equation draw:name="f330" draw:formula="?f118 / ?f6"/>
          <draw:equation draw:name="f331" draw:formula="?f119 / ?f7"/>
          <draw:equation draw:name="f332" draw:formula="?f120 / ?f6"/>
          <draw:equation draw:name="f333" draw:formula="?f121 / ?f6"/>
          <draw:equation draw:name="f334" draw:formula="?f122 / ?f6"/>
          <draw:equation draw:name="f335" draw:formula="?f123 / ?f7"/>
          <draw:equation draw:name="f336" draw:formula="?f124 / ?f6"/>
          <draw:equation draw:name="f337" draw:formula="?f125 / ?f7"/>
          <draw:equation draw:name="f338" draw:formula="?f126 / ?f6"/>
          <draw:equation draw:name="f339" draw:formula="?f127 / ?f7"/>
          <draw:equation draw:name="f340" draw:formula="?f128 / ?f6"/>
          <draw:equation draw:name="f341" draw:formula="?f129 / ?f7"/>
          <draw:equation draw:name="f342" draw:formula="?f130 / ?f6"/>
          <draw:equation draw:name="f343" draw:formula="?f131 / ?f7"/>
          <draw:equation draw:name="f344" draw:formula="?f132 / ?f6"/>
          <draw:equation draw:name="f345" draw:formula="?f133 / ?f7"/>
          <draw:equation draw:name="f346" draw:formula="?f134 / ?f6"/>
          <draw:equation draw:name="f347" draw:formula="?f135 / ?f6"/>
          <draw:equation draw:name="f348" draw:formula="?f136 / ?f6"/>
          <draw:equation draw:name="f349" draw:formula="?f137 / ?f7"/>
          <draw:equation draw:name="f350" draw:formula="?f138 / ?f6"/>
          <draw:equation draw:name="f351" draw:formula="?f139 / ?f7"/>
          <draw:equation draw:name="f352" draw:formula="?f140 / ?f6"/>
          <draw:equation draw:name="f353" draw:formula="?f141 / ?f7"/>
          <draw:equation draw:name="f354" draw:formula="?f142 / ?f6"/>
          <draw:equation draw:name="f355" draw:formula="?f143 / ?f7"/>
          <draw:equation draw:name="f356" draw:formula="?f144 / ?f6"/>
          <draw:equation draw:name="f357" draw:formula="?f145 / ?f7"/>
          <draw:equation draw:name="f358" draw:formula="?f146 / ?f6"/>
          <draw:equation draw:name="f359" draw:formula="?f147 / ?f7"/>
          <draw:equation draw:name="f360" draw:formula="?f148 / ?f6"/>
          <draw:equation draw:name="f361" draw:formula="?f149 / ?f7"/>
          <draw:equation draw:name="f362" draw:formula="?f150 / ?f6"/>
          <draw:equation draw:name="f363" draw:formula="?f151 / ?f7"/>
          <draw:equation draw:name="f364" draw:formula="?f152 / ?f6"/>
          <draw:equation draw:name="f365" draw:formula="?f153 / ?f7"/>
          <draw:equation draw:name="f366" draw:formula="?f154 / ?f6"/>
          <draw:equation draw:name="f367" draw:formula="?f155 / ?f7"/>
          <draw:equation draw:name="f368" draw:formula="?f156 / ?f6"/>
          <draw:equation draw:name="f369" draw:formula="?f157 / ?f7"/>
          <draw:equation draw:name="f370" draw:formula="?f158 / ?f6"/>
          <draw:equation draw:name="f371" draw:formula="?f159 / ?f7"/>
          <draw:equation draw:name="f372" draw:formula="?f160 / ?f6"/>
          <draw:equation draw:name="f373" draw:formula="?f161 / ?f7"/>
          <draw:equation draw:name="f374" draw:formula="?f162 / ?f6"/>
          <draw:equation draw:name="f375" draw:formula="?f163 / ?f7"/>
          <draw:equation draw:name="f376" draw:formula="?f164 / ?f6"/>
          <draw:equation draw:name="f377" draw:formula="?f165 / ?f7"/>
          <draw:equation draw:name="f378" draw:formula="?f166 / ?f6"/>
          <draw:equation draw:name="f379" draw:formula="?f167 / ?f7"/>
          <draw:equation draw:name="f380" draw:formula="?f168 / ?f6"/>
          <draw:equation draw:name="f381" draw:formula="?f169 / ?f7"/>
          <draw:equation draw:name="f382" draw:formula="?f170 / ?f6"/>
          <draw:equation draw:name="f383" draw:formula="?f171 / ?f7"/>
          <draw:equation draw:name="f384" draw:formula="?f172 / ?f6"/>
          <draw:equation draw:name="f385" draw:formula="?f173 / ?f7"/>
          <draw:equation draw:name="f386" draw:formula="?f174 / ?f6"/>
          <draw:equation draw:name="f387" draw:formula="?f175 / ?f7"/>
          <draw:equation draw:name="f388" draw:formula="?f176 / ?f6"/>
          <draw:equation draw:name="f389" draw:formula="?f177 / ?f7"/>
          <draw:equation draw:name="f390" draw:formula="?f178 / ?f6"/>
          <draw:equation draw:name="f391" draw:formula="?f179 / ?f7"/>
          <draw:equation draw:name="f392" draw:formula="?f180 / ?f6"/>
          <draw:equation draw:name="f393" draw:formula="?f181 / ?f7"/>
          <draw:equation draw:name="f394" draw:formula="?f182 / ?f6"/>
          <draw:equation draw:name="f395" draw:formula="?f183 / ?f7"/>
          <draw:equation draw:name="f396" draw:formula="?f184 / ?f6"/>
          <draw:equation draw:name="f397" draw:formula="?f185 / ?f7"/>
          <draw:equation draw:name="f398" draw:formula="?f186 / ?f6"/>
          <draw:equation draw:name="f399" draw:formula="?f187 / ?f7"/>
          <draw:equation draw:name="f400" draw:formula="?f188 / ?f6"/>
          <draw:equation draw:name="f401" draw:formula="?f189 / ?f7"/>
          <draw:equation draw:name="f402" draw:formula="?f190 / ?f6"/>
          <draw:equation draw:name="f403" draw:formula="?f191 / ?f7"/>
          <draw:equation draw:name="f404" draw:formula="?f192 / ?f6"/>
          <draw:equation draw:name="f405" draw:formula="?f193 / ?f7"/>
          <draw:equation draw:name="f406" draw:formula="?f194 / ?f6"/>
          <draw:equation draw:name="f407" draw:formula="?f195 / ?f7"/>
          <draw:equation draw:name="f408" draw:formula="?f196 / ?f6"/>
          <draw:equation draw:name="f409" draw:formula="?f197 / ?f7"/>
          <draw:equation draw:name="f410" draw:formula="?f198 / ?f6"/>
          <draw:equation draw:name="f411" draw:formula="?f199 / ?f7"/>
          <draw:equation draw:name="f412" draw:formula="?f200 / ?f6"/>
          <draw:equation draw:name="f413" draw:formula="?f201 / ?f7"/>
          <draw:equation draw:name="f414" draw:formula="?f202 / ?f6"/>
          <draw:equation draw:name="f415" draw:formula="?f203 / ?f7"/>
          <draw:equation draw:name="f416" draw:formula="?f204 / ?f6"/>
          <draw:equation draw:name="f417" draw:formula="?f205 / ?f6"/>
          <draw:equation draw:name="f418" draw:formula="?f206 / ?f6"/>
          <draw:equation draw:name="f419" draw:formula="?f207 / ?f7"/>
          <draw:equation draw:name="f420" draw:formula="?f208 / ?f6"/>
          <draw:equation draw:name="f421" draw:formula="?f209 / ?f7"/>
          <draw:equation draw:name="f422" draw:formula="?f210 / ?f6"/>
          <draw:equation draw:name="f423" draw:formula="?f211 / ?f7"/>
          <draw:equation draw:name="f424" draw:formula="?f212 / ?f6"/>
          <draw:equation draw:name="f425" draw:formula="?f213 / ?f7"/>
          <draw:equation draw:name="f426" draw:formula="?f214 / ?f6"/>
          <draw:equation draw:name="f427" draw:formula="?f215 / ?f7"/>
          <draw:equation draw:name="f428" draw:formula="?f216 / ?f6"/>
          <draw:equation draw:name="f429" draw:formula="?f217 / ?f6"/>
          <draw:equation draw:name="f430" draw:formula="?f218 / ?f7"/>
          <draw:equation draw:name="f431" draw:formula="?f219 / ?f7"/>
          <draw:equation draw:name="f432" draw:formula="?f0 / ?f6"/>
          <draw:equation draw:name="f433" draw:formula="?f1 / ?f6"/>
          <draw:equation draw:name="f434" draw:formula="?f2 / ?f7"/>
          <draw:equation draw:name="f435" draw:formula="?f3 / ?f7"/>
        </draw:enhanced-geometry>
      </draw:custom-shape>
      <draw:custom-shape svg:x="2.2225in" svg:y="0.6485in" svg:width="9.12071in" svg:height="5.48606in" draw:id="id75" draw:style-name="a540" draw:name="Freeform: Shape 15">
        <svg:title/>
        <svg:desc/>
        <text:p text:style-name="a539" text:class-names="" text:cond-style-name=""><text:span text:style-name="a538" text:class-names=""/></text:p>
        <draw:enhanced-geometry xmlns:dr3d="urn:oasis:names:tc:opendocument:xmlns:dr3d:1.0" draw:type="non-primitive" svg:viewBox="0 0 8339975 5016456" draw:enhanced-path="M 3848638 256 C 4570927 7508 5235778 169337 5854939 453958 6501988 751448 7048323 1162477 7528125 1647586 7683482 1804666 7835477 1964795 7964917 2141444 8291332 2586851 8426919 3084911 8282443 3652263 8184226 4038024 7971744 4372053 7614819 4625329 7196329 4922350 6753706 4984477 6295036 4840094 6141710 4791809 6009670 4711390 5873978 4635681 5580727 4471947 5266011 4351689 4908200 4320645 4606973 4294394 4308924 4341330 4012453 4430992 3681382 4531125 3492158 4613858 3293564 4694916 3072864 4785027 1763329 5319409 900660 4775642 668340 4629189 505436 4428533 464143 4374943 281748 4138098 171990 3867355 100508 3580002 19663 3254689 -6201 2919423 1210 2578945 10675 2138785 197522 1745167 500797 1384103 730656 1110427 1007021 882615 1318314 689794 1444924 611408 1573572 537328 1708401 472905 2394802 145037 3108888 -7126 3848638 256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39975"/>
          <draw:equation draw:name="f7" draw:formula="?f4 / 5016456"/>
          <draw:equation draw:name="f8" draw:formula="3848638 * ?f5 / 8339975"/>
          <draw:equation draw:name="f9" draw:formula="256 * ?f4 / 5016456"/>
          <draw:equation draw:name="f10" draw:formula="5854939 * ?f5 / 8339975"/>
          <draw:equation draw:name="f11" draw:formula="453958 * ?f4 / 5016456"/>
          <draw:equation draw:name="f12" draw:formula="7528125 * ?f5 / 8339975"/>
          <draw:equation draw:name="f13" draw:formula="1647586 * ?f4 / 5016456"/>
          <draw:equation draw:name="f14" draw:formula="7964917 * ?f5 / 8339975"/>
          <draw:equation draw:name="f15" draw:formula="2141444 * ?f4 / 5016456"/>
          <draw:equation draw:name="f16" draw:formula="8282443 * ?f5 / 8339975"/>
          <draw:equation draw:name="f17" draw:formula="3652263 * ?f4 / 5016456"/>
          <draw:equation draw:name="f18" draw:formula="7614819 * ?f5 / 8339975"/>
          <draw:equation draw:name="f19" draw:formula="4625329 * ?f4 / 5016456"/>
          <draw:equation draw:name="f20" draw:formula="6295036 * ?f5 / 8339975"/>
          <draw:equation draw:name="f21" draw:formula="4840094 * ?f4 / 5016456"/>
          <draw:equation draw:name="f22" draw:formula="5873978 * ?f5 / 8339975"/>
          <draw:equation draw:name="f23" draw:formula="4635681 * ?f4 / 5016456"/>
          <draw:equation draw:name="f24" draw:formula="4908200 * ?f5 / 8339975"/>
          <draw:equation draw:name="f25" draw:formula="4320645 * ?f4 / 5016456"/>
          <draw:equation draw:name="f26" draw:formula="4012453 * ?f5 / 8339975"/>
          <draw:equation draw:name="f27" draw:formula="4430992 * ?f4 / 5016456"/>
          <draw:equation draw:name="f28" draw:formula="3293564 * ?f5 / 8339975"/>
          <draw:equation draw:name="f29" draw:formula="4694916 * ?f4 / 5016456"/>
          <draw:equation draw:name="f30" draw:formula="900660 * ?f5 / 8339975"/>
          <draw:equation draw:name="f31" draw:formula="4775642 * ?f4 / 5016456"/>
          <draw:equation draw:name="f32" draw:formula="464143 * ?f5 / 8339975"/>
          <draw:equation draw:name="f33" draw:formula="4374943 * ?f4 / 5016456"/>
          <draw:equation draw:name="f34" draw:formula="100508 * ?f5 / 8339975"/>
          <draw:equation draw:name="f35" draw:formula="3580002 * ?f4 / 5016456"/>
          <draw:equation draw:name="f36" draw:formula="1210 * ?f5 / 8339975"/>
          <draw:equation draw:name="f37" draw:formula="2578945 * ?f4 / 5016456"/>
          <draw:equation draw:name="f38" draw:formula="500797 * ?f5 / 8339975"/>
          <draw:equation draw:name="f39" draw:formula="1384103 * ?f4 / 5016456"/>
          <draw:equation draw:name="f40" draw:formula="1318314 * ?f5 / 8339975"/>
          <draw:equation draw:name="f41" draw:formula="689794 * ?f4 / 5016456"/>
          <draw:equation draw:name="f42" draw:formula="1708401 * ?f5 / 8339975"/>
          <draw:equation draw:name="f43" draw:formula="472905 * ?f4 / 5016456"/>
          <draw:equation draw:name="f44" draw:formula="?f8 / ?f6"/>
          <draw:equation draw:name="f45" draw:formula="?f9 / ?f7"/>
          <draw:equation draw:name="f46" draw:formula="?f10 / ?f6"/>
          <draw:equation draw:name="f47" draw:formula="?f11 / ?f7"/>
          <draw:equation draw:name="f48" draw:formula="?f12 / ?f6"/>
          <draw:equation draw:name="f49" draw:formula="?f13 / ?f7"/>
          <draw:equation draw:name="f50" draw:formula="?f14 / ?f6"/>
          <draw:equation draw:name="f51" draw:formula="?f15 / ?f7"/>
          <draw:equation draw:name="f52" draw:formula="?f16 / ?f6"/>
          <draw:equation draw:name="f53" draw:formula="?f17 / ?f7"/>
          <draw:equation draw:name="f54" draw:formula="?f18 / ?f6"/>
          <draw:equation draw:name="f55" draw:formula="?f19 / ?f7"/>
          <draw:equation draw:name="f56" draw:formula="?f20 / ?f6"/>
          <draw:equation draw:name="f57" draw:formula="?f21 / ?f7"/>
          <draw:equation draw:name="f58" draw:formula="?f22 / ?f6"/>
          <draw:equation draw:name="f59" draw:formula="?f23 / ?f7"/>
          <draw:equation draw:name="f60" draw:formula="?f24 / ?f6"/>
          <draw:equation draw:name="f61" draw:formula="?f25 / ?f7"/>
          <draw:equation draw:name="f62" draw:formula="?f26 / ?f6"/>
          <draw:equation draw:name="f63" draw:formula="?f27 / ?f7"/>
          <draw:equation draw:name="f64" draw:formula="?f28 / ?f6"/>
          <draw:equation draw:name="f65" draw:formula="?f29 / ?f7"/>
          <draw:equation draw:name="f66" draw:formula="?f30 / ?f6"/>
          <draw:equation draw:name="f67" draw:formula="?f31 / ?f7"/>
          <draw:equation draw:name="f68" draw:formula="?f32 / ?f6"/>
          <draw:equation draw:name="f69" draw:formula="?f33 / ?f7"/>
          <draw:equation draw:name="f70" draw:formula="?f34 / ?f6"/>
          <draw:equation draw:name="f71" draw:formula="?f35 / ?f7"/>
          <draw:equation draw:name="f72" draw:formula="?f36 / ?f6"/>
          <draw:equation draw:name="f73" draw:formula="?f37 / ?f7"/>
          <draw:equation draw:name="f74" draw:formula="?f38 / ?f6"/>
          <draw:equation draw:name="f75" draw:formula="?f39 / ?f7"/>
          <draw:equation draw:name="f76" draw:formula="?f40 / ?f6"/>
          <draw:equation draw:name="f77" draw:formula="?f41 / ?f7"/>
          <draw:equation draw:name="f78" draw:formula="?f42 / ?f6"/>
          <draw:equation draw:name="f79" draw:formula="?f43 / ?f7"/>
          <draw:equation draw:name="f80" draw:formula="?f0 / ?f6"/>
          <draw:equation draw:name="f81" draw:formula="?f1 / ?f6"/>
          <draw:equation draw:name="f82" draw:formula="?f2 / ?f7"/>
          <draw:equation draw:name="f83" draw:formula="?f3 / ?f7"/>
        </draw:enhanced-geometry>
      </draw:custom-shape>
      <presentation:notes style:page-layout-name="pageLayout2" draw:style-name="a572">
        <draw:frame draw:id="id6" presentation:style-name="a543" draw:name="Header Placeholder 1" svg:x="0in" svg:y="0in" svg:width="3.25in" svg:height="0.50174in" presentation:class="header" presentation:placeholder="false">
          <draw:text-box>
            <text:p text:style-name="a542" text:class-names="" text:cond-style-name=""><text:span text:style-name="a541" text:class-names=""/></text:p>
          </draw:text-box>
          <svg:title/>
          <svg:desc/>
        </draw:frame>
        <draw:frame draw:id="id7" presentation:style-name="a548" draw:name="Date Placeholder 2" svg:x="4.24826in" svg:y="0in" svg:width="3.25in" svg:height="0.50174in" presentation:class="date-time" presentation:placeholder="false">
          <draw:text-box>
            <text:p text:style-name="a547" text:class-names="" text:cond-style-name=""><text:span text:style-name="a544" text:class-names=""><text:date text:fixed="false" style:data-style-name="a545">8/12/2022</text:date></text:span><text:span text:style-name="a546" text:class-names=""/></text:p>
          </draw:text-box>
          <svg:title/>
          <svg:desc/>
        </draw:frame>
        <draw:page-thumbnail svg:x="0.75in" svg:y="1.25in" svg:width="6in" svg:height="3.375in" presentation:class="page" draw:id="id8" presentation:style-name="a549" draw:name="Slide Image Placeholder 3">
          <svg:title/>
          <svg:desc/>
        </draw:page-thumbnail>
        <draw:frame draw:id="id9" presentation:style-name="a564" draw:name="Notes Placeholder 4" svg:x="0.75in" svg:y="4.8125in" svg:width="6in" svg:height="3.9375in" presentation:class="notes" presentation:placeholder="false">
          <draw:text-box>
            <text:p text:style-name="a551" text:class-names="" text:cond-style-name=""><text:span text:style-name="a550" text:class-names="">Click to edit Master text styles</text:span></text:p>
            <text:list text:style-name="a554">
              <text:list-item>
                <text:list text:style-name="a554">
                  <text:list-item>
                    <text:p text:style-name="a553" text:class-names="" text:cond-style-name=""><text:span text:style-name="a552" text:class-names="">Second level</text:span></text:p>
                  </text:list-item>
                </text:list>
              </text:list-item>
            </text:list>
            <text:list text:style-name="a557">
              <text:list-item>
                <text:list text:style-name="a557">
                  <text:list-item>
                    <text:list text:style-name="a557">
                      <text:list-item>
                        <text:p text:style-name="a556" text:class-names="" text:cond-style-name=""><text:span text:style-name="a555" text:class-names="">Third le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Fourth le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1" text:class-names="">Fifth level</text:span></text:p>
                              </text:list-item>
                            </text:list>
                          </text:list-item>
                        </text:list>
                      </text:list-item>
                    </text:list>
                  </text:list-item>
                </text:list>
              </text:list-item>
            </text:list>
          </draw:text-box>
          <svg:title/>
          <svg:desc/>
        </draw:frame>
        <draw:frame draw:id="id10" presentation:style-name="a567" draw:name="Footer Placeholder 5" svg:x="0in" svg:y="9.49826in" svg:width="3.25in" svg:height="0.50174in" presentation:class="footer" presentation:placeholder="false">
          <draw:text-box>
            <text:p text:style-name="a566" text:class-names="" text:cond-style-name=""><text:span text:style-name="a565" text:class-names=""/></text:p>
          </draw:text-box>
          <svg:title/>
          <svg:desc/>
        </draw:frame>
        <draw:frame draw:id="id11" presentation:style-name="a571" draw:name="Slide Number Placeholder 6" svg:x="4.24826in" svg:y="9.49826in" svg:width="3.25in" svg:height="0.50174in" presentation:class="page-number" presentation:placeholder="false">
          <draw:text-box>
            <text:p text:style-name="a570" text:class-names="" text:cond-style-name=""><text:span text:style-name="a568" text:class-names=""><text:page-number style:num-format="1" text:fixed="false">‹#›</text:page-number></text:span><text:span text:style-name="a569" text:class-names=""/></text:p>
          </draw:text-box>
          <svg:title/>
          <svg:desc/>
        </draw:frame>
      </presentation:notes>
    </style:master-page>
    <style:master-page style:name="Master1-Layout9-cust-Team-x4" style:page-layout-name="pageLayout1" draw:style-name="a573">
      <draw:connector draw:type="line" svg:x1="0in" svg:y1="6.91667in" svg:x2="13.33333in" svg:y2="6.91667in" draw:id="id76" draw:layer="Master1-bg" draw:style-name="a574" draw:name="Straight Connector 1">
        <svg:title/>
        <svg:desc/>
      </draw:connector>
      <draw:frame draw:id="id77" presentation:style-name="a577" draw:name="Title 1" svg:x="0.63in" svg:y="0.77in" svg:width="11.5in" svg:height="0.74in" presentation:class="title" presentation:placeholder="false">
        <draw:text-box>
          <text:p text:style-name="a576" text:class-names="" text:cond-style-name=""><text:span text:style-name="a575" text:class-names="">click to edit master title style<text:tab/></text:span></text:p>
        </draw:text-box>
        <svg:title/>
        <svg:desc/>
      </draw:frame>
      <draw:custom-shape svg:x="0in" svg:y="1.79488in" svg:width="13.33333in" svg:height="5.70512in" draw:id="id78" draw:style-name="a580" draw:name="Freeform: Shape 27">
        <svg:title/>
        <svg:desc/>
        <text:p text:style-name="a579" text:class-names="" text:cond-style-name=""><text:span text:style-name="a578" text:class-names=""/></text:p>
        <draw:enhanced-geometry xmlns:dr3d="urn:oasis:names:tc:opendocument:xmlns:dr3d:1.0" draw:type="non-primitive" svg:viewBox="0 0 12192000 5216762" draw:enhanced-path="M 1849560 803 C 2158708 8598 2468821 73153 2779308 191654 3056080 297323 3289358 460148 3529993 614650 4050027 948769 4615367 1204778 5271920 1300408 5824635 1381128 6381038 1326165 6940105 1192018 7564423 1042204 7924583 909418 8301823 780730 8668653 655543 10619014 -9633 12120288 561429 L 12192000 591187 12192000 5216762 0 5216762 0 671712 66994 616810 C 145598 557990 228102 501632 314608 447849 821750 132484 1334314 -12190 1849560 803 Z N" draw:text-areas="?f54 ?f56 ?f55 ?f57" draw:glue-points="?f31 ?f32 ?f33 ?f34 ?f35 ?f36 ?f37 ?f38 ?f39 ?f40 ?f41 ?f42 ?f43 ?f44 ?f45 ?f46 ?f45 ?f47 ?f48 ?f47 ?f48 ?f49 ?f50 ?f51 ?f52 ?f53 ?f31 ?f32"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5216762"/>
          <draw:equation draw:name="f8" draw:formula="1849560 * ?f5 / 12192000"/>
          <draw:equation draw:name="f9" draw:formula="803 * ?f4 / 5216762"/>
          <draw:equation draw:name="f10" draw:formula="2779308 * ?f5 / 12192000"/>
          <draw:equation draw:name="f11" draw:formula="191654 * ?f4 / 5216762"/>
          <draw:equation draw:name="f12" draw:formula="3529993 * ?f5 / 12192000"/>
          <draw:equation draw:name="f13" draw:formula="614650 * ?f4 / 5216762"/>
          <draw:equation draw:name="f14" draw:formula="5271920 * ?f5 / 12192000"/>
          <draw:equation draw:name="f15" draw:formula="1300408 * ?f4 / 5216762"/>
          <draw:equation draw:name="f16" draw:formula="6940105 * ?f5 / 12192000"/>
          <draw:equation draw:name="f17" draw:formula="1192018 * ?f4 / 5216762"/>
          <draw:equation draw:name="f18" draw:formula="8301823 * ?f5 / 12192000"/>
          <draw:equation draw:name="f19" draw:formula="780730 * ?f4 / 5216762"/>
          <draw:equation draw:name="f20" draw:formula="12120288 * ?f5 / 12192000"/>
          <draw:equation draw:name="f21" draw:formula="561429 * ?f4 / 5216762"/>
          <draw:equation draw:name="f22" draw:formula="12192000 * ?f5 / 12192000"/>
          <draw:equation draw:name="f23" draw:formula="591187 * ?f4 / 5216762"/>
          <draw:equation draw:name="f24" draw:formula="5216762 * ?f4 / 5216762"/>
          <draw:equation draw:name="f25" draw:formula="0 * ?f5 / 12192000"/>
          <draw:equation draw:name="f26" draw:formula="671712 * ?f4 / 5216762"/>
          <draw:equation draw:name="f27" draw:formula="66994 * ?f5 / 12192000"/>
          <draw:equation draw:name="f28" draw:formula="616810 * ?f4 / 5216762"/>
          <draw:equation draw:name="f29" draw:formula="314608 * ?f5 / 12192000"/>
          <draw:equation draw:name="f30" draw:formula="447849 * ?f4 / 5216762"/>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7"/>
          <draw:equation draw:name="f45" draw:formula="?f22 / ?f6"/>
          <draw:equation draw:name="f46" draw:formula="?f23 / ?f7"/>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frame draw:id="id79" presentation:style-name="a584" draw:name="Picture Placeholder 38" svg:x="0.58616in" svg:y="1.85in" svg:width="2.65236in" svg:height="3.65617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80" presentation:style-name="a588" draw:name="Picture Placeholder 39" svg:x="3.76654in" svg:y="1.85in" svg:width="2.65236in" svg:height="3.65617in" presentation:class="graphic" presentation:placeholder="false">
        <draw:text-box>
          <text:p text:style-name="a587" text:class-names="" text:cond-style-name=""><text:span text:style-name="a585" text:class-names="">Click icon to add picture</text:span><text:span text:style-name="a586" text:class-names=""/></text:p>
        </draw:text-box>
        <svg:title/>
        <svg:desc/>
      </draw:frame>
      <draw:frame draw:id="id81" presentation:style-name="a592" draw:name="Picture Placeholder 40" svg:x="6.94692in" svg:y="1.85in" svg:width="2.65236in" svg:height="3.65617in" presentation:class="graphic" presentation:placeholder="false">
        <draw:text-box>
          <text:p text:style-name="a591" text:class-names="" text:cond-style-name=""><text:span text:style-name="a589" text:class-names="">Click icon to add picture</text:span><text:span text:style-name="a590" text:class-names=""/></text:p>
        </draw:text-box>
        <svg:title/>
        <svg:desc/>
      </draw:frame>
      <draw:frame draw:id="id82" presentation:style-name="a596" draw:name="Picture Placeholder 41" svg:x="10.1273in" svg:y="1.85in" svg:width="2.65236in" svg:height="3.65617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83" presentation:style-name="a600" draw:name="Text Placeholder 46" svg:x="0.74132in" svg:y="5.66in" svg:width="2.65in" svg:height="0.4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frame draw:id="id84" presentation:style-name="a604" draw:name="Text Placeholder 46" svg:x="3.76654in" svg:y="5.66in" svg:width="2.65in" svg:height="0.4in" presentation:class="outline" presentation:placeholder="false">
        <draw:text-box>
          <text:list text:style-name="a603">
            <text:list-item>
              <text:p text:style-name="a602" text:class-names="" text:cond-style-name=""><text:span text:style-name="a601" text:class-names="">Click to edit Master text styles</text:span></text:p>
            </text:list-item>
          </text:list>
        </draw:text-box>
        <svg:title/>
        <svg:desc/>
      </draw:frame>
      <draw:frame draw:id="id85" presentation:style-name="a608" draw:name="Text Placeholder 46" svg:x="7.03733in" svg:y="5.66in" svg:width="2.65in" svg:height="0.4in" presentation:class="outline" presentation:placeholder="false">
        <draw:text-box>
          <text:list text:style-name="a607">
            <text:list-item>
              <text:p text:style-name="a606" text:class-names="" text:cond-style-name=""><text:span text:style-name="a605" text:class-names="">Click to edit Master text styles</text:span></text:p>
            </text:list-item>
          </text:list>
        </draw:text-box>
        <svg:title/>
        <svg:desc/>
      </draw:frame>
      <draw:frame draw:id="id86" presentation:style-name="a612" draw:name="Text Placeholder 46" svg:x="10.1273in" svg:y="5.66in" svg:width="2.65in" svg:height="0.4in" presentation:class="outline" presentation:placeholder="false">
        <draw:text-box>
          <text:list text:style-name="a611">
            <text:list-item>
              <text:p text:style-name="a610" text:class-names="" text:cond-style-name=""><text:span text:style-name="a609" text:class-names="">Click to edit Master text styles</text:span></text:p>
            </text:list-item>
          </text:list>
        </draw:text-box>
        <svg:title/>
        <svg:desc/>
      </draw:frame>
      <draw:frame draw:id="id87" presentation:style-name="a616" draw:name="Text Placeholder 46" svg:x="0.74132in" svg:y="6.07in" svg:width="2.65in" svg:height="0.4in" presentation:class="outline" presentation:placeholder="false">
        <draw:text-box>
          <text:list text:style-name="a615">
            <text:list-item>
              <text:p text:style-name="a614" text:class-names="" text:cond-style-name=""><text:span text:style-name="a613" text:class-names="">click to edit master text styles</text:span></text:p>
            </text:list-item>
          </text:list>
        </draw:text-box>
        <svg:title/>
        <svg:desc/>
      </draw:frame>
      <draw:frame draw:id="id88" presentation:style-name="a620" draw:name="Text Placeholder 46" svg:x="3.76654in" svg:y="6.07in" svg:width="2.65in" svg:height="0.4in" presentation:class="outline" presentation:placeholder="false">
        <draw:text-box>
          <text:list text:style-name="a619">
            <text:list-item>
              <text:p text:style-name="a618" text:class-names="" text:cond-style-name=""><text:span text:style-name="a617" text:class-names="">click to edit master text styles</text:span></text:p>
            </text:list-item>
          </text:list>
        </draw:text-box>
        <svg:title/>
        <svg:desc/>
      </draw:frame>
      <draw:frame draw:id="id89" presentation:style-name="a624" draw:name="Text Placeholder 46" svg:x="7.03733in" svg:y="6.07in" svg:width="2.65in" svg:height="0.4in" presentation:class="outline" presentation:placeholder="false">
        <draw:text-box>
          <text:list text:style-name="a623">
            <text:list-item>
              <text:p text:style-name="a622" text:class-names="" text:cond-style-name=""><text:span text:style-name="a621" text:class-names="">click to edit master text styles</text:span></text:p>
            </text:list-item>
          </text:list>
        </draw:text-box>
        <svg:title/>
        <svg:desc/>
      </draw:frame>
      <draw:frame draw:id="id90" presentation:style-name="a628" draw:name="Text Placeholder 46" svg:x="10.1273in" svg:y="6.07in" svg:width="2.65in" svg:height="0.4in" presentation:class="outline" presentation:placeholder="false">
        <draw:text-box>
          <text:list text:style-name="a627">
            <text:list-item>
              <text:p text:style-name="a626" text:class-names="" text:cond-style-name=""><text:span text:style-name="a625" text:class-names="">click to edit master text styles</text:span></text:p>
            </text:list-item>
          </text:list>
        </draw:text-box>
        <svg:title/>
        <svg:desc/>
      </draw:frame>
      <draw:frame draw:id="id91" presentation:style-name="a631" draw:name="Date Placeholder 3" svg:x="0.4in" svg:y="7.07in" svg:width="1.08in" svg:height="0.34in" presentation:class="date-time" presentation:placeholder="false">
        <draw:text-box>
          <text:p text:style-name="a630" text:class-names="" text:cond-style-name=""><text:span text:style-name="a629" text:class-names="">20XX</text:span></text:p>
        </draw:text-box>
        <svg:title/>
        <svg:desc/>
      </draw:frame>
      <draw:frame draw:id="id92" presentation:style-name="a634" draw:name="Footer Placeholder 4" svg:x="4.79in" svg:y="7.07in" svg:width="3.76in" svg:height="0.34in" presentation:class="footer" presentation:placeholder="false">
        <draw:text-box>
          <text:p text:style-name="a633" text:class-names="" text:cond-style-name=""><text:span text:style-name="a632" text:class-names="">presentation title</text:span></text:p>
        </draw:text-box>
        <svg:title/>
        <svg:desc/>
      </draw:frame>
      <draw:frame draw:id="id93" presentation:style-name="a638" draw:name="Slide Number Placeholder 5" svg:x="12.06in" svg:y="7.07in" svg:width="1.08in" svg:height="0.34in" presentation:class="page-number" presentation:placeholder="false">
        <draw:text-box>
          <text:p text:style-name="a637" text:class-names="" text:cond-style-name=""><text:span text:style-name="a635" text:class-names=""><text:page-number style:num-format="1" text:fixed="false">‹#›</text:page-number></text:span><text:span text:style-name="a636" text:class-names=""/></text:p>
        </draw:text-box>
        <svg:title/>
        <svg:desc/>
      </draw:frame>
      <draw:custom-shape svg:x="6.11455in" svg:y="0in" svg:width="5.86469in" svg:height="0.6453in" draw:id="id94" draw:style-name="a641" draw:name="Freeform: Shape 17">
        <svg:title/>
        <svg:desc/>
        <text:p text:style-name="a640" text:class-names="" text:cond-style-name=""><text:span text:style-name="a639" text:class-names=""/></text:p>
        <draw:enhanced-geometry xmlns:dr3d="urn:oasis:names:tc:opendocument:xmlns:dr3d:1.0" draw:type="non-primitive" svg:viewBox="0 0 5362677 590065" draw:enhanced-path="M 0 0 L 5362677 0 5169991 69942 C 4068113 454981 3200546 538854 2860400 564669 1318014 681954 547573 372284 85760 60567 Z N" draw:text-areas="?f26 ?f28 ?f27 ?f29" draw:glue-points="?f17 ?f18 ?f19 ?f18 ?f20 ?f21 ?f22 ?f23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62677"/>
          <draw:equation draw:name="f7" draw:formula="?f4 / 590065"/>
          <draw:equation draw:name="f8" draw:formula="0 * ?f5 / 5362677"/>
          <draw:equation draw:name="f9" draw:formula="0 * ?f4 / 590065"/>
          <draw:equation draw:name="f10" draw:formula="5362677 * ?f5 / 5362677"/>
          <draw:equation draw:name="f11" draw:formula="5169991 * ?f5 / 5362677"/>
          <draw:equation draw:name="f12" draw:formula="69942 * ?f4 / 590065"/>
          <draw:equation draw:name="f13" draw:formula="2860400 * ?f5 / 5362677"/>
          <draw:equation draw:name="f14" draw:formula="564669 * ?f4 / 590065"/>
          <draw:equation draw:name="f15" draw:formula="85760 * ?f5 / 5362677"/>
          <draw:equation draw:name="f16" draw:formula="60567 * ?f4 / 590065"/>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presentation:notes style:page-layout-name="pageLayout2" draw:style-name="a673">
        <draw:frame draw:id="id6" presentation:style-name="a644" draw:name="Header Placeholder 1" svg:x="0in" svg:y="0in" svg:width="3.25in" svg:height="0.50174in" presentation:class="header" presentation:placeholder="false">
          <draw:text-box>
            <text:p text:style-name="a643" text:class-names="" text:cond-style-name=""><text:span text:style-name="a642" text:class-names=""/></text:p>
          </draw:text-box>
          <svg:title/>
          <svg:desc/>
        </draw:frame>
        <draw:frame draw:id="id7" presentation:style-name="a649" draw:name="Date Placeholder 2" svg:x="4.24826in" svg:y="0in" svg:width="3.25in" svg:height="0.50174in" presentation:class="date-time" presentation:placeholder="false">
          <draw:text-box>
            <text:p text:style-name="a648" text:class-names="" text:cond-style-name=""><text:span text:style-name="a645" text:class-names=""><text:date text:fixed="false" style:data-style-name="a646">8/12/2022</text:date></text:span><text:span text:style-name="a647" text:class-names=""/></text:p>
          </draw:text-box>
          <svg:title/>
          <svg:desc/>
        </draw:frame>
        <draw:page-thumbnail svg:x="0.75in" svg:y="1.25in" svg:width="6in" svg:height="3.375in" presentation:class="page" draw:id="id8" presentation:style-name="a650" draw:name="Slide Image Placeholder 3">
          <svg:title/>
          <svg:desc/>
        </draw:page-thumbnail>
        <draw:frame draw:id="id9" presentation:style-name="a665" draw:name="Notes Placeholder 4" svg:x="0.75in" svg:y="4.8125in" svg:width="6in" svg:height="3.9375in" presentation:class="notes" presentation:placeholder="false">
          <draw:text-box>
            <text:p text:style-name="a652" text:class-names="" text:cond-style-name=""><text:span text:style-name="a651" text:class-names="">Click to edit Master text styles</text:span></text:p>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10" presentation:style-name="a668" draw:name="Footer Placeholder 5" svg:x="0in" svg:y="9.49826in" svg:width="3.25in" svg:height="0.50174in" presentation:class="footer" presentation:placeholder="false">
          <draw:text-box>
            <text:p text:style-name="a667" text:class-names="" text:cond-style-name=""><text:span text:style-name="a666" text:class-names=""/></text:p>
          </draw:text-box>
          <svg:title/>
          <svg:desc/>
        </draw:frame>
        <draw:frame draw:id="id11" presentation:style-name="a672" draw:name="Slide Number Placeholder 6" svg:x="4.24826in" svg:y="9.49826in" svg:width="3.25in" svg:height="0.50174in" presentation:class="page-number" presentation:placeholder="false">
          <draw:text-box>
            <text:p text:style-name="a671" text:class-names="" text:cond-style-name=""><text:span text:style-name="a669" text:class-names=""><text:page-number style:num-format="1" text:fixed="false">‹#›</text:page-number></text:span><text:span text:style-name="a670" text:class-names=""/></text:p>
          </draw:text-box>
          <svg:title/>
          <svg:desc/>
        </draw:frame>
      </presentation:notes>
    </style:master-page>
    <style:master-page style:name="Master1-Layout10-cust-Team-x8" style:page-layout-name="pageLayout1" draw:style-name="a674">
      <draw:custom-shape svg:x="6.97841in" svg:y="-0.02639in" svg:width="5.87386in" svg:height="7.54583in" draw:id="id95" draw:style-name="a677" draw:name="Freeform: Shape 23">
        <svg:title/>
        <svg:desc/>
        <text:p text:style-name="a676" text:class-names="" text:cond-style-name=""><text:span text:style-name="a675" text:class-names=""/></text:p>
        <draw:enhanced-geometry xmlns:dr3d="urn:oasis:names:tc:opendocument:xmlns:dr3d:1.0" draw:type="non-primitive" svg:viewBox="0 0 5371060 6899910" draw:enhanced-path="M 4892349 6899910 L 4873163 6753305 C 4753267 5217685 5929393 2564469 5029244 1516899 4044398 370782 1685778 2440015 431170 909588 361992 824949 151981 561750 31444 147840 18423 92633 0 0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1060"/>
          <draw:equation draw:name="f7" draw:formula="?f4 / 6899910"/>
          <draw:equation draw:name="f8" draw:formula="4892349 * ?f5 / 5371060"/>
          <draw:equation draw:name="f9" draw:formula="4873163 * ?f5 / 5371060"/>
          <draw:equation draw:name="f10" draw:formula="5029244 * ?f5 / 5371060"/>
          <draw:equation draw:name="f11" draw:formula="431170 * ?f5 / 5371060"/>
          <draw:equation draw:name="f12" draw:formula="31444 * ?f5 / 5371060"/>
          <draw:equation draw:name="f13" draw:formula="0 * ?f5 / 5371060"/>
          <draw:equation draw:name="f14" draw:formula="6899910 * ?f4 / 6899910"/>
          <draw:equation draw:name="f15" draw:formula="6753305 * ?f4 / 6899910"/>
          <draw:equation draw:name="f16" draw:formula="1516899 * ?f4 / 6899910"/>
          <draw:equation draw:name="f17" draw:formula="909588 * ?f4 / 6899910"/>
          <draw:equation draw:name="f18" draw:formula="147840 * ?f4 / 6899910"/>
          <draw:equation draw:name="f19" draw:formula="0 * ?f4 / 6899910"/>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frame draw:id="id96" presentation:style-name="a680" draw:name="Title 1" svg:x="0.63in" svg:y="0.77in" svg:width="11.5in" svg:height="0.74in" presentation:class="title" presentation:placeholder="false">
        <draw:text-box>
          <text:p text:style-name="a679" text:class-names="" text:cond-style-name=""><text:span text:style-name="a678" text:class-names="">click to edit master title style<text:tab/></text:span></text:p>
        </draw:text-box>
        <svg:title/>
        <svg:desc/>
      </draw:frame>
      <draw:frame draw:id="id97" presentation:style-name="a684" draw:name="Picture Placeholder 38" svg:x="1.32in" svg:y="1.72in" svg:width="1.43in" svg:height="1.98in" presentation:class="graphic" presentation:placeholder="false">
        <draw:text-box>
          <text:p text:style-name="a683" text:class-names="" text:cond-style-name=""><text:span text:style-name="a681" text:class-names="">Click icon to add picture</text:span><text:span text:style-name="a682" text:class-names=""/></text:p>
        </draw:text-box>
        <svg:title/>
        <svg:desc/>
      </draw:frame>
      <draw:frame draw:id="id98" presentation:style-name="a688" draw:name="Picture Placeholder 39" svg:x="4.36in" svg:y="1.72in" svg:width="1.43in" svg:height="1.98in" presentation:class="graphic" presentation:placeholder="false">
        <draw:text-box>
          <text:p text:style-name="a687" text:class-names="" text:cond-style-name=""><text:span text:style-name="a685" text:class-names="">Click icon to add picture</text:span><text:span text:style-name="a686" text:class-names=""/></text:p>
        </draw:text-box>
        <svg:title/>
        <svg:desc/>
      </draw:frame>
      <draw:frame draw:id="id99" presentation:style-name="a692" draw:name="Picture Placeholder 40" svg:x="7.4in" svg:y="1.72in" svg:width="1.43in" svg:height="1.98in" presentation:class="graphic" presentation:placeholder="false">
        <draw:text-box>
          <text:p text:style-name="a691" text:class-names="" text:cond-style-name=""><text:span text:style-name="a689" text:class-names="">Click icon to add picture</text:span><text:span text:style-name="a690" text:class-names=""/></text:p>
        </draw:text-box>
        <svg:title/>
        <svg:desc/>
      </draw:frame>
      <draw:frame draw:id="id100" presentation:style-name="a696" draw:name="Picture Placeholder 41" svg:x="10.44in" svg:y="1.72in" svg:width="1.43in" svg:height="1.98in" presentation:class="graphic" presentation:placeholder="false">
        <draw:text-box>
          <text:p text:style-name="a695" text:class-names="" text:cond-style-name=""><text:span text:style-name="a693" text:class-names="">Click icon to add picture</text:span><text:span text:style-name="a694" text:class-names=""/></text:p>
        </draw:text-box>
        <svg:title/>
        <svg:desc/>
      </draw:frame>
      <draw:frame draw:id="id101" presentation:style-name="a700" draw:name="Text Placeholder 46" svg:x="0.69254in" svg:y="3.71in" svg:width="2.65in" svg:height="0.34in" presentation:class="outline" presentation:placeholder="false">
        <draw:text-box>
          <text:list text:style-name="a699">
            <text:list-item>
              <text:p text:style-name="a698" text:class-names="" text:cond-style-name=""><text:span text:style-name="a697" text:class-names="">Click to edit Master text styles</text:span></text:p>
            </text:list-item>
          </text:list>
        </draw:text-box>
        <svg:title/>
        <svg:desc/>
      </draw:frame>
      <draw:frame draw:id="id102" presentation:style-name="a704" draw:name="Text Placeholder 46" svg:x="3.7399in" svg:y="3.71in" svg:width="2.65in" svg:height="0.34in" presentation:class="outline" presentation:placeholder="false">
        <draw:text-box>
          <text:list text:style-name="a703">
            <text:list-item>
              <text:p text:style-name="a702" text:class-names="" text:cond-style-name=""><text:span text:style-name="a701" text:class-names="">Click to edit Master text styles</text:span></text:p>
            </text:list-item>
          </text:list>
        </draw:text-box>
        <svg:title/>
        <svg:desc/>
      </draw:frame>
      <draw:frame draw:id="id103" presentation:style-name="a708" draw:name="Text Placeholder 46" svg:x="6.78726in" svg:y="3.71in" svg:width="2.65in" svg:height="0.34in" presentation:class="outline" presentation:placeholder="false">
        <draw:text-box>
          <text:list text:style-name="a707">
            <text:list-item>
              <text:p text:style-name="a706" text:class-names="" text:cond-style-name=""><text:span text:style-name="a705" text:class-names="">Click to edit Master text styles</text:span></text:p>
            </text:list-item>
          </text:list>
        </draw:text-box>
        <svg:title/>
        <svg:desc/>
      </draw:frame>
      <draw:frame draw:id="id104" presentation:style-name="a712" draw:name="Text Placeholder 46" svg:x="9.83462in" svg:y="3.71in" svg:width="2.65in" svg:height="0.34in" presentation:class="outline" presentation:placeholder="false">
        <draw:text-box>
          <text:list text:style-name="a711">
            <text:list-item>
              <text:p text:style-name="a710" text:class-names="" text:cond-style-name=""><text:span text:style-name="a709" text:class-names="">Click to edit Master text styles</text:span></text:p>
            </text:list-item>
          </text:list>
        </draw:text-box>
        <svg:title/>
        <svg:desc/>
      </draw:frame>
      <draw:frame draw:id="id105" presentation:style-name="a716" draw:name="Text Placeholder 46" svg:x="0.69254in" svg:y="3.92in" svg:width="2.65in" svg:height="0.34in" presentation:class="outline" presentation:placeholder="false">
        <draw:text-box>
          <text:list text:style-name="a715">
            <text:list-item>
              <text:p text:style-name="a714" text:class-names="" text:cond-style-name=""><text:span text:style-name="a713" text:class-names="">click to edit master text styles</text:span></text:p>
            </text:list-item>
          </text:list>
        </draw:text-box>
        <svg:title/>
        <svg:desc/>
      </draw:frame>
      <draw:frame draw:id="id106" presentation:style-name="a720" draw:name="Text Placeholder 46" svg:x="3.7399in" svg:y="3.92in" svg:width="2.65in" svg:height="0.34in" presentation:class="outline" presentation:placeholder="false">
        <draw:text-box>
          <text:list text:style-name="a719">
            <text:list-item>
              <text:p text:style-name="a718" text:class-names="" text:cond-style-name=""><text:span text:style-name="a717" text:class-names="">click to edit master text styles</text:span></text:p>
            </text:list-item>
          </text:list>
        </draw:text-box>
        <svg:title/>
        <svg:desc/>
      </draw:frame>
      <draw:frame draw:id="id107" presentation:style-name="a724" draw:name="Text Placeholder 46" svg:x="6.78726in" svg:y="3.92in" svg:width="2.65in" svg:height="0.34in" presentation:class="outline" presentation:placeholder="false">
        <draw:text-box>
          <text:list text:style-name="a723">
            <text:list-item>
              <text:p text:style-name="a722" text:class-names="" text:cond-style-name=""><text:span text:style-name="a721" text:class-names="">click to edit master text styles</text:span></text:p>
            </text:list-item>
          </text:list>
        </draw:text-box>
        <svg:title/>
        <svg:desc/>
      </draw:frame>
      <draw:frame draw:id="id108" presentation:style-name="a728" draw:name="Text Placeholder 46" svg:x="9.83462in" svg:y="3.92in" svg:width="2.65in" svg:height="0.34in" presentation:class="outline" presentation:placeholder="false">
        <draw:text-box>
          <text:list text:style-name="a727">
            <text:list-item>
              <text:p text:style-name="a726" text:class-names="" text:cond-style-name=""><text:span text:style-name="a725" text:class-names="">click to edit master text styles</text:span></text:p>
            </text:list-item>
          </text:list>
        </draw:text-box>
        <svg:title/>
        <svg:desc/>
      </draw:frame>
      <draw:frame draw:id="id109" presentation:style-name="a732" draw:name="Picture Placeholder 38" svg:x="1.32in" svg:y="4.64in" svg:width="1.43in" svg:height="1.98in" presentation:class="graphic" presentation:placeholder="false">
        <draw:text-box>
          <text:p text:style-name="a731" text:class-names="" text:cond-style-name=""><text:span text:style-name="a729" text:class-names="">Click icon to add picture</text:span><text:span text:style-name="a730" text:class-names=""/></text:p>
        </draw:text-box>
        <svg:title/>
        <svg:desc/>
      </draw:frame>
      <draw:frame draw:id="id110" presentation:style-name="a736" draw:name="Picture Placeholder 39" svg:x="4.36in" svg:y="4.64in" svg:width="1.43in" svg:height="1.98in" presentation:class="graphic" presentation:placeholder="false">
        <draw:text-box>
          <text:p text:style-name="a735" text:class-names="" text:cond-style-name=""><text:span text:style-name="a733" text:class-names="">Click icon to add picture</text:span><text:span text:style-name="a734" text:class-names=""/></text:p>
        </draw:text-box>
        <svg:title/>
        <svg:desc/>
      </draw:frame>
      <draw:frame draw:id="id111" presentation:style-name="a740" draw:name="Picture Placeholder 40" svg:x="7.4in" svg:y="4.64in" svg:width="1.43in" svg:height="1.98in" presentation:class="graphic" presentation:placeholder="false">
        <draw:text-box>
          <text:p text:style-name="a739" text:class-names="" text:cond-style-name=""><text:span text:style-name="a737" text:class-names="">Click icon to add picture</text:span><text:span text:style-name="a738" text:class-names=""/></text:p>
        </draw:text-box>
        <svg:title/>
        <svg:desc/>
      </draw:frame>
      <draw:frame draw:id="id112" presentation:style-name="a744" draw:name="Picture Placeholder 41" svg:x="10.44in" svg:y="4.64in" svg:width="1.43in" svg:height="1.98in" presentation:class="graphic" presentation:placeholder="false">
        <draw:text-box>
          <text:p text:style-name="a743" text:class-names="" text:cond-style-name=""><text:span text:style-name="a741" text:class-names="">Click icon to add picture</text:span><text:span text:style-name="a742" text:class-names=""/></text:p>
        </draw:text-box>
        <svg:title/>
        <svg:desc/>
      </draw:frame>
      <draw:frame draw:id="id113" presentation:style-name="a748" draw:name="Text Placeholder 46" svg:x="0.69254in" svg:y="6.63in" svg:width="2.65in" svg:height="0.34in" presentation:class="outline" presentation:placeholder="false">
        <draw:text-box>
          <text:list text:style-name="a747">
            <text:list-item>
              <text:p text:style-name="a746" text:class-names="" text:cond-style-name=""><text:span text:style-name="a745" text:class-names="">Click to edit Master text styles</text:span></text:p>
            </text:list-item>
          </text:list>
        </draw:text-box>
        <svg:title/>
        <svg:desc/>
      </draw:frame>
      <draw:frame draw:id="id114" presentation:style-name="a752" draw:name="Text Placeholder 46" svg:x="3.7399in" svg:y="6.63in" svg:width="2.65in" svg:height="0.34in" presentation:class="outline" presentation:placeholder="false">
        <draw:text-box>
          <text:list text:style-name="a751">
            <text:list-item>
              <text:p text:style-name="a750" text:class-names="" text:cond-style-name=""><text:span text:style-name="a749" text:class-names="">Click to edit Master text styles</text:span></text:p>
            </text:list-item>
          </text:list>
        </draw:text-box>
        <svg:title/>
        <svg:desc/>
      </draw:frame>
      <draw:frame draw:id="id115" presentation:style-name="a756" draw:name="Text Placeholder 46" svg:x="6.78726in" svg:y="6.63in" svg:width="2.65in" svg:height="0.34in" presentation:class="outline" presentation:placeholder="false">
        <draw:text-box>
          <text:list text:style-name="a755">
            <text:list-item>
              <text:p text:style-name="a754" text:class-names="" text:cond-style-name=""><text:span text:style-name="a753" text:class-names="">Click to edit Master text styles</text:span></text:p>
            </text:list-item>
          </text:list>
        </draw:text-box>
        <svg:title/>
        <svg:desc/>
      </draw:frame>
      <draw:frame draw:id="id116" presentation:style-name="a760" draw:name="Text Placeholder 46" svg:x="9.83462in" svg:y="6.63in" svg:width="2.65in" svg:height="0.34in" presentation:class="outline" presentation:placeholder="false">
        <draw:text-box>
          <text:list text:style-name="a759">
            <text:list-item>
              <text:p text:style-name="a758" text:class-names="" text:cond-style-name=""><text:span text:style-name="a757" text:class-names="">Click to edit Master text styles</text:span></text:p>
            </text:list-item>
          </text:list>
        </draw:text-box>
        <svg:title/>
        <svg:desc/>
      </draw:frame>
      <draw:frame draw:id="id117" presentation:style-name="a764" draw:name="Text Placeholder 46" svg:x="0.69254in" svg:y="6.84in" svg:width="2.65in" svg:height="0.34in" presentation:class="outline" presentation:placeholder="false">
        <draw:text-box>
          <text:list text:style-name="a763">
            <text:list-item>
              <text:p text:style-name="a762" text:class-names="" text:cond-style-name=""><text:span text:style-name="a761" text:class-names="">click to edit master text styles</text:span></text:p>
            </text:list-item>
          </text:list>
        </draw:text-box>
        <svg:title/>
        <svg:desc/>
      </draw:frame>
      <draw:frame draw:id="id118" presentation:style-name="a768" draw:name="Text Placeholder 46" svg:x="3.7399in" svg:y="6.84in" svg:width="2.65in" svg:height="0.34in" presentation:class="outline" presentation:placeholder="false">
        <draw:text-box>
          <text:list text:style-name="a767">
            <text:list-item>
              <text:p text:style-name="a766" text:class-names="" text:cond-style-name=""><text:span text:style-name="a765" text:class-names="">click to edit master text styles</text:span></text:p>
            </text:list-item>
          </text:list>
        </draw:text-box>
        <svg:title/>
        <svg:desc/>
      </draw:frame>
      <draw:frame draw:id="id119" presentation:style-name="a772" draw:name="Text Placeholder 46" svg:x="6.78726in" svg:y="6.84in" svg:width="2.65in" svg:height="0.34in" presentation:class="outline" presentation:placeholder="false">
        <draw:text-box>
          <text:list text:style-name="a771">
            <text:list-item>
              <text:p text:style-name="a770" text:class-names="" text:cond-style-name=""><text:span text:style-name="a769" text:class-names="">click to edit master text styles</text:span></text:p>
            </text:list-item>
          </text:list>
        </draw:text-box>
        <svg:title/>
        <svg:desc/>
      </draw:frame>
      <draw:frame draw:id="id120" presentation:style-name="a776" draw:name="Text Placeholder 46" svg:x="9.83462in" svg:y="6.84in" svg:width="2.65in" svg:height="0.34in" presentation:class="outline" presentation:placeholder="false">
        <draw:text-box>
          <text:list text:style-name="a775">
            <text:list-item>
              <text:p text:style-name="a774" text:class-names="" text:cond-style-name=""><text:span text:style-name="a773" text:class-names="">click to edit master text styles</text:span></text:p>
            </text:list-item>
          </text:list>
        </draw:text-box>
        <svg:title/>
        <svg:desc/>
      </draw:frame>
      <presentation:notes style:page-layout-name="pageLayout2" draw:style-name="a808">
        <draw:frame draw:id="id6" presentation:style-name="a779" draw:name="Header Placeholder 1" svg:x="0in" svg:y="0in" svg:width="3.25in" svg:height="0.50174in" presentation:class="header" presentation:placeholder="false">
          <draw:text-box>
            <text:p text:style-name="a778" text:class-names="" text:cond-style-name=""><text:span text:style-name="a777" text:class-names=""/></text:p>
          </draw:text-box>
          <svg:title/>
          <svg:desc/>
        </draw:frame>
        <draw:frame draw:id="id7" presentation:style-name="a784" draw:name="Date Placeholder 2" svg:x="4.24826in" svg:y="0in" svg:width="3.25in" svg:height="0.50174in" presentation:class="date-time" presentation:placeholder="false">
          <draw:text-box>
            <text:p text:style-name="a783" text:class-names="" text:cond-style-name=""><text:span text:style-name="a780" text:class-names=""><text:date text:fixed="false" style:data-style-name="a781">8/12/2022</text:date></text:span><text:span text:style-name="a782" text:class-names=""/></text:p>
          </draw:text-box>
          <svg:title/>
          <svg:desc/>
        </draw:frame>
        <draw:page-thumbnail svg:x="0.75in" svg:y="1.25in" svg:width="6in" svg:height="3.375in" presentation:class="page" draw:id="id8" presentation:style-name="a785" draw:name="Slide Image Placeholder 3">
          <svg:title/>
          <svg:desc/>
        </draw:page-thumbnail>
        <draw:frame draw:id="id9" presentation:style-name="a800" draw:name="Notes Placeholder 4" svg:x="0.75in" svg:y="4.8125in" svg:width="6in" svg:height="3.9375in" presentation:class="notes" presentation:placeholder="false">
          <draw:text-box>
            <text:p text:style-name="a787" text:class-names="" text:cond-style-name=""><text:span text:style-name="a786" text:class-names="">Click to edit Master text styles</text:span></text:p>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799">
              <text:list-item>
                <text:list text:style-name="a799">
                  <text:list-item>
                    <text:list text:style-name="a799">
                      <text:list-item>
                        <text:list text:style-name="a799">
                          <text:list-item>
                            <text:list text:style-name="a799">
                              <text:list-item>
                                <text:p text:style-name="a798" text:class-names="" text:cond-style-name=""><text:span text:style-name="a797" text:class-names="">Fifth level</text:span></text:p>
                              </text:list-item>
                            </text:list>
                          </text:list-item>
                        </text:list>
                      </text:list-item>
                    </text:list>
                  </text:list-item>
                </text:list>
              </text:list-item>
            </text:list>
          </draw:text-box>
          <svg:title/>
          <svg:desc/>
        </draw:frame>
        <draw:frame draw:id="id10" presentation:style-name="a803" draw:name="Footer Placeholder 5" svg:x="0in" svg:y="9.49826in" svg:width="3.25in" svg:height="0.50174in" presentation:class="footer" presentation:placeholder="false">
          <draw:text-box>
            <text:p text:style-name="a802" text:class-names="" text:cond-style-name=""><text:span text:style-name="a801" text:class-names=""/></text:p>
          </draw:text-box>
          <svg:title/>
          <svg:desc/>
        </draw:frame>
        <draw:frame draw:id="id11" presentation:style-name="a807" draw:name="Slide Number Placeholder 6" svg:x="4.24826in" svg:y="9.49826in" svg:width="3.25in" svg:height="0.50174in" presentation:class="page-number" presentation:placeholder="false">
          <draw:text-box>
            <text:p text:style-name="a806" text:class-names="" text:cond-style-name=""><text:span text:style-name="a804" text:class-names=""><text:page-number style:num-format="1" text:fixed="false">‹#›</text:page-number></text:span><text:span text:style-name="a805" text:class-names=""/></text:p>
          </draw:text-box>
          <svg:title/>
          <svg:desc/>
        </draw:frame>
      </presentation:notes>
    </style:master-page>
    <style:master-page style:name="Master1-Layout11-cust-Timeline" style:page-layout-name="pageLayout1" draw:style-name="a809">
      <draw:custom-shape svg:width="2.34059in" svg:height="0.51718in" draw:id="id121" draw:style-name="a812" draw:transform="translate(-1.1703in -0.25859in) rotate(-0.68068) translate(9.39776in 3.28979in)" draw:name="Freeform: Shape 48">
        <svg:title/>
        <svg:desc/>
        <text:p text:style-name="a811" text:class-names="" text:cond-style-name=""><text:span text:style-name="a810" text:class-names=""/></text:p>
        <draw:enhanced-geometry xmlns:dr3d="urn:oasis:names:tc:opendocument:xmlns:dr3d:1.0" draw:type="non-primitive" svg:viewBox="0 0 2140237 472905" draw:enhanced-path="M 0 472905 C 686401 145037 1400487 -7126 2140237 256 N" draw:text-areas="?f16 ?f18 ?f17 ?f19" draw:glue-points="?f12 ?f13 ?f14 ?f15" draw:glue-point-leaving-directions="-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0237"/>
          <draw:equation draw:name="f7" draw:formula="?f4 / 472905"/>
          <draw:equation draw:name="f8" draw:formula="472905 * ?f4 / 472905"/>
          <draw:equation draw:name="f9" draw:formula="256 * ?f4 / 472905"/>
          <draw:equation draw:name="f10" draw:formula="0 * ?f5 / 2140237"/>
          <draw:equation draw:name="f11" draw:formula="2140237 * ?f5 / 2140237"/>
          <draw:equation draw:name="f12" draw:formula="?f10 / ?f6"/>
          <draw:equation draw:name="f13" draw:formula="?f8 / ?f7"/>
          <draw:equation draw:name="f14" draw:formula="?f11 / ?f6"/>
          <draw:equation draw:name="f15" draw:formula="?f9 / ?f7"/>
          <draw:equation draw:name="f16" draw:formula="?f0 / ?f6"/>
          <draw:equation draw:name="f17" draw:formula="?f1 / ?f6"/>
          <draw:equation draw:name="f18" draw:formula="?f2 / ?f7"/>
          <draw:equation draw:name="f19" draw:formula="?f3 / ?f7"/>
        </draw:enhanced-geometry>
      </draw:custom-shape>
      <draw:custom-shape svg:width="2.19412in" svg:height="0.49617in" draw:id="id122" draw:style-name="a815" draw:transform="translate(-1.09706in -0.24809in) rotate(-0.29671) translate(4.86741in 4.83694in)" draw:name="Freeform: Shape 44">
        <svg:title/>
        <svg:desc/>
        <text:p text:style-name="a814" text:class-names="" text:cond-style-name=""><text:span text:style-name="a813" text:class-names=""/></text:p>
        <draw:enhanced-geometry xmlns:dr3d="urn:oasis:names:tc:opendocument:xmlns:dr3d:1.0" draw:type="non-primitive" svg:viewBox="0 0 2006301 453702" draw:enhanced-path="M 0 0 C 722289 7252 1387140 169081 2006301 453702 N" draw:text-areas="?f16 ?f18 ?f17 ?f19" draw:glue-points="?f12 ?f13 ?f14 ?f15" draw:glue-point-leaving-directions="-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01"/>
          <draw:equation draw:name="f7" draw:formula="?f4 / 453702"/>
          <draw:equation draw:name="f8" draw:formula="0 * ?f5 / 2006301"/>
          <draw:equation draw:name="f9" draw:formula="0 * ?f4 / 453702"/>
          <draw:equation draw:name="f10" draw:formula="2006301 * ?f5 / 2006301"/>
          <draw:equation draw:name="f11" draw:formula="453702 * ?f4 / 45370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7.24269in" svg:height="0.8018in" draw:id="id123" draw:style-name="a818" draw:transform="translate(-3.62135in -0.4009in) rotate(-3.07178) translate(6.67632in 1.91856in)" draw:name="Freeform: Shape 34">
        <svg:title/>
        <svg:desc/>
        <text:p text:style-name="a817" text:class-names="" text:cond-style-name=""><text:span text:style-name="a816" text:class-names=""/></text:p>
        <draw:enhanced-geometry xmlns:dr3d="urn:oasis:names:tc:opendocument:xmlns:dr3d:1.0" draw:type="non-primitive" svg:viewBox="0 0 6622719 733164" draw:enhanced-path="M 6622719 311933 C 6204229 608954 5761606 671081 5302936 526698 5149610 478413 5017570 397994 4881878 322285 4588627 158551 4273911 38293 3916100 7249 3614873 -19002 3316824 27934 3020353 117596 2689282 217729 2500058 300462 2301464 381520 2080764 471631 771229 1006013 0 553686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22719"/>
          <draw:equation draw:name="f7" draw:formula="?f4 / 733164"/>
          <draw:equation draw:name="f8" draw:formula="6622719 * ?f5 / 6622719"/>
          <draw:equation draw:name="f9" draw:formula="311933 * ?f4 / 733164"/>
          <draw:equation draw:name="f10" draw:formula="5302936 * ?f5 / 6622719"/>
          <draw:equation draw:name="f11" draw:formula="526698 * ?f4 / 733164"/>
          <draw:equation draw:name="f12" draw:formula="4881878 * ?f5 / 6622719"/>
          <draw:equation draw:name="f13" draw:formula="322285 * ?f4 / 733164"/>
          <draw:equation draw:name="f14" draw:formula="3916100 * ?f5 / 6622719"/>
          <draw:equation draw:name="f15" draw:formula="7249 * ?f4 / 733164"/>
          <draw:equation draw:name="f16" draw:formula="3020353 * ?f5 / 6622719"/>
          <draw:equation draw:name="f17" draw:formula="117596 * ?f4 / 733164"/>
          <draw:equation draw:name="f18" draw:formula="2301464 * ?f5 / 6622719"/>
          <draw:equation draw:name="f19" draw:formula="381520 * ?f4 / 733164"/>
          <draw:equation draw:name="f20" draw:formula="0 * ?f5 / 6622719"/>
          <draw:equation draw:name="f21" draw:formula="553686 * ?f4 / 733164"/>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width="5.75661in" svg:height="0.75027in" draw:id="id124" draw:style-name="a821" draw:transform="translate(-2.8783in -0.37513in) rotate(-3.22886) translate(6.35005in 6.22794in)" draw:name="Freeform: Shape 40">
        <svg:title/>
        <svg:desc/>
        <text:p text:style-name="a820" text:class-names="" text:cond-style-name=""><text:span text:style-name="a819" text:class-names=""/></text:p>
        <draw:enhanced-geometry xmlns:dr3d="urn:oasis:names:tc:opendocument:xmlns:dr3d:1.0" draw:type="non-primitive" svg:viewBox="0 0 5394376 703060" draw:enhanced-path="M 5394376 526698 C 5241050 478413 5109010 397994 4973318 322285 4680067 158551 4365351 38293 4007540 7249 3706313 -19002 3408264 27934 3111793 117596 2780722 217729 2591498 300462 2392904 381520 2172204 471631 862669 1006013 0 462246 N" draw:text-areas="?f32 ?f34 ?f33 ?f35" draw:glue-points="?f20 ?f21 ?f22 ?f23 ?f24 ?f25 ?f26 ?f27 ?f28 ?f29 ?f30 ?f31"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4376"/>
          <draw:equation draw:name="f7" draw:formula="?f4 / 703060"/>
          <draw:equation draw:name="f8" draw:formula="526698 * ?f4 / 703060"/>
          <draw:equation draw:name="f9" draw:formula="322285 * ?f4 / 703060"/>
          <draw:equation draw:name="f10" draw:formula="7249 * ?f4 / 703060"/>
          <draw:equation draw:name="f11" draw:formula="117596 * ?f4 / 703060"/>
          <draw:equation draw:name="f12" draw:formula="381520 * ?f4 / 703060"/>
          <draw:equation draw:name="f13" draw:formula="462246 * ?f4 / 703060"/>
          <draw:equation draw:name="f14" draw:formula="5394376 * ?f5 / 5394376"/>
          <draw:equation draw:name="f15" draw:formula="4973318 * ?f5 / 5394376"/>
          <draw:equation draw:name="f16" draw:formula="4007540 * ?f5 / 5394376"/>
          <draw:equation draw:name="f17" draw:formula="3111793 * ?f5 / 5394376"/>
          <draw:equation draw:name="f18" draw:formula="2392904 * ?f5 / 5394376"/>
          <draw:equation draw:name="f19" draw:formula="0 * ?f5 / 5394376"/>
          <draw:equation draw:name="f20" draw:formula="?f14 / ?f6"/>
          <draw:equation draw:name="f21" draw:formula="?f8 / ?f7"/>
          <draw:equation draw:name="f22" draw:formula="?f15 / ?f6"/>
          <draw:equation draw:name="f23" draw:formula="?f9 / ?f7"/>
          <draw:equation draw:name="f24" draw:formula="?f16 / ?f6"/>
          <draw:equation draw:name="f25" draw:formula="?f10 / ?f7"/>
          <draw:equation draw:name="f26" draw:formula="?f17 / ?f6"/>
          <draw:equation draw:name="f27" draw:formula="?f11 / ?f7"/>
          <draw:equation draw:name="f28" draw:formula="?f18 / ?f6"/>
          <draw:equation draw:name="f29" draw:formula="?f12 / ?f7"/>
          <draw:equation draw:name="f30" draw:formula="?f19 / ?f6"/>
          <draw:equation draw:name="f31" draw:formula="?f13 / ?f7"/>
          <draw:equation draw:name="f32" draw:formula="?f0 / ?f6"/>
          <draw:equation draw:name="f33" draw:formula="?f1 / ?f6"/>
          <draw:equation draw:name="f34" draw:formula="?f2 / ?f7"/>
          <draw:equation draw:name="f35" draw:formula="?f3 / ?f7"/>
        </draw:enhanced-geometry>
      </draw:custom-shape>
      <draw:frame draw:id="id125" presentation:style-name="a828" draw:name="Text Placeholder 30" svg:x="8.89743in" svg:y="0.53995in" svg:width="3.88354in" svg:height="2.44021in" presentation:class="outline" presentation:placeholder="false">
        <draw:text-box>
          <text:list text:style-name="a824">
            <text:list-item>
              <text:p text:style-name="a823" text:class-names="" text:cond-style-name=""><text:span text:style-name="a822" text:class-names="">Click to edit Master text styles</text:span></text:p>
            </text:list-item>
          </text:list>
          <text:list text:style-name="a827">
            <text:list-item>
              <text:list text:style-name="a827">
                <text:list-item>
                  <text:p text:style-name="a826" text:class-names="" text:cond-style-name=""><text:span text:style-name="a825" text:class-names="">Second level</text:span></text:p>
                </text:list-item>
              </text:list>
            </text:list-item>
          </text:list>
        </draw:text-box>
        <svg:title/>
        <svg:desc/>
      </draw:frame>
      <draw:frame draw:id="id126" presentation:style-name="a835" draw:name="Text Placeholder 28" svg:x="0.80979in" svg:y="1.80133in" svg:width="3.88354in" svg:height="2.44021in" presentation:class="outline" presentation:placeholder="false">
        <draw:text-box>
          <text:list text:style-name="a831">
            <text:list-item>
              <text:p text:style-name="a830" text:class-names="" text:cond-style-name=""><text:span text:style-name="a829" text:class-names="">Click to edit Master text styles</text:span></text:p>
            </text:list-item>
          </text:list>
          <text:list text:style-name="a834">
            <text:list-item>
              <text:list text:style-name="a834">
                <text:list-item>
                  <text:p text:style-name="a833" text:class-names="" text:cond-style-name=""><text:span text:style-name="a832" text:class-names="">Second level</text:span></text:p>
                </text:list-item>
              </text:list>
            </text:list-item>
          </text:list>
        </draw:text-box>
        <svg:title/>
        <svg:desc/>
      </draw:frame>
      <draw:frame draw:id="id127" presentation:style-name="a842" draw:name="Text Placeholder 29" svg:x="5.02222in" svg:y="2.97709in" svg:width="3.88354in" svg:height="2.44021in" presentation:class="outline" presentation:placeholder="false">
        <draw:text-box>
          <text:list text:style-name="a838">
            <text:list-item>
              <text:p text:style-name="a837" text:class-names="" text:cond-style-name=""><text:span text:style-name="a836" text:class-names="">Click to edit Master text styles</text:span></text:p>
            </text:list-item>
          </text:list>
          <text:list text:style-name="a841">
            <text:list-item>
              <text:list text:style-name="a841">
                <text:list-item>
                  <text:p text:style-name="a840" text:class-names="" text:cond-style-name=""><text:span text:style-name="a839" text:class-names="">Second level</text:span></text:p>
                </text:list-item>
              </text:list>
            </text:list-item>
          </text:list>
        </draw:text-box>
        <svg:title/>
        <svg:desc/>
      </draw:frame>
      <draw:frame draw:id="id128" presentation:style-name="a849" draw:name="Text Placeholder 31" svg:x="8.99464in" svg:y="4.59176in" svg:width="3.88354in" svg:height="2.44021in" presentation:class="outline" presentation:placeholder="false">
        <draw:text-box>
          <text:list text:style-name="a845">
            <text:list-item>
              <text:p text:style-name="a844" text:class-names="" text:cond-style-name=""><text:span text:style-name="a843" text:class-names="">Click to edit Master text styles</text:span></text:p>
            </text:list-item>
          </text:list>
          <text:list text:style-name="a848">
            <text:list-item>
              <text:list text:style-name="a848">
                <text:list-item>
                  <text:p text:style-name="a847" text:class-names="" text:cond-style-name=""><text:span text:style-name="a846" text:class-names="">Second level</text:span></text:p>
                </text:list-item>
              </text:list>
            </text:list-item>
          </text:list>
        </draw:text-box>
        <svg:title/>
        <svg:desc/>
      </draw:frame>
      <draw:frame draw:id="id129" presentation:style-name="a856" draw:name="Text Placeholder 32" svg:x="0.68911in" svg:y="4.70462in" svg:width="3.88354in" svg:height="2.44021in" presentation:class="outline" presentation:placeholder="false">
        <draw:text-box>
          <text:list text:style-name="a852">
            <text:list-item>
              <text:p text:style-name="a851" text:class-names="" text:cond-style-name=""><text:span text:style-name="a850" text:class-names="">Click to edit Master text styles</text:span></text:p>
            </text:list-item>
          </text:list>
          <text:list text:style-name="a855">
            <text:list-item>
              <text:list text:style-name="a855">
                <text:list-item>
                  <text:p text:style-name="a854" text:class-names="" text:cond-style-name=""><text:span text:style-name="a853" text:class-names="">Second level</text:span></text:p>
                </text:list-item>
              </text:list>
            </text:list-item>
          </text:list>
        </draw:text-box>
        <svg:title/>
        <svg:desc/>
      </draw:frame>
      <draw:frame draw:id="id130" presentation:style-name="a859" draw:name="Title 1" svg:x="0.63in" svg:y="0.77in" svg:width="11.5in" svg:height="0.74in" presentation:class="title" presentation:placeholder="false">
        <draw:text-box>
          <text:p text:style-name="a858" text:class-names="" text:cond-style-name=""><text:span text:style-name="a857" text:class-names="">click to edit master title style<text:tab/></text:span></text:p>
        </draw:text-box>
        <svg:title/>
        <svg:desc/>
      </draw:frame>
      <presentation:notes style:page-layout-name="pageLayout2" draw:style-name="a891">
        <draw:frame draw:id="id6" presentation:style-name="a862" draw:name="Header Placeholder 1" svg:x="0in" svg:y="0in" svg:width="3.25in" svg:height="0.50174in" presentation:class="header" presentation:placeholder="false">
          <draw:text-box>
            <text:p text:style-name="a861" text:class-names="" text:cond-style-name=""><text:span text:style-name="a860" text:class-names=""/></text:p>
          </draw:text-box>
          <svg:title/>
          <svg:desc/>
        </draw:frame>
        <draw:frame draw:id="id7" presentation:style-name="a867" draw:name="Date Placeholder 2" svg:x="4.24826in" svg:y="0in" svg:width="3.25in" svg:height="0.50174in" presentation:class="date-time" presentation:placeholder="false">
          <draw:text-box>
            <text:p text:style-name="a866" text:class-names="" text:cond-style-name=""><text:span text:style-name="a863" text:class-names=""><text:date text:fixed="false" style:data-style-name="a864">8/12/2022</text:date></text:span><text:span text:style-name="a865" text:class-names=""/></text:p>
          </draw:text-box>
          <svg:title/>
          <svg:desc/>
        </draw:frame>
        <draw:page-thumbnail svg:x="0.75in" svg:y="1.25in" svg:width="6in" svg:height="3.375in" presentation:class="page" draw:id="id8" presentation:style-name="a868" draw:name="Slide Image Placeholder 3">
          <svg:title/>
          <svg:desc/>
        </draw:page-thumbnail>
        <draw:frame draw:id="id9" presentation:style-name="a883" draw:name="Notes Placeholder 4" svg:x="0.75in" svg:y="4.8125in" svg:width="6in" svg:height="3.9375in" presentation:class="notes" presentation:placeholder="false">
          <draw:text-box>
            <text:p text:style-name="a870" text:class-names="" text:cond-style-name=""><text:span text:style-name="a869" text:class-names="">Click to edit Master text styles</text:span></text:p>
            <text:list text:style-name="a873">
              <text:list-item>
                <text:list text:style-name="a873">
                  <text:list-item>
                    <text:p text:style-name="a872" text:class-names="" text:cond-style-name=""><text:span text:style-name="a871" text:class-names="">Second level</text:span></text:p>
                  </text:list-item>
                </text:list>
              </text:list-item>
            </text:list>
            <text:list text:style-name="a876">
              <text:list-item>
                <text:list text:style-name="a876">
                  <text:list-item>
                    <text:list text:style-name="a876">
                      <text:list-item>
                        <text:p text:style-name="a875" text:class-names="" text:cond-style-name=""><text:span text:style-name="a874" text:class-names="">Third level</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Fourth level</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80" text:class-names="">Fifth level</text:span></text:p>
                              </text:list-item>
                            </text:list>
                          </text:list-item>
                        </text:list>
                      </text:list-item>
                    </text:list>
                  </text:list-item>
                </text:list>
              </text:list-item>
            </text:list>
          </draw:text-box>
          <svg:title/>
          <svg:desc/>
        </draw:frame>
        <draw:frame draw:id="id10" presentation:style-name="a886" draw:name="Footer Placeholder 5" svg:x="0in" svg:y="9.49826in" svg:width="3.25in" svg:height="0.50174in" presentation:class="footer" presentation:placeholder="false">
          <draw:text-box>
            <text:p text:style-name="a885" text:class-names="" text:cond-style-name=""><text:span text:style-name="a884" text:class-names=""/></text:p>
          </draw:text-box>
          <svg:title/>
          <svg:desc/>
        </draw:frame>
        <draw:frame draw:id="id11" presentation:style-name="a890" draw:name="Slide Number Placeholder 6" svg:x="4.24826in" svg:y="9.49826in" svg:width="3.25in" svg:height="0.50174in" presentation:class="page-number" presentation:placeholder="false">
          <draw:text-box>
            <text:p text:style-name="a889" text:class-names="" text:cond-style-name=""><text:span text:style-name="a887" text:class-names=""><text:page-number style:num-format="1" text:fixed="false">‹#›</text:page-number></text:span><text:span text:style-name="a888" text:class-names=""/></text:p>
          </draw:text-box>
          <svg:title/>
          <svg:desc/>
        </draw:frame>
      </presentation:notes>
    </style:master-page>
    <style:master-page style:name="Master1-Layout12-cust-Comparison" style:page-layout-name="pageLayout1" draw:style-name="a892">
      <draw:connector draw:type="line" svg:x1="0in" svg:y1="6.91667in" svg:x2="13.33333in" svg:y2="6.91667in" draw:id="id131" draw:layer="Master1-bg" draw:style-name="a893" draw:name="Straight Connector 1">
        <svg:title/>
        <svg:desc/>
      </draw:connector>
      <draw:custom-shape svg:x="0.80682in" svg:y="1.63645in" svg:width="12.52652in" svg:height="5.86355in" draw:id="id132" draw:style-name="a896" draw:name="Freeform: Shape 22">
        <svg:title/>
        <svg:desc/>
        <text:p text:style-name="a895" text:class-names="" text:cond-style-name=""><text:span text:style-name="a894" text:class-names=""/></text:p>
        <draw:enhanced-geometry xmlns:dr3d="urn:oasis:names:tc:opendocument:xmlns:dr3d:1.0" draw:type="non-primitive" svg:viewBox="0 0 11454247 5361629" draw:enhanced-path="M 6289581 282 C 8465340 -14675 10006154 571178 10470807 759302 10778666 883899 11045023 1008258 11276049 1131122 L 11454247 1230436 11454247 5361629 380284 5361629 335545 5249207 C -39263 4244088 -202610 2928326 397857 1927967 517170 1729198 951042 1069104 2970513 486859 4180432 138015 5300600 7081 6289581 282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54247"/>
          <draw:equation draw:name="f7" draw:formula="?f4 / 5361629"/>
          <draw:equation draw:name="f8" draw:formula="6289581 * ?f5 / 11454247"/>
          <draw:equation draw:name="f9" draw:formula="282 * ?f4 / 5361629"/>
          <draw:equation draw:name="f10" draw:formula="10470807 * ?f5 / 11454247"/>
          <draw:equation draw:name="f11" draw:formula="759302 * ?f4 / 5361629"/>
          <draw:equation draw:name="f12" draw:formula="11276049 * ?f5 / 11454247"/>
          <draw:equation draw:name="f13" draw:formula="1131122 * ?f4 / 5361629"/>
          <draw:equation draw:name="f14" draw:formula="11454247 * ?f5 / 11454247"/>
          <draw:equation draw:name="f15" draw:formula="1230436 * ?f4 / 5361629"/>
          <draw:equation draw:name="f16" draw:formula="5361629 * ?f4 / 5361629"/>
          <draw:equation draw:name="f17" draw:formula="380284 * ?f5 / 11454247"/>
          <draw:equation draw:name="f18" draw:formula="335545 * ?f5 / 11454247"/>
          <draw:equation draw:name="f19" draw:formula="5249207 * ?f4 / 5361629"/>
          <draw:equation draw:name="f20" draw:formula="397857 * ?f5 / 11454247"/>
          <draw:equation draw:name="f21" draw:formula="1927967 * ?f4 / 5361629"/>
          <draw:equation draw:name="f22" draw:formula="2970513 * ?f5 / 11454247"/>
          <draw:equation draw:name="f23" draw:formula="486859 * ?f4 / 5361629"/>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in" svg:width="9.02755in" svg:height="7.5in" draw:id="id133" draw:style-name="a899" draw:name="Freeform: Shape 15">
        <svg:title/>
        <svg:desc/>
        <text:p text:style-name="a898" text:class-names="" text:cond-style-name=""><text:span text:style-name="a897" text:class-names=""/></text:p>
        <draw:enhanced-geometry xmlns:dr3d="urn:oasis:names:tc:opendocument:xmlns:dr3d:1.0" draw:type="non-primitive" svg:viewBox="0 0 8254792 6858000" draw:enhanced-path="M 0 0 L 6376520 0 6476044 189247 C 7520839 2231293 8066945 4314694 8222355 6291375 L 8254792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54792"/>
          <draw:equation draw:name="f7" draw:formula="?f4 / 6858000"/>
          <draw:equation draw:name="f8" draw:formula="0 * ?f5 / 8254792"/>
          <draw:equation draw:name="f9" draw:formula="0 * ?f4 / 6858000"/>
          <draw:equation draw:name="f10" draw:formula="6376520 * ?f5 / 8254792"/>
          <draw:equation draw:name="f11" draw:formula="6476044 * ?f5 / 8254792"/>
          <draw:equation draw:name="f12" draw:formula="189247 * ?f4 / 6858000"/>
          <draw:equation draw:name="f13" draw:formula="8222355 * ?f5 / 8254792"/>
          <draw:equation draw:name="f14" draw:formula="6291375 * ?f4 / 6858000"/>
          <draw:equation draw:name="f15" draw:formula="8254792 * ?f5 / 8254792"/>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134" presentation:style-name="a916" draw:name="Content Placeholder 3" svg:x="0.63in" svg:y="2.57in" svg:width="7.07in" svg:height="1.2in" presentation:class="object" presentation:placeholder="false">
        <draw:text-box>
          <text:list text:style-name="a902">
            <text:list-item>
              <text:p text:style-name="a901" text:class-names="" text:cond-style-name=""><text:span text:style-name="a900" text:class-names="">Click to edit Master text styles</text:span></text:p>
            </text:list-item>
          </text:list>
          <text:list text:style-name="a905">
            <text:list-item>
              <text:list text:style-name="a905">
                <text:list-item>
                  <text:p text:style-name="a904" text:class-names="" text:cond-style-name=""><text:span text:style-name="a903" text:class-names="">Second level</text:span></text:p>
                </text:list-item>
              </text:list>
            </text:list-item>
          </text:list>
          <text:list text:style-name="a908">
            <text:list-item>
              <text:list text:style-name="a908">
                <text:list-item>
                  <text:list text:style-name="a908">
                    <text:list-item>
                      <text:p text:style-name="a907" text:class-names="" text:cond-style-name=""><text:span text:style-name="a906" text:class-names="">Third level</text:span></text:p>
                    </text:list-item>
                  </text:list>
                </text:list-item>
              </text:list>
            </text:list-item>
          </text:list>
          <text:list text:style-name="a911">
            <text:list-item>
              <text:list text:style-name="a911">
                <text:list-item>
                  <text:list text:style-name="a911">
                    <text:list-item>
                      <text:list text:style-name="a911">
                        <text:list-item>
                          <text:p text:style-name="a910" text:class-names="" text:cond-style-name=""><text:span text:style-name="a909" text:class-names="">Fourth level</text:span></text:p>
                        </text:list-item>
                      </text:list>
                    </text:list-item>
                  </text:list>
                </text:list-item>
              </text:list>
            </text:list-item>
          </text:list>
          <text:list text:style-name="a915">
            <text:list-item>
              <text:list text:style-name="a915">
                <text:list-item>
                  <text:list text:style-name="a915">
                    <text:list-item>
                      <text:list text:style-name="a915">
                        <text:list-item>
                          <text:list text:style-name="a915">
                            <text:list-item>
                              <text:p text:style-name="a914" text:class-names="" text:cond-style-name=""><text:span text:style-name="a912" text:class-names="">Fifth level</text:span><text:span text:style-name="a913" text:class-names=""/></text:p>
                            </text:list-item>
                          </text:list>
                        </text:list-item>
                      </text:list>
                    </text:list-item>
                  </text:list>
                </text:list-item>
              </text:list>
            </text:list-item>
          </text:list>
        </draw:text-box>
        <svg:title/>
        <svg:desc/>
      </draw:frame>
      <draw:frame draw:id="id135" presentation:style-name="a919" draw:name="Date Placeholder 6" svg:x="0.4in" svg:y="7.07in" svg:width="1.08in" svg:height="0.34in" presentation:class="date-time" presentation:placeholder="false">
        <draw:text-box>
          <text:p text:style-name="a918" text:class-names="" text:cond-style-name=""><text:span text:style-name="a917" text:class-names="">20XX</text:span></text:p>
        </draw:text-box>
        <svg:title/>
        <svg:desc/>
      </draw:frame>
      <draw:frame draw:id="id136" presentation:style-name="a922" draw:name="Footer Placeholder 7" svg:x="4.79in" svg:y="7.07in" svg:width="3.76in" svg:height="0.34in" presentation:class="footer" presentation:placeholder="false">
        <draw:text-box>
          <text:p text:style-name="a921" text:class-names="" text:cond-style-name=""><text:span text:style-name="a920" text:class-names="">presentation title</text:span></text:p>
        </draw:text-box>
        <svg:title/>
        <svg:desc/>
      </draw:frame>
      <draw:frame draw:id="id137" presentation:style-name="a926" draw:name="Slide Number Placeholder 8" svg:x="12.06in" svg:y="7.07in" svg:width="1.08in" svg:height="0.34in" presentation:class="page-number" presentation:placeholder="false">
        <draw:text-box>
          <text:p text:style-name="a925" text:class-names="" text:cond-style-name=""><text:span text:style-name="a923" text:class-names=""><text:page-number style:num-format="1" text:fixed="false">‹#›</text:page-number></text:span><text:span text:style-name="a924" text:class-names=""/></text:p>
        </draw:text-box>
        <svg:title/>
        <svg:desc/>
      </draw:frame>
      <draw:custom-shape svg:x="9.20763in" svg:y="0in" svg:width="4.12571in" svg:height="7.5in" draw:id="id138" draw:style-name="a929" draw:name="Freeform: Shape 29">
        <svg:title/>
        <svg:desc/>
        <text:p text:style-name="a928" text:class-names="" text:cond-style-name=""><text:span text:style-name="a927" text:class-names=""/></text:p>
        <draw:enhanced-geometry xmlns:dr3d="urn:oasis:names:tc:opendocument:xmlns:dr3d:1.0" draw:type="non-primitive" svg:viewBox="0 0 3772547 6858000" draw:enhanced-path="M 726013 6699184 C 505094 6702481 252855 6758262 194178 6822271 340965 6831973 513890 6842751 646765 6837951 728437 6835053 763236 6793738 726013 6699184 Z M 2688876 6144480 C 2667939 6147456 2643536 6156136 2614489 6172461 2707881 6194253 2761756 6206533 2815497 6219317 2783299 6177962 2751687 6135552 2688876 6144480 Z M 1441445 5828515 C 1396390 6000687 1505235 6111739 1597267 6261382 1694641 6042892 1513131 5955469 1441445 5828515 Z M 564047 5081627 C 641557 5116402 701122 5143676 757435 5169001 751231 5345118 664682 5505095 714026 5699328 809018 5624578 790582 5532365 819070 5460266 848733 5385789 876015 5310136 910123 5219072 1044340 5323992 942395 5406577 926416 5486336 907439 5579299 879639 5670976 855495 5763094 868677 5768242 881859 5773390 895041 5778538 927397 5694008 956233 5608535 992346 5526090 1025836 5449406 1043304 5356038 1173864 5315600 1058405 5641838 952905 5938960 847270 6236585 860685 6242873 874102 6249162 887516 6255450 993445 6184169 1015272 6056414 1071336 5951839 1128443 5845388 1130357 5699368 1316332 5639299 1239300 5812061 1176658 5955277 1111498 6097820 1050408 6231217 961076 6353275 920399 6543321 1076435 6421896 1119853 6241744 1314769 6236867 1181027 6415982 1046781 6594962 913038 6774078 924334 6786263 935765 6797946 947061 6810132 1122666 6788766 1173692 6546005 1390926 6536333 1309143 6641289 1209026 6724094 1123175 6814290 L 1084679 6858000 104784 6858000 65939 6835675 C 44059 6818587 25229 6798415 10114 6774567 221167 6665192 457501 6646630 681555 6591378 681031 6577231 680876 6563721 680218 6550076 569008 6528358 454602 6516560 347901 6482043 244587 6448973 119191 6528506 0 6393672 142543 6384997 253209 6378554 388033 6370506 315593 6296684 230692 6273396 156945 6232625 90712 6196023 -7558 6186392 5193 6042198 237445 6155607 452022 6260511 688533 6376141 685932 6250998 598911 6233607 542200 6201712 345413 6090800 193658 5938621 90835 5738677 74927 5707478 69457 5671534 57248 5630552 160757 5598488 181794 5670927 208489 5722256 281840 5863123 385115 5974836 515823 6062655 535439 6075993 557778 6085211 613381 6115194 585121 6051594 577371 6016115 557060 5991279 438784 5846994 316547 5705417 197498 5562003 171355 5530756 151492 5494187 119794 5447443 257938 5406882 290087 5510313 346001 5567315 404162 5625998 455000 5691875 530348 5742773 464313 5564539 398278 5386303 332108 5208571 405482 5180285 412456 5186464 549238 5418673 554347 5300983 558902 5201462 564047 5081627 Z M 3484566 5050701 C 3453884 5102817 3430863 5142441 3408344 5182198 3493137 5143504 3493137 5143504 3484566 5050701 Z M 3753012 4634545 C 3643304 4766227 3632193 4880154 3630314 5024030 3770126 4920884 3745647 4796882 3753012 4634545 Z M 2191761 3599906 C 2067894 3838773 2027499 4088153 2111338 4350890 2137978 4100517 2165122 3850280 2191761 3599906 Z M 2139285 2984627 C 2106068 3128724 2076521 3257105 2038114 3424594 2125270 3334814 2195307 3286778 2229896 3220086 2272316 3138253 2248571 3053776 2139285 2984627 Z M 2045357 2781680 C 1955972 2960290 1880913 3357152 1898928 3505280 1904165 3501835 1911784 3499566 1913499 3495177 1989852 3294758 1958965 3061833 2099086 2879039 2105940 2869563 2071754 2828078 2045357 2781680 Z M 2445714 657549 C 2432993 662761 2420908 667604 2408187 672815 2451815 807874 2495074 942294 2543521 1091573 2647189 996521 2559539 933170 2534234 866591 2507357 795819 2475646 726985 2445714 657549 Z M 2412873 0 L 2529957 0 2583860 285134 C 2603251 382587 2623276 479940 2643016 577351 2647791 601796 2661829 623875 2683825 676637 2724724 467392 2699630 258351 2709915 60368 L 2715689 0 2823803 0 2795833 345165 C 2808044 347897 2820389 350128 2832734 352359 L 2978848 0 3056356 0 3064838 8688 C 3072996 26294 3068060 47733 3058339 73950 3019085 178181 2950009 274959 2964524 397907 3062525 370294 3022564 189349 3198449 227319 3136204 338857 3082160 435892 3028251 532426 3035827 540382 3043537 547834 3051113 555790 3133347 488396 3216220 420634 3319980 335305 3327116 491831 3205529 516895 3150131 588787 3083381 674875 3012002 758107 2951622 848597 2897324 930479 2819277 1004383 2818780 1141086 3000061 1005955 3085408 804174 3295693 725838 3273714 763586 3255959 805697 3228111 839179 3071243 1026105 2910753 1210444 2753013 1396598 2704945 1453214 2643292 1506189 2672132 1595804 2867935 1430623 3062230 1265039 3258502 1102139 3268877 1093606 3292625 1101586 3353759 1102882 3223931 1221093 3118385 1315103 3014951 1411295 2901509 1516657 2778345 1614028 2682237 1733193 2598392 1836789 2546096 1965539 2479450 2083440 2488472 2088012 2498132 2092216 2503532 2094203 2737660 1850401 2971285 1606466 3206149 1363939 3209877 1360090 3227651 1370240 3265856 1382632 2991952 1716517 2653075 1990971 2504245 2409548 2645711 2259977 2786674 2110272 2953868 1933115 2944928 1984593 2944842 2005041 2937109 2021824 2926116 2044738 2911601 2066708 2895476 2086629 2758353 2256220 2617106 2423088 2484341 2596541 2444161 2649883 2408666 2717948 2400519 2782567 2363573 3075432 2337094 3369485 2330841 3670574 2341034 3642597 2358172 3614865 2359272 3586608 2375761 3247318 2486477 2932739 2609271 2621396 2627870 2574123 2669445 2535700 2730771 2510111 2683896 2654859 2636887 2800109 2590012 2944858 2784877 2706699 2860457 2400482 3113847 2153223 2959629 2485238 2824406 2776550 2689048 3068366 2990734 2735460 3195183 2330709 3514969 2018815 3529823 2029799 3544174 2040648 3558525 2051496 3457363 2193550 3356705 2335738 3255544 2477792 3261177 2480919 3266677 2484547 3272311 2487672 L 3772547 2100610 3772547 2150086 3505352 2400889 C 3392812 2510937 3284815 2625166 3187478 2749928 3388350 2690619 3546088 2542715 3759511 2519092 3447632 2735056 3105430 2905184 2813207 3200760 3077019 3148079 3288398 3011316 3528616 3002414 3532697 3015361 3537148 3028944 3541229 3041889 3325465 3130609 3109063 3219696 2892796 3308281 2895573 3316029 2898216 3324279 2900491 3331893 3020434 3306926 3139740 3282328 3259179 3257227 3264770 3270577 3270496 3283425 3276087 3296775 3242918 3315900 3211188 3339722 3175844 3352877 2983249 3423562 2789179 3491698 2595847 3561108 2533820 3583277 2478865 3613265 2486394 3707944 2709510 3686380 2907205 3544333 3179439 3601116 2938785 3682090 2740654 3751292 2540349 3814523 2450802 3842786 2372602 3864929 2356656 3980794 2349766 4030665 2294463 4074029 2260967 4120542 2270520 4131183 2280710 4141456 2290263 4152097 2445361 4064361 2601098 3976257 2756331 3888019 2763404 3895840 2770342 3904163 2777414 3911984 2757562 3935756 2741160 3964762 2716348 3982895 2602256 4066535 2483472 4143529 2372228 4230625 2321022 4270777 2284293 4329354 2240762 4379105 2250081 4388605 2259535 4397603 2268988 4406600 2340570 4356824 2410813 4303995 2485245 4257675 2552659 4215402 2624630 4180275 2708599 4160754 2530781 4361460 2251317 4466513 2154688 4784867 2340793 4694126 2463718 4565446 2645822 4556058 2506675 4664769 2369003 4776029 2227510 4881418 2096762 4978911 2057316 5110026 2057993 5282600 2306451 5180552 2467141 4961249 2728941 4908031 2602552 5009385 2474788 5109832 2349504 5213099 2245241 5298295 2144933 5388859 2039798 5473283 1967706 5531003 1962657 5584061 2050129 5658139 2158842 5586527 2269333 5514314 2401412 5427953 2324051 5811268 2091102 6121110 1987248 6524803 2116288 6423619 2180757 6337996 2229444 6228751 2355666 5946879 2494801 5671160 2630547 5393994 2641001 5373092 2661987 5357166 2693638 5345714 2643215 5590253 2491965 5796462 2415454 6059869 2544385 6003372 2615126 5920507 2673329 5824049 2862763 5509551 3050184 5194513 3239985 4880653 3280782 4812930 3329595 4749511 3375154 4684141 3385650 4691263 3396146 4698386 3406641 4705508 3255926 4986206 3105580 5267539 2954865 5548237 2965594 5556498 2976190 5565263 2986919 5573525 3049055 5506672 3122827 5446708 3170208 5370514 3303110 5158311 3431284 4941609 3548793 4720432 3595750 4631734 3608264 4524648 3643719 4428558 3656031 4394684 3690681 4370029 3748137 4356872 3748687 4415202 3748868 4472894 3749459 4559249 L 3772547 4522718 3772547 5175880 3746445 5187135 C 3713230 5207191 3683062 5237761 3654602 5281584 L 3772547 5292972 3772547 5392015 3592335 5399303 C 3532793 5405715 3474367 5418343 3418032 5443922 3418153 5459576 3417769 5475097 3417889 5490752 L 3772547 5529147 3772547 5605381 3629414 5612078 C 3500059 5610279 3364992 5598600 3219677 5610572 3426489 5696156 3594392 5765927 3762799 5835833 3501949 5877455 3285910 5685425 3030643 5748475 3017454 5751406 3009813 5777911 2992944 5804637 3141723 5945783 3334270 6000070 3519784 6074558 3391163 6158076 3303953 6091072 2885684 5903036 2854413 5937217 2818777 5975615 2775550 6022215 2977638 6171718 3195010 6229963 3423078 6260366 3421992 6272466 3421276 6285203 3420560 6297941 3348143 6306550 3275862 6314659 3199016 6323697 3216711 6346217 3234173 6367596 3258069 6397164 2997430 6464163 2777558 6244170 2523644 6332364 2750414 6387739 2977049 6443618 3238170 6507658 3183222 6529569 3153136 6553292 3127035 6550069 2999816 6533759 2873206 6511147 2746596 6488535 2638640 6468767 2532065 6441826 2424002 6428494 2392231 6424291 2355830 6455481 2280606 6488659 2560458 6543172 2789553 6587858 3060078 6640951 2935873 6701947 2848456 6677985 2763439 6669212 2603372 6652720 2443743 6632573 2284249 6611926 2189304 6599953 2123576 6631904 2088752 6735705 2299284 6825518 2527511 6792933 2744260 6835388 L 2666732 6858000 1726042 6858000 1735077 6850032 C 1786208 6800095 1824155 6748040 1834534 6682133 1862857 6497936 1943665 6341271 2017500 6178426 2093823 6010323 2175546 5844205 2254753 5677413 2049293 5761891 1922298 5937965 1840100 6109882 1743808 6310749 1687849 6530909 1624328 6765710 L 1598196 6858000 1329551 6858000 1498508 6525294 C 1537803 6449088 1537531 6381674 1487939 6309126 1444512 6245772 1405587 6177698 1373642 6107724 1320134 5989412 1228242 5869436 1377198 5748269 1397815 5731705 1389207 5679297 1395219 5636733 1590850 5657367 1572738 5865850 1703951 5953804 1731218 5894308 1756770 5839200 1783768 5780710 1688991 5659422 1598673 5543638 1498333 5414932 1550887 5369754 1597026 5330398 1651493 5284117 1725564 5335750 1791522 5381437 1899695 5456752 1872555 5378906 1869475 5336060 1846783 5310048 1753905 5203813 1652701 5104506 1559454 4997634 1507871 4938560 1466663 4870952 1440197 4790594 1611297 4850447 1689090 5012976 1820387 5118730 1834256 4998539 1837849 4995193 1764530 4928677 1579806 4760661 1391993 4596127 1197377 4422766 1212632 4363823 1270703 4374534 1310537 4402986 1430681 4487973 1545380 4581199 1660484 4672917 1699645 4703882 1733534 4740438 1775842 4779788 1825971 4598740 1768968 4485417 1614496 4405777 1471929 4332021 1336421 4243993 1199467 4159350 1166202 4138585 1139961 4105696 1091551 4060939 1259417 4026187 1343741 4130129 1445828 4183881 1546405 4237228 1642949 4297576 1742683 4356083 1787060 4262922 1734653 4223022 1684025 4182519 1543877 4069545 1403091 3956939 1263849 3842591 1222342 3808304 1186243 3767924 1128414 3712025 1303314 3657070 1356572 3790398 1440807 3846370 1535303 3908323 1615553 3991241 1726425 4086673 1745574 3952814 1724310 3871155 1637128 3810084 1447910 3676958 1258557 3544335 1070112 3410339 1033027 3383701 999839 3350566 977638 3302596 1257535 3308638 1417712 3532031 1669297 3675941 1638592 3607377 1630040 3566835 1606746 3539045 1487195 3395495 1363915 3255795 1242819 3113985 1207124 3072098 1174249 3027733 1132289 2975008 1263248 2902891 1291094 3014327 1344032 3060296 1399586 3108583 1444592 3168050 1520044 3250760 1496222 3033735 1403567 2868301 1409170 2652157 1591954 2777094 1503113 2983864 1645160 3111892 1652543 3001816 1650819 2907616 1667245 2816123 1682558 2730798 1608872 2625396 1735210 2542345 1838278 2803769 1702313 3063637 1793949 3313379 1842452 3078022 1891323 2843302 1941073 2601277 1914130 2564966 1879773 2526131 1855623 2481410 1847283 2466245 1857518 2428045 1871991 2416300 1886464 2404555 1929447 2403142 1938865 2414286 1991887 2478056 2041450 2544671 2085777 2614729 2138712 2698948 2185136 2787347 2248112 2898499 2288919 2784448 2281970 2715785 2221641 2643054 2086372 2479669 1958020 2310595 1828760 2142895 1806743 2114370 1792145 2080289 1775697 2051101 1840214 1985424 1881615 2026147 1912547 2065682 1988290 2161398 2059296 2260695 2130439 2359489 2170450 2415463 2207136 2473778 2257330 2548103 2316733 2425029 2326916 2336712 2246483 2234352 2111355 2062386 1992479 1878073 1864135 1700921 1831763 1656691 1801800 1619572 1862150 1561398 2049696 1688689 2118436 1917211 2276094 2071510 2342909 1989210 2285335 1948463 2251787 1906611 2135694 1760217 2015505 1617035 1899277 1471143 1863015 1425332 1834308 1373464 1817621 1312966 1983387 1336372 2026702 1482660 2112975 1583353 2200488 1685457 2282090 1793518 2366513 1899103 2472839 1796144 2471946 1781359 2398523 1683031 2267860 1508490 2139382 1331840 2012815 1154087 1991336 1123551 1969864 1084934 1968689 1049064 1967472 1023417 1999507 996445 2018558 967611 2157873 1184336 2288072 1386766 2423566 1597619 2535274 1444384 2536869 1424340 2454360 1317652 2371851 1210963 2278228 1111533 2205557 998322 2114289 855887 1988820 726374 2017222 529807 2024383 478930 1979744 420100 1980980 353090 2132679 493402 2176743 701306 2320169 860412 2355476 742733 2194494 590775 2397827 520273 2353106 405394 2312503 301315 2272034 196732 2284656 189878 2296641 183393 2308761 176405 2346949 243203 2388831 308298 2421548 377402 2457078 452108 2483311 531326 2541527 601876 2515432 483905 2487557 366536 2463744 248100 2451887 189704 2433671 131894 2421990 73342 Z N" draw:text-areas="?f1174 ?f1176 ?f1175 ?f1177" draw:glue-points="?f591 ?f592 ?f593 ?f594 ?f595 ?f596 ?f591 ?f592 ?f597 ?f598 ?f599 ?f600 ?f601 ?f602 ?f597 ?f598 ?f603 ?f604 ?f605 ?f606 ?f603 ?f604 ?f607 ?f608 ?f609 ?f610 ?f611 ?f612 ?f613 ?f614 ?f615 ?f616 ?f617 ?f618 ?f619 ?f620 ?f621 ?f622 ?f623 ?f624 ?f625 ?f626 ?f627 ?f628 ?f629 ?f630 ?f631 ?f632 ?f633 ?f634 ?f635 ?f636 ?f637 ?f638 ?f639 ?f640 ?f641 ?f642 ?f643 ?f644 ?f645 ?f646 ?f647 ?f648 ?f649 ?f650 ?f651 ?f650 ?f652 ?f653 ?f654 ?f655 ?f656 ?f657 ?f658 ?f659 ?f660 ?f661 ?f662 ?f663 ?f664 ?f665 ?f666 ?f667 ?f668 ?f669 ?f670 ?f671 ?f672 ?f673 ?f674 ?f675 ?f676 ?f677 ?f678 ?f679 ?f680 ?f681 ?f682 ?f683 ?f684 ?f685 ?f686 ?f687 ?f688 ?f689 ?f690 ?f691 ?f692 ?f693 ?f694 ?f695 ?f696 ?f697 ?f607 ?f608 ?f698 ?f699 ?f700 ?f701 ?f698 ?f699 ?f702 ?f703 ?f704 ?f705 ?f702 ?f703 ?f706 ?f707 ?f708 ?f709 ?f706 ?f707 ?f710 ?f711 ?f712 ?f713 ?f714 ?f715 ?f710 ?f711 ?f716 ?f717 ?f718 ?f719 ?f720 ?f721 ?f722 ?f723 ?f716 ?f717 ?f724 ?f725 ?f726 ?f727 ?f728 ?f729 ?f730 ?f731 ?f724 ?f725 ?f732 ?f733 ?f734 ?f733 ?f735 ?f736 ?f737 ?f738 ?f739 ?f740 ?f741 ?f742 ?f743 ?f733 ?f744 ?f733 ?f745 ?f746 ?f747 ?f748 ?f749 ?f733 ?f750 ?f733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29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829 ?f934 ?f829 ?f935 ?f936 ?f937 ?f938 ?f939 ?f829 ?f940 ?f829 ?f941 ?f942 ?f943 ?f944 ?f945 ?f946 ?f947 ?f829 ?f948 ?f829 ?f949 ?f950 ?f951 ?f952 ?f953 ?f954 ?f955 ?f956 ?f957 ?f958 ?f959 ?f960 ?f961 ?f962 ?f963 ?f964 ?f965 ?f966 ?f967 ?f968 ?f969 ?f970 ?f971 ?f972 ?f973 ?f974 ?f975 ?f976 ?f977 ?f978 ?f979 ?f980 ?f981 ?f982 ?f983 ?f984 ?f985 ?f986 ?f987 ?f988 ?f989 ?f990 ?f991 ?f992 ?f993 ?f994 ?f995 ?f996 ?f650 ?f997 ?f650 ?f998 ?f999 ?f1000 ?f1001 ?f1002 ?f1003 ?f1004 ?f1005 ?f1006 ?f1007 ?f1008 ?f1009 ?f1010 ?f650 ?f1011 ?f650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72547"/>
          <draw:equation draw:name="f7" draw:formula="?f4 / 6858000"/>
          <draw:equation draw:name="f8" draw:formula="726013 * ?f5 / 3772547"/>
          <draw:equation draw:name="f9" draw:formula="6699184 * ?f4 / 6858000"/>
          <draw:equation draw:name="f10" draw:formula="194178 * ?f5 / 3772547"/>
          <draw:equation draw:name="f11" draw:formula="6822271 * ?f4 / 6858000"/>
          <draw:equation draw:name="f12" draw:formula="646765 * ?f5 / 3772547"/>
          <draw:equation draw:name="f13" draw:formula="6837951 * ?f4 / 6858000"/>
          <draw:equation draw:name="f14" draw:formula="2688876 * ?f5 / 3772547"/>
          <draw:equation draw:name="f15" draw:formula="6144480 * ?f4 / 6858000"/>
          <draw:equation draw:name="f16" draw:formula="2614489 * ?f5 / 3772547"/>
          <draw:equation draw:name="f17" draw:formula="6172461 * ?f4 / 6858000"/>
          <draw:equation draw:name="f18" draw:formula="2815497 * ?f5 / 3772547"/>
          <draw:equation draw:name="f19" draw:formula="6219317 * ?f4 / 6858000"/>
          <draw:equation draw:name="f20" draw:formula="1441445 * ?f5 / 3772547"/>
          <draw:equation draw:name="f21" draw:formula="5828515 * ?f4 / 6858000"/>
          <draw:equation draw:name="f22" draw:formula="1597267 * ?f5 / 3772547"/>
          <draw:equation draw:name="f23" draw:formula="6261382 * ?f4 / 6858000"/>
          <draw:equation draw:name="f24" draw:formula="564047 * ?f5 / 3772547"/>
          <draw:equation draw:name="f25" draw:formula="5081627 * ?f4 / 6858000"/>
          <draw:equation draw:name="f26" draw:formula="757435 * ?f5 / 3772547"/>
          <draw:equation draw:name="f27" draw:formula="5169001 * ?f4 / 6858000"/>
          <draw:equation draw:name="f28" draw:formula="714026 * ?f5 / 3772547"/>
          <draw:equation draw:name="f29" draw:formula="5699328 * ?f4 / 6858000"/>
          <draw:equation draw:name="f30" draw:formula="819070 * ?f5 / 3772547"/>
          <draw:equation draw:name="f31" draw:formula="5460266 * ?f4 / 6858000"/>
          <draw:equation draw:name="f32" draw:formula="910123 * ?f5 / 3772547"/>
          <draw:equation draw:name="f33" draw:formula="5219072 * ?f4 / 6858000"/>
          <draw:equation draw:name="f34" draw:formula="926416 * ?f5 / 3772547"/>
          <draw:equation draw:name="f35" draw:formula="5486336 * ?f4 / 6858000"/>
          <draw:equation draw:name="f36" draw:formula="855495 * ?f5 / 3772547"/>
          <draw:equation draw:name="f37" draw:formula="5763094 * ?f4 / 6858000"/>
          <draw:equation draw:name="f38" draw:formula="895041 * ?f5 / 3772547"/>
          <draw:equation draw:name="f39" draw:formula="5778538 * ?f4 / 6858000"/>
          <draw:equation draw:name="f40" draw:formula="992346 * ?f5 / 3772547"/>
          <draw:equation draw:name="f41" draw:formula="5526090 * ?f4 / 6858000"/>
          <draw:equation draw:name="f42" draw:formula="1173864 * ?f5 / 3772547"/>
          <draw:equation draw:name="f43" draw:formula="5315600 * ?f4 / 6858000"/>
          <draw:equation draw:name="f44" draw:formula="847270 * ?f5 / 3772547"/>
          <draw:equation draw:name="f45" draw:formula="6236585 * ?f4 / 6858000"/>
          <draw:equation draw:name="f46" draw:formula="887516 * ?f5 / 3772547"/>
          <draw:equation draw:name="f47" draw:formula="6255450 * ?f4 / 6858000"/>
          <draw:equation draw:name="f48" draw:formula="1071336 * ?f5 / 3772547"/>
          <draw:equation draw:name="f49" draw:formula="5951839 * ?f4 / 6858000"/>
          <draw:equation draw:name="f50" draw:formula="1316332 * ?f5 / 3772547"/>
          <draw:equation draw:name="f51" draw:formula="5639299 * ?f4 / 6858000"/>
          <draw:equation draw:name="f52" draw:formula="1111498 * ?f5 / 3772547"/>
          <draw:equation draw:name="f53" draw:formula="6097820 * ?f4 / 6858000"/>
          <draw:equation draw:name="f54" draw:formula="920399 * ?f5 / 3772547"/>
          <draw:equation draw:name="f55" draw:formula="6543321 * ?f4 / 6858000"/>
          <draw:equation draw:name="f56" draw:formula="1314769 * ?f5 / 3772547"/>
          <draw:equation draw:name="f57" draw:formula="6236867 * ?f4 / 6858000"/>
          <draw:equation draw:name="f58" draw:formula="913038 * ?f5 / 3772547"/>
          <draw:equation draw:name="f59" draw:formula="6774078 * ?f4 / 6858000"/>
          <draw:equation draw:name="f60" draw:formula="947061 * ?f5 / 3772547"/>
          <draw:equation draw:name="f61" draw:formula="6810132 * ?f4 / 6858000"/>
          <draw:equation draw:name="f62" draw:formula="1390926 * ?f5 / 3772547"/>
          <draw:equation draw:name="f63" draw:formula="6536333 * ?f4 / 6858000"/>
          <draw:equation draw:name="f64" draw:formula="1123175 * ?f5 / 3772547"/>
          <draw:equation draw:name="f65" draw:formula="6814290 * ?f4 / 6858000"/>
          <draw:equation draw:name="f66" draw:formula="1084679 * ?f5 / 3772547"/>
          <draw:equation draw:name="f67" draw:formula="6858000 * ?f4 / 6858000"/>
          <draw:equation draw:name="f68" draw:formula="104784 * ?f5 / 3772547"/>
          <draw:equation draw:name="f69" draw:formula="65939 * ?f5 / 3772547"/>
          <draw:equation draw:name="f70" draw:formula="6835675 * ?f4 / 6858000"/>
          <draw:equation draw:name="f71" draw:formula="10114 * ?f5 / 3772547"/>
          <draw:equation draw:name="f72" draw:formula="6774567 * ?f4 / 6858000"/>
          <draw:equation draw:name="f73" draw:formula="681555 * ?f5 / 3772547"/>
          <draw:equation draw:name="f74" draw:formula="6591378 * ?f4 / 6858000"/>
          <draw:equation draw:name="f75" draw:formula="680218 * ?f5 / 3772547"/>
          <draw:equation draw:name="f76" draw:formula="6550076 * ?f4 / 6858000"/>
          <draw:equation draw:name="f77" draw:formula="347901 * ?f5 / 3772547"/>
          <draw:equation draw:name="f78" draw:formula="6482043 * ?f4 / 6858000"/>
          <draw:equation draw:name="f79" draw:formula="0 * ?f5 / 3772547"/>
          <draw:equation draw:name="f80" draw:formula="6393672 * ?f4 / 6858000"/>
          <draw:equation draw:name="f81" draw:formula="388033 * ?f5 / 3772547"/>
          <draw:equation draw:name="f82" draw:formula="6370506 * ?f4 / 6858000"/>
          <draw:equation draw:name="f83" draw:formula="156945 * ?f5 / 3772547"/>
          <draw:equation draw:name="f84" draw:formula="6232625 * ?f4 / 6858000"/>
          <draw:equation draw:name="f85" draw:formula="5193 * ?f5 / 3772547"/>
          <draw:equation draw:name="f86" draw:formula="6042198 * ?f4 / 6858000"/>
          <draw:equation draw:name="f87" draw:formula="688533 * ?f5 / 3772547"/>
          <draw:equation draw:name="f88" draw:formula="6376141 * ?f4 / 6858000"/>
          <draw:equation draw:name="f89" draw:formula="542200 * ?f5 / 3772547"/>
          <draw:equation draw:name="f90" draw:formula="6201712 * ?f4 / 6858000"/>
          <draw:equation draw:name="f91" draw:formula="90835 * ?f5 / 3772547"/>
          <draw:equation draw:name="f92" draw:formula="5738677 * ?f4 / 6858000"/>
          <draw:equation draw:name="f93" draw:formula="57248 * ?f5 / 3772547"/>
          <draw:equation draw:name="f94" draw:formula="5630552 * ?f4 / 6858000"/>
          <draw:equation draw:name="f95" draw:formula="208489 * ?f5 / 3772547"/>
          <draw:equation draw:name="f96" draw:formula="5722256 * ?f4 / 6858000"/>
          <draw:equation draw:name="f97" draw:formula="515823 * ?f5 / 3772547"/>
          <draw:equation draw:name="f98" draw:formula="6062655 * ?f4 / 6858000"/>
          <draw:equation draw:name="f99" draw:formula="613381 * ?f5 / 3772547"/>
          <draw:equation draw:name="f100" draw:formula="6115194 * ?f4 / 6858000"/>
          <draw:equation draw:name="f101" draw:formula="557060 * ?f5 / 3772547"/>
          <draw:equation draw:name="f102" draw:formula="5991279 * ?f4 / 6858000"/>
          <draw:equation draw:name="f103" draw:formula="197498 * ?f5 / 3772547"/>
          <draw:equation draw:name="f104" draw:formula="5562003 * ?f4 / 6858000"/>
          <draw:equation draw:name="f105" draw:formula="119794 * ?f5 / 3772547"/>
          <draw:equation draw:name="f106" draw:formula="5447443 * ?f4 / 6858000"/>
          <draw:equation draw:name="f107" draw:formula="346001 * ?f5 / 3772547"/>
          <draw:equation draw:name="f108" draw:formula="5567315 * ?f4 / 6858000"/>
          <draw:equation draw:name="f109" draw:formula="530348 * ?f5 / 3772547"/>
          <draw:equation draw:name="f110" draw:formula="5742773 * ?f4 / 6858000"/>
          <draw:equation draw:name="f111" draw:formula="332108 * ?f5 / 3772547"/>
          <draw:equation draw:name="f112" draw:formula="5208571 * ?f4 / 6858000"/>
          <draw:equation draw:name="f113" draw:formula="549238 * ?f5 / 3772547"/>
          <draw:equation draw:name="f114" draw:formula="5418673 * ?f4 / 6858000"/>
          <draw:equation draw:name="f115" draw:formula="3484566 * ?f5 / 3772547"/>
          <draw:equation draw:name="f116" draw:formula="5050701 * ?f4 / 6858000"/>
          <draw:equation draw:name="f117" draw:formula="3408344 * ?f5 / 3772547"/>
          <draw:equation draw:name="f118" draw:formula="5182198 * ?f4 / 6858000"/>
          <draw:equation draw:name="f119" draw:formula="3753012 * ?f5 / 3772547"/>
          <draw:equation draw:name="f120" draw:formula="4634545 * ?f4 / 6858000"/>
          <draw:equation draw:name="f121" draw:formula="3630314 * ?f5 / 3772547"/>
          <draw:equation draw:name="f122" draw:formula="5024030 * ?f4 / 6858000"/>
          <draw:equation draw:name="f123" draw:formula="2191761 * ?f5 / 3772547"/>
          <draw:equation draw:name="f124" draw:formula="3599906 * ?f4 / 6858000"/>
          <draw:equation draw:name="f125" draw:formula="2111338 * ?f5 / 3772547"/>
          <draw:equation draw:name="f126" draw:formula="4350890 * ?f4 / 6858000"/>
          <draw:equation draw:name="f127" draw:formula="2139285 * ?f5 / 3772547"/>
          <draw:equation draw:name="f128" draw:formula="2984627 * ?f4 / 6858000"/>
          <draw:equation draw:name="f129" draw:formula="2038114 * ?f5 / 3772547"/>
          <draw:equation draw:name="f130" draw:formula="3424594 * ?f4 / 6858000"/>
          <draw:equation draw:name="f131" draw:formula="2229896 * ?f5 / 3772547"/>
          <draw:equation draw:name="f132" draw:formula="3220086 * ?f4 / 6858000"/>
          <draw:equation draw:name="f133" draw:formula="2045357 * ?f5 / 3772547"/>
          <draw:equation draw:name="f134" draw:formula="2781680 * ?f4 / 6858000"/>
          <draw:equation draw:name="f135" draw:formula="1898928 * ?f5 / 3772547"/>
          <draw:equation draw:name="f136" draw:formula="3505280 * ?f4 / 6858000"/>
          <draw:equation draw:name="f137" draw:formula="1913499 * ?f5 / 3772547"/>
          <draw:equation draw:name="f138" draw:formula="3495177 * ?f4 / 6858000"/>
          <draw:equation draw:name="f139" draw:formula="2099086 * ?f5 / 3772547"/>
          <draw:equation draw:name="f140" draw:formula="2879039 * ?f4 / 6858000"/>
          <draw:equation draw:name="f141" draw:formula="2445714 * ?f5 / 3772547"/>
          <draw:equation draw:name="f142" draw:formula="657549 * ?f4 / 6858000"/>
          <draw:equation draw:name="f143" draw:formula="2408187 * ?f5 / 3772547"/>
          <draw:equation draw:name="f144" draw:formula="672815 * ?f4 / 6858000"/>
          <draw:equation draw:name="f145" draw:formula="2543521 * ?f5 / 3772547"/>
          <draw:equation draw:name="f146" draw:formula="1091573 * ?f4 / 6858000"/>
          <draw:equation draw:name="f147" draw:formula="2534234 * ?f5 / 3772547"/>
          <draw:equation draw:name="f148" draw:formula="866591 * ?f4 / 6858000"/>
          <draw:equation draw:name="f149" draw:formula="2412873 * ?f5 / 3772547"/>
          <draw:equation draw:name="f150" draw:formula="0 * ?f4 / 6858000"/>
          <draw:equation draw:name="f151" draw:formula="2529957 * ?f5 / 3772547"/>
          <draw:equation draw:name="f152" draw:formula="2583860 * ?f5 / 3772547"/>
          <draw:equation draw:name="f153" draw:formula="285134 * ?f4 / 6858000"/>
          <draw:equation draw:name="f154" draw:formula="2643016 * ?f5 / 3772547"/>
          <draw:equation draw:name="f155" draw:formula="577351 * ?f4 / 6858000"/>
          <draw:equation draw:name="f156" draw:formula="2683825 * ?f5 / 3772547"/>
          <draw:equation draw:name="f157" draw:formula="676637 * ?f4 / 6858000"/>
          <draw:equation draw:name="f158" draw:formula="2709915 * ?f5 / 3772547"/>
          <draw:equation draw:name="f159" draw:formula="60368 * ?f4 / 6858000"/>
          <draw:equation draw:name="f160" draw:formula="2715689 * ?f5 / 3772547"/>
          <draw:equation draw:name="f161" draw:formula="2823803 * ?f5 / 3772547"/>
          <draw:equation draw:name="f162" draw:formula="2795833 * ?f5 / 3772547"/>
          <draw:equation draw:name="f163" draw:formula="345165 * ?f4 / 6858000"/>
          <draw:equation draw:name="f164" draw:formula="2832734 * ?f5 / 3772547"/>
          <draw:equation draw:name="f165" draw:formula="352359 * ?f4 / 6858000"/>
          <draw:equation draw:name="f166" draw:formula="2978848 * ?f5 / 3772547"/>
          <draw:equation draw:name="f167" draw:formula="3056356 * ?f5 / 3772547"/>
          <draw:equation draw:name="f168" draw:formula="3064838 * ?f5 / 3772547"/>
          <draw:equation draw:name="f169" draw:formula="8688 * ?f4 / 6858000"/>
          <draw:equation draw:name="f170" draw:formula="3058339 * ?f5 / 3772547"/>
          <draw:equation draw:name="f171" draw:formula="73950 * ?f4 / 6858000"/>
          <draw:equation draw:name="f172" draw:formula="2964524 * ?f5 / 3772547"/>
          <draw:equation draw:name="f173" draw:formula="397907 * ?f4 / 6858000"/>
          <draw:equation draw:name="f174" draw:formula="3198449 * ?f5 / 3772547"/>
          <draw:equation draw:name="f175" draw:formula="227319 * ?f4 / 6858000"/>
          <draw:equation draw:name="f176" draw:formula="3028251 * ?f5 / 3772547"/>
          <draw:equation draw:name="f177" draw:formula="532426 * ?f4 / 6858000"/>
          <draw:equation draw:name="f178" draw:formula="3051113 * ?f5 / 3772547"/>
          <draw:equation draw:name="f179" draw:formula="555790 * ?f4 / 6858000"/>
          <draw:equation draw:name="f180" draw:formula="3319980 * ?f5 / 3772547"/>
          <draw:equation draw:name="f181" draw:formula="335305 * ?f4 / 6858000"/>
          <draw:equation draw:name="f182" draw:formula="3150131 * ?f5 / 3772547"/>
          <draw:equation draw:name="f183" draw:formula="588787 * ?f4 / 6858000"/>
          <draw:equation draw:name="f184" draw:formula="2951622 * ?f5 / 3772547"/>
          <draw:equation draw:name="f185" draw:formula="848597 * ?f4 / 6858000"/>
          <draw:equation draw:name="f186" draw:formula="2818780 * ?f5 / 3772547"/>
          <draw:equation draw:name="f187" draw:formula="1141086 * ?f4 / 6858000"/>
          <draw:equation draw:name="f188" draw:formula="3295693 * ?f5 / 3772547"/>
          <draw:equation draw:name="f189" draw:formula="725838 * ?f4 / 6858000"/>
          <draw:equation draw:name="f190" draw:formula="3228111 * ?f5 / 3772547"/>
          <draw:equation draw:name="f191" draw:formula="839179 * ?f4 / 6858000"/>
          <draw:equation draw:name="f192" draw:formula="2753013 * ?f5 / 3772547"/>
          <draw:equation draw:name="f193" draw:formula="1396598 * ?f4 / 6858000"/>
          <draw:equation draw:name="f194" draw:formula="2672132 * ?f5 / 3772547"/>
          <draw:equation draw:name="f195" draw:formula="1595804 * ?f4 / 6858000"/>
          <draw:equation draw:name="f196" draw:formula="3258502 * ?f5 / 3772547"/>
          <draw:equation draw:name="f197" draw:formula="1102139 * ?f4 / 6858000"/>
          <draw:equation draw:name="f198" draw:formula="3353759 * ?f5 / 3772547"/>
          <draw:equation draw:name="f199" draw:formula="1102882 * ?f4 / 6858000"/>
          <draw:equation draw:name="f200" draw:formula="3014951 * ?f5 / 3772547"/>
          <draw:equation draw:name="f201" draw:formula="1411295 * ?f4 / 6858000"/>
          <draw:equation draw:name="f202" draw:formula="2682237 * ?f5 / 3772547"/>
          <draw:equation draw:name="f203" draw:formula="1733193 * ?f4 / 6858000"/>
          <draw:equation draw:name="f204" draw:formula="2479450 * ?f5 / 3772547"/>
          <draw:equation draw:name="f205" draw:formula="2083440 * ?f4 / 6858000"/>
          <draw:equation draw:name="f206" draw:formula="2503532 * ?f5 / 3772547"/>
          <draw:equation draw:name="f207" draw:formula="2094203 * ?f4 / 6858000"/>
          <draw:equation draw:name="f208" draw:formula="3206149 * ?f5 / 3772547"/>
          <draw:equation draw:name="f209" draw:formula="1363939 * ?f4 / 6858000"/>
          <draw:equation draw:name="f210" draw:formula="3265856 * ?f5 / 3772547"/>
          <draw:equation draw:name="f211" draw:formula="1382632 * ?f4 / 6858000"/>
          <draw:equation draw:name="f212" draw:formula="2504245 * ?f5 / 3772547"/>
          <draw:equation draw:name="f213" draw:formula="2409548 * ?f4 / 6858000"/>
          <draw:equation draw:name="f214" draw:formula="2953868 * ?f5 / 3772547"/>
          <draw:equation draw:name="f215" draw:formula="1933115 * ?f4 / 6858000"/>
          <draw:equation draw:name="f216" draw:formula="2937109 * ?f5 / 3772547"/>
          <draw:equation draw:name="f217" draw:formula="2021824 * ?f4 / 6858000"/>
          <draw:equation draw:name="f218" draw:formula="2895476 * ?f5 / 3772547"/>
          <draw:equation draw:name="f219" draw:formula="2086629 * ?f4 / 6858000"/>
          <draw:equation draw:name="f220" draw:formula="2484341 * ?f5 / 3772547"/>
          <draw:equation draw:name="f221" draw:formula="2596541 * ?f4 / 6858000"/>
          <draw:equation draw:name="f222" draw:formula="2400519 * ?f5 / 3772547"/>
          <draw:equation draw:name="f223" draw:formula="2782567 * ?f4 / 6858000"/>
          <draw:equation draw:name="f224" draw:formula="2330841 * ?f5 / 3772547"/>
          <draw:equation draw:name="f225" draw:formula="3670574 * ?f4 / 6858000"/>
          <draw:equation draw:name="f226" draw:formula="2359272 * ?f5 / 3772547"/>
          <draw:equation draw:name="f227" draw:formula="3586608 * ?f4 / 6858000"/>
          <draw:equation draw:name="f228" draw:formula="2609271 * ?f5 / 3772547"/>
          <draw:equation draw:name="f229" draw:formula="2621396 * ?f4 / 6858000"/>
          <draw:equation draw:name="f230" draw:formula="2730771 * ?f5 / 3772547"/>
          <draw:equation draw:name="f231" draw:formula="2510111 * ?f4 / 6858000"/>
          <draw:equation draw:name="f232" draw:formula="2590012 * ?f5 / 3772547"/>
          <draw:equation draw:name="f233" draw:formula="2944858 * ?f4 / 6858000"/>
          <draw:equation draw:name="f234" draw:formula="3113847 * ?f5 / 3772547"/>
          <draw:equation draw:name="f235" draw:formula="2153223 * ?f4 / 6858000"/>
          <draw:equation draw:name="f236" draw:formula="2689048 * ?f5 / 3772547"/>
          <draw:equation draw:name="f237" draw:formula="3068366 * ?f4 / 6858000"/>
          <draw:equation draw:name="f238" draw:formula="3514969 * ?f5 / 3772547"/>
          <draw:equation draw:name="f239" draw:formula="2018815 * ?f4 / 6858000"/>
          <draw:equation draw:name="f240" draw:formula="3558525 * ?f5 / 3772547"/>
          <draw:equation draw:name="f241" draw:formula="2051496 * ?f4 / 6858000"/>
          <draw:equation draw:name="f242" draw:formula="3255544 * ?f5 / 3772547"/>
          <draw:equation draw:name="f243" draw:formula="2477792 * ?f4 / 6858000"/>
          <draw:equation draw:name="f244" draw:formula="3272311 * ?f5 / 3772547"/>
          <draw:equation draw:name="f245" draw:formula="2487672 * ?f4 / 6858000"/>
          <draw:equation draw:name="f246" draw:formula="3772547 * ?f5 / 3772547"/>
          <draw:equation draw:name="f247" draw:formula="2100610 * ?f4 / 6858000"/>
          <draw:equation draw:name="f248" draw:formula="2150086 * ?f4 / 6858000"/>
          <draw:equation draw:name="f249" draw:formula="3505352 * ?f5 / 3772547"/>
          <draw:equation draw:name="f250" draw:formula="2400889 * ?f4 / 6858000"/>
          <draw:equation draw:name="f251" draw:formula="3187478 * ?f5 / 3772547"/>
          <draw:equation draw:name="f252" draw:formula="2749928 * ?f4 / 6858000"/>
          <draw:equation draw:name="f253" draw:formula="3759511 * ?f5 / 3772547"/>
          <draw:equation draw:name="f254" draw:formula="2519092 * ?f4 / 6858000"/>
          <draw:equation draw:name="f255" draw:formula="2813207 * ?f5 / 3772547"/>
          <draw:equation draw:name="f256" draw:formula="3200760 * ?f4 / 6858000"/>
          <draw:equation draw:name="f257" draw:formula="3528616 * ?f5 / 3772547"/>
          <draw:equation draw:name="f258" draw:formula="3002414 * ?f4 / 6858000"/>
          <draw:equation draw:name="f259" draw:formula="3541229 * ?f5 / 3772547"/>
          <draw:equation draw:name="f260" draw:formula="3041889 * ?f4 / 6858000"/>
          <draw:equation draw:name="f261" draw:formula="2892796 * ?f5 / 3772547"/>
          <draw:equation draw:name="f262" draw:formula="3308281 * ?f4 / 6858000"/>
          <draw:equation draw:name="f263" draw:formula="2900491 * ?f5 / 3772547"/>
          <draw:equation draw:name="f264" draw:formula="3331893 * ?f4 / 6858000"/>
          <draw:equation draw:name="f265" draw:formula="3259179 * ?f5 / 3772547"/>
          <draw:equation draw:name="f266" draw:formula="3257227 * ?f4 / 6858000"/>
          <draw:equation draw:name="f267" draw:formula="3276087 * ?f5 / 3772547"/>
          <draw:equation draw:name="f268" draw:formula="3296775 * ?f4 / 6858000"/>
          <draw:equation draw:name="f269" draw:formula="3175844 * ?f5 / 3772547"/>
          <draw:equation draw:name="f270" draw:formula="3352877 * ?f4 / 6858000"/>
          <draw:equation draw:name="f271" draw:formula="2595847 * ?f5 / 3772547"/>
          <draw:equation draw:name="f272" draw:formula="3561108 * ?f4 / 6858000"/>
          <draw:equation draw:name="f273" draw:formula="2486394 * ?f5 / 3772547"/>
          <draw:equation draw:name="f274" draw:formula="3707944 * ?f4 / 6858000"/>
          <draw:equation draw:name="f275" draw:formula="3179439 * ?f5 / 3772547"/>
          <draw:equation draw:name="f276" draw:formula="3601116 * ?f4 / 6858000"/>
          <draw:equation draw:name="f277" draw:formula="2540349 * ?f5 / 3772547"/>
          <draw:equation draw:name="f278" draw:formula="3814523 * ?f4 / 6858000"/>
          <draw:equation draw:name="f279" draw:formula="2356656 * ?f5 / 3772547"/>
          <draw:equation draw:name="f280" draw:formula="3980794 * ?f4 / 6858000"/>
          <draw:equation draw:name="f281" draw:formula="2260967 * ?f5 / 3772547"/>
          <draw:equation draw:name="f282" draw:formula="4120542 * ?f4 / 6858000"/>
          <draw:equation draw:name="f283" draw:formula="2290263 * ?f5 / 3772547"/>
          <draw:equation draw:name="f284" draw:formula="4152097 * ?f4 / 6858000"/>
          <draw:equation draw:name="f285" draw:formula="2756331 * ?f5 / 3772547"/>
          <draw:equation draw:name="f286" draw:formula="3888019 * ?f4 / 6858000"/>
          <draw:equation draw:name="f287" draw:formula="2777414 * ?f5 / 3772547"/>
          <draw:equation draw:name="f288" draw:formula="3911984 * ?f4 / 6858000"/>
          <draw:equation draw:name="f289" draw:formula="2716348 * ?f5 / 3772547"/>
          <draw:equation draw:name="f290" draw:formula="3982895 * ?f4 / 6858000"/>
          <draw:equation draw:name="f291" draw:formula="2372228 * ?f5 / 3772547"/>
          <draw:equation draw:name="f292" draw:formula="4230625 * ?f4 / 6858000"/>
          <draw:equation draw:name="f293" draw:formula="2240762 * ?f5 / 3772547"/>
          <draw:equation draw:name="f294" draw:formula="4379105 * ?f4 / 6858000"/>
          <draw:equation draw:name="f295" draw:formula="2268988 * ?f5 / 3772547"/>
          <draw:equation draw:name="f296" draw:formula="4406600 * ?f4 / 6858000"/>
          <draw:equation draw:name="f297" draw:formula="2485245 * ?f5 / 3772547"/>
          <draw:equation draw:name="f298" draw:formula="4257675 * ?f4 / 6858000"/>
          <draw:equation draw:name="f299" draw:formula="2708599 * ?f5 / 3772547"/>
          <draw:equation draw:name="f300" draw:formula="4160754 * ?f4 / 6858000"/>
          <draw:equation draw:name="f301" draw:formula="2154688 * ?f5 / 3772547"/>
          <draw:equation draw:name="f302" draw:formula="4784867 * ?f4 / 6858000"/>
          <draw:equation draw:name="f303" draw:formula="2645822 * ?f5 / 3772547"/>
          <draw:equation draw:name="f304" draw:formula="4556058 * ?f4 / 6858000"/>
          <draw:equation draw:name="f305" draw:formula="2227510 * ?f5 / 3772547"/>
          <draw:equation draw:name="f306" draw:formula="4881418 * ?f4 / 6858000"/>
          <draw:equation draw:name="f307" draw:formula="2057993 * ?f5 / 3772547"/>
          <draw:equation draw:name="f308" draw:formula="5282600 * ?f4 / 6858000"/>
          <draw:equation draw:name="f309" draw:formula="2728941 * ?f5 / 3772547"/>
          <draw:equation draw:name="f310" draw:formula="4908031 * ?f4 / 6858000"/>
          <draw:equation draw:name="f311" draw:formula="2349504 * ?f5 / 3772547"/>
          <draw:equation draw:name="f312" draw:formula="5213099 * ?f4 / 6858000"/>
          <draw:equation draw:name="f313" draw:formula="2039798 * ?f5 / 3772547"/>
          <draw:equation draw:name="f314" draw:formula="5473283 * ?f4 / 6858000"/>
          <draw:equation draw:name="f315" draw:formula="2050129 * ?f5 / 3772547"/>
          <draw:equation draw:name="f316" draw:formula="5658139 * ?f4 / 6858000"/>
          <draw:equation draw:name="f317" draw:formula="2401412 * ?f5 / 3772547"/>
          <draw:equation draw:name="f318" draw:formula="5427953 * ?f4 / 6858000"/>
          <draw:equation draw:name="f319" draw:formula="1987248 * ?f5 / 3772547"/>
          <draw:equation draw:name="f320" draw:formula="6524803 * ?f4 / 6858000"/>
          <draw:equation draw:name="f321" draw:formula="2229444 * ?f5 / 3772547"/>
          <draw:equation draw:name="f322" draw:formula="6228751 * ?f4 / 6858000"/>
          <draw:equation draw:name="f323" draw:formula="2630547 * ?f5 / 3772547"/>
          <draw:equation draw:name="f324" draw:formula="5393994 * ?f4 / 6858000"/>
          <draw:equation draw:name="f325" draw:formula="2693638 * ?f5 / 3772547"/>
          <draw:equation draw:name="f326" draw:formula="5345714 * ?f4 / 6858000"/>
          <draw:equation draw:name="f327" draw:formula="2415454 * ?f5 / 3772547"/>
          <draw:equation draw:name="f328" draw:formula="6059869 * ?f4 / 6858000"/>
          <draw:equation draw:name="f329" draw:formula="2673329 * ?f5 / 3772547"/>
          <draw:equation draw:name="f330" draw:formula="5824049 * ?f4 / 6858000"/>
          <draw:equation draw:name="f331" draw:formula="3239985 * ?f5 / 3772547"/>
          <draw:equation draw:name="f332" draw:formula="4880653 * ?f4 / 6858000"/>
          <draw:equation draw:name="f333" draw:formula="3375154 * ?f5 / 3772547"/>
          <draw:equation draw:name="f334" draw:formula="4684141 * ?f4 / 6858000"/>
          <draw:equation draw:name="f335" draw:formula="3406641 * ?f5 / 3772547"/>
          <draw:equation draw:name="f336" draw:formula="4705508 * ?f4 / 6858000"/>
          <draw:equation draw:name="f337" draw:formula="2954865 * ?f5 / 3772547"/>
          <draw:equation draw:name="f338" draw:formula="5548237 * ?f4 / 6858000"/>
          <draw:equation draw:name="f339" draw:formula="2986919 * ?f5 / 3772547"/>
          <draw:equation draw:name="f340" draw:formula="5573525 * ?f4 / 6858000"/>
          <draw:equation draw:name="f341" draw:formula="3170208 * ?f5 / 3772547"/>
          <draw:equation draw:name="f342" draw:formula="5370514 * ?f4 / 6858000"/>
          <draw:equation draw:name="f343" draw:formula="3548793 * ?f5 / 3772547"/>
          <draw:equation draw:name="f344" draw:formula="4720432 * ?f4 / 6858000"/>
          <draw:equation draw:name="f345" draw:formula="3643719 * ?f5 / 3772547"/>
          <draw:equation draw:name="f346" draw:formula="4428558 * ?f4 / 6858000"/>
          <draw:equation draw:name="f347" draw:formula="3748137 * ?f5 / 3772547"/>
          <draw:equation draw:name="f348" draw:formula="4356872 * ?f4 / 6858000"/>
          <draw:equation draw:name="f349" draw:formula="3749459 * ?f5 / 3772547"/>
          <draw:equation draw:name="f350" draw:formula="4559249 * ?f4 / 6858000"/>
          <draw:equation draw:name="f351" draw:formula="4522718 * ?f4 / 6858000"/>
          <draw:equation draw:name="f352" draw:formula="5175880 * ?f4 / 6858000"/>
          <draw:equation draw:name="f353" draw:formula="3746445 * ?f5 / 3772547"/>
          <draw:equation draw:name="f354" draw:formula="5187135 * ?f4 / 6858000"/>
          <draw:equation draw:name="f355" draw:formula="3654602 * ?f5 / 3772547"/>
          <draw:equation draw:name="f356" draw:formula="5281584 * ?f4 / 6858000"/>
          <draw:equation draw:name="f357" draw:formula="5292972 * ?f4 / 6858000"/>
          <draw:equation draw:name="f358" draw:formula="5392015 * ?f4 / 6858000"/>
          <draw:equation draw:name="f359" draw:formula="3592335 * ?f5 / 3772547"/>
          <draw:equation draw:name="f360" draw:formula="5399303 * ?f4 / 6858000"/>
          <draw:equation draw:name="f361" draw:formula="3418032 * ?f5 / 3772547"/>
          <draw:equation draw:name="f362" draw:formula="5443922 * ?f4 / 6858000"/>
          <draw:equation draw:name="f363" draw:formula="3417889 * ?f5 / 3772547"/>
          <draw:equation draw:name="f364" draw:formula="5490752 * ?f4 / 6858000"/>
          <draw:equation draw:name="f365" draw:formula="5529147 * ?f4 / 6858000"/>
          <draw:equation draw:name="f366" draw:formula="5605381 * ?f4 / 6858000"/>
          <draw:equation draw:name="f367" draw:formula="3629414 * ?f5 / 3772547"/>
          <draw:equation draw:name="f368" draw:formula="5612078 * ?f4 / 6858000"/>
          <draw:equation draw:name="f369" draw:formula="3219677 * ?f5 / 3772547"/>
          <draw:equation draw:name="f370" draw:formula="5610572 * ?f4 / 6858000"/>
          <draw:equation draw:name="f371" draw:formula="3762799 * ?f5 / 3772547"/>
          <draw:equation draw:name="f372" draw:formula="5835833 * ?f4 / 6858000"/>
          <draw:equation draw:name="f373" draw:formula="3030643 * ?f5 / 3772547"/>
          <draw:equation draw:name="f374" draw:formula="5748475 * ?f4 / 6858000"/>
          <draw:equation draw:name="f375" draw:formula="2992944 * ?f5 / 3772547"/>
          <draw:equation draw:name="f376" draw:formula="5804637 * ?f4 / 6858000"/>
          <draw:equation draw:name="f377" draw:formula="3519784 * ?f5 / 3772547"/>
          <draw:equation draw:name="f378" draw:formula="6074558 * ?f4 / 6858000"/>
          <draw:equation draw:name="f379" draw:formula="2885684 * ?f5 / 3772547"/>
          <draw:equation draw:name="f380" draw:formula="5903036 * ?f4 / 6858000"/>
          <draw:equation draw:name="f381" draw:formula="2775550 * ?f5 / 3772547"/>
          <draw:equation draw:name="f382" draw:formula="6022215 * ?f4 / 6858000"/>
          <draw:equation draw:name="f383" draw:formula="3423078 * ?f5 / 3772547"/>
          <draw:equation draw:name="f384" draw:formula="6260366 * ?f4 / 6858000"/>
          <draw:equation draw:name="f385" draw:formula="3420560 * ?f5 / 3772547"/>
          <draw:equation draw:name="f386" draw:formula="6297941 * ?f4 / 6858000"/>
          <draw:equation draw:name="f387" draw:formula="3199016 * ?f5 / 3772547"/>
          <draw:equation draw:name="f388" draw:formula="6323697 * ?f4 / 6858000"/>
          <draw:equation draw:name="f389" draw:formula="3258069 * ?f5 / 3772547"/>
          <draw:equation draw:name="f390" draw:formula="6397164 * ?f4 / 6858000"/>
          <draw:equation draw:name="f391" draw:formula="2523644 * ?f5 / 3772547"/>
          <draw:equation draw:name="f392" draw:formula="6332364 * ?f4 / 6858000"/>
          <draw:equation draw:name="f393" draw:formula="3238170 * ?f5 / 3772547"/>
          <draw:equation draw:name="f394" draw:formula="6507658 * ?f4 / 6858000"/>
          <draw:equation draw:name="f395" draw:formula="3127035 * ?f5 / 3772547"/>
          <draw:equation draw:name="f396" draw:formula="6550069 * ?f4 / 6858000"/>
          <draw:equation draw:name="f397" draw:formula="2746596 * ?f5 / 3772547"/>
          <draw:equation draw:name="f398" draw:formula="6488535 * ?f4 / 6858000"/>
          <draw:equation draw:name="f399" draw:formula="2424002 * ?f5 / 3772547"/>
          <draw:equation draw:name="f400" draw:formula="6428494 * ?f4 / 6858000"/>
          <draw:equation draw:name="f401" draw:formula="2280606 * ?f5 / 3772547"/>
          <draw:equation draw:name="f402" draw:formula="6488659 * ?f4 / 6858000"/>
          <draw:equation draw:name="f403" draw:formula="3060078 * ?f5 / 3772547"/>
          <draw:equation draw:name="f404" draw:formula="6640951 * ?f4 / 6858000"/>
          <draw:equation draw:name="f405" draw:formula="2763439 * ?f5 / 3772547"/>
          <draw:equation draw:name="f406" draw:formula="6669212 * ?f4 / 6858000"/>
          <draw:equation draw:name="f407" draw:formula="2284249 * ?f5 / 3772547"/>
          <draw:equation draw:name="f408" draw:formula="6611926 * ?f4 / 6858000"/>
          <draw:equation draw:name="f409" draw:formula="2088752 * ?f5 / 3772547"/>
          <draw:equation draw:name="f410" draw:formula="6735705 * ?f4 / 6858000"/>
          <draw:equation draw:name="f411" draw:formula="2744260 * ?f5 / 3772547"/>
          <draw:equation draw:name="f412" draw:formula="6835388 * ?f4 / 6858000"/>
          <draw:equation draw:name="f413" draw:formula="2666732 * ?f5 / 3772547"/>
          <draw:equation draw:name="f414" draw:formula="1726042 * ?f5 / 3772547"/>
          <draw:equation draw:name="f415" draw:formula="1735077 * ?f5 / 3772547"/>
          <draw:equation draw:name="f416" draw:formula="6850032 * ?f4 / 6858000"/>
          <draw:equation draw:name="f417" draw:formula="1834534 * ?f5 / 3772547"/>
          <draw:equation draw:name="f418" draw:formula="6682133 * ?f4 / 6858000"/>
          <draw:equation draw:name="f419" draw:formula="2017500 * ?f5 / 3772547"/>
          <draw:equation draw:name="f420" draw:formula="6178426 * ?f4 / 6858000"/>
          <draw:equation draw:name="f421" draw:formula="2254753 * ?f5 / 3772547"/>
          <draw:equation draw:name="f422" draw:formula="5677413 * ?f4 / 6858000"/>
          <draw:equation draw:name="f423" draw:formula="1840100 * ?f5 / 3772547"/>
          <draw:equation draw:name="f424" draw:formula="6109882 * ?f4 / 6858000"/>
          <draw:equation draw:name="f425" draw:formula="1624328 * ?f5 / 3772547"/>
          <draw:equation draw:name="f426" draw:formula="6765710 * ?f4 / 6858000"/>
          <draw:equation draw:name="f427" draw:formula="1598196 * ?f5 / 3772547"/>
          <draw:equation draw:name="f428" draw:formula="1329551 * ?f5 / 3772547"/>
          <draw:equation draw:name="f429" draw:formula="1498508 * ?f5 / 3772547"/>
          <draw:equation draw:name="f430" draw:formula="6525294 * ?f4 / 6858000"/>
          <draw:equation draw:name="f431" draw:formula="1487939 * ?f5 / 3772547"/>
          <draw:equation draw:name="f432" draw:formula="6309126 * ?f4 / 6858000"/>
          <draw:equation draw:name="f433" draw:formula="1373642 * ?f5 / 3772547"/>
          <draw:equation draw:name="f434" draw:formula="6107724 * ?f4 / 6858000"/>
          <draw:equation draw:name="f435" draw:formula="1377198 * ?f5 / 3772547"/>
          <draw:equation draw:name="f436" draw:formula="5748269 * ?f4 / 6858000"/>
          <draw:equation draw:name="f437" draw:formula="1395219 * ?f5 / 3772547"/>
          <draw:equation draw:name="f438" draw:formula="5636733 * ?f4 / 6858000"/>
          <draw:equation draw:name="f439" draw:formula="1703951 * ?f5 / 3772547"/>
          <draw:equation draw:name="f440" draw:formula="5953804 * ?f4 / 6858000"/>
          <draw:equation draw:name="f441" draw:formula="1783768 * ?f5 / 3772547"/>
          <draw:equation draw:name="f442" draw:formula="5780710 * ?f4 / 6858000"/>
          <draw:equation draw:name="f443" draw:formula="1498333 * ?f5 / 3772547"/>
          <draw:equation draw:name="f444" draw:formula="5414932 * ?f4 / 6858000"/>
          <draw:equation draw:name="f445" draw:formula="1651493 * ?f5 / 3772547"/>
          <draw:equation draw:name="f446" draw:formula="5284117 * ?f4 / 6858000"/>
          <draw:equation draw:name="f447" draw:formula="1899695 * ?f5 / 3772547"/>
          <draw:equation draw:name="f448" draw:formula="5456752 * ?f4 / 6858000"/>
          <draw:equation draw:name="f449" draw:formula="1846783 * ?f5 / 3772547"/>
          <draw:equation draw:name="f450" draw:formula="5310048 * ?f4 / 6858000"/>
          <draw:equation draw:name="f451" draw:formula="1559454 * ?f5 / 3772547"/>
          <draw:equation draw:name="f452" draw:formula="4997634 * ?f4 / 6858000"/>
          <draw:equation draw:name="f453" draw:formula="1440197 * ?f5 / 3772547"/>
          <draw:equation draw:name="f454" draw:formula="4790594 * ?f4 / 6858000"/>
          <draw:equation draw:name="f455" draw:formula="1820387 * ?f5 / 3772547"/>
          <draw:equation draw:name="f456" draw:formula="5118730 * ?f4 / 6858000"/>
          <draw:equation draw:name="f457" draw:formula="1764530 * ?f5 / 3772547"/>
          <draw:equation draw:name="f458" draw:formula="4928677 * ?f4 / 6858000"/>
          <draw:equation draw:name="f459" draw:formula="1197377 * ?f5 / 3772547"/>
          <draw:equation draw:name="f460" draw:formula="4422766 * ?f4 / 6858000"/>
          <draw:equation draw:name="f461" draw:formula="1310537 * ?f5 / 3772547"/>
          <draw:equation draw:name="f462" draw:formula="4402986 * ?f4 / 6858000"/>
          <draw:equation draw:name="f463" draw:formula="1660484 * ?f5 / 3772547"/>
          <draw:equation draw:name="f464" draw:formula="4672917 * ?f4 / 6858000"/>
          <draw:equation draw:name="f465" draw:formula="1775842 * ?f5 / 3772547"/>
          <draw:equation draw:name="f466" draw:formula="4779788 * ?f4 / 6858000"/>
          <draw:equation draw:name="f467" draw:formula="1614496 * ?f5 / 3772547"/>
          <draw:equation draw:name="f468" draw:formula="4405777 * ?f4 / 6858000"/>
          <draw:equation draw:name="f469" draw:formula="1199467 * ?f5 / 3772547"/>
          <draw:equation draw:name="f470" draw:formula="4159350 * ?f4 / 6858000"/>
          <draw:equation draw:name="f471" draw:formula="1091551 * ?f5 / 3772547"/>
          <draw:equation draw:name="f472" draw:formula="4060939 * ?f4 / 6858000"/>
          <draw:equation draw:name="f473" draw:formula="1445828 * ?f5 / 3772547"/>
          <draw:equation draw:name="f474" draw:formula="4183881 * ?f4 / 6858000"/>
          <draw:equation draw:name="f475" draw:formula="1742683 * ?f5 / 3772547"/>
          <draw:equation draw:name="f476" draw:formula="4356083 * ?f4 / 6858000"/>
          <draw:equation draw:name="f477" draw:formula="1684025 * ?f5 / 3772547"/>
          <draw:equation draw:name="f478" draw:formula="4182519 * ?f4 / 6858000"/>
          <draw:equation draw:name="f479" draw:formula="1263849 * ?f5 / 3772547"/>
          <draw:equation draw:name="f480" draw:formula="3842591 * ?f4 / 6858000"/>
          <draw:equation draw:name="f481" draw:formula="1128414 * ?f5 / 3772547"/>
          <draw:equation draw:name="f482" draw:formula="3712025 * ?f4 / 6858000"/>
          <draw:equation draw:name="f483" draw:formula="1440807 * ?f5 / 3772547"/>
          <draw:equation draw:name="f484" draw:formula="3846370 * ?f4 / 6858000"/>
          <draw:equation draw:name="f485" draw:formula="1726425 * ?f5 / 3772547"/>
          <draw:equation draw:name="f486" draw:formula="4086673 * ?f4 / 6858000"/>
          <draw:equation draw:name="f487" draw:formula="1637128 * ?f5 / 3772547"/>
          <draw:equation draw:name="f488" draw:formula="3810084 * ?f4 / 6858000"/>
          <draw:equation draw:name="f489" draw:formula="1070112 * ?f5 / 3772547"/>
          <draw:equation draw:name="f490" draw:formula="3410339 * ?f4 / 6858000"/>
          <draw:equation draw:name="f491" draw:formula="977638 * ?f5 / 3772547"/>
          <draw:equation draw:name="f492" draw:formula="3302596 * ?f4 / 6858000"/>
          <draw:equation draw:name="f493" draw:formula="1669297 * ?f5 / 3772547"/>
          <draw:equation draw:name="f494" draw:formula="3675941 * ?f4 / 6858000"/>
          <draw:equation draw:name="f495" draw:formula="1606746 * ?f5 / 3772547"/>
          <draw:equation draw:name="f496" draw:formula="3539045 * ?f4 / 6858000"/>
          <draw:equation draw:name="f497" draw:formula="1242819 * ?f5 / 3772547"/>
          <draw:equation draw:name="f498" draw:formula="3113985 * ?f4 / 6858000"/>
          <draw:equation draw:name="f499" draw:formula="1132289 * ?f5 / 3772547"/>
          <draw:equation draw:name="f500" draw:formula="2975008 * ?f4 / 6858000"/>
          <draw:equation draw:name="f501" draw:formula="1344032 * ?f5 / 3772547"/>
          <draw:equation draw:name="f502" draw:formula="3060296 * ?f4 / 6858000"/>
          <draw:equation draw:name="f503" draw:formula="1520044 * ?f5 / 3772547"/>
          <draw:equation draw:name="f504" draw:formula="3250760 * ?f4 / 6858000"/>
          <draw:equation draw:name="f505" draw:formula="1409170 * ?f5 / 3772547"/>
          <draw:equation draw:name="f506" draw:formula="2652157 * ?f4 / 6858000"/>
          <draw:equation draw:name="f507" draw:formula="1645160 * ?f5 / 3772547"/>
          <draw:equation draw:name="f508" draw:formula="3111892 * ?f4 / 6858000"/>
          <draw:equation draw:name="f509" draw:formula="1667245 * ?f5 / 3772547"/>
          <draw:equation draw:name="f510" draw:formula="2816123 * ?f4 / 6858000"/>
          <draw:equation draw:name="f511" draw:formula="1735210 * ?f5 / 3772547"/>
          <draw:equation draw:name="f512" draw:formula="2542345 * ?f4 / 6858000"/>
          <draw:equation draw:name="f513" draw:formula="1793949 * ?f5 / 3772547"/>
          <draw:equation draw:name="f514" draw:formula="3313379 * ?f4 / 6858000"/>
          <draw:equation draw:name="f515" draw:formula="1941073 * ?f5 / 3772547"/>
          <draw:equation draw:name="f516" draw:formula="2601277 * ?f4 / 6858000"/>
          <draw:equation draw:name="f517" draw:formula="1855623 * ?f5 / 3772547"/>
          <draw:equation draw:name="f518" draw:formula="2481410 * ?f4 / 6858000"/>
          <draw:equation draw:name="f519" draw:formula="1871991 * ?f5 / 3772547"/>
          <draw:equation draw:name="f520" draw:formula="2416300 * ?f4 / 6858000"/>
          <draw:equation draw:name="f521" draw:formula="1938865 * ?f5 / 3772547"/>
          <draw:equation draw:name="f522" draw:formula="2414286 * ?f4 / 6858000"/>
          <draw:equation draw:name="f523" draw:formula="2085777 * ?f5 / 3772547"/>
          <draw:equation draw:name="f524" draw:formula="2614729 * ?f4 / 6858000"/>
          <draw:equation draw:name="f525" draw:formula="2248112 * ?f5 / 3772547"/>
          <draw:equation draw:name="f526" draw:formula="2898499 * ?f4 / 6858000"/>
          <draw:equation draw:name="f527" draw:formula="2221641 * ?f5 / 3772547"/>
          <draw:equation draw:name="f528" draw:formula="2643054 * ?f4 / 6858000"/>
          <draw:equation draw:name="f529" draw:formula="1828760 * ?f5 / 3772547"/>
          <draw:equation draw:name="f530" draw:formula="2142895 * ?f4 / 6858000"/>
          <draw:equation draw:name="f531" draw:formula="1775697 * ?f5 / 3772547"/>
          <draw:equation draw:name="f532" draw:formula="2051101 * ?f4 / 6858000"/>
          <draw:equation draw:name="f533" draw:formula="1912547 * ?f5 / 3772547"/>
          <draw:equation draw:name="f534" draw:formula="2065682 * ?f4 / 6858000"/>
          <draw:equation draw:name="f535" draw:formula="2130439 * ?f5 / 3772547"/>
          <draw:equation draw:name="f536" draw:formula="2359489 * ?f4 / 6858000"/>
          <draw:equation draw:name="f537" draw:formula="2257330 * ?f5 / 3772547"/>
          <draw:equation draw:name="f538" draw:formula="2548103 * ?f4 / 6858000"/>
          <draw:equation draw:name="f539" draw:formula="2246483 * ?f5 / 3772547"/>
          <draw:equation draw:name="f540" draw:formula="2234352 * ?f4 / 6858000"/>
          <draw:equation draw:name="f541" draw:formula="1864135 * ?f5 / 3772547"/>
          <draw:equation draw:name="f542" draw:formula="1700921 * ?f4 / 6858000"/>
          <draw:equation draw:name="f543" draw:formula="1862150 * ?f5 / 3772547"/>
          <draw:equation draw:name="f544" draw:formula="1561398 * ?f4 / 6858000"/>
          <draw:equation draw:name="f545" draw:formula="2276094 * ?f5 / 3772547"/>
          <draw:equation draw:name="f546" draw:formula="2071510 * ?f4 / 6858000"/>
          <draw:equation draw:name="f547" draw:formula="2251787 * ?f5 / 3772547"/>
          <draw:equation draw:name="f548" draw:formula="1906611 * ?f4 / 6858000"/>
          <draw:equation draw:name="f549" draw:formula="1899277 * ?f5 / 3772547"/>
          <draw:equation draw:name="f550" draw:formula="1471143 * ?f4 / 6858000"/>
          <draw:equation draw:name="f551" draw:formula="1817621 * ?f5 / 3772547"/>
          <draw:equation draw:name="f552" draw:formula="1312966 * ?f4 / 6858000"/>
          <draw:equation draw:name="f553" draw:formula="2112975 * ?f5 / 3772547"/>
          <draw:equation draw:name="f554" draw:formula="1583353 * ?f4 / 6858000"/>
          <draw:equation draw:name="f555" draw:formula="2366513 * ?f5 / 3772547"/>
          <draw:equation draw:name="f556" draw:formula="1899103 * ?f4 / 6858000"/>
          <draw:equation draw:name="f557" draw:formula="2398523 * ?f5 / 3772547"/>
          <draw:equation draw:name="f558" draw:formula="1683031 * ?f4 / 6858000"/>
          <draw:equation draw:name="f559" draw:formula="2012815 * ?f5 / 3772547"/>
          <draw:equation draw:name="f560" draw:formula="1154087 * ?f4 / 6858000"/>
          <draw:equation draw:name="f561" draw:formula="1968689 * ?f5 / 3772547"/>
          <draw:equation draw:name="f562" draw:formula="1049064 * ?f4 / 6858000"/>
          <draw:equation draw:name="f563" draw:formula="2018558 * ?f5 / 3772547"/>
          <draw:equation draw:name="f564" draw:formula="967611 * ?f4 / 6858000"/>
          <draw:equation draw:name="f565" draw:formula="2423566 * ?f5 / 3772547"/>
          <draw:equation draw:name="f566" draw:formula="1597619 * ?f4 / 6858000"/>
          <draw:equation draw:name="f567" draw:formula="2454360 * ?f5 / 3772547"/>
          <draw:equation draw:name="f568" draw:formula="1317652 * ?f4 / 6858000"/>
          <draw:equation draw:name="f569" draw:formula="2205557 * ?f5 / 3772547"/>
          <draw:equation draw:name="f570" draw:formula="998322 * ?f4 / 6858000"/>
          <draw:equation draw:name="f571" draw:formula="2017222 * ?f5 / 3772547"/>
          <draw:equation draw:name="f572" draw:formula="529807 * ?f4 / 6858000"/>
          <draw:equation draw:name="f573" draw:formula="1980980 * ?f5 / 3772547"/>
          <draw:equation draw:name="f574" draw:formula="353090 * ?f4 / 6858000"/>
          <draw:equation draw:name="f575" draw:formula="2320169 * ?f5 / 3772547"/>
          <draw:equation draw:name="f576" draw:formula="860412 * ?f4 / 6858000"/>
          <draw:equation draw:name="f577" draw:formula="2397827 * ?f5 / 3772547"/>
          <draw:equation draw:name="f578" draw:formula="520273 * ?f4 / 6858000"/>
          <draw:equation draw:name="f579" draw:formula="2272034 * ?f5 / 3772547"/>
          <draw:equation draw:name="f580" draw:formula="196732 * ?f4 / 6858000"/>
          <draw:equation draw:name="f581" draw:formula="2308761 * ?f5 / 3772547"/>
          <draw:equation draw:name="f582" draw:formula="176405 * ?f4 / 6858000"/>
          <draw:equation draw:name="f583" draw:formula="2421548 * ?f5 / 3772547"/>
          <draw:equation draw:name="f584" draw:formula="377402 * ?f4 / 6858000"/>
          <draw:equation draw:name="f585" draw:formula="2541527 * ?f5 / 3772547"/>
          <draw:equation draw:name="f586" draw:formula="601876 * ?f4 / 6858000"/>
          <draw:equation draw:name="f587" draw:formula="2463744 * ?f5 / 3772547"/>
          <draw:equation draw:name="f588" draw:formula="248100 * ?f4 / 6858000"/>
          <draw:equation draw:name="f589" draw:formula="2421990 * ?f5 / 3772547"/>
          <draw:equation draw:name="f590" draw:formula="73342 * ?f4 / 6858000"/>
          <draw:equation draw:name="f591" draw:formula="?f8 / ?f6"/>
          <draw:equation draw:name="f592" draw:formula="?f9 / ?f7"/>
          <draw:equation draw:name="f593" draw:formula="?f10 / ?f6"/>
          <draw:equation draw:name="f594" draw:formula="?f11 / ?f7"/>
          <draw:equation draw:name="f595" draw:formula="?f12 / ?f6"/>
          <draw:equation draw:name="f596" draw:formula="?f13 / ?f7"/>
          <draw:equation draw:name="f597" draw:formula="?f14 / ?f6"/>
          <draw:equation draw:name="f598" draw:formula="?f15 / ?f7"/>
          <draw:equation draw:name="f599" draw:formula="?f16 / ?f6"/>
          <draw:equation draw:name="f600" draw:formula="?f17 / ?f7"/>
          <draw:equation draw:name="f601" draw:formula="?f18 / ?f6"/>
          <draw:equation draw:name="f602" draw:formula="?f19 / ?f7"/>
          <draw:equation draw:name="f603" draw:formula="?f20 / ?f6"/>
          <draw:equation draw:name="f604" draw:formula="?f21 / ?f7"/>
          <draw:equation draw:name="f605" draw:formula="?f22 / ?f6"/>
          <draw:equation draw:name="f606" draw:formula="?f23 / ?f7"/>
          <draw:equation draw:name="f607" draw:formula="?f24 / ?f6"/>
          <draw:equation draw:name="f608" draw:formula="?f25 / ?f7"/>
          <draw:equation draw:name="f609" draw:formula="?f26 / ?f6"/>
          <draw:equation draw:name="f610" draw:formula="?f27 / ?f7"/>
          <draw:equation draw:name="f611" draw:formula="?f28 / ?f6"/>
          <draw:equation draw:name="f612" draw:formula="?f29 / ?f7"/>
          <draw:equation draw:name="f613" draw:formula="?f30 / ?f6"/>
          <draw:equation draw:name="f614" draw:formula="?f31 / ?f7"/>
          <draw:equation draw:name="f615" draw:formula="?f32 / ?f6"/>
          <draw:equation draw:name="f616" draw:formula="?f33 / ?f7"/>
          <draw:equation draw:name="f617" draw:formula="?f34 / ?f6"/>
          <draw:equation draw:name="f618" draw:formula="?f35 / ?f7"/>
          <draw:equation draw:name="f619" draw:formula="?f36 / ?f6"/>
          <draw:equation draw:name="f620" draw:formula="?f37 / ?f7"/>
          <draw:equation draw:name="f621" draw:formula="?f38 / ?f6"/>
          <draw:equation draw:name="f622" draw:formula="?f39 / ?f7"/>
          <draw:equation draw:name="f623" draw:formula="?f40 / ?f6"/>
          <draw:equation draw:name="f624" draw:formula="?f41 / ?f7"/>
          <draw:equation draw:name="f625" draw:formula="?f42 / ?f6"/>
          <draw:equation draw:name="f626" draw:formula="?f43 / ?f7"/>
          <draw:equation draw:name="f627" draw:formula="?f44 / ?f6"/>
          <draw:equation draw:name="f628" draw:formula="?f45 / ?f7"/>
          <draw:equation draw:name="f629" draw:formula="?f46 / ?f6"/>
          <draw:equation draw:name="f630" draw:formula="?f47 / ?f7"/>
          <draw:equation draw:name="f631" draw:formula="?f48 / ?f6"/>
          <draw:equation draw:name="f632" draw:formula="?f49 / ?f7"/>
          <draw:equation draw:name="f633" draw:formula="?f50 / ?f6"/>
          <draw:equation draw:name="f634" draw:formula="?f51 / ?f7"/>
          <draw:equation draw:name="f635" draw:formula="?f52 / ?f6"/>
          <draw:equation draw:name="f636" draw:formula="?f53 / ?f7"/>
          <draw:equation draw:name="f637" draw:formula="?f54 / ?f6"/>
          <draw:equation draw:name="f638" draw:formula="?f55 / ?f7"/>
          <draw:equation draw:name="f639" draw:formula="?f56 / ?f6"/>
          <draw:equation draw:name="f640" draw:formula="?f57 / ?f7"/>
          <draw:equation draw:name="f641" draw:formula="?f58 / ?f6"/>
          <draw:equation draw:name="f642" draw:formula="?f59 / ?f7"/>
          <draw:equation draw:name="f643" draw:formula="?f60 / ?f6"/>
          <draw:equation draw:name="f644" draw:formula="?f61 / ?f7"/>
          <draw:equation draw:name="f645" draw:formula="?f62 / ?f6"/>
          <draw:equation draw:name="f646" draw:formula="?f63 / ?f7"/>
          <draw:equation draw:name="f647" draw:formula="?f64 / ?f6"/>
          <draw:equation draw:name="f648" draw:formula="?f65 / ?f7"/>
          <draw:equation draw:name="f649" draw:formula="?f66 / ?f6"/>
          <draw:equation draw:name="f650" draw:formula="?f67 / ?f7"/>
          <draw:equation draw:name="f651" draw:formula="?f68 / ?f6"/>
          <draw:equation draw:name="f652" draw:formula="?f69 / ?f6"/>
          <draw:equation draw:name="f653" draw:formula="?f70 / ?f7"/>
          <draw:equation draw:name="f654" draw:formula="?f71 / ?f6"/>
          <draw:equation draw:name="f655" draw:formula="?f72 / ?f7"/>
          <draw:equation draw:name="f656" draw:formula="?f73 / ?f6"/>
          <draw:equation draw:name="f657" draw:formula="?f74 / ?f7"/>
          <draw:equation draw:name="f658" draw:formula="?f75 / ?f6"/>
          <draw:equation draw:name="f659" draw:formula="?f76 / ?f7"/>
          <draw:equation draw:name="f660" draw:formula="?f77 / ?f6"/>
          <draw:equation draw:name="f661" draw:formula="?f78 / ?f7"/>
          <draw:equation draw:name="f662" draw:formula="?f79 / ?f6"/>
          <draw:equation draw:name="f663" draw:formula="?f80 / ?f7"/>
          <draw:equation draw:name="f664" draw:formula="?f81 / ?f6"/>
          <draw:equation draw:name="f665" draw:formula="?f82 / ?f7"/>
          <draw:equation draw:name="f666" draw:formula="?f83 / ?f6"/>
          <draw:equation draw:name="f667" draw:formula="?f84 / ?f7"/>
          <draw:equation draw:name="f668" draw:formula="?f85 / ?f6"/>
          <draw:equation draw:name="f669" draw:formula="?f86 / ?f7"/>
          <draw:equation draw:name="f670" draw:formula="?f87 / ?f6"/>
          <draw:equation draw:name="f671" draw:formula="?f88 / ?f7"/>
          <draw:equation draw:name="f672" draw:formula="?f89 / ?f6"/>
          <draw:equation draw:name="f673" draw:formula="?f90 / ?f7"/>
          <draw:equation draw:name="f674" draw:formula="?f91 / ?f6"/>
          <draw:equation draw:name="f675" draw:formula="?f92 / ?f7"/>
          <draw:equation draw:name="f676" draw:formula="?f93 / ?f6"/>
          <draw:equation draw:name="f677" draw:formula="?f94 / ?f7"/>
          <draw:equation draw:name="f678" draw:formula="?f95 / ?f6"/>
          <draw:equation draw:name="f679" draw:formula="?f96 / ?f7"/>
          <draw:equation draw:name="f680" draw:formula="?f97 / ?f6"/>
          <draw:equation draw:name="f681" draw:formula="?f98 / ?f7"/>
          <draw:equation draw:name="f682" draw:formula="?f99 / ?f6"/>
          <draw:equation draw:name="f683" draw:formula="?f100 / ?f7"/>
          <draw:equation draw:name="f684" draw:formula="?f101 / ?f6"/>
          <draw:equation draw:name="f685" draw:formula="?f102 / ?f7"/>
          <draw:equation draw:name="f686" draw:formula="?f103 / ?f6"/>
          <draw:equation draw:name="f687" draw:formula="?f104 / ?f7"/>
          <draw:equation draw:name="f688" draw:formula="?f105 / ?f6"/>
          <draw:equation draw:name="f689" draw:formula="?f106 / ?f7"/>
          <draw:equation draw:name="f690" draw:formula="?f107 / ?f6"/>
          <draw:equation draw:name="f691" draw:formula="?f108 / ?f7"/>
          <draw:equation draw:name="f692" draw:formula="?f109 / ?f6"/>
          <draw:equation draw:name="f693" draw:formula="?f110 / ?f7"/>
          <draw:equation draw:name="f694" draw:formula="?f111 / ?f6"/>
          <draw:equation draw:name="f695" draw:formula="?f112 / ?f7"/>
          <draw:equation draw:name="f696" draw:formula="?f113 / ?f6"/>
          <draw:equation draw:name="f697" draw:formula="?f114 / ?f7"/>
          <draw:equation draw:name="f698" draw:formula="?f115 / ?f6"/>
          <draw:equation draw:name="f699" draw:formula="?f116 / ?f7"/>
          <draw:equation draw:name="f700" draw:formula="?f117 / ?f6"/>
          <draw:equation draw:name="f701" draw:formula="?f118 / ?f7"/>
          <draw:equation draw:name="f702" draw:formula="?f119 / ?f6"/>
          <draw:equation draw:name="f703" draw:formula="?f120 / ?f7"/>
          <draw:equation draw:name="f704" draw:formula="?f121 / ?f6"/>
          <draw:equation draw:name="f705" draw:formula="?f122 / ?f7"/>
          <draw:equation draw:name="f706" draw:formula="?f123 / ?f6"/>
          <draw:equation draw:name="f707" draw:formula="?f124 / ?f7"/>
          <draw:equation draw:name="f708" draw:formula="?f125 / ?f6"/>
          <draw:equation draw:name="f709" draw:formula="?f126 / ?f7"/>
          <draw:equation draw:name="f710" draw:formula="?f127 / ?f6"/>
          <draw:equation draw:name="f711" draw:formula="?f128 / ?f7"/>
          <draw:equation draw:name="f712" draw:formula="?f129 / ?f6"/>
          <draw:equation draw:name="f713" draw:formula="?f130 / ?f7"/>
          <draw:equation draw:name="f714" draw:formula="?f131 / ?f6"/>
          <draw:equation draw:name="f715" draw:formula="?f132 / ?f7"/>
          <draw:equation draw:name="f716" draw:formula="?f133 / ?f6"/>
          <draw:equation draw:name="f717" draw:formula="?f134 / ?f7"/>
          <draw:equation draw:name="f718" draw:formula="?f135 / ?f6"/>
          <draw:equation draw:name="f719" draw:formula="?f136 / ?f7"/>
          <draw:equation draw:name="f720" draw:formula="?f137 / ?f6"/>
          <draw:equation draw:name="f721" draw:formula="?f138 / ?f7"/>
          <draw:equation draw:name="f722" draw:formula="?f139 / ?f6"/>
          <draw:equation draw:name="f723" draw:formula="?f140 / ?f7"/>
          <draw:equation draw:name="f724" draw:formula="?f141 / ?f6"/>
          <draw:equation draw:name="f725" draw:formula="?f142 / ?f7"/>
          <draw:equation draw:name="f726" draw:formula="?f143 / ?f6"/>
          <draw:equation draw:name="f727" draw:formula="?f144 / ?f7"/>
          <draw:equation draw:name="f728" draw:formula="?f145 / ?f6"/>
          <draw:equation draw:name="f729" draw:formula="?f146 / ?f7"/>
          <draw:equation draw:name="f730" draw:formula="?f147 / ?f6"/>
          <draw:equation draw:name="f731" draw:formula="?f148 / ?f7"/>
          <draw:equation draw:name="f732" draw:formula="?f149 / ?f6"/>
          <draw:equation draw:name="f733" draw:formula="?f150 / ?f7"/>
          <draw:equation draw:name="f734" draw:formula="?f151 / ?f6"/>
          <draw:equation draw:name="f735" draw:formula="?f152 / ?f6"/>
          <draw:equation draw:name="f736" draw:formula="?f153 / ?f7"/>
          <draw:equation draw:name="f737" draw:formula="?f154 / ?f6"/>
          <draw:equation draw:name="f738" draw:formula="?f155 / ?f7"/>
          <draw:equation draw:name="f739" draw:formula="?f156 / ?f6"/>
          <draw:equation draw:name="f740" draw:formula="?f157 / ?f7"/>
          <draw:equation draw:name="f741" draw:formula="?f158 / ?f6"/>
          <draw:equation draw:name="f742" draw:formula="?f159 / ?f7"/>
          <draw:equation draw:name="f743" draw:formula="?f160 / ?f6"/>
          <draw:equation draw:name="f744" draw:formula="?f161 / ?f6"/>
          <draw:equation draw:name="f745" draw:formula="?f162 / ?f6"/>
          <draw:equation draw:name="f746" draw:formula="?f163 / ?f7"/>
          <draw:equation draw:name="f747" draw:formula="?f164 / ?f6"/>
          <draw:equation draw:name="f748" draw:formula="?f165 / ?f7"/>
          <draw:equation draw:name="f749" draw:formula="?f166 / ?f6"/>
          <draw:equation draw:name="f750" draw:formula="?f167 / ?f6"/>
          <draw:equation draw:name="f751" draw:formula="?f168 / ?f6"/>
          <draw:equation draw:name="f752" draw:formula="?f169 / ?f7"/>
          <draw:equation draw:name="f753" draw:formula="?f170 / ?f6"/>
          <draw:equation draw:name="f754" draw:formula="?f171 / ?f7"/>
          <draw:equation draw:name="f755" draw:formula="?f172 / ?f6"/>
          <draw:equation draw:name="f756" draw:formula="?f173 / ?f7"/>
          <draw:equation draw:name="f757" draw:formula="?f174 / ?f6"/>
          <draw:equation draw:name="f758" draw:formula="?f175 / ?f7"/>
          <draw:equation draw:name="f759" draw:formula="?f176 / ?f6"/>
          <draw:equation draw:name="f760" draw:formula="?f177 / ?f7"/>
          <draw:equation draw:name="f761" draw:formula="?f178 / ?f6"/>
          <draw:equation draw:name="f762" draw:formula="?f179 / ?f7"/>
          <draw:equation draw:name="f763" draw:formula="?f180 / ?f6"/>
          <draw:equation draw:name="f764" draw:formula="?f181 / ?f7"/>
          <draw:equation draw:name="f765" draw:formula="?f182 / ?f6"/>
          <draw:equation draw:name="f766" draw:formula="?f183 / ?f7"/>
          <draw:equation draw:name="f767" draw:formula="?f184 / ?f6"/>
          <draw:equation draw:name="f768" draw:formula="?f185 / ?f7"/>
          <draw:equation draw:name="f769" draw:formula="?f186 / ?f6"/>
          <draw:equation draw:name="f770" draw:formula="?f187 / ?f7"/>
          <draw:equation draw:name="f771" draw:formula="?f188 / ?f6"/>
          <draw:equation draw:name="f772" draw:formula="?f189 / ?f7"/>
          <draw:equation draw:name="f773" draw:formula="?f190 / ?f6"/>
          <draw:equation draw:name="f774" draw:formula="?f191 / ?f7"/>
          <draw:equation draw:name="f775" draw:formula="?f192 / ?f6"/>
          <draw:equation draw:name="f776" draw:formula="?f193 / ?f7"/>
          <draw:equation draw:name="f777" draw:formula="?f194 / ?f6"/>
          <draw:equation draw:name="f778" draw:formula="?f195 / ?f7"/>
          <draw:equation draw:name="f779" draw:formula="?f196 / ?f6"/>
          <draw:equation draw:name="f780" draw:formula="?f197 / ?f7"/>
          <draw:equation draw:name="f781" draw:formula="?f198 / ?f6"/>
          <draw:equation draw:name="f782" draw:formula="?f199 / ?f7"/>
          <draw:equation draw:name="f783" draw:formula="?f200 / ?f6"/>
          <draw:equation draw:name="f784" draw:formula="?f201 / ?f7"/>
          <draw:equation draw:name="f785" draw:formula="?f202 / ?f6"/>
          <draw:equation draw:name="f786" draw:formula="?f203 / ?f7"/>
          <draw:equation draw:name="f787" draw:formula="?f204 / ?f6"/>
          <draw:equation draw:name="f788" draw:formula="?f205 / ?f7"/>
          <draw:equation draw:name="f789" draw:formula="?f206 / ?f6"/>
          <draw:equation draw:name="f790" draw:formula="?f207 / ?f7"/>
          <draw:equation draw:name="f791" draw:formula="?f208 / ?f6"/>
          <draw:equation draw:name="f792" draw:formula="?f209 / ?f7"/>
          <draw:equation draw:name="f793" draw:formula="?f210 / ?f6"/>
          <draw:equation draw:name="f794" draw:formula="?f211 / ?f7"/>
          <draw:equation draw:name="f795" draw:formula="?f212 / ?f6"/>
          <draw:equation draw:name="f796" draw:formula="?f213 / ?f7"/>
          <draw:equation draw:name="f797" draw:formula="?f214 / ?f6"/>
          <draw:equation draw:name="f798" draw:formula="?f215 / ?f7"/>
          <draw:equation draw:name="f799" draw:formula="?f216 / ?f6"/>
          <draw:equation draw:name="f800" draw:formula="?f217 / ?f7"/>
          <draw:equation draw:name="f801" draw:formula="?f218 / ?f6"/>
          <draw:equation draw:name="f802" draw:formula="?f219 / ?f7"/>
          <draw:equation draw:name="f803" draw:formula="?f220 / ?f6"/>
          <draw:equation draw:name="f804" draw:formula="?f221 / ?f7"/>
          <draw:equation draw:name="f805" draw:formula="?f222 / ?f6"/>
          <draw:equation draw:name="f806" draw:formula="?f223 / ?f7"/>
          <draw:equation draw:name="f807" draw:formula="?f224 / ?f6"/>
          <draw:equation draw:name="f808" draw:formula="?f225 / ?f7"/>
          <draw:equation draw:name="f809" draw:formula="?f226 / ?f6"/>
          <draw:equation draw:name="f810" draw:formula="?f227 / ?f7"/>
          <draw:equation draw:name="f811" draw:formula="?f228 / ?f6"/>
          <draw:equation draw:name="f812" draw:formula="?f229 / ?f7"/>
          <draw:equation draw:name="f813" draw:formula="?f230 / ?f6"/>
          <draw:equation draw:name="f814" draw:formula="?f231 / ?f7"/>
          <draw:equation draw:name="f815" draw:formula="?f232 / ?f6"/>
          <draw:equation draw:name="f816" draw:formula="?f233 / ?f7"/>
          <draw:equation draw:name="f817" draw:formula="?f234 / ?f6"/>
          <draw:equation draw:name="f818" draw:formula="?f235 / ?f7"/>
          <draw:equation draw:name="f819" draw:formula="?f236 / ?f6"/>
          <draw:equation draw:name="f820" draw:formula="?f237 / ?f7"/>
          <draw:equation draw:name="f821" draw:formula="?f238 / ?f6"/>
          <draw:equation draw:name="f822" draw:formula="?f239 / ?f7"/>
          <draw:equation draw:name="f823" draw:formula="?f240 / ?f6"/>
          <draw:equation draw:name="f824" draw:formula="?f241 / ?f7"/>
          <draw:equation draw:name="f825" draw:formula="?f242 / ?f6"/>
          <draw:equation draw:name="f826" draw:formula="?f243 / ?f7"/>
          <draw:equation draw:name="f827" draw:formula="?f244 / ?f6"/>
          <draw:equation draw:name="f828" draw:formula="?f245 / ?f7"/>
          <draw:equation draw:name="f829" draw:formula="?f246 / ?f6"/>
          <draw:equation draw:name="f830" draw:formula="?f247 / ?f7"/>
          <draw:equation draw:name="f831" draw:formula="?f248 / ?f7"/>
          <draw:equation draw:name="f832" draw:formula="?f249 / ?f6"/>
          <draw:equation draw:name="f833" draw:formula="?f250 / ?f7"/>
          <draw:equation draw:name="f834" draw:formula="?f251 / ?f6"/>
          <draw:equation draw:name="f835" draw:formula="?f252 / ?f7"/>
          <draw:equation draw:name="f836" draw:formula="?f253 / ?f6"/>
          <draw:equation draw:name="f837" draw:formula="?f254 / ?f7"/>
          <draw:equation draw:name="f838" draw:formula="?f255 / ?f6"/>
          <draw:equation draw:name="f839" draw:formula="?f256 / ?f7"/>
          <draw:equation draw:name="f840" draw:formula="?f257 / ?f6"/>
          <draw:equation draw:name="f841" draw:formula="?f258 / ?f7"/>
          <draw:equation draw:name="f842" draw:formula="?f259 / ?f6"/>
          <draw:equation draw:name="f843" draw:formula="?f260 / ?f7"/>
          <draw:equation draw:name="f844" draw:formula="?f261 / ?f6"/>
          <draw:equation draw:name="f845" draw:formula="?f262 / ?f7"/>
          <draw:equation draw:name="f846" draw:formula="?f263 / ?f6"/>
          <draw:equation draw:name="f847" draw:formula="?f264 / ?f7"/>
          <draw:equation draw:name="f848" draw:formula="?f265 / ?f6"/>
          <draw:equation draw:name="f849" draw:formula="?f266 / ?f7"/>
          <draw:equation draw:name="f850" draw:formula="?f267 / ?f6"/>
          <draw:equation draw:name="f851" draw:formula="?f268 / ?f7"/>
          <draw:equation draw:name="f852" draw:formula="?f269 / ?f6"/>
          <draw:equation draw:name="f853" draw:formula="?f270 / ?f7"/>
          <draw:equation draw:name="f854" draw:formula="?f271 / ?f6"/>
          <draw:equation draw:name="f855" draw:formula="?f272 / ?f7"/>
          <draw:equation draw:name="f856" draw:formula="?f273 / ?f6"/>
          <draw:equation draw:name="f857" draw:formula="?f274 / ?f7"/>
          <draw:equation draw:name="f858" draw:formula="?f275 / ?f6"/>
          <draw:equation draw:name="f859" draw:formula="?f276 / ?f7"/>
          <draw:equation draw:name="f860" draw:formula="?f277 / ?f6"/>
          <draw:equation draw:name="f861" draw:formula="?f278 / ?f7"/>
          <draw:equation draw:name="f862" draw:formula="?f279 / ?f6"/>
          <draw:equation draw:name="f863" draw:formula="?f280 / ?f7"/>
          <draw:equation draw:name="f864" draw:formula="?f281 / ?f6"/>
          <draw:equation draw:name="f865" draw:formula="?f282 / ?f7"/>
          <draw:equation draw:name="f866" draw:formula="?f283 / ?f6"/>
          <draw:equation draw:name="f867" draw:formula="?f284 / ?f7"/>
          <draw:equation draw:name="f868" draw:formula="?f285 / ?f6"/>
          <draw:equation draw:name="f869" draw:formula="?f286 / ?f7"/>
          <draw:equation draw:name="f870" draw:formula="?f287 / ?f6"/>
          <draw:equation draw:name="f871" draw:formula="?f288 / ?f7"/>
          <draw:equation draw:name="f872" draw:formula="?f289 / ?f6"/>
          <draw:equation draw:name="f873" draw:formula="?f290 / ?f7"/>
          <draw:equation draw:name="f874" draw:formula="?f291 / ?f6"/>
          <draw:equation draw:name="f875" draw:formula="?f292 / ?f7"/>
          <draw:equation draw:name="f876" draw:formula="?f293 / ?f6"/>
          <draw:equation draw:name="f877" draw:formula="?f294 / ?f7"/>
          <draw:equation draw:name="f878" draw:formula="?f295 / ?f6"/>
          <draw:equation draw:name="f879" draw:formula="?f296 / ?f7"/>
          <draw:equation draw:name="f880" draw:formula="?f297 / ?f6"/>
          <draw:equation draw:name="f881" draw:formula="?f298 / ?f7"/>
          <draw:equation draw:name="f882" draw:formula="?f299 / ?f6"/>
          <draw:equation draw:name="f883" draw:formula="?f300 / ?f7"/>
          <draw:equation draw:name="f884" draw:formula="?f301 / ?f6"/>
          <draw:equation draw:name="f885" draw:formula="?f302 / ?f7"/>
          <draw:equation draw:name="f886" draw:formula="?f303 / ?f6"/>
          <draw:equation draw:name="f887" draw:formula="?f304 / ?f7"/>
          <draw:equation draw:name="f888" draw:formula="?f305 / ?f6"/>
          <draw:equation draw:name="f889" draw:formula="?f306 / ?f7"/>
          <draw:equation draw:name="f890" draw:formula="?f307 / ?f6"/>
          <draw:equation draw:name="f891" draw:formula="?f308 / ?f7"/>
          <draw:equation draw:name="f892" draw:formula="?f309 / ?f6"/>
          <draw:equation draw:name="f893" draw:formula="?f310 / ?f7"/>
          <draw:equation draw:name="f894" draw:formula="?f311 / ?f6"/>
          <draw:equation draw:name="f895" draw:formula="?f312 / ?f7"/>
          <draw:equation draw:name="f896" draw:formula="?f313 / ?f6"/>
          <draw:equation draw:name="f897" draw:formula="?f314 / ?f7"/>
          <draw:equation draw:name="f898" draw:formula="?f315 / ?f6"/>
          <draw:equation draw:name="f899" draw:formula="?f316 / ?f7"/>
          <draw:equation draw:name="f900" draw:formula="?f317 / ?f6"/>
          <draw:equation draw:name="f901" draw:formula="?f318 / ?f7"/>
          <draw:equation draw:name="f902" draw:formula="?f319 / ?f6"/>
          <draw:equation draw:name="f903" draw:formula="?f320 / ?f7"/>
          <draw:equation draw:name="f904" draw:formula="?f321 / ?f6"/>
          <draw:equation draw:name="f905" draw:formula="?f322 / ?f7"/>
          <draw:equation draw:name="f906" draw:formula="?f323 / ?f6"/>
          <draw:equation draw:name="f907" draw:formula="?f324 / ?f7"/>
          <draw:equation draw:name="f908" draw:formula="?f325 / ?f6"/>
          <draw:equation draw:name="f909" draw:formula="?f326 / ?f7"/>
          <draw:equation draw:name="f910" draw:formula="?f327 / ?f6"/>
          <draw:equation draw:name="f911" draw:formula="?f328 / ?f7"/>
          <draw:equation draw:name="f912" draw:formula="?f329 / ?f6"/>
          <draw:equation draw:name="f913" draw:formula="?f330 / ?f7"/>
          <draw:equation draw:name="f914" draw:formula="?f331 / ?f6"/>
          <draw:equation draw:name="f915" draw:formula="?f332 / ?f7"/>
          <draw:equation draw:name="f916" draw:formula="?f333 / ?f6"/>
          <draw:equation draw:name="f917" draw:formula="?f334 / ?f7"/>
          <draw:equation draw:name="f918" draw:formula="?f335 / ?f6"/>
          <draw:equation draw:name="f919" draw:formula="?f336 / ?f7"/>
          <draw:equation draw:name="f920" draw:formula="?f337 / ?f6"/>
          <draw:equation draw:name="f921" draw:formula="?f338 / ?f7"/>
          <draw:equation draw:name="f922" draw:formula="?f339 / ?f6"/>
          <draw:equation draw:name="f923" draw:formula="?f340 / ?f7"/>
          <draw:equation draw:name="f924" draw:formula="?f341 / ?f6"/>
          <draw:equation draw:name="f925" draw:formula="?f342 / ?f7"/>
          <draw:equation draw:name="f926" draw:formula="?f343 / ?f6"/>
          <draw:equation draw:name="f927" draw:formula="?f344 / ?f7"/>
          <draw:equation draw:name="f928" draw:formula="?f345 / ?f6"/>
          <draw:equation draw:name="f929" draw:formula="?f346 / ?f7"/>
          <draw:equation draw:name="f930" draw:formula="?f347 / ?f6"/>
          <draw:equation draw:name="f931" draw:formula="?f348 / ?f7"/>
          <draw:equation draw:name="f932" draw:formula="?f349 / ?f6"/>
          <draw:equation draw:name="f933" draw:formula="?f350 / ?f7"/>
          <draw:equation draw:name="f934" draw:formula="?f351 / ?f7"/>
          <draw:equation draw:name="f935" draw:formula="?f352 / ?f7"/>
          <draw:equation draw:name="f936" draw:formula="?f353 / ?f6"/>
          <draw:equation draw:name="f937" draw:formula="?f354 / ?f7"/>
          <draw:equation draw:name="f938" draw:formula="?f355 / ?f6"/>
          <draw:equation draw:name="f939" draw:formula="?f356 / ?f7"/>
          <draw:equation draw:name="f940" draw:formula="?f357 / ?f7"/>
          <draw:equation draw:name="f941" draw:formula="?f358 / ?f7"/>
          <draw:equation draw:name="f942" draw:formula="?f359 / ?f6"/>
          <draw:equation draw:name="f943" draw:formula="?f360 / ?f7"/>
          <draw:equation draw:name="f944" draw:formula="?f361 / ?f6"/>
          <draw:equation draw:name="f945" draw:formula="?f362 / ?f7"/>
          <draw:equation draw:name="f946" draw:formula="?f363 / ?f6"/>
          <draw:equation draw:name="f947" draw:formula="?f364 / ?f7"/>
          <draw:equation draw:name="f948" draw:formula="?f365 / ?f7"/>
          <draw:equation draw:name="f949" draw:formula="?f366 / ?f7"/>
          <draw:equation draw:name="f950" draw:formula="?f367 / ?f6"/>
          <draw:equation draw:name="f951" draw:formula="?f368 / ?f7"/>
          <draw:equation draw:name="f952" draw:formula="?f369 / ?f6"/>
          <draw:equation draw:name="f953" draw:formula="?f370 / ?f7"/>
          <draw:equation draw:name="f954" draw:formula="?f371 / ?f6"/>
          <draw:equation draw:name="f955" draw:formula="?f372 / ?f7"/>
          <draw:equation draw:name="f956" draw:formula="?f373 / ?f6"/>
          <draw:equation draw:name="f957" draw:formula="?f374 / ?f7"/>
          <draw:equation draw:name="f958" draw:formula="?f375 / ?f6"/>
          <draw:equation draw:name="f959" draw:formula="?f376 / ?f7"/>
          <draw:equation draw:name="f960" draw:formula="?f377 / ?f6"/>
          <draw:equation draw:name="f961" draw:formula="?f378 / ?f7"/>
          <draw:equation draw:name="f962" draw:formula="?f379 / ?f6"/>
          <draw:equation draw:name="f963" draw:formula="?f380 / ?f7"/>
          <draw:equation draw:name="f964" draw:formula="?f381 / ?f6"/>
          <draw:equation draw:name="f965" draw:formula="?f382 / ?f7"/>
          <draw:equation draw:name="f966" draw:formula="?f383 / ?f6"/>
          <draw:equation draw:name="f967" draw:formula="?f384 / ?f7"/>
          <draw:equation draw:name="f968" draw:formula="?f385 / ?f6"/>
          <draw:equation draw:name="f969" draw:formula="?f386 / ?f7"/>
          <draw:equation draw:name="f970" draw:formula="?f387 / ?f6"/>
          <draw:equation draw:name="f971" draw:formula="?f388 / ?f7"/>
          <draw:equation draw:name="f972" draw:formula="?f389 / ?f6"/>
          <draw:equation draw:name="f973" draw:formula="?f390 / ?f7"/>
          <draw:equation draw:name="f974" draw:formula="?f391 / ?f6"/>
          <draw:equation draw:name="f975" draw:formula="?f392 / ?f7"/>
          <draw:equation draw:name="f976" draw:formula="?f393 / ?f6"/>
          <draw:equation draw:name="f977" draw:formula="?f394 / ?f7"/>
          <draw:equation draw:name="f978" draw:formula="?f395 / ?f6"/>
          <draw:equation draw:name="f979" draw:formula="?f396 / ?f7"/>
          <draw:equation draw:name="f980" draw:formula="?f397 / ?f6"/>
          <draw:equation draw:name="f981" draw:formula="?f398 / ?f7"/>
          <draw:equation draw:name="f982" draw:formula="?f399 / ?f6"/>
          <draw:equation draw:name="f983" draw:formula="?f400 / ?f7"/>
          <draw:equation draw:name="f984" draw:formula="?f401 / ?f6"/>
          <draw:equation draw:name="f985" draw:formula="?f402 / ?f7"/>
          <draw:equation draw:name="f986" draw:formula="?f403 / ?f6"/>
          <draw:equation draw:name="f987" draw:formula="?f404 / ?f7"/>
          <draw:equation draw:name="f988" draw:formula="?f405 / ?f6"/>
          <draw:equation draw:name="f989" draw:formula="?f406 / ?f7"/>
          <draw:equation draw:name="f990" draw:formula="?f407 / ?f6"/>
          <draw:equation draw:name="f991" draw:formula="?f408 / ?f7"/>
          <draw:equation draw:name="f992" draw:formula="?f409 / ?f6"/>
          <draw:equation draw:name="f993" draw:formula="?f410 / ?f7"/>
          <draw:equation draw:name="f994" draw:formula="?f411 / ?f6"/>
          <draw:equation draw:name="f995" draw:formula="?f412 / ?f7"/>
          <draw:equation draw:name="f996" draw:formula="?f413 / ?f6"/>
          <draw:equation draw:name="f997" draw:formula="?f414 / ?f6"/>
          <draw:equation draw:name="f998" draw:formula="?f415 / ?f6"/>
          <draw:equation draw:name="f999" draw:formula="?f416 / ?f7"/>
          <draw:equation draw:name="f1000" draw:formula="?f417 / ?f6"/>
          <draw:equation draw:name="f1001" draw:formula="?f418 / ?f7"/>
          <draw:equation draw:name="f1002" draw:formula="?f419 / ?f6"/>
          <draw:equation draw:name="f1003" draw:formula="?f420 / ?f7"/>
          <draw:equation draw:name="f1004" draw:formula="?f421 / ?f6"/>
          <draw:equation draw:name="f1005" draw:formula="?f422 / ?f7"/>
          <draw:equation draw:name="f1006" draw:formula="?f423 / ?f6"/>
          <draw:equation draw:name="f1007" draw:formula="?f424 / ?f7"/>
          <draw:equation draw:name="f1008" draw:formula="?f425 / ?f6"/>
          <draw:equation draw:name="f1009" draw:formula="?f426 / ?f7"/>
          <draw:equation draw:name="f1010" draw:formula="?f427 / ?f6"/>
          <draw:equation draw:name="f1011" draw:formula="?f428 / ?f6"/>
          <draw:equation draw:name="f1012" draw:formula="?f429 / ?f6"/>
          <draw:equation draw:name="f1013" draw:formula="?f430 / ?f7"/>
          <draw:equation draw:name="f1014" draw:formula="?f431 / ?f6"/>
          <draw:equation draw:name="f1015" draw:formula="?f432 / ?f7"/>
          <draw:equation draw:name="f1016" draw:formula="?f433 / ?f6"/>
          <draw:equation draw:name="f1017" draw:formula="?f434 / ?f7"/>
          <draw:equation draw:name="f1018" draw:formula="?f435 / ?f6"/>
          <draw:equation draw:name="f1019" draw:formula="?f436 / ?f7"/>
          <draw:equation draw:name="f1020" draw:formula="?f437 / ?f6"/>
          <draw:equation draw:name="f1021" draw:formula="?f438 / ?f7"/>
          <draw:equation draw:name="f1022" draw:formula="?f439 / ?f6"/>
          <draw:equation draw:name="f1023" draw:formula="?f440 / ?f7"/>
          <draw:equation draw:name="f1024" draw:formula="?f441 / ?f6"/>
          <draw:equation draw:name="f1025" draw:formula="?f442 / ?f7"/>
          <draw:equation draw:name="f1026" draw:formula="?f443 / ?f6"/>
          <draw:equation draw:name="f1027" draw:formula="?f444 / ?f7"/>
          <draw:equation draw:name="f1028" draw:formula="?f445 / ?f6"/>
          <draw:equation draw:name="f1029" draw:formula="?f446 / ?f7"/>
          <draw:equation draw:name="f1030" draw:formula="?f447 / ?f6"/>
          <draw:equation draw:name="f1031" draw:formula="?f448 / ?f7"/>
          <draw:equation draw:name="f1032" draw:formula="?f449 / ?f6"/>
          <draw:equation draw:name="f1033" draw:formula="?f450 / ?f7"/>
          <draw:equation draw:name="f1034" draw:formula="?f451 / ?f6"/>
          <draw:equation draw:name="f1035" draw:formula="?f452 / ?f7"/>
          <draw:equation draw:name="f1036" draw:formula="?f453 / ?f6"/>
          <draw:equation draw:name="f1037" draw:formula="?f454 / ?f7"/>
          <draw:equation draw:name="f1038" draw:formula="?f455 / ?f6"/>
          <draw:equation draw:name="f1039" draw:formula="?f456 / ?f7"/>
          <draw:equation draw:name="f1040" draw:formula="?f457 / ?f6"/>
          <draw:equation draw:name="f1041" draw:formula="?f458 / ?f7"/>
          <draw:equation draw:name="f1042" draw:formula="?f459 / ?f6"/>
          <draw:equation draw:name="f1043" draw:formula="?f460 / ?f7"/>
          <draw:equation draw:name="f1044" draw:formula="?f461 / ?f6"/>
          <draw:equation draw:name="f1045" draw:formula="?f462 / ?f7"/>
          <draw:equation draw:name="f1046" draw:formula="?f463 / ?f6"/>
          <draw:equation draw:name="f1047" draw:formula="?f464 / ?f7"/>
          <draw:equation draw:name="f1048" draw:formula="?f465 / ?f6"/>
          <draw:equation draw:name="f1049" draw:formula="?f466 / ?f7"/>
          <draw:equation draw:name="f1050" draw:formula="?f467 / ?f6"/>
          <draw:equation draw:name="f1051" draw:formula="?f468 / ?f7"/>
          <draw:equation draw:name="f1052" draw:formula="?f469 / ?f6"/>
          <draw:equation draw:name="f1053" draw:formula="?f470 / ?f7"/>
          <draw:equation draw:name="f1054" draw:formula="?f471 / ?f6"/>
          <draw:equation draw:name="f1055" draw:formula="?f472 / ?f7"/>
          <draw:equation draw:name="f1056" draw:formula="?f473 / ?f6"/>
          <draw:equation draw:name="f1057" draw:formula="?f474 / ?f7"/>
          <draw:equation draw:name="f1058" draw:formula="?f475 / ?f6"/>
          <draw:equation draw:name="f1059" draw:formula="?f476 / ?f7"/>
          <draw:equation draw:name="f1060" draw:formula="?f477 / ?f6"/>
          <draw:equation draw:name="f1061" draw:formula="?f478 / ?f7"/>
          <draw:equation draw:name="f1062" draw:formula="?f479 / ?f6"/>
          <draw:equation draw:name="f1063" draw:formula="?f480 / ?f7"/>
          <draw:equation draw:name="f1064" draw:formula="?f481 / ?f6"/>
          <draw:equation draw:name="f1065" draw:formula="?f482 / ?f7"/>
          <draw:equation draw:name="f1066" draw:formula="?f483 / ?f6"/>
          <draw:equation draw:name="f1067" draw:formula="?f484 / ?f7"/>
          <draw:equation draw:name="f1068" draw:formula="?f485 / ?f6"/>
          <draw:equation draw:name="f1069" draw:formula="?f486 / ?f7"/>
          <draw:equation draw:name="f1070" draw:formula="?f487 / ?f6"/>
          <draw:equation draw:name="f1071" draw:formula="?f488 / ?f7"/>
          <draw:equation draw:name="f1072" draw:formula="?f489 / ?f6"/>
          <draw:equation draw:name="f1073" draw:formula="?f490 / ?f7"/>
          <draw:equation draw:name="f1074" draw:formula="?f491 / ?f6"/>
          <draw:equation draw:name="f1075" draw:formula="?f492 / ?f7"/>
          <draw:equation draw:name="f1076" draw:formula="?f493 / ?f6"/>
          <draw:equation draw:name="f1077" draw:formula="?f494 / ?f7"/>
          <draw:equation draw:name="f1078" draw:formula="?f495 / ?f6"/>
          <draw:equation draw:name="f1079" draw:formula="?f496 / ?f7"/>
          <draw:equation draw:name="f1080" draw:formula="?f497 / ?f6"/>
          <draw:equation draw:name="f1081" draw:formula="?f498 / ?f7"/>
          <draw:equation draw:name="f1082" draw:formula="?f499 / ?f6"/>
          <draw:equation draw:name="f1083" draw:formula="?f500 / ?f7"/>
          <draw:equation draw:name="f1084" draw:formula="?f501 / ?f6"/>
          <draw:equation draw:name="f1085" draw:formula="?f502 / ?f7"/>
          <draw:equation draw:name="f1086" draw:formula="?f503 / ?f6"/>
          <draw:equation draw:name="f1087" draw:formula="?f504 / ?f7"/>
          <draw:equation draw:name="f1088" draw:formula="?f505 / ?f6"/>
          <draw:equation draw:name="f1089" draw:formula="?f506 / ?f7"/>
          <draw:equation draw:name="f1090" draw:formula="?f507 / ?f6"/>
          <draw:equation draw:name="f1091" draw:formula="?f508 / ?f7"/>
          <draw:equation draw:name="f1092" draw:formula="?f509 / ?f6"/>
          <draw:equation draw:name="f1093" draw:formula="?f510 / ?f7"/>
          <draw:equation draw:name="f1094" draw:formula="?f511 / ?f6"/>
          <draw:equation draw:name="f1095" draw:formula="?f512 / ?f7"/>
          <draw:equation draw:name="f1096" draw:formula="?f513 / ?f6"/>
          <draw:equation draw:name="f1097" draw:formula="?f514 / ?f7"/>
          <draw:equation draw:name="f1098" draw:formula="?f515 / ?f6"/>
          <draw:equation draw:name="f1099" draw:formula="?f516 / ?f7"/>
          <draw:equation draw:name="f1100" draw:formula="?f517 / ?f6"/>
          <draw:equation draw:name="f1101" draw:formula="?f518 / ?f7"/>
          <draw:equation draw:name="f1102" draw:formula="?f519 / ?f6"/>
          <draw:equation draw:name="f1103" draw:formula="?f520 / ?f7"/>
          <draw:equation draw:name="f1104" draw:formula="?f521 / ?f6"/>
          <draw:equation draw:name="f1105" draw:formula="?f522 / ?f7"/>
          <draw:equation draw:name="f1106" draw:formula="?f523 / ?f6"/>
          <draw:equation draw:name="f1107" draw:formula="?f524 / ?f7"/>
          <draw:equation draw:name="f1108" draw:formula="?f525 / ?f6"/>
          <draw:equation draw:name="f1109" draw:formula="?f526 / ?f7"/>
          <draw:equation draw:name="f1110" draw:formula="?f527 / ?f6"/>
          <draw:equation draw:name="f1111" draw:formula="?f528 / ?f7"/>
          <draw:equation draw:name="f1112" draw:formula="?f529 / ?f6"/>
          <draw:equation draw:name="f1113" draw:formula="?f530 / ?f7"/>
          <draw:equation draw:name="f1114" draw:formula="?f531 / ?f6"/>
          <draw:equation draw:name="f1115" draw:formula="?f532 / ?f7"/>
          <draw:equation draw:name="f1116" draw:formula="?f533 / ?f6"/>
          <draw:equation draw:name="f1117" draw:formula="?f534 / ?f7"/>
          <draw:equation draw:name="f1118" draw:formula="?f535 / ?f6"/>
          <draw:equation draw:name="f1119" draw:formula="?f536 / ?f7"/>
          <draw:equation draw:name="f1120" draw:formula="?f537 / ?f6"/>
          <draw:equation draw:name="f1121" draw:formula="?f538 / ?f7"/>
          <draw:equation draw:name="f1122" draw:formula="?f539 / ?f6"/>
          <draw:equation draw:name="f1123" draw:formula="?f540 / ?f7"/>
          <draw:equation draw:name="f1124" draw:formula="?f541 / ?f6"/>
          <draw:equation draw:name="f1125" draw:formula="?f542 / ?f7"/>
          <draw:equation draw:name="f1126" draw:formula="?f543 / ?f6"/>
          <draw:equation draw:name="f1127" draw:formula="?f544 / ?f7"/>
          <draw:equation draw:name="f1128" draw:formula="?f545 / ?f6"/>
          <draw:equation draw:name="f1129" draw:formula="?f546 / ?f7"/>
          <draw:equation draw:name="f1130" draw:formula="?f547 / ?f6"/>
          <draw:equation draw:name="f1131" draw:formula="?f548 / ?f7"/>
          <draw:equation draw:name="f1132" draw:formula="?f549 / ?f6"/>
          <draw:equation draw:name="f1133" draw:formula="?f550 / ?f7"/>
          <draw:equation draw:name="f1134" draw:formula="?f551 / ?f6"/>
          <draw:equation draw:name="f1135" draw:formula="?f552 / ?f7"/>
          <draw:equation draw:name="f1136" draw:formula="?f553 / ?f6"/>
          <draw:equation draw:name="f1137" draw:formula="?f554 / ?f7"/>
          <draw:equation draw:name="f1138" draw:formula="?f555 / ?f6"/>
          <draw:equation draw:name="f1139" draw:formula="?f556 / ?f7"/>
          <draw:equation draw:name="f1140" draw:formula="?f557 / ?f6"/>
          <draw:equation draw:name="f1141" draw:formula="?f558 / ?f7"/>
          <draw:equation draw:name="f1142" draw:formula="?f559 / ?f6"/>
          <draw:equation draw:name="f1143" draw:formula="?f560 / ?f7"/>
          <draw:equation draw:name="f1144" draw:formula="?f561 / ?f6"/>
          <draw:equation draw:name="f1145" draw:formula="?f562 / ?f7"/>
          <draw:equation draw:name="f1146" draw:formula="?f563 / ?f6"/>
          <draw:equation draw:name="f1147" draw:formula="?f564 / ?f7"/>
          <draw:equation draw:name="f1148" draw:formula="?f565 / ?f6"/>
          <draw:equation draw:name="f1149" draw:formula="?f566 / ?f7"/>
          <draw:equation draw:name="f1150" draw:formula="?f567 / ?f6"/>
          <draw:equation draw:name="f1151" draw:formula="?f568 / ?f7"/>
          <draw:equation draw:name="f1152" draw:formula="?f569 / ?f6"/>
          <draw:equation draw:name="f1153" draw:formula="?f570 / ?f7"/>
          <draw:equation draw:name="f1154" draw:formula="?f571 / ?f6"/>
          <draw:equation draw:name="f1155" draw:formula="?f572 / ?f7"/>
          <draw:equation draw:name="f1156" draw:formula="?f573 / ?f6"/>
          <draw:equation draw:name="f1157" draw:formula="?f574 / ?f7"/>
          <draw:equation draw:name="f1158" draw:formula="?f575 / ?f6"/>
          <draw:equation draw:name="f1159" draw:formula="?f576 / ?f7"/>
          <draw:equation draw:name="f1160" draw:formula="?f577 / ?f6"/>
          <draw:equation draw:name="f1161" draw:formula="?f578 / ?f7"/>
          <draw:equation draw:name="f1162" draw:formula="?f579 / ?f6"/>
          <draw:equation draw:name="f1163" draw:formula="?f580 / ?f7"/>
          <draw:equation draw:name="f1164" draw:formula="?f581 / ?f6"/>
          <draw:equation draw:name="f1165" draw:formula="?f582 / ?f7"/>
          <draw:equation draw:name="f1166" draw:formula="?f583 / ?f6"/>
          <draw:equation draw:name="f1167" draw:formula="?f584 / ?f7"/>
          <draw:equation draw:name="f1168" draw:formula="?f585 / ?f6"/>
          <draw:equation draw:name="f1169" draw:formula="?f586 / ?f7"/>
          <draw:equation draw:name="f1170" draw:formula="?f587 / ?f6"/>
          <draw:equation draw:name="f1171" draw:formula="?f588 / ?f7"/>
          <draw:equation draw:name="f1172" draw:formula="?f589 / ?f6"/>
          <draw:equation draw:name="f1173" draw:formula="?f590 / ?f7"/>
          <draw:equation draw:name="f1174" draw:formula="?f0 / ?f6"/>
          <draw:equation draw:name="f1175" draw:formula="?f1 / ?f6"/>
          <draw:equation draw:name="f1176" draw:formula="?f2 / ?f7"/>
          <draw:equation draw:name="f1177" draw:formula="?f3 / ?f7"/>
        </draw:enhanced-geometry>
      </draw:custom-shape>
      <draw:frame draw:id="id139" presentation:style-name="a933" draw:name="Text Placeholder 2" svg:x="0.63in" svg:y="2.09in" svg:width="7.07in" svg:height="0.44in" presentation:class="outline" presentation:placeholder="false">
        <draw:text-box>
          <text:list text:style-name="a932">
            <text:list-item>
              <text:p text:style-name="a931" text:class-names="" text:cond-style-name=""><text:span text:style-name="a930" text:class-names="">Click to edit Master text styles</text:span></text:p>
            </text:list-item>
          </text:list>
        </draw:text-box>
        <svg:title/>
        <svg:desc/>
      </draw:frame>
      <draw:frame draw:id="id140" presentation:style-name="a937" draw:name="Text Placeholder 4" svg:x="0.63in" svg:y="3.89in" svg:width="7.07in" svg:height="0.44in" presentation:class="outline" presentation:placeholder="false">
        <draw:text-box>
          <text:list text:style-name="a936">
            <text:list-item>
              <text:p text:style-name="a935" text:class-names="" text:cond-style-name=""><text:span text:style-name="a934" text:class-names="">Click to edit Master text styles</text:span></text:p>
            </text:list-item>
          </text:list>
        </draw:text-box>
        <svg:title/>
        <svg:desc/>
      </draw:frame>
      <draw:frame draw:id="id141" presentation:style-name="a954" draw:name="Content Placeholder 5" svg:x="0.63in" svg:y="4.37in" svg:width="7.07in" svg:height="1.2in" presentation:class="object" presentation:placeholder="false">
        <draw:text-box>
          <text:list text:style-name="a940">
            <text:list-item>
              <text:p text:style-name="a939" text:class-names="" text:cond-style-name=""><text:span text:style-name="a938" text:class-names="">Click to edit Master text styles</text:span></text:p>
            </text:list-item>
          </text:list>
          <text:list text:style-name="a943">
            <text:list-item>
              <text:list text:style-name="a943">
                <text:list-item>
                  <text:p text:style-name="a942" text:class-names="" text:cond-style-name=""><text:span text:style-name="a941" text:class-names="">Second level</text:span></text:p>
                </text:list-item>
              </text:list>
            </text:list-item>
          </text:list>
          <text:list text:style-name="a946">
            <text:list-item>
              <text:list text:style-name="a946">
                <text:list-item>
                  <text:list text:style-name="a946">
                    <text:list-item>
                      <text:p text:style-name="a945" text:class-names="" text:cond-style-name=""><text:span text:style-name="a944" text:class-names="">Third level</text:span></text:p>
                    </text:list-item>
                  </text:list>
                </text:list-item>
              </text:list>
            </text:list-item>
          </text:list>
          <text:list text:style-name="a949">
            <text:list-item>
              <text:list text:style-name="a949">
                <text:list-item>
                  <text:list text:style-name="a949">
                    <text:list-item>
                      <text:list text:style-name="a949">
                        <text:list-item>
                          <text:p text:style-name="a948" text:class-names="" text:cond-style-name=""><text:span text:style-name="a947" text:class-names="">Fourth level</text:span></text:p>
                        </text:list-item>
                      </text:list>
                    </text:list-item>
                  </text:list>
                </text:list-item>
              </text:list>
            </text:list-item>
          </text:list>
          <text:list text:style-name="a953">
            <text:list-item>
              <text:list text:style-name="a953">
                <text:list-item>
                  <text:list text:style-name="a953">
                    <text:list-item>
                      <text:list text:style-name="a953">
                        <text:list-item>
                          <text:list text:style-name="a953">
                            <text:list-item>
                              <text:p text:style-name="a952" text:class-names="" text:cond-style-name=""><text:span text:style-name="a950" text:class-names="">Fifth level</text:span><text:span text:style-name="a951" text:class-names=""/></text:p>
                            </text:list-item>
                          </text:list>
                        </text:list-item>
                      </text:list>
                    </text:list-item>
                  </text:list>
                </text:list-item>
              </text:list>
            </text:list-item>
          </text:list>
        </draw:text-box>
        <svg:title/>
        <svg:desc/>
      </draw:frame>
      <draw:frame draw:id="id142" presentation:style-name="a957" draw:name="Title 1" svg:x="0.63in" svg:y="0.77in" svg:width="11.5in" svg:height="0.74in" presentation:class="title" presentation:placeholder="false">
        <draw:text-box>
          <text:p text:style-name="a956" text:class-names="" text:cond-style-name=""><text:span text:style-name="a955" text:class-names="">click to edit master title style<text:tab/></text:span></text:p>
        </draw:text-box>
        <svg:title/>
        <svg:desc/>
      </draw:frame>
      <draw:connector draw:type="line" svg:x1="0in" svg:y1="6.91667in" svg:x2="13.33333in" svg:y2="6.91667in" draw:id="id143" draw:style-name="a958" draw:name="Straight Connector 9">
        <svg:title/>
        <svg:desc/>
      </draw:connector>
      <presentation:notes style:page-layout-name="pageLayout2" draw:style-name="a990">
        <draw:frame draw:id="id6" presentation:style-name="a961" draw:name="Header Placeholder 1" svg:x="0in" svg:y="0in" svg:width="3.25in" svg:height="0.50174in" presentation:class="header" presentation:placeholder="false">
          <draw:text-box>
            <text:p text:style-name="a960" text:class-names="" text:cond-style-name=""><text:span text:style-name="a959" text:class-names=""/></text:p>
          </draw:text-box>
          <svg:title/>
          <svg:desc/>
        </draw:frame>
        <draw:frame draw:id="id7" presentation:style-name="a966" draw:name="Date Placeholder 2" svg:x="4.24826in" svg:y="0in" svg:width="3.25in" svg:height="0.50174in" presentation:class="date-time" presentation:placeholder="false">
          <draw:text-box>
            <text:p text:style-name="a965" text:class-names="" text:cond-style-name=""><text:span text:style-name="a962" text:class-names=""><text:date text:fixed="false" style:data-style-name="a963">8/12/2022</text:date></text:span><text:span text:style-name="a964" text:class-names=""/></text:p>
          </draw:text-box>
          <svg:title/>
          <svg:desc/>
        </draw:frame>
        <draw:page-thumbnail svg:x="0.75in" svg:y="1.25in" svg:width="6in" svg:height="3.375in" presentation:class="page" draw:id="id8" presentation:style-name="a967" draw:name="Slide Image Placeholder 3">
          <svg:title/>
          <svg:desc/>
        </draw:page-thumbnail>
        <draw:frame draw:id="id9" presentation:style-name="a982" draw:name="Notes Placeholder 4" svg:x="0.75in" svg:y="4.8125in" svg:width="6in" svg:height="3.9375in" presentation:class="notes" presentation:placeholder="false">
          <draw:text-box>
            <text:p text:style-name="a969" text:class-names="" text:cond-style-name=""><text:span text:style-name="a968" text:class-names="">Click to edit Master text styles</text:span></text:p>
            <text:list text:style-name="a972">
              <text:list-item>
                <text:list text:style-name="a972">
                  <text:list-item>
                    <text:p text:style-name="a971" text:class-names="" text:cond-style-name=""><text:span text:style-name="a970" text:class-names="">Second level</text:span></text:p>
                  </text:list-item>
                </text:list>
              </text:list-item>
            </text:list>
            <text:list text:style-name="a975">
              <text:list-item>
                <text:list text:style-name="a975">
                  <text:list-item>
                    <text:list text:style-name="a975">
                      <text:list-item>
                        <text:p text:style-name="a974" text:class-names="" text:cond-style-name=""><text:span text:style-name="a973" text:class-names="">Third level</text:span></text:p>
                      </text:list-item>
                    </text:list>
                  </text:list-item>
                </text:list>
              </text:list-item>
            </text:list>
            <text:list text:style-name="a978">
              <text:list-item>
                <text:list text:style-name="a978">
                  <text:list-item>
                    <text:list text:style-name="a978">
                      <text:list-item>
                        <text:list text:style-name="a978">
                          <text:list-item>
                            <text:p text:style-name="a977" text:class-names="" text:cond-style-name=""><text:span text:style-name="a976" text:class-names="">Fourth level</text:span></text:p>
                          </text:list-item>
                        </text:list>
                      </text:list-item>
                    </text:list>
                  </text:list-item>
                </text:list>
              </text:list-item>
            </text:list>
            <text:list text:style-name="a981">
              <text:list-item>
                <text:list text:style-name="a981">
                  <text:list-item>
                    <text:list text:style-name="a981">
                      <text:list-item>
                        <text:list text:style-name="a981">
                          <text:list-item>
                            <text:list text:style-name="a981">
                              <text:list-item>
                                <text:p text:style-name="a980" text:class-names="" text:cond-style-name=""><text:span text:style-name="a979" text:class-names="">Fifth level</text:span></text:p>
                              </text:list-item>
                            </text:list>
                          </text:list-item>
                        </text:list>
                      </text:list-item>
                    </text:list>
                  </text:list-item>
                </text:list>
              </text:list-item>
            </text:list>
          </draw:text-box>
          <svg:title/>
          <svg:desc/>
        </draw:frame>
        <draw:frame draw:id="id10" presentation:style-name="a985" draw:name="Footer Placeholder 5" svg:x="0in" svg:y="9.49826in" svg:width="3.25in" svg:height="0.50174in" presentation:class="footer" presentation:placeholder="false">
          <draw:text-box>
            <text:p text:style-name="a984" text:class-names="" text:cond-style-name=""><text:span text:style-name="a983" text:class-names=""/></text:p>
          </draw:text-box>
          <svg:title/>
          <svg:desc/>
        </draw:frame>
        <draw:frame draw:id="id11" presentation:style-name="a989" draw:name="Slide Number Placeholder 6" svg:x="4.24826in" svg:y="9.49826in" svg:width="3.25in" svg:height="0.50174in" presentation:class="page-number" presentation:placeholder="false">
          <draw:text-box>
            <text:p text:style-name="a988" text:class-names="" text:cond-style-name=""><text:span text:style-name="a986" text:class-names=""><text:page-number style:num-format="1" text:fixed="false">‹#›</text:page-number></text:span><text:span text:style-name="a987" text:class-names=""/></text:p>
          </draw:text-box>
          <svg:title/>
          <svg:desc/>
        </draw:frame>
      </presentation:notes>
    </style:master-page>
    <style:master-page style:name="Master1-Layout13-cust-Three-Column" style:page-layout-name="pageLayout1" draw:style-name="a991">
      <draw:custom-shape svg:x="0.67993in" svg:y="5.16689in" svg:width="9.83508in" svg:height="2.33311in" draw:id="id144" draw:style-name="a994" draw:name="Freeform: Shape 26">
        <svg:title/>
        <svg:desc/>
        <text:p text:style-name="a993" text:class-names="" text:cond-style-name=""><text:span text:style-name="a992" text:class-names=""/></text:p>
        <draw:enhanced-geometry xmlns:dr3d="urn:oasis:names:tc:opendocument:xmlns:dr3d:1.0" draw:type="non-primitive" svg:viewBox="0 0 8993194 2133395" draw:enhanced-path="M 5641082 28 C 6185920 1961 6687031 105621 7193214 351682 7883521 687280 8326622 1163018 8571267 1470873 8698040 1621267 8852271 1830686 8974398 2088483 L 8993194 2133395 0 2133395 11196 2060835 C 25372 1999506 44664 1937726 69995 1875975 225713 1496052 611237 1115228 2326551 649790 3703485 276164 4733017 -3192 5641082 28 Z N" draw:text-areas="?f42 ?f44 ?f43 ?f45" draw:glue-points="?f25 ?f26 ?f27 ?f28 ?f29 ?f30 ?f31 ?f32 ?f33 ?f34 ?f35 ?f34 ?f36 ?f37 ?f38 ?f39 ?f40 ?f41 ?f25 ?f2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93194"/>
          <draw:equation draw:name="f7" draw:formula="?f4 / 2133395"/>
          <draw:equation draw:name="f8" draw:formula="5641082 * ?f5 / 8993194"/>
          <draw:equation draw:name="f9" draw:formula="28 * ?f4 / 2133395"/>
          <draw:equation draw:name="f10" draw:formula="7193214 * ?f5 / 8993194"/>
          <draw:equation draw:name="f11" draw:formula="351682 * ?f4 / 2133395"/>
          <draw:equation draw:name="f12" draw:formula="8571267 * ?f5 / 8993194"/>
          <draw:equation draw:name="f13" draw:formula="1470873 * ?f4 / 2133395"/>
          <draw:equation draw:name="f14" draw:formula="8974398 * ?f5 / 8993194"/>
          <draw:equation draw:name="f15" draw:formula="2088483 * ?f4 / 2133395"/>
          <draw:equation draw:name="f16" draw:formula="8993194 * ?f5 / 8993194"/>
          <draw:equation draw:name="f17" draw:formula="2133395 * ?f4 / 2133395"/>
          <draw:equation draw:name="f18" draw:formula="0 * ?f5 / 8993194"/>
          <draw:equation draw:name="f19" draw:formula="11196 * ?f5 / 8993194"/>
          <draw:equation draw:name="f20" draw:formula="2060835 * ?f4 / 2133395"/>
          <draw:equation draw:name="f21" draw:formula="69995 * ?f5 / 8993194"/>
          <draw:equation draw:name="f22" draw:formula="1875975 * ?f4 / 2133395"/>
          <draw:equation draw:name="f23" draw:formula="2326551 * ?f5 / 8993194"/>
          <draw:equation draw:name="f24" draw:formula="649790 * ?f4 / 2133395"/>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7"/>
          <draw:equation draw:name="f35" draw:formula="?f18 / ?f6"/>
          <draw:equation draw:name="f36" draw:formula="?f19 / ?f6"/>
          <draw:equation draw:name="f37" draw:formula="?f20 / ?f7"/>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0in" svg:y="-0in" svg:width="13.33333in" svg:height="7.5in" draw:id="id145" draw:style-name="a997" draw:name="Freeform: Shape 17">
        <svg:title/>
        <svg:desc/>
        <text:p text:style-name="a996" text:class-names="" text:cond-style-name=""><text:span text:style-name="a995" text:class-names=""/></text:p>
        <draw:enhanced-geometry xmlns:dr3d="urn:oasis:names:tc:opendocument:xmlns:dr3d:1.0" draw:type="non-primitive" svg:viewBox="0 0 12192000 6858000" draw:enhanced-path="M 0 0 L 6775177 0 7219800 111673 C 8893020 564143 10439967 1209336 11749026 1996374 L 12192000 2276886 12192000 6858000 0 6858000 Z N" draw:text-areas="?f28 ?f30 ?f29 ?f31" draw:glue-points="?f18 ?f19 ?f20 ?f19 ?f21 ?f22 ?f23 ?f24 ?f25 ?f26 ?f25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6775177 * ?f5 / 12192000"/>
          <draw:equation draw:name="f11" draw:formula="7219800 * ?f5 / 12192000"/>
          <draw:equation draw:name="f12" draw:formula="111673 * ?f4 / 6858000"/>
          <draw:equation draw:name="f13" draw:formula="11749026 * ?f5 / 12192000"/>
          <draw:equation draw:name="f14" draw:formula="1996374 * ?f4 / 6858000"/>
          <draw:equation draw:name="f15" draw:formula="12192000 * ?f5 / 12192000"/>
          <draw:equation draw:name="f16" draw:formula="2276886 * ?f4 / 6858000"/>
          <draw:equation draw:name="f17" draw:formula="6858000 * ?f4 / 6858000"/>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frame draw:id="id146" presentation:style-name="a1001" draw:name="Text Placeholder 2" svg:x="0.63in" svg:y="2.09in" svg:width="3.86in" svg:height="0.44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frame draw:id="id147" presentation:style-name="a1018" draw:name="Content Placeholder 3" svg:x="0.63in" svg:y="2.73958in" svg:width="3.22in" svg:height="4.02951in" presentation:class="object" presentation:placeholder="false">
        <draw:text-box>
          <text:list text:style-name="a1004">
            <text:list-item>
              <text:p text:style-name="a1003" text:class-names="" text:cond-style-name=""><text:span text:style-name="a1002" text:class-names="">Click to edit Master text styles</text:span></text:p>
            </text:list-item>
          </text:list>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4" text:class-names="">Fifth level</text:span><text:span text:style-name="a1015" text:class-names=""/></text:p>
                            </text:list-item>
                          </text:list>
                        </text:list-item>
                      </text:list>
                    </text:list-item>
                  </text:list>
                </text:list-item>
              </text:list>
            </text:list-item>
          </text:list>
        </draw:text-box>
        <svg:title/>
        <svg:desc/>
      </draw:frame>
      <draw:frame draw:id="id148" presentation:style-name="a1022" draw:name="Text Placeholder 4" svg:x="5.23in" svg:y="2.09in" svg:width="3.86in" svg:height="0.44in" presentation:class="outline" presentation:placeholder="false">
        <draw:text-box>
          <text:list text:style-name="a1021">
            <text:list-item>
              <text:p text:style-name="a1020" text:class-names="" text:cond-style-name=""><text:span text:style-name="a1019" text:class-names="">Click to edit Master text styles</text:span></text:p>
            </text:list-item>
          </text:list>
        </draw:text-box>
        <svg:title/>
        <svg:desc/>
      </draw:frame>
      <draw:frame draw:id="id149" presentation:style-name="a1039" draw:name="Content Placeholder 5" svg:x="5.23in" svg:y="2.73958in" svg:width="3.22in" svg:height="4.02951in" presentation:class="object" presentation:placeholder="false">
        <draw:text-box>
          <text:list text:style-name="a1025">
            <text:list-item>
              <text:p text:style-name="a1024" text:class-names="" text:cond-style-name=""><text:span text:style-name="a1023" text:class-names="">Click to edit Master text styles</text:span></text:p>
            </text:list-item>
          </text:list>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8">
            <text:list-item>
              <text:list text:style-name="a1038">
                <text:list-item>
                  <text:list text:style-name="a1038">
                    <text:list-item>
                      <text:list text:style-name="a1038">
                        <text:list-item>
                          <text:list text:style-name="a1038">
                            <text:list-item>
                              <text:p text:style-name="a1037" text:class-names="" text:cond-style-name=""><text:span text:style-name="a1035" text:class-names="">Fifth level</text:span><text:span text:style-name="a1036" text:class-names=""/></text:p>
                            </text:list-item>
                          </text:list>
                        </text:list-item>
                      </text:list>
                    </text:list-item>
                  </text:list>
                </text:list-item>
              </text:list>
            </text:list-item>
          </text:list>
        </draw:text-box>
        <svg:title/>
        <svg:desc/>
      </draw:frame>
      <draw:frame draw:id="id150" presentation:style-name="a1042" draw:name="Date Placeholder 6" svg:x="0.4in" svg:y="7.07in" svg:width="1.08in" svg:height="0.34in" presentation:class="date-time" presentation:placeholder="false">
        <draw:text-box>
          <text:p text:style-name="a1041" text:class-names="" text:cond-style-name=""><text:span text:style-name="a1040" text:class-names="">20XX</text:span></text:p>
        </draw:text-box>
        <svg:title/>
        <svg:desc/>
      </draw:frame>
      <draw:frame draw:id="id151" presentation:style-name="a1045" draw:name="Footer Placeholder 7" svg:x="4.79in" svg:y="7.07in" svg:width="3.76in" svg:height="0.34in" presentation:class="footer" presentation:placeholder="false">
        <draw:text-box>
          <text:p text:style-name="a1044" text:class-names="" text:cond-style-name=""><text:span text:style-name="a1043" text:class-names="">presentation title</text:span></text:p>
        </draw:text-box>
        <svg:title/>
        <svg:desc/>
      </draw:frame>
      <draw:frame draw:id="id152" presentation:style-name="a1049" draw:name="Slide Number Placeholder 8" svg:x="12.06in" svg:y="7.07in" svg:width="1.08in" svg:height="0.34in" presentation:class="page-number" presentation:placeholder="false">
        <draw:text-box>
          <text:p text:style-name="a1048" text:class-names="" text:cond-style-name=""><text:span text:style-name="a1046" text:class-names=""><text:page-number style:num-format="1" text:fixed="false">‹#›</text:page-number></text:span><text:span text:style-name="a1047" text:class-names=""/></text:p>
        </draw:text-box>
        <svg:title/>
        <svg:desc/>
      </draw:frame>
      <draw:frame draw:id="id153" presentation:style-name="a1052" draw:name="Title 1" svg:x="0.63in" svg:y="0.77in" svg:width="11.5in" svg:height="0.74in" presentation:class="title" presentation:placeholder="false">
        <draw:text-box>
          <text:p text:style-name="a1051" text:class-names="" text:cond-style-name=""><text:span text:style-name="a1050" text:class-names="">click to edit master title style<text:tab/></text:span></text:p>
        </draw:text-box>
        <svg:title/>
        <svg:desc/>
      </draw:frame>
      <draw:frame draw:id="id154" presentation:style-name="a1056" draw:name="Text Placeholder 4" svg:x="9.69in" svg:y="2.09in" svg:width="3.22in" svg:height="0.44in" presentation:class="outline" presentation:placeholder="false">
        <draw:text-box>
          <text:list text:style-name="a1055">
            <text:list-item>
              <text:p text:style-name="a1054" text:class-names="" text:cond-style-name=""><text:span text:style-name="a1053" text:class-names="">Click to edit Master text styles</text:span></text:p>
            </text:list-item>
          </text:list>
        </draw:text-box>
        <svg:title/>
        <svg:desc/>
      </draw:frame>
      <draw:frame draw:id="id155" presentation:style-name="a1073" draw:name="Content Placeholder 5" svg:x="9.69in" svg:y="2.72576in" svg:width="3.22in" svg:height="4.02951in" presentation:class="object" presentation:placeholder="false">
        <draw:text-box>
          <text:list text:style-name="a1059">
            <text:list-item>
              <text:p text:style-name="a1058" text:class-names="" text:cond-style-name=""><text:span text:style-name="a1057" text:class-names="">Click to edit Master text styles</text:span></text:p>
            </text:list-item>
          </text:list>
          <text:list text:style-name="a1062">
            <text:list-item>
              <text:list text:style-name="a1062">
                <text:list-item>
                  <text:p text:style-name="a1061" text:class-names="" text:cond-style-name=""><text:span text:style-name="a1060" text:class-names="">Second level</text:span></text:p>
                </text:list-item>
              </text:list>
            </text:list-item>
          </text:list>
          <text:list text:style-name="a1065">
            <text:list-item>
              <text:list text:style-name="a1065">
                <text:list-item>
                  <text:list text:style-name="a1065">
                    <text:list-item>
                      <text:p text:style-name="a1064" text:class-names="" text:cond-style-name=""><text:span text:style-name="a1063" text:class-names="">Third level</text:span></text:p>
                    </text:list-item>
                  </text:list>
                </text:list-item>
              </text:list>
            </text:list-item>
          </text:list>
          <text:list text:style-name="a1068">
            <text:list-item>
              <text:list text:style-name="a1068">
                <text:list-item>
                  <text:list text:style-name="a1068">
                    <text:list-item>
                      <text:list text:style-name="a1068">
                        <text:list-item>
                          <text:p text:style-name="a1067" text:class-names="" text:cond-style-name=""><text:span text:style-name="a1066" text:class-names="">Fourth level</text:span></text:p>
                        </text:list-item>
                      </text:list>
                    </text:list-item>
                  </text:list>
                </text:list-item>
              </text:list>
            </text:list-item>
          </text:list>
          <text:list text:style-name="a1072">
            <text:list-item>
              <text:list text:style-name="a1072">
                <text:list-item>
                  <text:list text:style-name="a1072">
                    <text:list-item>
                      <text:list text:style-name="a1072">
                        <text:list-item>
                          <text:list text:style-name="a1072">
                            <text:list-item>
                              <text:p text:style-name="a1071" text:class-names="" text:cond-style-name=""><text:span text:style-name="a1069" text:class-names="">Fifth level</text:span><text:span text:style-name="a1070" text:class-names=""/></text:p>
                            </text:list-item>
                          </text:list>
                        </text:list-item>
                      </text:list>
                    </text:list-item>
                  </text:list>
                </text:list-item>
              </text:list>
            </text:list-item>
          </text:list>
        </draw:text-box>
        <svg:title/>
        <svg:desc/>
      </draw:frame>
      <draw:connector draw:type="line" svg:x1="0in" svg:y1="6.91667in" svg:x2="13.33333in" svg:y2="6.91667in" draw:id="id156" draw:style-name="a1074" draw:name="Straight Connector 32">
        <svg:title/>
        <svg:desc/>
      </draw:connector>
      <presentation:notes style:page-layout-name="pageLayout2" draw:style-name="a1106">
        <draw:frame draw:id="id6" presentation:style-name="a1077" draw:name="Header Placeholder 1" svg:x="0in" svg:y="0in" svg:width="3.25in" svg:height="0.50174in" presentation:class="header" presentation:placeholder="false">
          <draw:text-box>
            <text:p text:style-name="a1076" text:class-names="" text:cond-style-name=""><text:span text:style-name="a1075" text:class-names=""/></text:p>
          </draw:text-box>
          <svg:title/>
          <svg:desc/>
        </draw:frame>
        <draw:frame draw:id="id7" presentation:style-name="a1082" draw:name="Date Placeholder 2" svg:x="4.24826in" svg:y="0in" svg:width="3.25in" svg:height="0.50174in" presentation:class="date-time" presentation:placeholder="false">
          <draw:text-box>
            <text:p text:style-name="a1081" text:class-names="" text:cond-style-name=""><text:span text:style-name="a1078" text:class-names=""><text:date text:fixed="false" style:data-style-name="a1079">8/12/2022</text:date></text:span><text:span text:style-name="a1080" text:class-names=""/></text:p>
          </draw:text-box>
          <svg:title/>
          <svg:desc/>
        </draw:frame>
        <draw:page-thumbnail svg:x="0.75in" svg:y="1.25in" svg:width="6in" svg:height="3.375in" presentation:class="page" draw:id="id8" presentation:style-name="a1083" draw:name="Slide Image Placeholder 3">
          <svg:title/>
          <svg:desc/>
        </draw:page-thumbnail>
        <draw:frame draw:id="id9" presentation:style-name="a1098" draw:name="Notes Placeholder 4" svg:x="0.75in" svg:y="4.8125in" svg:width="6in" svg:height="3.9375in" presentation:class="notes" presentation:placeholder="false">
          <draw:text-box>
            <text:p text:style-name="a1085" text:class-names="" text:cond-style-name=""><text:span text:style-name="a1084" text:class-names="">Click to edit Master text styles</text:span></text:p>
            <text:list text:style-name="a1088">
              <text:list-item>
                <text:list text:style-name="a1088">
                  <text:list-item>
                    <text:p text:style-name="a1087" text:class-names="" text:cond-style-name=""><text:span text:style-name="a1086" text:class-names="">Second level</text:span></text:p>
                  </text:list-item>
                </text:list>
              </text:list-item>
            </text:list>
            <text:list text:style-name="a1091">
              <text:list-item>
                <text:list text:style-name="a1091">
                  <text:list-item>
                    <text:list text:style-name="a1091">
                      <text:list-item>
                        <text:p text:style-name="a1090" text:class-names="" text:cond-style-name=""><text:span text:style-name="a1089" text:class-names="">Third level</text:span></text:p>
                      </text:list-item>
                    </text:list>
                  </text:list-item>
                </text:list>
              </text:list-item>
            </text:list>
            <text:list text:style-name="a1094">
              <text:list-item>
                <text:list text:style-name="a1094">
                  <text:list-item>
                    <text:list text:style-name="a1094">
                      <text:list-item>
                        <text:list text:style-name="a1094">
                          <text:list-item>
                            <text:p text:style-name="a1093" text:class-names="" text:cond-style-name=""><text:span text:style-name="a1092" text:class-names="">Fourth level</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5" text:class-names="">Fifth level</text:span></text:p>
                              </text:list-item>
                            </text:list>
                          </text:list-item>
                        </text:list>
                      </text:list-item>
                    </text:list>
                  </text:list-item>
                </text:list>
              </text:list-item>
            </text:list>
          </draw:text-box>
          <svg:title/>
          <svg:desc/>
        </draw:frame>
        <draw:frame draw:id="id10" presentation:style-name="a1101" draw:name="Footer Placeholder 5" svg:x="0in" svg:y="9.49826in" svg:width="3.25in" svg:height="0.50174in" presentation:class="footer" presentation:placeholder="false">
          <draw:text-box>
            <text:p text:style-name="a1100" text:class-names="" text:cond-style-name=""><text:span text:style-name="a1099" text:class-names=""/></text:p>
          </draw:text-box>
          <svg:title/>
          <svg:desc/>
        </draw:frame>
        <draw:frame draw:id="id11" presentation:style-name="a1105" draw:name="Slide Number Placeholder 6" svg:x="4.24826in" svg:y="9.49826in" svg:width="3.25in" svg:height="0.50174in" presentation:class="page-number" presentation:placeholder="false">
          <draw:text-box>
            <text:p text:style-name="a1104" text:class-names="" text:cond-style-name=""><text:span text:style-name="a1102" text:class-names=""><text:page-number style:num-format="1" text:fixed="false">‹#›</text:page-number></text:span><text:span text:style-name="a1103" text:class-names=""/></text:p>
          </draw:text-box>
          <svg:title/>
          <svg:desc/>
        </draw:frame>
      </presentation:notes>
    </style:master-page>
    <style:master-page style:name="Master1-Layout14-cust-Picture-with-Caption-alt" style:page-layout-name="pageLayout1" draw:style-name="a1107">
      <draw:connector draw:type="line" svg:x1="0in" svg:y1="6.91667in" svg:x2="13.33333in" svg:y2="6.91667in" draw:id="id157" draw:layer="Master1-bg" draw:style-name="a1108" draw:name="Straight Connector 2">
        <svg:title/>
        <svg:desc/>
      </draw:connector>
      <draw:custom-shape svg:x="6.91557in" svg:y="0in" svg:width="6.41776in" svg:height="6.74107in" draw:id="id158" draw:style-name="a1111" draw:name="Freeform: Shape 23">
        <svg:title/>
        <svg:desc/>
        <text:p text:style-name="a1110" text:class-names="" text:cond-style-name=""><text:span text:style-name="a1109" text:class-names=""/></text:p>
        <draw:enhanced-geometry xmlns:dr3d="urn:oasis:names:tc:opendocument:xmlns:dr3d:1.0" draw:type="non-primitive" svg:viewBox="0 0 5868404 6164034" draw:enhanced-path="M 12513 0 L 4439184 0 4449003 15092 C 4651567 305845 4918507 539411 5223238 739839 5478465 907701 5664764 1010975 5836159 1102187 L 5868404 1119251 5868404 6067695 5685224 6111753 C 5494197 6149567 5293292 6165797 5084251 6163884 4661736 6160033 4246092 6080257 3836104 5943053 3669389 5887220 3505068 5826356 3344911 5752757 2529656 5377996 1853875 4847882 1304345 4176227 767829 3520395 415519 2801547 209588 2032696 48218 1430059 -12290 831033 2035 234989 Z N" draw:text-areas="?f60 ?f62 ?f61 ?f63" draw:glue-points="?f34 ?f35 ?f36 ?f35 ?f37 ?f38 ?f39 ?f40 ?f41 ?f42 ?f43 ?f44 ?f43 ?f45 ?f46 ?f47 ?f48 ?f49 ?f50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68404"/>
          <draw:equation draw:name="f7" draw:formula="?f4 / 6164034"/>
          <draw:equation draw:name="f8" draw:formula="12513 * ?f5 / 5868404"/>
          <draw:equation draw:name="f9" draw:formula="0 * ?f4 / 6164034"/>
          <draw:equation draw:name="f10" draw:formula="4439184 * ?f5 / 5868404"/>
          <draw:equation draw:name="f11" draw:formula="4449003 * ?f5 / 5868404"/>
          <draw:equation draw:name="f12" draw:formula="15092 * ?f4 / 6164034"/>
          <draw:equation draw:name="f13" draw:formula="5223238 * ?f5 / 5868404"/>
          <draw:equation draw:name="f14" draw:formula="739839 * ?f4 / 6164034"/>
          <draw:equation draw:name="f15" draw:formula="5836159 * ?f5 / 5868404"/>
          <draw:equation draw:name="f16" draw:formula="1102187 * ?f4 / 6164034"/>
          <draw:equation draw:name="f17" draw:formula="5868404 * ?f5 / 5868404"/>
          <draw:equation draw:name="f18" draw:formula="1119251 * ?f4 / 6164034"/>
          <draw:equation draw:name="f19" draw:formula="6067695 * ?f4 / 6164034"/>
          <draw:equation draw:name="f20" draw:formula="5685224 * ?f5 / 5868404"/>
          <draw:equation draw:name="f21" draw:formula="6111753 * ?f4 / 6164034"/>
          <draw:equation draw:name="f22" draw:formula="5084251 * ?f5 / 5868404"/>
          <draw:equation draw:name="f23" draw:formula="6163884 * ?f4 / 6164034"/>
          <draw:equation draw:name="f24" draw:formula="3836104 * ?f5 / 5868404"/>
          <draw:equation draw:name="f25" draw:formula="5943053 * ?f4 / 6164034"/>
          <draw:equation draw:name="f26" draw:formula="3344911 * ?f5 / 5868404"/>
          <draw:equation draw:name="f27" draw:formula="5752757 * ?f4 / 6164034"/>
          <draw:equation draw:name="f28" draw:formula="1304345 * ?f5 / 5868404"/>
          <draw:equation draw:name="f29" draw:formula="4176227 * ?f4 / 6164034"/>
          <draw:equation draw:name="f30" draw:formula="209588 * ?f5 / 5868404"/>
          <draw:equation draw:name="f31" draw:formula="2032696 * ?f4 / 6164034"/>
          <draw:equation draw:name="f32" draw:formula="2035 * ?f5 / 5868404"/>
          <draw:equation draw:name="f33" draw:formula="234989 * ?f4 / 6164034"/>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7"/>
          <draw:equation draw:name="f46" draw:formula="?f20 / ?f6"/>
          <draw:equation draw:name="f47" draw:formula="?f21 / ?f7"/>
          <draw:equation draw:name="f48" draw:formula="?f22 / ?f6"/>
          <draw:equation draw:name="f49" draw:formula="?f23 / ?f7"/>
          <draw:equation draw:name="f50" draw:formula="?f24 / ?f6"/>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frame draw:id="id159" presentation:style-name="a1115" draw:name="Text Placeholder 3" svg:x="0.63in" svg:y="2.13in" svg:width="5in" svg:height="4.4518in" presentation:class="outline" presentation:placeholder="false">
        <draw:text-box>
          <text:list text:style-name="a1114">
            <text:list-item>
              <text:p text:style-name="a1113" text:class-names="" text:cond-style-name=""><text:span text:style-name="a1112" text:class-names="">Click to edit Master text styles</text:span></text:p>
            </text:list-item>
          </text:list>
        </draw:text-box>
        <svg:title/>
        <svg:desc/>
      </draw:frame>
      <draw:frame draw:id="id160" presentation:style-name="a1118" draw:name="Date Placeholder 4" svg:x="0.4in" svg:y="7.07in" svg:width="1.08in" svg:height="0.34in" presentation:class="date-time" presentation:placeholder="false">
        <draw:text-box>
          <text:p text:style-name="a1117" text:class-names="" text:cond-style-name=""><text:span text:style-name="a1116" text:class-names="">20XX</text:span></text:p>
        </draw:text-box>
        <svg:title/>
        <svg:desc/>
      </draw:frame>
      <draw:frame draw:id="id161" presentation:style-name="a1121" draw:name="Footer Placeholder 5" svg:x="4.79in" svg:y="7.07in" svg:width="3.76in" svg:height="0.34in" presentation:class="footer" presentation:placeholder="false">
        <draw:text-box>
          <text:p text:style-name="a1120" text:class-names="" text:cond-style-name=""><text:span text:style-name="a1119" text:class-names="">presentation title</text:span></text:p>
        </draw:text-box>
        <svg:title/>
        <svg:desc/>
      </draw:frame>
      <draw:frame draw:id="id162" presentation:style-name="a1125" draw:name="Slide Number Placeholder 6" svg:x="12.06in" svg:y="7.07in" svg:width="1.08in" svg:height="0.34in" presentation:class="page-number" presentation:placeholder="false">
        <draw:text-box>
          <text:p text:style-name="a1124" text:class-names="" text:cond-style-name=""><text:span text:style-name="a1122" text:class-names=""><text:page-number style:num-format="1" text:fixed="false">‹#›</text:page-number></text:span><text:span text:style-name="a1123" text:class-names=""/></text:p>
        </draw:text-box>
        <svg:title/>
        <svg:desc/>
      </draw:frame>
      <draw:frame draw:id="id163" presentation:style-name="a1128" draw:name="Title 1" svg:x="0.63in" svg:y="0.77in" svg:width="10in" svg:height="0.74in" presentation:class="title" presentation:placeholder="false">
        <draw:text-box>
          <text:p text:style-name="a1127" text:class-names="" text:cond-style-name=""><text:span text:style-name="a1126" text:class-names="">click to edit master title style</text:span></text:p>
        </draw:text-box>
        <svg:title/>
        <svg:desc/>
      </draw:frame>
      <draw:custom-shape svg:x="6.52247in" svg:y="0.70028in" svg:width="6.82765in" svg:height="5.61803in" draw:id="id164" draw:style-name="a1131" draw:name="Freeform: Shape 47">
        <svg:title/>
        <svg:desc/>
        <text:p text:style-name="a1130" text:class-names="" text:cond-style-name=""><text:span text:style-name="a1129" text:class-names=""/></text:p>
        <draw:enhanced-geometry xmlns:dr3d="urn:oasis:names:tc:opendocument:xmlns:dr3d:1.0" draw:type="non-primitive" svg:viewBox="0 0 6243203 5137129" draw:enhanced-path="M 6243203 5137129 C 5616824 5044500 5243012 4816079 4906960 4685637 4570908 4555195 4545156 4485964 4226890 4354477 3941888 4236738 3645130 4160793 3327755 4156387 2950795 4151018 2597217 4237561 2255512 4368944 2097412 4429682 1941970 4495413 1772151 4527459 1264158 4623269 821661 4517923 459735 4184363 151042 3899922 10681 3550667 608 3162067 -14234 2590537 243808 2115100 686493 1710481 862046 1550006 1056985 1408011 1254673 1269348 1865209 841116 2526920 492284 3265771 265022 3796018 101956 4336451 9282 4889012 662 5073199 -2211 5258733 4255 5445687 20567 5637159 37284 5824611 63631 6007952 99852 N" draw:text-areas="?f64 ?f66 ?f65 ?f67" draw:glue-points="?f36 ?f37 ?f38 ?f39 ?f40 ?f41 ?f42 ?f43 ?f44 ?f45 ?f46 ?f47 ?f48 ?f49 ?f50 ?f51 ?f52 ?f53 ?f54 ?f55 ?f56 ?f57 ?f58 ?f59 ?f60 ?f61 ?f62 ?f63"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43203"/>
          <draw:equation draw:name="f7" draw:formula="?f4 / 5137129"/>
          <draw:equation draw:name="f8" draw:formula="6243203 * ?f5 / 6243203"/>
          <draw:equation draw:name="f9" draw:formula="5137129 * ?f4 / 5137129"/>
          <draw:equation draw:name="f10" draw:formula="4906960 * ?f5 / 6243203"/>
          <draw:equation draw:name="f11" draw:formula="4685637 * ?f4 / 5137129"/>
          <draw:equation draw:name="f12" draw:formula="4226890 * ?f5 / 6243203"/>
          <draw:equation draw:name="f13" draw:formula="4354477 * ?f4 / 5137129"/>
          <draw:equation draw:name="f14" draw:formula="3327755 * ?f5 / 6243203"/>
          <draw:equation draw:name="f15" draw:formula="4156387 * ?f4 / 5137129"/>
          <draw:equation draw:name="f16" draw:formula="2255512 * ?f5 / 6243203"/>
          <draw:equation draw:name="f17" draw:formula="4368944 * ?f4 / 5137129"/>
          <draw:equation draw:name="f18" draw:formula="1772151 * ?f5 / 6243203"/>
          <draw:equation draw:name="f19" draw:formula="4527459 * ?f4 / 5137129"/>
          <draw:equation draw:name="f20" draw:formula="459735 * ?f5 / 6243203"/>
          <draw:equation draw:name="f21" draw:formula="4184363 * ?f4 / 5137129"/>
          <draw:equation draw:name="f22" draw:formula="608 * ?f5 / 6243203"/>
          <draw:equation draw:name="f23" draw:formula="3162067 * ?f4 / 5137129"/>
          <draw:equation draw:name="f24" draw:formula="686493 * ?f5 / 6243203"/>
          <draw:equation draw:name="f25" draw:formula="1710481 * ?f4 / 5137129"/>
          <draw:equation draw:name="f26" draw:formula="1254673 * ?f5 / 6243203"/>
          <draw:equation draw:name="f27" draw:formula="1269348 * ?f4 / 5137129"/>
          <draw:equation draw:name="f28" draw:formula="3265771 * ?f5 / 6243203"/>
          <draw:equation draw:name="f29" draw:formula="265022 * ?f4 / 5137129"/>
          <draw:equation draw:name="f30" draw:formula="4889012 * ?f5 / 6243203"/>
          <draw:equation draw:name="f31" draw:formula="662 * ?f4 / 5137129"/>
          <draw:equation draw:name="f32" draw:formula="5445687 * ?f5 / 6243203"/>
          <draw:equation draw:name="f33" draw:formula="20567 * ?f4 / 5137129"/>
          <draw:equation draw:name="f34" draw:formula="6007952 * ?f5 / 6243203"/>
          <draw:equation draw:name="f35" draw:formula="99852 * ?f4 / 5137129"/>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frame draw:id="id165" presentation:style-name="a1135" draw:name="Picture Placeholder 41" svg:x="7.26844in" svg:y="0in" svg:width="6.06489in" svg:height="6.63068in" presentation:class="graphic" presentation:placeholder="false">
        <draw:text-box>
          <text:p text:style-name="a1134" text:class-names="" text:cond-style-name=""><text:span text:style-name="a1132" text:class-names="">Click icon to add picture</text:span><text:span text:style-name="a1133" text:class-names=""/></text:p>
        </draw:text-box>
        <svg:title/>
        <svg:desc/>
      </draw:frame>
      <presentation:notes style:page-layout-name="pageLayout2" draw:style-name="a1167">
        <draw:frame draw:id="id6" presentation:style-name="a1138" draw:name="Header Placeholder 1" svg:x="0in" svg:y="0in" svg:width="3.25in" svg:height="0.50174in" presentation:class="header" presentation:placeholder="false">
          <draw:text-box>
            <text:p text:style-name="a1137" text:class-names="" text:cond-style-name=""><text:span text:style-name="a1136" text:class-names=""/></text:p>
          </draw:text-box>
          <svg:title/>
          <svg:desc/>
        </draw:frame>
        <draw:frame draw:id="id7" presentation:style-name="a1143" draw:name="Date Placeholder 2" svg:x="4.24826in" svg:y="0in" svg:width="3.25in" svg:height="0.50174in" presentation:class="date-time" presentation:placeholder="false">
          <draw:text-box>
            <text:p text:style-name="a1142" text:class-names="" text:cond-style-name=""><text:span text:style-name="a1139" text:class-names=""><text:date text:fixed="false" style:data-style-name="a1140">8/12/2022</text:date></text:span><text:span text:style-name="a1141" text:class-names=""/></text:p>
          </draw:text-box>
          <svg:title/>
          <svg:desc/>
        </draw:frame>
        <draw:page-thumbnail svg:x="0.75in" svg:y="1.25in" svg:width="6in" svg:height="3.375in" presentation:class="page" draw:id="id8" presentation:style-name="a1144" draw:name="Slide Image Placeholder 3">
          <svg:title/>
          <svg:desc/>
        </draw:page-thumbnail>
        <draw:frame draw:id="id9" presentation:style-name="a1159" draw:name="Notes Placeholder 4" svg:x="0.75in" svg:y="4.8125in" svg:width="6in" svg:height="3.9375in" presentation:class="notes" presentation:placeholder="false">
          <draw:text-box>
            <text:p text:style-name="a1146" text:class-names="" text:cond-style-name=""><text:span text:style-name="a1145" text:class-names="">Click to edit Master text styles</text:span></text:p>
            <text:list text:style-name="a1149">
              <text:list-item>
                <text:list text:style-name="a1149">
                  <text:list-item>
                    <text:p text:style-name="a1148" text:class-names="" text:cond-style-name=""><text:span text:style-name="a1147" text:class-names="">Second level</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Third level</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Fourth level</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6" text:class-names="">Fifth level</text:span></text:p>
                              </text:list-item>
                            </text:list>
                          </text:list-item>
                        </text:list>
                      </text:list-item>
                    </text:list>
                  </text:list-item>
                </text:list>
              </text:list-item>
            </text:list>
          </draw:text-box>
          <svg:title/>
          <svg:desc/>
        </draw:frame>
        <draw:frame draw:id="id10" presentation:style-name="a1162" draw:name="Footer Placeholder 5" svg:x="0in" svg:y="9.49826in" svg:width="3.25in" svg:height="0.50174in" presentation:class="footer" presentation:placeholder="false">
          <draw:text-box>
            <text:p text:style-name="a1161" text:class-names="" text:cond-style-name=""><text:span text:style-name="a1160" text:class-names=""/></text:p>
          </draw:text-box>
          <svg:title/>
          <svg:desc/>
        </draw:frame>
        <draw:frame draw:id="id11" presentation:style-name="a1166" draw:name="Slide Number Placeholder 6" svg:x="4.24826in" svg:y="9.49826in" svg:width="3.25in" svg:height="0.50174in" presentation:class="page-number" presentation:placeholder="false">
          <draw:text-box>
            <text:p text:style-name="a1165" text:class-names="" text:cond-style-name=""><text:span text:style-name="a1163" text:class-names=""><text:page-number style:num-format="1" text:fixed="false">‹#›</text:page-number></text:span><text:span text:style-name="a1164" text:class-names=""/></text:p>
          </draw:text-box>
          <svg:title/>
          <svg:desc/>
        </draw:frame>
      </presentation:notes>
    </style:master-page>
    <style:master-page style:name="Master1-Layout15-title-Closing" style:page-layout-name="pageLayout1" draw:style-name="a1168">
      <draw:custom-shape svg:x="0in" svg:y="2.28588in" svg:width="5.49616in" svg:height="5.21412in" draw:id="id166" draw:style-name="a1171" draw:name="Freeform: Shape 9">
        <svg:title/>
        <svg:desc/>
        <text:p text:style-name="a1170" text:class-names="" text:cond-style-name=""><text:span text:style-name="a1169" text:class-names=""/></text:p>
        <draw:enhanced-geometry xmlns:dr3d="urn:oasis:names:tc:opendocument:xmlns:dr3d:1.0" draw:type="non-primitive" svg:viewBox="0 0 5025692 4767794" draw:enhanced-path="M 0 0 L 83822 8977 C 481513 73066 786941 276937 1007423 603530 1091644 728317 1141084 864163 1196014 998698 1314658 1289535 1474956 1561126 1720031 1792671 1926283 1987685 2173702 2127358 2445357 2234883 2748724 2354951 2937273 2404939 3131728 2461621 3347847 2524590 4630019 2898435 4942117 3799387 5026156 4042026 5026847 4283761 5025401 4347030 5022168 4486810 5000521 4622184 4964911 4754079 L 4960464 4767794 0 4767794 Z N" draw:text-areas="?f52 ?f54 ?f53 ?f55" draw:glue-points="?f30 ?f31 ?f32 ?f33 ?f34 ?f35 ?f36 ?f37 ?f38 ?f39 ?f40 ?f41 ?f42 ?f43 ?f44 ?f45 ?f46 ?f47 ?f48 ?f49 ?f50 ?f51 ?f30 ?f5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25692"/>
          <draw:equation draw:name="f7" draw:formula="?f4 / 4767794"/>
          <draw:equation draw:name="f8" draw:formula="0 * ?f5 / 5025692"/>
          <draw:equation draw:name="f9" draw:formula="0 * ?f4 / 4767794"/>
          <draw:equation draw:name="f10" draw:formula="83822 * ?f5 / 5025692"/>
          <draw:equation draw:name="f11" draw:formula="8977 * ?f4 / 4767794"/>
          <draw:equation draw:name="f12" draw:formula="1007423 * ?f5 / 5025692"/>
          <draw:equation draw:name="f13" draw:formula="603530 * ?f4 / 4767794"/>
          <draw:equation draw:name="f14" draw:formula="1196014 * ?f5 / 5025692"/>
          <draw:equation draw:name="f15" draw:formula="998698 * ?f4 / 4767794"/>
          <draw:equation draw:name="f16" draw:formula="1720031 * ?f5 / 5025692"/>
          <draw:equation draw:name="f17" draw:formula="1792671 * ?f4 / 4767794"/>
          <draw:equation draw:name="f18" draw:formula="2445357 * ?f5 / 5025692"/>
          <draw:equation draw:name="f19" draw:formula="2234883 * ?f4 / 4767794"/>
          <draw:equation draw:name="f20" draw:formula="3131728 * ?f5 / 5025692"/>
          <draw:equation draw:name="f21" draw:formula="2461621 * ?f4 / 4767794"/>
          <draw:equation draw:name="f22" draw:formula="4942117 * ?f5 / 5025692"/>
          <draw:equation draw:name="f23" draw:formula="3799387 * ?f4 / 4767794"/>
          <draw:equation draw:name="f24" draw:formula="5025401 * ?f5 / 5025692"/>
          <draw:equation draw:name="f25" draw:formula="4347030 * ?f4 / 4767794"/>
          <draw:equation draw:name="f26" draw:formula="4964911 * ?f5 / 5025692"/>
          <draw:equation draw:name="f27" draw:formula="4754079 * ?f4 / 4767794"/>
          <draw:equation draw:name="f28" draw:formula="4960464 * ?f5 / 5025692"/>
          <draw:equation draw:name="f29" draw:formula="4767794 * ?f4 / 4767794"/>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frame draw:id="id167" presentation:style-name="a1174" draw:name="Title 1" svg:x="1.66667in" svg:y="1.28in" svg:width="10in" svg:height="2.61111in" presentation:class="title" presentation:placeholder="false">
        <draw:text-box>
          <text:p text:style-name="a1173" text:class-names="" text:cond-style-name=""><text:span text:style-name="a1172" text:class-names="">click to edit master title style</text:span></text:p>
        </draw:text-box>
        <svg:title/>
        <svg:desc/>
      </draw:frame>
      <draw:frame draw:id="id168" presentation:style-name="a1178" draw:name="Subtitle 2" svg:x="1.66667in" svg:y="3.93924in" svg:width="10in" svg:height="1.81076in" presentation:class="subtitle" presentation:placeholder="false">
        <draw:text-box>
          <text:p text:style-name="a1177" text:class-names="" text:cond-style-name=""><text:span text:style-name="a1175" text:class-names="">Click to edit Master subtitle style</text:span><text:span text:style-name="a1176" text:class-names=""/></text:p>
        </draw:text-box>
        <svg:title/>
        <svg:desc/>
      </draw:frame>
      <draw:custom-shape svg:x="6.75144in" svg:y="0in" svg:width="6.5819in" svg:height="6.33081in" draw:id="id169" draw:style-name="a1181" draw:name="Freeform: Shape 15">
        <svg:title/>
        <svg:desc/>
        <text:p text:style-name="a1180" text:class-names="" text:cond-style-name=""><text:span text:style-name="a1179" text:class-names=""/></text:p>
        <draw:enhanced-geometry xmlns:dr3d="urn:oasis:names:tc:opendocument:xmlns:dr3d:1.0" draw:type="non-primitive" svg:viewBox="0 0 6018487 5788889" draw:enhanced-path="M 156534 0 L 6018487 0 6018487 5323590 5932782 5397450 C 4753122 6286614 2167835 5612225 891863 3868392 139136 2839633 -193253 1390444 113848 143186 Z N" draw:text-areas="?f28 ?f30 ?f29 ?f31" draw:glue-points="?f18 ?f19 ?f20 ?f19 ?f20 ?f21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18487"/>
          <draw:equation draw:name="f7" draw:formula="?f4 / 5788889"/>
          <draw:equation draw:name="f8" draw:formula="156534 * ?f5 / 6018487"/>
          <draw:equation draw:name="f9" draw:formula="0 * ?f4 / 5788889"/>
          <draw:equation draw:name="f10" draw:formula="6018487 * ?f5 / 6018487"/>
          <draw:equation draw:name="f11" draw:formula="5323590 * ?f4 / 5788889"/>
          <draw:equation draw:name="f12" draw:formula="5932782 * ?f5 / 6018487"/>
          <draw:equation draw:name="f13" draw:formula="5397450 * ?f4 / 5788889"/>
          <draw:equation draw:name="f14" draw:formula="891863 * ?f5 / 6018487"/>
          <draw:equation draw:name="f15" draw:formula="3868392 * ?f4 / 5788889"/>
          <draw:equation draw:name="f16" draw:formula="113848 * ?f5 / 6018487"/>
          <draw:equation draw:name="f17" draw:formula="143186 * ?f4 / 5788889"/>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in" svg:width="4.66709in" svg:height="3.15261in" draw:id="id170" draw:style-name="a1184" draw:name="Freeform: Shape 24">
        <svg:title/>
        <svg:desc/>
        <text:p text:style-name="a1183" text:class-names="" text:cond-style-name=""><text:span text:style-name="a1182" text:class-names=""/></text:p>
        <draw:enhanced-geometry xmlns:dr3d="urn:oasis:names:tc:opendocument:xmlns:dr3d:1.0" draw:type="non-primitive" svg:viewBox="0 0 4267591 2882748"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text-areas="?f444 ?f446 ?f445 ?f447" draw:glue-points="?f226 ?f227 ?f228 ?f229 ?f230 ?f231 ?f232 ?f233 ?f234 ?f235 ?f236 ?f237 ?f238 ?f239 ?f226 ?f240 ?f226 ?f241 ?f242 ?f243 ?f244 ?f245 ?f246 ?f247 ?f248 ?f249 ?f250 ?f251 ?f252 ?f253 ?f254 ?f255 ?f256 ?f257 ?f226 ?f258 ?f226 ?f259 ?f260 ?f261 ?f262 ?f263 ?f264 ?f265 ?f266 ?f267 ?f268 ?f269 ?f270 ?f271 ?f226 ?f272 ?f273 ?f274 ?f275 ?f276 ?f277 ?f278 ?f279 ?f280 ?f273 ?f274 ?f281 ?f282 ?f283 ?f284 ?f285 ?f286 ?f281 ?f282 ?f287 ?f288 ?f289 ?f290 ?f291 ?f292 ?f293 ?f294 ?f295 ?f296 ?f297 ?f298 ?f299 ?f300 ?f301 ?f302 ?f303 ?f304 ?f305 ?f306 ?f307 ?f308 ?f309 ?f310 ?f287 ?f288 ?f226 ?f311 ?f312 ?f313 ?f314 ?f315 ?f316 ?f317 ?f226 ?f318 ?f319 ?f320 ?f321 ?f322 ?f323 ?f324 ?f325 ?f326 ?f327 ?f328 ?f329 ?f330 ?f331 ?f332 ?f333 ?f334 ?f335 ?f336 ?f337 ?f338 ?f339 ?f340 ?f341 ?f342 ?f343 ?f344 ?f345 ?f346 ?f347 ?f348 ?f319 ?f320 ?f349 ?f350 ?f351 ?f350 ?f352 ?f353 ?f354 ?f355 ?f356 ?f357 ?f358 ?f359 ?f360 ?f361 ?f362 ?f363 ?f364 ?f365 ?f366 ?f367 ?f368 ?f369 ?f370 ?f371 ?f372 ?f373 ?f374 ?f350 ?f375 ?f350 ?f376 ?f377 ?f378 ?f379 ?f380 ?f381 ?f382 ?f383 ?f384 ?f385 ?f386 ?f387 ?f388 ?f389 ?f390 ?f391 ?f392 ?f350 ?f393 ?f350 ?f394 ?f395 ?f396 ?f397 ?f398 ?f399 ?f400 ?f401 ?f402 ?f403 ?f404 ?f405 ?f406 ?f407 ?f408 ?f409 ?f410 ?f411 ?f412 ?f413 ?f414 ?f415 ?f416 ?f417 ?f418 ?f419 ?f420 ?f421 ?f422 ?f423 ?f424 ?f425 ?f426 ?f427 ?f428 ?f429 ?f226 ?f430 ?f226 ?f431 ?f432 ?f433 ?f434 ?f435 ?f436 ?f437 ?f438 ?f439 ?f440 ?f441 ?f442 ?f44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7591"/>
          <draw:equation draw:name="f7" draw:formula="?f4 / 2882748"/>
          <draw:equation draw:name="f8" draw:formula="0 * ?f5 / 4267591"/>
          <draw:equation draw:name="f9" draw:formula="2134758 * ?f4 / 2882748"/>
          <draw:equation draw:name="f10" draw:formula="135092 * ?f5 / 4267591"/>
          <draw:equation draw:name="f11" draw:formula="2175020 * ?f4 / 2882748"/>
          <draw:equation draw:name="f12" draw:formula="469981 * ?f5 / 4267591"/>
          <draw:equation draw:name="f13" draw:formula="2285030 * ?f4 / 2882748"/>
          <draw:equation draw:name="f14" draw:formula="1134527 * ?f5 / 4267591"/>
          <draw:equation draw:name="f15" draw:formula="2529385 * ?f4 / 2882748"/>
          <draw:equation draw:name="f16" draw:formula="1064635 * ?f5 / 4267591"/>
          <draw:equation draw:name="f17" draw:formula="2548225 * ?f4 / 2882748"/>
          <draw:equation draw:name="f18" draw:formula="315785 * ?f5 / 4267591"/>
          <draw:equation draw:name="f19" draw:formula="2316034 * ?f4 / 2882748"/>
          <draw:equation draw:name="f20" draw:formula="46569 * ?f5 / 4267591"/>
          <draw:equation draw:name="f21" draw:formula="2245309 * ?f4 / 2882748"/>
          <draw:equation draw:name="f22" draw:formula="2235619 * ?f4 / 2882748"/>
          <draw:equation draw:name="f23" draw:formula="1967372 * ?f4 / 2882748"/>
          <draw:equation draw:name="f24" draw:formula="232045 * ?f5 / 4267591"/>
          <draw:equation draw:name="f25" draw:formula="2009953 * ?f4 / 2882748"/>
          <draw:equation draw:name="f26" draw:formula="495583 * ?f5 / 4267591"/>
          <draw:equation draw:name="f27" draw:formula="2061706 * ?f4 / 2882748"/>
          <draw:equation draw:name="f28" draw:formula="860985 * ?f5 / 4267591"/>
          <draw:equation draw:name="f29" draw:formula="2157208 * ?f4 / 2882748"/>
          <draw:equation draw:name="f30" draw:formula="1490314 * ?f5 / 4267591"/>
          <draw:equation draw:name="f31" draw:formula="2502311 * ?f4 / 2882748"/>
          <draw:equation draw:name="f32" draw:formula="1544328 * ?f5 / 4267591"/>
          <draw:equation draw:name="f33" draw:formula="2555153 * ?f4 / 2882748"/>
          <draw:equation draw:name="f34" draw:formula="1509378 * ?f5 / 4267591"/>
          <draw:equation draw:name="f35" draw:formula="2760287 * ?f4 / 2882748"/>
          <draw:equation draw:name="f36" draw:formula="1018130 * ?f5 / 4267591"/>
          <draw:equation draw:name="f37" draw:formula="2878317 * ?f4 / 2882748"/>
          <draw:equation draw:name="f38" draw:formula="97977 * ?f5 / 4267591"/>
          <draw:equation draw:name="f39" draw:formula="2657869 * ?f4 / 2882748"/>
          <draw:equation draw:name="f40" draw:formula="2611661 * ?f4 / 2882748"/>
          <draw:equation draw:name="f41" draw:formula="2522575 * ?f4 / 2882748"/>
          <draw:equation draw:name="f42" draw:formula="36179 * ?f5 / 4267591"/>
          <draw:equation draw:name="f43" draw:formula="2540947 * ?f4 / 2882748"/>
          <draw:equation draw:name="f44" draw:formula="227168 * ?f5 / 4267591"/>
          <draw:equation draw:name="f45" draw:formula="2619861 * ?f4 / 2882748"/>
          <draw:equation draw:name="f46" draw:formula="1049720 * ?f5 / 4267591"/>
          <draw:equation draw:name="f47" draw:formula="2803693 * ?f4 / 2882748"/>
          <draw:equation draw:name="f48" draw:formula="1522759 * ?f5 / 4267591"/>
          <draw:equation draw:name="f49" draw:formula="2657300 * ?f4 / 2882748"/>
          <draw:equation draw:name="f50" draw:formula="1341031 * ?f5 / 4267591"/>
          <draw:equation draw:name="f51" draw:formula="2488140 * ?f4 / 2882748"/>
          <draw:equation draw:name="f52" draw:formula="116573 * ?f5 / 4267591"/>
          <draw:equation draw:name="f53" draw:formula="2081431 * ?f4 / 2882748"/>
          <draw:equation draw:name="f54" draw:formula="2071355 * ?f4 / 2882748"/>
          <draw:equation draw:name="f55" draw:formula="2401892 * ?f5 / 4267591"/>
          <draw:equation draw:name="f56" draw:formula="1751418 * ?f4 / 2882748"/>
          <draw:equation draw:name="f57" draw:formula="2313603 * ?f5 / 4267591"/>
          <draw:equation draw:name="f58" draw:formula="1773156 * ?f4 / 2882748"/>
          <draw:equation draw:name="f59" draw:formula="3736159 * ?f5 / 4267591"/>
          <draw:equation draw:name="f60" draw:formula="2098816 * ?f4 / 2882748"/>
          <draw:equation draw:name="f61" draw:formula="2421513 * ?f5 / 4267591"/>
          <draw:equation draw:name="f62" draw:formula="1752198 * ?f4 / 2882748"/>
          <draw:equation draw:name="f63" draw:formula="2910248 * ?f5 / 4267591"/>
          <draw:equation draw:name="f64" draw:formula="1665762 * ?f4 / 2882748"/>
          <draw:equation draw:name="f65" draw:formula="2693521 * ?f5 / 4267591"/>
          <draw:equation draw:name="f66" draw:formula="1712957 * ?f4 / 2882748"/>
          <draw:equation draw:name="f67" draw:formula="3841143 * ?f5 / 4267591"/>
          <draw:equation draw:name="f68" draw:formula="1959708 * ?f4 / 2882748"/>
          <draw:equation draw:name="f69" draw:formula="2919895 * ?f5 / 4267591"/>
          <draw:equation draw:name="f70" draw:formula="1115054 * ?f4 / 2882748"/>
          <draw:equation draw:name="f71" draw:formula="2125748 * ?f5 / 4267591"/>
          <draw:equation draw:name="f72" draw:formula="1202674 * ?f4 / 2882748"/>
          <draw:equation draw:name="f73" draw:formula="2007109 * ?f5 / 4267591"/>
          <draw:equation draw:name="f74" draw:formula="1223832 * ?f4 / 2882748"/>
          <draw:equation draw:name="f75" draw:formula="1247864 * ?f5 / 4267591"/>
          <draw:equation draw:name="f76" draw:formula="1530087 * ?f4 / 2882748"/>
          <draw:equation draw:name="f77" draw:formula="1226462 * ?f5 / 4267591"/>
          <draw:equation draw:name="f78" draw:formula="1563493 * ?f4 / 2882748"/>
          <draw:equation draw:name="f79" draw:formula="2881638 * ?f5 / 4267591"/>
          <draw:equation draw:name="f80" draw:formula="1311235 * ?f4 / 2882748"/>
          <draw:equation draw:name="f81" draw:formula="2936572 * ?f5 / 4267591"/>
          <draw:equation draw:name="f82" draw:formula="1351817 * ?f4 / 2882748"/>
          <draw:equation draw:name="f83" draw:formula="2102826 * ?f5 / 4267591"/>
          <draw:equation draw:name="f84" draw:formula="1509825 * ?f4 / 2882748"/>
          <draw:equation draw:name="f85" draw:formula="1245458 * ?f5 / 4267591"/>
          <draw:equation draw:name="f86" draw:formula="1667199 * ?f4 / 2882748"/>
          <draw:equation draw:name="f87" draw:formula="2186119 * ?f5 / 4267591"/>
          <draw:equation draw:name="f88" draw:formula="1681732 * ?f4 / 2882748"/>
          <draw:equation draw:name="f89" draw:formula="2756600 * ?f5 / 4267591"/>
          <draw:equation draw:name="f90" draw:formula="1558336 * ?f4 / 2882748"/>
          <draw:equation draw:name="f91" draw:formula="3162185 * ?f5 / 4267591"/>
          <draw:equation draw:name="f92" draw:formula="1256614 * ?f4 / 2882748"/>
          <draw:equation draw:name="f93" draw:formula="681959 * ?f4 / 2882748"/>
          <draw:equation draw:name="f94" draw:formula="28001 * ?f5 / 4267591"/>
          <draw:equation draw:name="f95" draw:formula="697524 * ?f4 / 2882748"/>
          <draw:equation draw:name="f96" draw:formula="66082 * ?f5 / 4267591"/>
          <draw:equation draw:name="f97" draw:formula="776244 * ?f4 / 2882748"/>
          <draw:equation draw:name="f98" draw:formula="13562 * ?f5 / 4267591"/>
          <draw:equation draw:name="f99" draw:formula="1111244 * ?f4 / 2882748"/>
          <draw:equation draw:name="f100" draw:formula="1128554 * ?f4 / 2882748"/>
          <draw:equation draw:name="f101" draw:formula="2203267 * ?f5 / 4267591"/>
          <draw:equation draw:name="f102" draw:formula="26463 * ?f4 / 2882748"/>
          <draw:equation draw:name="f103" draw:formula="2047374 * ?f5 / 4267591"/>
          <draw:equation draw:name="f104" draw:formula="86186 * ?f4 / 2882748"/>
          <draw:equation draw:name="f105" draw:formula="1322563 * ?f5 / 4267591"/>
          <draw:equation draw:name="f106" draw:formula="668412 * ?f4 / 2882748"/>
          <draw:equation draw:name="f107" draw:formula="701249 * ?f5 / 4267591"/>
          <draw:equation draw:name="f108" draw:formula="1348218 * ?f4 / 2882748"/>
          <draw:equation draw:name="f109" draw:formula="386156 * ?f5 / 4267591"/>
          <draw:equation draw:name="f110" draw:formula="1624759 * ?f4 / 2882748"/>
          <draw:equation draw:name="f111" draw:formula="1967804 * ?f5 / 4267591"/>
          <draw:equation draw:name="f112" draw:formula="396793 * ?f4 / 2882748"/>
          <draw:equation draw:name="f113" draw:formula="1984442 * ?f5 / 4267591"/>
          <draw:equation draw:name="f114" draw:formula="498145 * ?f4 / 2882748"/>
          <draw:equation draw:name="f115" draw:formula="1156574 * ?f5 / 4267591"/>
          <draw:equation draw:name="f116" draw:formula="1246824 * ?f4 / 2882748"/>
          <draw:equation draw:name="f117" draw:formula="530122 * ?f5 / 4267591"/>
          <draw:equation draw:name="f118" draw:formula="1667318 * ?f4 / 2882748"/>
          <draw:equation draw:name="f119" draw:formula="463307 * ?f5 / 4267591"/>
          <draw:equation draw:name="f120" draw:formula="1726138 * ?f4 / 2882748"/>
          <draw:equation draw:name="f121" draw:formula="590405 * ?f5 / 4267591"/>
          <draw:equation draw:name="f122" draw:formula="1698370 * ?f4 / 2882748"/>
          <draw:equation draw:name="f123" draw:formula="809789 * ?f5 / 4267591"/>
          <draw:equation draw:name="f124" draw:formula="1592612 * ?f4 / 2882748"/>
          <draw:equation draw:name="f125" draw:formula="2068235 * ?f5 / 4267591"/>
          <draw:equation draw:name="f126" draw:formula="631578 * ?f4 / 2882748"/>
          <draw:equation draw:name="f127" draw:formula="2262105 * ?f5 / 4267591"/>
          <draw:equation draw:name="f128" draw:formula="125274 * ?f4 / 2882748"/>
          <draw:equation draw:name="f129" draw:formula="2265630 * ?f5 / 4267591"/>
          <draw:equation draw:name="f130" draw:formula="37856 * ?f4 / 2882748"/>
          <draw:equation draw:name="f131" draw:formula="2051856 * ?f5 / 4267591"/>
          <draw:equation draw:name="f132" draw:formula="0 * ?f4 / 2882748"/>
          <draw:equation draw:name="f133" draw:formula="2335286 * ?f5 / 4267591"/>
          <draw:equation draw:name="f134" draw:formula="2350174 * ?f5 / 4267591"/>
          <draw:equation draw:name="f135" draw:formula="20880 * ?f4 / 2882748"/>
          <draw:equation draw:name="f136" draw:formula="2331394 * ?f5 / 4267591"/>
          <draw:equation draw:name="f137" draw:formula="195450 * ?f4 / 2882748"/>
          <draw:equation draw:name="f138" draw:formula="2063312 * ?f5 / 4267591"/>
          <draw:equation draw:name="f139" draw:formula="783873 * ?f4 / 2882748"/>
          <draw:equation draw:name="f140" draw:formula="1769279 * ?f5 / 4267591"/>
          <draw:equation draw:name="f141" draw:formula="1159780 * ?f4 / 2882748"/>
          <draw:equation draw:name="f142" draw:formula="2107521 * ?f5 / 4267591"/>
          <draw:equation draw:name="f143" draw:formula="1108963 * ?f4 / 2882748"/>
          <draw:equation draw:name="f144" draw:formula="2430619 * ?f5 / 4267591"/>
          <draw:equation draw:name="f145" draw:formula="948494 * ?f4 / 2882748"/>
          <draw:equation draw:name="f146" draw:formula="2496219 * ?f5 / 4267591"/>
          <draw:equation draw:name="f147" draw:formula="895238 * ?f4 / 2882748"/>
          <draw:equation draw:name="f148" draw:formula="2669192 * ?f5 / 4267591"/>
          <draw:equation draw:name="f149" draw:formula="724088 * ?f4 / 2882748"/>
          <draw:equation draw:name="f150" draw:formula="2929776 * ?f5 / 4267591"/>
          <draw:equation draw:name="f151" draw:formula="549732 * ?f4 / 2882748"/>
          <draw:equation draw:name="f152" draw:formula="3210049 * ?f5 / 4267591"/>
          <draw:equation draw:name="f153" draw:formula="274173 * ?f4 / 2882748"/>
          <draw:equation draw:name="f154" draw:formula="3383761 * ?f5 / 4267591"/>
          <draw:equation draw:name="f155" draw:formula="99928 * ?f4 / 2882748"/>
          <draw:equation draw:name="f156" draw:formula="3490563 * ?f5 / 4267591"/>
          <draw:equation draw:name="f157" draw:formula="3605978 * ?f5 / 4267591"/>
          <draw:equation draw:name="f158" draw:formula="3458563 * ?f5 / 4267591"/>
          <draw:equation draw:name="f159" draw:formula="137538 * ?f4 / 2882748"/>
          <draw:equation draw:name="f160" draw:formula="3304191 * ?f5 / 4267591"/>
          <draw:equation draw:name="f161" draw:formula="292930 * ?f4 / 2882748"/>
          <draw:equation draw:name="f162" draw:formula="2897104 * ?f5 / 4267591"/>
          <draw:equation draw:name="f163" draw:formula="710073 * ?f4 / 2882748"/>
          <draw:equation draw:name="f164" draw:formula="3766184 * ?f5 / 4267591"/>
          <draw:equation draw:name="f165" draw:formula="69979 * ?f4 / 2882748"/>
          <draw:equation draw:name="f166" draw:formula="3750328 * ?f5 / 4267591"/>
          <draw:equation draw:name="f167" draw:formula="211725 * ?f4 / 2882748"/>
          <draw:equation draw:name="f168" draw:formula="3318080 * ?f5 / 4267591"/>
          <draw:equation draw:name="f169" draw:formula="608245 * ?f4 / 2882748"/>
          <draw:equation draw:name="f170" draw:formula="3254471 * ?f5 / 4267591"/>
          <draw:equation draw:name="f171" draw:formula="670645 * ?f4 / 2882748"/>
          <draw:equation draw:name="f172" draw:formula="4175741 * ?f5 / 4267591"/>
          <draw:equation draw:name="f173" draw:formula="5506 * ?f4 / 2882748"/>
          <draw:equation draw:name="f174" draw:formula="4178513 * ?f5 / 4267591"/>
          <draw:equation draw:name="f175" draw:formula="4267591 * ?f5 / 4267591"/>
          <draw:equation draw:name="f176" draw:formula="4196883 * ?f5 / 4267591"/>
          <draw:equation draw:name="f177" draw:formula="117608 * ?f4 / 2882748"/>
          <draw:equation draw:name="f178" draw:formula="3716201 * ?f5 / 4267591"/>
          <draw:equation draw:name="f179" draw:formula="571695 * ?f4 / 2882748"/>
          <draw:equation draw:name="f180" draw:formula="2777805 * ?f5 / 4267591"/>
          <draw:equation draw:name="f181" draw:formula="899081 * ?f4 / 2882748"/>
          <draw:equation draw:name="f182" draw:formula="2446797 * ?f5 / 4267591"/>
          <draw:equation draw:name="f183" draw:formula="1055975 * ?f4 / 2882748"/>
          <draw:equation draw:name="f184" draw:formula="2900281 * ?f5 / 4267591"/>
          <draw:equation draw:name="f185" draw:formula="1035018 * ?f4 / 2882748"/>
          <draw:equation draw:name="f186" draw:formula="3146182 * ?f5 / 4267591"/>
          <draw:equation draw:name="f187" draw:formula="1085105 * ?f4 / 2882748"/>
          <draw:equation draw:name="f188" draw:formula="3214189 * ?f5 / 4267591"/>
          <draw:equation draw:name="f189" draw:formula="1402718 * ?f4 / 2882748"/>
          <draw:equation draw:name="f190" draw:formula="3086344 * ?f5 / 4267591"/>
          <draw:equation draw:name="f191" draw:formula="1546472 * ?f4 / 2882748"/>
          <draw:equation draw:name="f192" draw:formula="3211267 * ?f5 / 4267591"/>
          <draw:equation draw:name="f193" draw:formula="1568873 * ?f4 / 2882748"/>
          <draw:equation draw:name="f194" draw:formula="3927914 * ?f5 / 4267591"/>
          <draw:equation draw:name="f195" draw:formula="1904073 * ?f4 / 2882748"/>
          <draw:equation draw:name="f196" draw:formula="4063227 * ?f5 / 4267591"/>
          <draw:equation draw:name="f197" draw:formula="2175596 * ?f4 / 2882748"/>
          <draw:equation draw:name="f198" draw:formula="2394808 * ?f5 / 4267591"/>
          <draw:equation draw:name="f199" draw:formula="1935259 * ?f4 / 2882748"/>
          <draw:equation draw:name="f200" draw:formula="2062377 * ?f5 / 4267591"/>
          <draw:equation draw:name="f201" draw:formula="1802662 * ?f4 / 2882748"/>
          <draw:equation draw:name="f202" draw:formula="1716334 * ?f5 / 4267591"/>
          <draw:equation draw:name="f203" draw:formula="1804077 * ?f4 / 2882748"/>
          <draw:equation draw:name="f204" draw:formula="983200 * ?f5 / 4267591"/>
          <draw:equation draw:name="f205" draw:formula="1741413 * ?f4 / 2882748"/>
          <draw:equation draw:name="f206" draw:formula="804660 * ?f5 / 4267591"/>
          <draw:equation draw:name="f207" draw:formula="1734159 * ?f4 / 2882748"/>
          <draw:equation draw:name="f208" draw:formula="55558 * ?f5 / 4267591"/>
          <draw:equation draw:name="f209" draw:formula="1914988 * ?f4 / 2882748"/>
          <draw:equation draw:name="f210" draw:formula="8924 * ?f5 / 4267591"/>
          <draw:equation draw:name="f211" draw:formula="1934264 * ?f4 / 2882748"/>
          <draw:equation draw:name="f212" draw:formula="1939129 * ?f4 / 2882748"/>
          <draw:equation draw:name="f213" draw:formula="1841344 * ?f4 / 2882748"/>
          <draw:equation draw:name="f214" draw:formula="9691 * ?f5 / 4267591"/>
          <draw:equation draw:name="f215" draw:formula="1837644 * ?f4 / 2882748"/>
          <draw:equation draw:name="f216" draw:formula="51235 * ?f5 / 4267591"/>
          <draw:equation draw:name="f217" draw:formula="1805797 * ?f4 / 2882748"/>
          <draw:equation draw:name="f218" draw:formula="167264 * ?f5 / 4267591"/>
          <draw:equation draw:name="f219" draw:formula="1687327 * ?f4 / 2882748"/>
          <draw:equation draw:name="f220" draw:formula="314090 * ?f5 / 4267591"/>
          <draw:equation draw:name="f221" draw:formula="1581932 * ?f4 / 2882748"/>
          <draw:equation draw:name="f222" draw:formula="1249671 * ?f5 / 4267591"/>
          <draw:equation draw:name="f223" draw:formula="638506 * ?f4 / 2882748"/>
          <draw:equation draw:name="f224" draw:formula="1837405 * ?f5 / 4267591"/>
          <draw:equation draw:name="f225" draw:formula="113171 * ?f4 / 2882748"/>
          <draw:equation draw:name="f226" draw:formula="?f8 / ?f6"/>
          <draw:equation draw:name="f227" draw:formula="?f9 / ?f7"/>
          <draw:equation draw:name="f228" draw:formula="?f10 / ?f6"/>
          <draw:equation draw:name="f229" draw:formula="?f11 / ?f7"/>
          <draw:equation draw:name="f230" draw:formula="?f12 / ?f6"/>
          <draw:equation draw:name="f231" draw:formula="?f13 / ?f7"/>
          <draw:equation draw:name="f232" draw:formula="?f14 / ?f6"/>
          <draw:equation draw:name="f233" draw:formula="?f15 / ?f7"/>
          <draw:equation draw:name="f234" draw:formula="?f16 / ?f6"/>
          <draw:equation draw:name="f235" draw:formula="?f17 / ?f7"/>
          <draw:equation draw:name="f236" draw:formula="?f18 / ?f6"/>
          <draw:equation draw:name="f237" draw:formula="?f19 / ?f7"/>
          <draw:equation draw:name="f238" draw:formula="?f20 / ?f6"/>
          <draw:equation draw:name="f239" draw:formula="?f21 / ?f7"/>
          <draw:equation draw:name="f240" draw:formula="?f22 / ?f7"/>
          <draw:equation draw:name="f241" draw:formula="?f23 / ?f7"/>
          <draw:equation draw:name="f242" draw:formula="?f24 / ?f6"/>
          <draw:equation draw:name="f243" draw:formula="?f25 / ?f7"/>
          <draw:equation draw:name="f244" draw:formula="?f26 / ?f6"/>
          <draw:equation draw:name="f245" draw:formula="?f27 / ?f7"/>
          <draw:equation draw:name="f246" draw:formula="?f28 / ?f6"/>
          <draw:equation draw:name="f247" draw:formula="?f29 / ?f7"/>
          <draw:equation draw:name="f248" draw:formula="?f30 / ?f6"/>
          <draw:equation draw:name="f249" draw:formula="?f31 / ?f7"/>
          <draw:equation draw:name="f250" draw:formula="?f32 / ?f6"/>
          <draw:equation draw:name="f251" draw:formula="?f33 / ?f7"/>
          <draw:equation draw:name="f252" draw:formula="?f34 / ?f6"/>
          <draw:equation draw:name="f253" draw:formula="?f35 / ?f7"/>
          <draw:equation draw:name="f254" draw:formula="?f36 / ?f6"/>
          <draw:equation draw:name="f255" draw:formula="?f37 / ?f7"/>
          <draw:equation draw:name="f256" draw:formula="?f38 / ?f6"/>
          <draw:equation draw:name="f257" draw:formula="?f39 / ?f7"/>
          <draw:equation draw:name="f258" draw:formula="?f40 / ?f7"/>
          <draw:equation draw:name="f259" draw:formula="?f41 / ?f7"/>
          <draw:equation draw:name="f260" draw:formula="?f42 / ?f6"/>
          <draw:equation draw:name="f261" draw:formula="?f43 / ?f7"/>
          <draw:equation draw:name="f262" draw:formula="?f44 / ?f6"/>
          <draw:equation draw:name="f263" draw:formula="?f45 / ?f7"/>
          <draw:equation draw:name="f264" draw:formula="?f46 / ?f6"/>
          <draw:equation draw:name="f265" draw:formula="?f47 / ?f7"/>
          <draw:equation draw:name="f266" draw:formula="?f48 / ?f6"/>
          <draw:equation draw:name="f267" draw:formula="?f49 / ?f7"/>
          <draw:equation draw:name="f268" draw:formula="?f50 / ?f6"/>
          <draw:equation draw:name="f269" draw:formula="?f51 / ?f7"/>
          <draw:equation draw:name="f270" draw:formula="?f52 / ?f6"/>
          <draw:equation draw:name="f271" draw:formula="?f53 / ?f7"/>
          <draw:equation draw:name="f272" draw:formula="?f54 / ?f7"/>
          <draw:equation draw:name="f273" draw:formula="?f55 / ?f6"/>
          <draw:equation draw:name="f274" draw:formula="?f56 / ?f7"/>
          <draw:equation draw:name="f275" draw:formula="?f57 / ?f6"/>
          <draw:equation draw:name="f276" draw:formula="?f58 / ?f7"/>
          <draw:equation draw:name="f277" draw:formula="?f59 / ?f6"/>
          <draw:equation draw:name="f278" draw:formula="?f60 / ?f7"/>
          <draw:equation draw:name="f279" draw:formula="?f61 / ?f6"/>
          <draw:equation draw:name="f280" draw:formula="?f62 / ?f7"/>
          <draw:equation draw:name="f281" draw:formula="?f63 / ?f6"/>
          <draw:equation draw:name="f282" draw:formula="?f64 / ?f7"/>
          <draw:equation draw:name="f283" draw:formula="?f65 / ?f6"/>
          <draw:equation draw:name="f284" draw:formula="?f66 / ?f7"/>
          <draw:equation draw:name="f285" draw:formula="?f67 / ?f6"/>
          <draw:equation draw:name="f286" draw:formula="?f68 / ?f7"/>
          <draw:equation draw:name="f287" draw:formula="?f69 / ?f6"/>
          <draw:equation draw:name="f288" draw:formula="?f70 / ?f7"/>
          <draw:equation draw:name="f289" draw:formula="?f71 / ?f6"/>
          <draw:equation draw:name="f290" draw:formula="?f72 / ?f7"/>
          <draw:equation draw:name="f291" draw:formula="?f73 / ?f6"/>
          <draw:equation draw:name="f292" draw:formula="?f74 / ?f7"/>
          <draw:equation draw:name="f293" draw:formula="?f75 / ?f6"/>
          <draw:equation draw:name="f294" draw:formula="?f76 / ?f7"/>
          <draw:equation draw:name="f295" draw:formula="?f77 / ?f6"/>
          <draw:equation draw:name="f296" draw:formula="?f78 / ?f7"/>
          <draw:equation draw:name="f297" draw:formula="?f79 / ?f6"/>
          <draw:equation draw:name="f298" draw:formula="?f80 / ?f7"/>
          <draw:equation draw:name="f299" draw:formula="?f81 / ?f6"/>
          <draw:equation draw:name="f300" draw:formula="?f82 / ?f7"/>
          <draw:equation draw:name="f301" draw:formula="?f83 / ?f6"/>
          <draw:equation draw:name="f302" draw:formula="?f84 / ?f7"/>
          <draw:equation draw:name="f303" draw:formula="?f85 / ?f6"/>
          <draw:equation draw:name="f304" draw:formula="?f86 / ?f7"/>
          <draw:equation draw:name="f305" draw:formula="?f87 / ?f6"/>
          <draw:equation draw:name="f306" draw:formula="?f88 / ?f7"/>
          <draw:equation draw:name="f307" draw:formula="?f89 / ?f6"/>
          <draw:equation draw:name="f308" draw:formula="?f90 / ?f7"/>
          <draw:equation draw:name="f309" draw:formula="?f91 / ?f6"/>
          <draw:equation draw:name="f310" draw:formula="?f92 / ?f7"/>
          <draw:equation draw:name="f311" draw:formula="?f93 / ?f7"/>
          <draw:equation draw:name="f312" draw:formula="?f94 / ?f6"/>
          <draw:equation draw:name="f313" draw:formula="?f95 / ?f7"/>
          <draw:equation draw:name="f314" draw:formula="?f96 / ?f6"/>
          <draw:equation draw:name="f315" draw:formula="?f97 / ?f7"/>
          <draw:equation draw:name="f316" draw:formula="?f98 / ?f6"/>
          <draw:equation draw:name="f317" draw:formula="?f99 / ?f7"/>
          <draw:equation draw:name="f318" draw:formula="?f100 / ?f7"/>
          <draw:equation draw:name="f319" draw:formula="?f101 / ?f6"/>
          <draw:equation draw:name="f320" draw:formula="?f102 / ?f7"/>
          <draw:equation draw:name="f321" draw:formula="?f103 / ?f6"/>
          <draw:equation draw:name="f322" draw:formula="?f104 / ?f7"/>
          <draw:equation draw:name="f323" draw:formula="?f105 / ?f6"/>
          <draw:equation draw:name="f324" draw:formula="?f106 / ?f7"/>
          <draw:equation draw:name="f325" draw:formula="?f107 / ?f6"/>
          <draw:equation draw:name="f326" draw:formula="?f108 / ?f7"/>
          <draw:equation draw:name="f327" draw:formula="?f109 / ?f6"/>
          <draw:equation draw:name="f328" draw:formula="?f110 / ?f7"/>
          <draw:equation draw:name="f329" draw:formula="?f111 / ?f6"/>
          <draw:equation draw:name="f330" draw:formula="?f112 / ?f7"/>
          <draw:equation draw:name="f331" draw:formula="?f113 / ?f6"/>
          <draw:equation draw:name="f332" draw:formula="?f114 / ?f7"/>
          <draw:equation draw:name="f333" draw:formula="?f115 / ?f6"/>
          <draw:equation draw:name="f334" draw:formula="?f116 / ?f7"/>
          <draw:equation draw:name="f335" draw:formula="?f117 / ?f6"/>
          <draw:equation draw:name="f336" draw:formula="?f118 / ?f7"/>
          <draw:equation draw:name="f337" draw:formula="?f119 / ?f6"/>
          <draw:equation draw:name="f338" draw:formula="?f120 / ?f7"/>
          <draw:equation draw:name="f339" draw:formula="?f121 / ?f6"/>
          <draw:equation draw:name="f340" draw:formula="?f122 / ?f7"/>
          <draw:equation draw:name="f341" draw:formula="?f123 / ?f6"/>
          <draw:equation draw:name="f342" draw:formula="?f124 / ?f7"/>
          <draw:equation draw:name="f343" draw:formula="?f125 / ?f6"/>
          <draw:equation draw:name="f344" draw:formula="?f126 / ?f7"/>
          <draw:equation draw:name="f345" draw:formula="?f127 / ?f6"/>
          <draw:equation draw:name="f346" draw:formula="?f128 / ?f7"/>
          <draw:equation draw:name="f347" draw:formula="?f129 / ?f6"/>
          <draw:equation draw:name="f348" draw:formula="?f130 / ?f7"/>
          <draw:equation draw:name="f349" draw:formula="?f131 / ?f6"/>
          <draw:equation draw:name="f350" draw:formula="?f132 / ?f7"/>
          <draw:equation draw:name="f351" draw:formula="?f133 / ?f6"/>
          <draw:equation draw:name="f352" draw:formula="?f134 / ?f6"/>
          <draw:equation draw:name="f353" draw:formula="?f135 / ?f7"/>
          <draw:equation draw:name="f354" draw:formula="?f136 / ?f6"/>
          <draw:equation draw:name="f355" draw:formula="?f137 / ?f7"/>
          <draw:equation draw:name="f356" draw:formula="?f138 / ?f6"/>
          <draw:equation draw:name="f357" draw:formula="?f139 / ?f7"/>
          <draw:equation draw:name="f358" draw:formula="?f140 / ?f6"/>
          <draw:equation draw:name="f359" draw:formula="?f141 / ?f7"/>
          <draw:equation draw:name="f360" draw:formula="?f142 / ?f6"/>
          <draw:equation draw:name="f361" draw:formula="?f143 / ?f7"/>
          <draw:equation draw:name="f362" draw:formula="?f144 / ?f6"/>
          <draw:equation draw:name="f363" draw:formula="?f145 / ?f7"/>
          <draw:equation draw:name="f364" draw:formula="?f146 / ?f6"/>
          <draw:equation draw:name="f365" draw:formula="?f147 / ?f7"/>
          <draw:equation draw:name="f366" draw:formula="?f148 / ?f6"/>
          <draw:equation draw:name="f367" draw:formula="?f149 / ?f7"/>
          <draw:equation draw:name="f368" draw:formula="?f150 / ?f6"/>
          <draw:equation draw:name="f369" draw:formula="?f151 / ?f7"/>
          <draw:equation draw:name="f370" draw:formula="?f152 / ?f6"/>
          <draw:equation draw:name="f371" draw:formula="?f153 / ?f7"/>
          <draw:equation draw:name="f372" draw:formula="?f154 / ?f6"/>
          <draw:equation draw:name="f373" draw:formula="?f155 / ?f7"/>
          <draw:equation draw:name="f374" draw:formula="?f156 / ?f6"/>
          <draw:equation draw:name="f375" draw:formula="?f157 / ?f6"/>
          <draw:equation draw:name="f376" draw:formula="?f158 / ?f6"/>
          <draw:equation draw:name="f377" draw:formula="?f159 / ?f7"/>
          <draw:equation draw:name="f378" draw:formula="?f160 / ?f6"/>
          <draw:equation draw:name="f379" draw:formula="?f161 / ?f7"/>
          <draw:equation draw:name="f380" draw:formula="?f162 / ?f6"/>
          <draw:equation draw:name="f381" draw:formula="?f163 / ?f7"/>
          <draw:equation draw:name="f382" draw:formula="?f164 / ?f6"/>
          <draw:equation draw:name="f383" draw:formula="?f165 / ?f7"/>
          <draw:equation draw:name="f384" draw:formula="?f166 / ?f6"/>
          <draw:equation draw:name="f385" draw:formula="?f167 / ?f7"/>
          <draw:equation draw:name="f386" draw:formula="?f168 / ?f6"/>
          <draw:equation draw:name="f387" draw:formula="?f169 / ?f7"/>
          <draw:equation draw:name="f388" draw:formula="?f170 / ?f6"/>
          <draw:equation draw:name="f389" draw:formula="?f171 / ?f7"/>
          <draw:equation draw:name="f390" draw:formula="?f172 / ?f6"/>
          <draw:equation draw:name="f391" draw:formula="?f173 / ?f7"/>
          <draw:equation draw:name="f392" draw:formula="?f174 / ?f6"/>
          <draw:equation draw:name="f393" draw:formula="?f175 / ?f6"/>
          <draw:equation draw:name="f394" draw:formula="?f176 / ?f6"/>
          <draw:equation draw:name="f395" draw:formula="?f177 / ?f7"/>
          <draw:equation draw:name="f396" draw:formula="?f178 / ?f6"/>
          <draw:equation draw:name="f397" draw:formula="?f179 / ?f7"/>
          <draw:equation draw:name="f398" draw:formula="?f180 / ?f6"/>
          <draw:equation draw:name="f399" draw:formula="?f181 / ?f7"/>
          <draw:equation draw:name="f400" draw:formula="?f182 / ?f6"/>
          <draw:equation draw:name="f401" draw:formula="?f183 / ?f7"/>
          <draw:equation draw:name="f402" draw:formula="?f184 / ?f6"/>
          <draw:equation draw:name="f403" draw:formula="?f185 / ?f7"/>
          <draw:equation draw:name="f404" draw:formula="?f186 / ?f6"/>
          <draw:equation draw:name="f405" draw:formula="?f187 / ?f7"/>
          <draw:equation draw:name="f406" draw:formula="?f188 / ?f6"/>
          <draw:equation draw:name="f407" draw:formula="?f189 / ?f7"/>
          <draw:equation draw:name="f408" draw:formula="?f190 / ?f6"/>
          <draw:equation draw:name="f409" draw:formula="?f191 / ?f7"/>
          <draw:equation draw:name="f410" draw:formula="?f192 / ?f6"/>
          <draw:equation draw:name="f411" draw:formula="?f193 / ?f7"/>
          <draw:equation draw:name="f412" draw:formula="?f194 / ?f6"/>
          <draw:equation draw:name="f413" draw:formula="?f195 / ?f7"/>
          <draw:equation draw:name="f414" draw:formula="?f196 / ?f6"/>
          <draw:equation draw:name="f415" draw:formula="?f197 / ?f7"/>
          <draw:equation draw:name="f416" draw:formula="?f198 / ?f6"/>
          <draw:equation draw:name="f417" draw:formula="?f199 / ?f7"/>
          <draw:equation draw:name="f418" draw:formula="?f200 / ?f6"/>
          <draw:equation draw:name="f419" draw:formula="?f201 / ?f7"/>
          <draw:equation draw:name="f420" draw:formula="?f202 / ?f6"/>
          <draw:equation draw:name="f421" draw:formula="?f203 / ?f7"/>
          <draw:equation draw:name="f422" draw:formula="?f204 / ?f6"/>
          <draw:equation draw:name="f423" draw:formula="?f205 / ?f7"/>
          <draw:equation draw:name="f424" draw:formula="?f206 / ?f6"/>
          <draw:equation draw:name="f425" draw:formula="?f207 / ?f7"/>
          <draw:equation draw:name="f426" draw:formula="?f208 / ?f6"/>
          <draw:equation draw:name="f427" draw:formula="?f209 / ?f7"/>
          <draw:equation draw:name="f428" draw:formula="?f210 / ?f6"/>
          <draw:equation draw:name="f429" draw:formula="?f211 / ?f7"/>
          <draw:equation draw:name="f430" draw:formula="?f212 / ?f7"/>
          <draw:equation draw:name="f431" draw:formula="?f213 / ?f7"/>
          <draw:equation draw:name="f432" draw:formula="?f214 / ?f6"/>
          <draw:equation draw:name="f433" draw:formula="?f215 / ?f7"/>
          <draw:equation draw:name="f434" draw:formula="?f216 / ?f6"/>
          <draw:equation draw:name="f435" draw:formula="?f217 / ?f7"/>
          <draw:equation draw:name="f436" draw:formula="?f218 / ?f6"/>
          <draw:equation draw:name="f437" draw:formula="?f219 / ?f7"/>
          <draw:equation draw:name="f438" draw:formula="?f220 / ?f6"/>
          <draw:equation draw:name="f439" draw:formula="?f221 / ?f7"/>
          <draw:equation draw:name="f440" draw:formula="?f222 / ?f6"/>
          <draw:equation draw:name="f441" draw:formula="?f223 / ?f7"/>
          <draw:equation draw:name="f442" draw:formula="?f224 / ?f6"/>
          <draw:equation draw:name="f443" draw:formula="?f225 / ?f7"/>
          <draw:equation draw:name="f444" draw:formula="?f0 / ?f6"/>
          <draw:equation draw:name="f445" draw:formula="?f1 / ?f6"/>
          <draw:equation draw:name="f446" draw:formula="?f2 / ?f7"/>
          <draw:equation draw:name="f447" draw:formula="?f3 / ?f7"/>
        </draw:enhanced-geometry>
      </draw:custom-shape>
      <draw:custom-shape svg:x="11.51637in" svg:y="1.29899in" svg:width="1.83572in" svg:height="5.97174in" draw:id="id171" draw:style-name="a1187" draw:name="Freeform: Shape 12">
        <svg:title/>
        <svg:desc/>
        <text:p text:style-name="a1186" text:class-names="" text:cond-style-name=""><text:span text:style-name="a1185" text:class-names=""/></text:p>
        <draw:enhanced-geometry xmlns:dr3d="urn:oasis:names:tc:opendocument:xmlns:dr3d:1.0" draw:type="non-primitive" svg:viewBox="0 0 1678579 5460561"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text-areas="?f60 ?f62 ?f61 ?f63" draw:glue-points="?f34 ?f35 ?f36 ?f37 ?f38 ?f39 ?f40 ?f41 ?f42 ?f43 ?f44 ?f45 ?f46 ?f47 ?f48 ?f49 ?f50 ?f51 ?f52 ?f53 ?f54 ?f55 ?f56 ?f57 ?f58 ?f5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8579"/>
          <draw:equation draw:name="f7" draw:formula="?f4 / 5460561"/>
          <draw:equation draw:name="f8" draw:formula="5416834 * ?f4 / 5460561"/>
          <draw:equation draw:name="f9" draw:formula="5427934 * ?f4 / 5460561"/>
          <draw:equation draw:name="f10" draw:formula="5028415 * ?f4 / 5460561"/>
          <draw:equation draw:name="f11" draw:formula="4177515 * ?f4 / 5460561"/>
          <draw:equation draw:name="f12" draw:formula="3896286 * ?f4 / 5460561"/>
          <draw:equation draw:name="f13" draw:formula="3256737 * ?f4 / 5460561"/>
          <draw:equation draw:name="f14" draw:formula="2677958 * ?f4 / 5460561"/>
          <draw:equation draw:name="f15" draw:formula="2219725 * ?f4 / 5460561"/>
          <draw:equation draw:name="f16" draw:formula="665916 * ?f4 / 5460561"/>
          <draw:equation draw:name="f17" draw:formula="367612 * ?f4 / 5460561"/>
          <draw:equation draw:name="f18" draw:formula="102621 * ?f4 / 5460561"/>
          <draw:equation draw:name="f19" draw:formula="2221 * ?f4 / 5460561"/>
          <draw:equation draw:name="f20" draw:formula="600 * ?f4 / 5460561"/>
          <draw:equation draw:name="f21" draw:formula="1678579 * ?f5 / 1678579"/>
          <draw:equation draw:name="f22" draw:formula="1176667 * ?f5 / 1678579"/>
          <draw:equation draw:name="f23" draw:formula="512297 * ?f5 / 1678579"/>
          <draw:equation draw:name="f24" draw:formula="314208 * ?f5 / 1678579"/>
          <draw:equation draw:name="f25" draw:formula="429138 * ?f5 / 1678579"/>
          <draw:equation draw:name="f26" draw:formula="592360 * ?f5 / 1678579"/>
          <draw:equation draw:name="f27" draw:formula="481029 * ?f5 / 1678579"/>
          <draw:equation draw:name="f28" draw:formula="277230 * ?f5 / 1678579"/>
          <draw:equation draw:name="f29" draw:formula="119523 * ?f5 / 1678579"/>
          <draw:equation draw:name="f30" draw:formula="361880 * ?f5 / 1678579"/>
          <draw:equation draw:name="f31" draw:formula="864738 * ?f5 / 1678579"/>
          <draw:equation draw:name="f32" draw:formula="1513718 * ?f5 / 1678579"/>
          <draw:equation draw:name="f33" draw:formula="1672384 * ?f5 / 1678579"/>
          <draw:equation draw:name="f34" draw:formula="?f21 / ?f6"/>
          <draw:equation draw:name="f35" draw:formula="?f8 / ?f7"/>
          <draw:equation draw:name="f36" draw:formula="?f22 / ?f6"/>
          <draw:equation draw:name="f37" draw:formula="?f9 / ?f7"/>
          <draw:equation draw:name="f38" draw:formula="?f23 / ?f6"/>
          <draw:equation draw:name="f39" draw:formula="?f10 / ?f7"/>
          <draw:equation draw:name="f40" draw:formula="?f24 / ?f6"/>
          <draw:equation draw:name="f41" draw:formula="?f11 / ?f7"/>
          <draw:equation draw:name="f42" draw:formula="?f25 / ?f6"/>
          <draw:equation draw:name="f43" draw:formula="?f12 / ?f7"/>
          <draw:equation draw:name="f44" draw:formula="?f26 / ?f6"/>
          <draw:equation draw:name="f45" draw:formula="?f13 / ?f7"/>
          <draw:equation draw:name="f46" draw:formula="?f27 / ?f6"/>
          <draw:equation draw:name="f47" draw:formula="?f14 / ?f7"/>
          <draw:equation draw:name="f48" draw:formula="?f28 / ?f6"/>
          <draw:equation draw:name="f49" draw:formula="?f15 / ?f7"/>
          <draw:equation draw:name="f50" draw:formula="?f29 / ?f6"/>
          <draw:equation draw:name="f51" draw:formula="?f16 / ?f7"/>
          <draw:equation draw:name="f52" draw:formula="?f30 / ?f6"/>
          <draw:equation draw:name="f53" draw:formula="?f17 / ?f7"/>
          <draw:equation draw:name="f54" draw:formula="?f31 / ?f6"/>
          <draw:equation draw:name="f55" draw:formula="?f18 / ?f7"/>
          <draw:equation draw:name="f56" draw:formula="?f32 / ?f6"/>
          <draw:equation draw:name="f57" draw:formula="?f19 / ?f7"/>
          <draw:equation draw:name="f58" draw:formula="?f33 / ?f6"/>
          <draw:equation draw:name="f59" draw:formula="?f20 / ?f7"/>
          <draw:equation draw:name="f60" draw:formula="?f0 / ?f6"/>
          <draw:equation draw:name="f61" draw:formula="?f1 / ?f6"/>
          <draw:equation draw:name="f62" draw:formula="?f2 / ?f7"/>
          <draw:equation draw:name="f63" draw:formula="?f3 / ?f7"/>
        </draw:enhanced-geometry>
      </draw:custom-shape>
      <presentation:notes style:page-layout-name="pageLayout2" draw:style-name="a1219">
        <draw:frame draw:id="id6" presentation:style-name="a1190" draw:name="Header Placeholder 1" svg:x="0in" svg:y="0in" svg:width="3.25in" svg:height="0.50174in" presentation:class="header" presentation:placeholder="false">
          <draw:text-box>
            <text:p text:style-name="a1189" text:class-names="" text:cond-style-name=""><text:span text:style-name="a1188" text:class-names=""/></text:p>
          </draw:text-box>
          <svg:title/>
          <svg:desc/>
        </draw:frame>
        <draw:frame draw:id="id7" presentation:style-name="a1195" draw:name="Date Placeholder 2" svg:x="4.24826in" svg:y="0in" svg:width="3.25in" svg:height="0.50174in" presentation:class="date-time" presentation:placeholder="false">
          <draw:text-box>
            <text:p text:style-name="a1194" text:class-names="" text:cond-style-name=""><text:span text:style-name="a1191" text:class-names=""><text:date text:fixed="false" style:data-style-name="a1192">8/12/2022</text:date></text:span><text:span text:style-name="a1193" text:class-names=""/></text:p>
          </draw:text-box>
          <svg:title/>
          <svg:desc/>
        </draw:frame>
        <draw:page-thumbnail svg:x="0.75in" svg:y="1.25in" svg:width="6in" svg:height="3.375in" presentation:class="page" draw:id="id8" presentation:style-name="a1196" draw:name="Slide Image Placeholder 3">
          <svg:title/>
          <svg:desc/>
        </draw:page-thumbnail>
        <draw:frame draw:id="id9" presentation:style-name="a1211" draw:name="Notes Placeholder 4" svg:x="0.75in" svg:y="4.8125in" svg:width="6in" svg:height="3.9375in" presentation:class="notes" presentation:placeholder="false">
          <draw:text-box>
            <text:p text:style-name="a1198" text:class-names="" text:cond-style-name=""><text:span text:style-name="a1197" text:class-names="">Click to edit Master text styles</text:span></text:p>
            <text:list text:style-name="a1201">
              <text:list-item>
                <text:list text:style-name="a1201">
                  <text:list-item>
                    <text:p text:style-name="a1200" text:class-names="" text:cond-style-name=""><text:span text:style-name="a1199" text:class-names="">Second level</text:span></text:p>
                  </text:list-item>
                </text:list>
              </text:list-item>
            </text:list>
            <text:list text:style-name="a1204">
              <text:list-item>
                <text:list text:style-name="a1204">
                  <text:list-item>
                    <text:list text:style-name="a1204">
                      <text:list-item>
                        <text:p text:style-name="a1203" text:class-names="" text:cond-style-name=""><text:span text:style-name="a1202" text:class-names="">Third level</text:span></text:p>
                      </text:list-item>
                    </text:list>
                  </text:list-item>
                </text:list>
              </text:list-item>
            </text:list>
            <text:list text:style-name="a1207">
              <text:list-item>
                <text:list text:style-name="a1207">
                  <text:list-item>
                    <text:list text:style-name="a1207">
                      <text:list-item>
                        <text:list text:style-name="a1207">
                          <text:list-item>
                            <text:p text:style-name="a1206" text:class-names="" text:cond-style-name=""><text:span text:style-name="a1205" text:class-names="">Fourth level</text:span></text:p>
                          </text:list-item>
                        </text:list>
                      </text:list-item>
                    </text:list>
                  </text:list-item>
                </text:list>
              </text:list-item>
            </text:list>
            <text:list text:style-name="a1210">
              <text:list-item>
                <text:list text:style-name="a1210">
                  <text:list-item>
                    <text:list text:style-name="a1210">
                      <text:list-item>
                        <text:list text:style-name="a1210">
                          <text:list-item>
                            <text:list text:style-name="a1210">
                              <text:list-item>
                                <text:p text:style-name="a1209" text:class-names="" text:cond-style-name=""><text:span text:style-name="a1208" text:class-names="">Fifth level</text:span></text:p>
                              </text:list-item>
                            </text:list>
                          </text:list-item>
                        </text:list>
                      </text:list-item>
                    </text:list>
                  </text:list-item>
                </text:list>
              </text:list-item>
            </text:list>
          </draw:text-box>
          <svg:title/>
          <svg:desc/>
        </draw:frame>
        <draw:frame draw:id="id10" presentation:style-name="a1214" draw:name="Footer Placeholder 5" svg:x="0in" svg:y="9.49826in" svg:width="3.25in" svg:height="0.50174in" presentation:class="footer" presentation:placeholder="false">
          <draw:text-box>
            <text:p text:style-name="a1213" text:class-names="" text:cond-style-name=""><text:span text:style-name="a1212" text:class-names=""/></text:p>
          </draw:text-box>
          <svg:title/>
          <svg:desc/>
        </draw:frame>
        <draw:frame draw:id="id11" presentation:style-name="a1218" draw:name="Slide Number Placeholder 6" svg:x="4.24826in" svg:y="9.49826in" svg:width="3.25in" svg:height="0.50174in" presentation:class="page-number" presentation:placeholder="false">
          <draw:text-box>
            <text:p text:style-name="a1217" text:class-names="" text:cond-style-name=""><text:span text:style-name="a1215" text:class-names=""><text:page-number style:num-format="1" text:fixed="false">‹#›</text:page-number></text:span><text:span text:style-name="a1216" text:class-names=""/></text:p>
          </draw:text-box>
          <svg:title/>
          <svg:desc/>
        </draw:frame>
      </presentation:notes>
    </style:master-page>
    <style:master-page style:name="Master1-Layout16-cust-Two-Content" style:page-layout-name="pageLayout1" draw:style-name="a1220">
      <draw:connector draw:type="line" svg:x1="0in" svg:y1="6.91667in" svg:x2="13.33333in" svg:y2="6.91667in" draw:id="id172" draw:layer="Master1-bg" draw:style-name="a1221" draw:name="Straight Connector 1">
        <svg:title/>
        <svg:desc/>
      </draw:connector>
      <draw:frame draw:id="id173" presentation:style-name="a1238" draw:name="Content Placeholder 2" svg:x="0.91667in" svg:y="1.99653in" svg:width="5.66667in" svg:height="4.75868in" presentation:class="object" presentation:placeholder="false">
        <draw:text-box>
          <text:list text:style-name="a1224">
            <text:list-item>
              <text:p text:style-name="a1223" text:class-names="" text:cond-style-name=""><text:span text:style-name="a1222" text:class-names="">Click to edit Master text styles</text:span></text:p>
            </text:list-item>
          </text:list>
          <text:list text:style-name="a1227">
            <text:list-item>
              <text:list text:style-name="a1227">
                <text:list-item>
                  <text:p text:style-name="a1226" text:class-names="" text:cond-style-name=""><text:span text:style-name="a1225" text:class-names="">Second level</text:span></text:p>
                </text:list-item>
              </text:list>
            </text:list-item>
          </text:list>
          <text:list text:style-name="a1230">
            <text:list-item>
              <text:list text:style-name="a1230">
                <text:list-item>
                  <text:list text:style-name="a1230">
                    <text:list-item>
                      <text:p text:style-name="a1229" text:class-names="" text:cond-style-name=""><text:span text:style-name="a1228" text:class-names="">Third level</text:span></text:p>
                    </text:list-item>
                  </text:list>
                </text:list-item>
              </text:list>
            </text:list-item>
          </text:list>
          <text:list text:style-name="a1233">
            <text:list-item>
              <text:list text:style-name="a1233">
                <text:list-item>
                  <text:list text:style-name="a1233">
                    <text:list-item>
                      <text:list text:style-name="a1233">
                        <text:list-item>
                          <text:p text:style-name="a1232" text:class-names="" text:cond-style-name=""><text:span text:style-name="a1231" text:class-names="">Fourth level</text:span></text:p>
                        </text:list-item>
                      </text:list>
                    </text:list-item>
                  </text:list>
                </text:list-item>
              </text:list>
            </text:list-item>
          </text:list>
          <text:list text:style-name="a1237">
            <text:list-item>
              <text:list text:style-name="a1237">
                <text:list-item>
                  <text:list text:style-name="a1237">
                    <text:list-item>
                      <text:list text:style-name="a1237">
                        <text:list-item>
                          <text:list text:style-name="a1237">
                            <text:list-item>
                              <text:p text:style-name="a1236" text:class-names="" text:cond-style-name=""><text:span text:style-name="a1234" text:class-names="">Fifth level</text:span><text:span text:style-name="a1235" text:class-names=""/></text:p>
                            </text:list-item>
                          </text:list>
                        </text:list-item>
                      </text:list>
                    </text:list-item>
                  </text:list>
                </text:list-item>
              </text:list>
            </text:list-item>
          </text:list>
        </draw:text-box>
        <svg:title/>
        <svg:desc/>
      </draw:frame>
      <draw:frame draw:id="id174" presentation:style-name="a1255" draw:name="Content Placeholder 3" svg:x="6.75in" svg:y="1.99653in" svg:width="5.66667in" svg:height="4.75868in" presentation:class="object" presentation:placeholder="false">
        <draw:text-box>
          <text:list text:style-name="a1241">
            <text:list-item>
              <text:p text:style-name="a1240" text:class-names="" text:cond-style-name=""><text:span text:style-name="a1239" text:class-names="">Click to edit Master text styles</text:span></text:p>
            </text:list-item>
          </text:list>
          <text:list text:style-name="a1244">
            <text:list-item>
              <text:list text:style-name="a1244">
                <text:list-item>
                  <text:p text:style-name="a1243" text:class-names="" text:cond-style-name=""><text:span text:style-name="a1242" text:class-names="">Second level</text:span></text:p>
                </text:list-item>
              </text:list>
            </text:list-item>
          </text:list>
          <text:list text:style-name="a1247">
            <text:list-item>
              <text:list text:style-name="a1247">
                <text:list-item>
                  <text:list text:style-name="a1247">
                    <text:list-item>
                      <text:p text:style-name="a1246" text:class-names="" text:cond-style-name=""><text:span text:style-name="a1245" text:class-names="">Third level</text:span></text:p>
                    </text:list-item>
                  </text:list>
                </text:list-item>
              </text:list>
            </text:list-item>
          </text:list>
          <text:list text:style-name="a1250">
            <text:list-item>
              <text:list text:style-name="a1250">
                <text:list-item>
                  <text:list text:style-name="a1250">
                    <text:list-item>
                      <text:list text:style-name="a1250">
                        <text:list-item>
                          <text:p text:style-name="a1249" text:class-names="" text:cond-style-name=""><text:span text:style-name="a1248" text:class-names="">Fourth level</text:span></text:p>
                        </text:list-item>
                      </text:list>
                    </text:list-item>
                  </text:list>
                </text:list-item>
              </text:list>
            </text:list-item>
          </text:list>
          <text:list text:style-name="a1254">
            <text:list-item>
              <text:list text:style-name="a1254">
                <text:list-item>
                  <text:list text:style-name="a1254">
                    <text:list-item>
                      <text:list text:style-name="a1254">
                        <text:list-item>
                          <text:list text:style-name="a1254">
                            <text:list-item>
                              <text:p text:style-name="a1253" text:class-names="" text:cond-style-name=""><text:span text:style-name="a1251" text:class-names="">Fifth level</text:span><text:span text:style-name="a1252" text:class-names=""/></text:p>
                            </text:list-item>
                          </text:list>
                        </text:list-item>
                      </text:list>
                    </text:list-item>
                  </text:list>
                </text:list-item>
              </text:list>
            </text:list-item>
          </text:list>
        </draw:text-box>
        <svg:title/>
        <svg:desc/>
      </draw:frame>
      <draw:frame draw:id="id175" presentation:style-name="a1258" draw:name="Date Placeholder 4" svg:x="0.4in" svg:y="7.07in" svg:width="1.08in" svg:height="0.34in" presentation:class="date-time" presentation:placeholder="false">
        <draw:text-box>
          <text:p text:style-name="a1257" text:class-names="" text:cond-style-name=""><text:span text:style-name="a1256" text:class-names="">20XX</text:span></text:p>
        </draw:text-box>
        <svg:title/>
        <svg:desc/>
      </draw:frame>
      <draw:frame draw:id="id176" presentation:style-name="a1261" draw:name="Footer Placeholder 5" svg:x="4.79in" svg:y="7.07in" svg:width="3.76in" svg:height="0.34in" presentation:class="footer" presentation:placeholder="false">
        <draw:text-box>
          <text:p text:style-name="a1260" text:class-names="" text:cond-style-name=""><text:span text:style-name="a1259" text:class-names="">presentation title</text:span></text:p>
        </draw:text-box>
        <svg:title/>
        <svg:desc/>
      </draw:frame>
      <draw:frame draw:id="id177" presentation:style-name="a1265" draw:name="Slide Number Placeholder 6" svg:x="12.06in" svg:y="7.07in" svg:width="1.08in" svg:height="0.34in" presentation:class="page-number" presentation:placeholder="false">
        <draw:text-box>
          <text:p text:style-name="a1264" text:class-names="" text:cond-style-name=""><text:span text:style-name="a1262" text:class-names=""><text:page-number style:num-format="1" text:fixed="false">‹#›</text:page-number></text:span><text:span text:style-name="a1263" text:class-names=""/></text:p>
        </draw:text-box>
        <svg:title/>
        <svg:desc/>
      </draw:frame>
      <draw:custom-shape svg:x="0in" svg:y="0in" svg:width="3.38783in" svg:height="2.7695in" draw:id="id178" draw:style-name="a1268" draw:name="Freeform: Shape 8">
        <svg:title/>
        <svg:desc/>
        <text:p text:style-name="a1267" text:class-names="" text:cond-style-name=""><text:span text:style-name="a1266"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179" draw:style-name="a1271" draw:name="Freeform: Shape 10">
        <svg:title/>
        <svg:desc/>
        <text:p text:style-name="a1270" text:class-names="" text:cond-style-name=""><text:span text:style-name="a1269"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180" presentation:style-name="a1274" draw:name="Title 1" svg:x="0.63in" svg:y="0.77in" svg:width="10in" svg:height="0.74in" presentation:class="title" presentation:placeholder="false">
        <draw:text-box>
          <text:p text:style-name="a1273" text:class-names="" text:cond-style-name=""><text:span text:style-name="a1272" text:class-names="">click to edit master title style</text:span></text:p>
        </draw:text-box>
        <svg:title/>
        <svg:desc/>
      </draw:frame>
      <presentation:notes style:page-layout-name="pageLayout2" draw:style-name="a1306">
        <draw:frame draw:id="id6" presentation:style-name="a1277" draw:name="Header Placeholder 1" svg:x="0in" svg:y="0in" svg:width="3.25in" svg:height="0.50174in" presentation:class="header" presentation:placeholder="false">
          <draw:text-box>
            <text:p text:style-name="a1276" text:class-names="" text:cond-style-name=""><text:span text:style-name="a1275" text:class-names=""/></text:p>
          </draw:text-box>
          <svg:title/>
          <svg:desc/>
        </draw:frame>
        <draw:frame draw:id="id7" presentation:style-name="a1282" draw:name="Date Placeholder 2" svg:x="4.24826in" svg:y="0in" svg:width="3.25in" svg:height="0.50174in" presentation:class="date-time" presentation:placeholder="false">
          <draw:text-box>
            <text:p text:style-name="a1281" text:class-names="" text:cond-style-name=""><text:span text:style-name="a1278" text:class-names=""><text:date text:fixed="false" style:data-style-name="a1279">8/12/2022</text:date></text:span><text:span text:style-name="a1280" text:class-names=""/></text:p>
          </draw:text-box>
          <svg:title/>
          <svg:desc/>
        </draw:frame>
        <draw:page-thumbnail svg:x="0.75in" svg:y="1.25in" svg:width="6in" svg:height="3.375in" presentation:class="page" draw:id="id8" presentation:style-name="a1283" draw:name="Slide Image Placeholder 3">
          <svg:title/>
          <svg:desc/>
        </draw:page-thumbnail>
        <draw:frame draw:id="id9" presentation:style-name="a1298" draw:name="Notes Placeholder 4" svg:x="0.75in" svg:y="4.8125in" svg:width="6in" svg:height="3.9375in" presentation:class="notes" presentation:placeholder="false">
          <draw:text-box>
            <text:p text:style-name="a1285" text:class-names="" text:cond-style-name=""><text:span text:style-name="a1284" text:class-names="">Click to edit Master text styles</text:span></text:p>
            <text:list text:style-name="a1288">
              <text:list-item>
                <text:list text:style-name="a1288">
                  <text:list-item>
                    <text:p text:style-name="a1287" text:class-names="" text:cond-style-name=""><text:span text:style-name="a1286" text:class-names="">Second level</text:span></text:p>
                  </text:list-item>
                </text:list>
              </text:list-item>
            </text:list>
            <text:list text:style-name="a1291">
              <text:list-item>
                <text:list text:style-name="a1291">
                  <text:list-item>
                    <text:list text:style-name="a1291">
                      <text:list-item>
                        <text:p text:style-name="a1290" text:class-names="" text:cond-style-name=""><text:span text:style-name="a1289" text:class-names="">Third level</text:span></text:p>
                      </text:list-item>
                    </text:list>
                  </text:list-item>
                </text:list>
              </text:list-item>
            </text:list>
            <text:list text:style-name="a1294">
              <text:list-item>
                <text:list text:style-name="a1294">
                  <text:list-item>
                    <text:list text:style-name="a1294">
                      <text:list-item>
                        <text:list text:style-name="a1294">
                          <text:list-item>
                            <text:p text:style-name="a1293" text:class-names="" text:cond-style-name=""><text:span text:style-name="a1292" text:class-names="">Fourth level</text:span></text:p>
                          </text:list-item>
                        </text:list>
                      </text:list-item>
                    </text:list>
                  </text:list-item>
                </text:list>
              </text:list-item>
            </text:list>
            <text:list text:style-name="a1297">
              <text:list-item>
                <text:list text:style-name="a1297">
                  <text:list-item>
                    <text:list text:style-name="a1297">
                      <text:list-item>
                        <text:list text:style-name="a1297">
                          <text:list-item>
                            <text:list text:style-name="a1297">
                              <text:list-item>
                                <text:p text:style-name="a1296" text:class-names="" text:cond-style-name=""><text:span text:style-name="a1295" text:class-names="">Fifth level</text:span></text:p>
                              </text:list-item>
                            </text:list>
                          </text:list-item>
                        </text:list>
                      </text:list-item>
                    </text:list>
                  </text:list-item>
                </text:list>
              </text:list-item>
            </text:list>
          </draw:text-box>
          <svg:title/>
          <svg:desc/>
        </draw:frame>
        <draw:frame draw:id="id10" presentation:style-name="a1301" draw:name="Footer Placeholder 5" svg:x="0in" svg:y="9.49826in" svg:width="3.25in" svg:height="0.50174in" presentation:class="footer" presentation:placeholder="false">
          <draw:text-box>
            <text:p text:style-name="a1300" text:class-names="" text:cond-style-name=""><text:span text:style-name="a1299" text:class-names=""/></text:p>
          </draw:text-box>
          <svg:title/>
          <svg:desc/>
        </draw:frame>
        <draw:frame draw:id="id11" presentation:style-name="a1305" draw:name="Slide Number Placeholder 6" svg:x="4.24826in" svg:y="9.49826in" svg:width="3.25in" svg:height="0.50174in" presentation:class="page-number" presentation:placeholder="false">
          <draw:text-box>
            <text:p text:style-name="a1304" text:class-names="" text:cond-style-name=""><text:span text:style-name="a1302" text:class-names=""><text:page-number style:num-format="1" text:fixed="false">‹#›</text:page-number></text:span><text:span text:style-name="a1303" text:class-names=""/></text:p>
          </draw:text-box>
          <svg:title/>
          <svg:desc/>
        </draw:frame>
      </presentation:notes>
    </style:master-page>
    <style:master-page style:name="Master1-Layout17-cust-Blank" style:page-layout-name="pageLayout1" draw:style-name="a1307">
      <draw:connector draw:type="line" svg:x1="0in" svg:y1="6.91667in" svg:x2="13.33333in" svg:y2="6.91667in" draw:id="id181" draw:layer="Master1-bg" draw:style-name="a1308" draw:name="Straight Connector 7">
        <svg:title/>
        <svg:desc/>
      </draw:connector>
      <draw:custom-shape svg:x="0in" svg:y="0in" svg:width="3.38783in" svg:height="2.7695in" draw:id="id182" draw:style-name="a1311" draw:name="Freeform: Shape 5">
        <svg:title/>
        <svg:desc/>
        <text:p text:style-name="a1310" text:class-names="" text:cond-style-name=""><text:span text:style-name="a1309"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183" draw:style-name="a1314" draw:name="Freeform: Shape 6">
        <svg:title/>
        <svg:desc/>
        <text:p text:style-name="a1313" text:class-names="" text:cond-style-name=""><text:span text:style-name="a1312"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184" presentation:style-name="a1317" draw:name="Date Placeholder 1" svg:x="0.4in" svg:y="7.07in" svg:width="1.08in" svg:height="0.34in" presentation:class="date-time" presentation:placeholder="false">
        <draw:text-box>
          <text:p text:style-name="a1316" text:class-names="" text:cond-style-name=""><text:span text:style-name="a1315" text:class-names="">20XX</text:span></text:p>
        </draw:text-box>
        <svg:title/>
        <svg:desc/>
      </draw:frame>
      <draw:frame draw:id="id185" presentation:style-name="a1320" draw:name="Footer Placeholder 2" svg:x="4.79in" svg:y="7.07in" svg:width="3.76in" svg:height="0.34in" presentation:class="footer" presentation:placeholder="false">
        <draw:text-box>
          <text:p text:style-name="a1319" text:class-names="" text:cond-style-name=""><text:span text:style-name="a1318" text:class-names="">presentation title</text:span></text:p>
        </draw:text-box>
        <svg:title/>
        <svg:desc/>
      </draw:frame>
      <draw:frame draw:id="id186" presentation:style-name="a1324" draw:name="Slide Number Placeholder 3" svg:x="12.06in" svg:y="7.07in" svg:width="1.08in" svg:height="0.34in" presentation:class="page-number" presentation:placeholder="false">
        <draw:text-box>
          <text:p text:style-name="a1323" text:class-names="" text:cond-style-name=""><text:span text:style-name="a1321" text:class-names=""><text:page-number style:num-format="1" text:fixed="false">‹#›</text:page-number></text:span><text:span text:style-name="a1322" text:class-names=""/></text:p>
        </draw:text-box>
        <svg:title/>
        <svg:desc/>
      </draw:frame>
      <draw:frame draw:id="id187" presentation:style-name="a1327" draw:name="Title 1" svg:x="0.63in" svg:y="0.77in" svg:width="10in" svg:height="0.74in" presentation:class="title" presentation:placeholder="false">
        <draw:text-box>
          <text:p text:style-name="a1326" text:class-names="" text:cond-style-name=""><text:span text:style-name="a1325" text:class-names="">click to edit master title style</text:span></text:p>
        </draw:text-box>
        <svg:title/>
        <svg:desc/>
      </draw:frame>
      <presentation:notes style:page-layout-name="pageLayout2" draw:style-name="a1359">
        <draw:frame draw:id="id6" presentation:style-name="a1330" draw:name="Header Placeholder 1" svg:x="0in" svg:y="0in" svg:width="3.25in" svg:height="0.50174in" presentation:class="header" presentation:placeholder="false">
          <draw:text-box>
            <text:p text:style-name="a1329" text:class-names="" text:cond-style-name=""><text:span text:style-name="a1328" text:class-names=""/></text:p>
          </draw:text-box>
          <svg:title/>
          <svg:desc/>
        </draw:frame>
        <draw:frame draw:id="id7" presentation:style-name="a1335" draw:name="Date Placeholder 2" svg:x="4.24826in" svg:y="0in" svg:width="3.25in" svg:height="0.50174in" presentation:class="date-time" presentation:placeholder="false">
          <draw:text-box>
            <text:p text:style-name="a1334" text:class-names="" text:cond-style-name=""><text:span text:style-name="a1331" text:class-names=""><text:date text:fixed="false" style:data-style-name="a1332">8/12/2022</text:date></text:span><text:span text:style-name="a1333" text:class-names=""/></text:p>
          </draw:text-box>
          <svg:title/>
          <svg:desc/>
        </draw:frame>
        <draw:page-thumbnail svg:x="0.75in" svg:y="1.25in" svg:width="6in" svg:height="3.375in" presentation:class="page" draw:id="id8" presentation:style-name="a1336" draw:name="Slide Image Placeholder 3">
          <svg:title/>
          <svg:desc/>
        </draw:page-thumbnail>
        <draw:frame draw:id="id9" presentation:style-name="a1351" draw:name="Notes Placeholder 4" svg:x="0.75in" svg:y="4.8125in" svg:width="6in" svg:height="3.9375in" presentation:class="notes" presentation:placeholder="false">
          <draw:text-box>
            <text:p text:style-name="a1338" text:class-names="" text:cond-style-name=""><text:span text:style-name="a1337" text:class-names="">Click to edit Master text styles</text:span></text:p>
            <text:list text:style-name="a1341">
              <text:list-item>
                <text:list text:style-name="a1341">
                  <text:list-item>
                    <text:p text:style-name="a1340" text:class-names="" text:cond-style-name=""><text:span text:style-name="a1339" text:class-names="">Second level</text:span></text:p>
                  </text:list-item>
                </text:list>
              </text:list-item>
            </text:list>
            <text:list text:style-name="a1344">
              <text:list-item>
                <text:list text:style-name="a1344">
                  <text:list-item>
                    <text:list text:style-name="a1344">
                      <text:list-item>
                        <text:p text:style-name="a1343" text:class-names="" text:cond-style-name=""><text:span text:style-name="a1342" text:class-names="">Third level</text:span></text:p>
                      </text:list-item>
                    </text:list>
                  </text:list-item>
                </text:list>
              </text:list-item>
            </text:list>
            <text:list text:style-name="a1347">
              <text:list-item>
                <text:list text:style-name="a1347">
                  <text:list-item>
                    <text:list text:style-name="a1347">
                      <text:list-item>
                        <text:list text:style-name="a1347">
                          <text:list-item>
                            <text:p text:style-name="a1346" text:class-names="" text:cond-style-name=""><text:span text:style-name="a1345" text:class-names="">Fourth level</text:span></text:p>
                          </text:list-item>
                        </text:list>
                      </text:list-item>
                    </text:list>
                  </text:list-item>
                </text:list>
              </text:list-item>
            </text:list>
            <text:list text:style-name="a1350">
              <text:list-item>
                <text:list text:style-name="a1350">
                  <text:list-item>
                    <text:list text:style-name="a1350">
                      <text:list-item>
                        <text:list text:style-name="a1350">
                          <text:list-item>
                            <text:list text:style-name="a1350">
                              <text:list-item>
                                <text:p text:style-name="a1349" text:class-names="" text:cond-style-name=""><text:span text:style-name="a1348" text:class-names="">Fifth level</text:span></text:p>
                              </text:list-item>
                            </text:list>
                          </text:list-item>
                        </text:list>
                      </text:list-item>
                    </text:list>
                  </text:list-item>
                </text:list>
              </text:list-item>
            </text:list>
          </draw:text-box>
          <svg:title/>
          <svg:desc/>
        </draw:frame>
        <draw:frame draw:id="id10" presentation:style-name="a1354" draw:name="Footer Placeholder 5" svg:x="0in" svg:y="9.49826in" svg:width="3.25in" svg:height="0.50174in" presentation:class="footer" presentation:placeholder="false">
          <draw:text-box>
            <text:p text:style-name="a1353" text:class-names="" text:cond-style-name=""><text:span text:style-name="a1352" text:class-names=""/></text:p>
          </draw:text-box>
          <svg:title/>
          <svg:desc/>
        </draw:frame>
        <draw:frame draw:id="id11" presentation:style-name="a1358" draw:name="Slide Number Placeholder 6" svg:x="4.24826in" svg:y="9.49826in" svg:width="3.25in" svg:height="0.50174in" presentation:class="page-number" presentation:placeholder="false">
          <draw:text-box>
            <text:p text:style-name="a1357" text:class-names="" text:cond-style-name=""><text:span text:style-name="a1355" text:class-names=""><text:page-number style:num-format="1" text:fixed="false">‹#›</text:page-number></text:span><text:span text:style-name="a1356" text:class-names=""/></text:p>
          </draw:text-box>
          <svg:title/>
          <svg:desc/>
        </draw:frame>
      </presentation:notes>
    </style:master-page>
    <style:master-page style:name="Master1-Layout18-objTx-Content-with-Caption" style:page-layout-name="pageLayout1" draw:style-name="a1360">
      <draw:connector draw:type="line" svg:x1="0in" svg:y1="6.91667in" svg:x2="13.33333in" svg:y2="6.91667in" draw:id="id188" draw:layer="Master1-bg" draw:style-name="a1361" draw:name="Straight Connector 7">
        <svg:title/>
        <svg:desc/>
      </draw:connector>
      <draw:custom-shape svg:x="0in" svg:y="0in" svg:width="3.38783in" svg:height="2.7695in" draw:id="id189" draw:style-name="a1364" draw:name="Freeform: Shape 8">
        <svg:title/>
        <svg:desc/>
        <text:p text:style-name="a1363" text:class-names="" text:cond-style-name=""><text:span text:style-name="a1362"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190" draw:style-name="a1367" draw:name="Freeform: Shape 10">
        <svg:title/>
        <svg:desc/>
        <text:p text:style-name="a1366" text:class-names="" text:cond-style-name=""><text:span text:style-name="a1365"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191" presentation:style-name="a1370" draw:name="Title 1" svg:x="0.9184in" svg:y="0.5in" svg:width="4.30035in" svg:height="1.75in" presentation:class="title" presentation:placeholder="false">
        <draw:text-box>
          <text:p text:style-name="a1369" text:class-names="" text:cond-style-name=""><text:span text:style-name="a1368" text:class-names="">click to edit master title style</text:span></text:p>
        </draw:text-box>
        <svg:title/>
        <svg:desc/>
      </draw:frame>
      <draw:frame draw:id="id192" presentation:style-name="a1387" draw:name="Content Placeholder 2" svg:x="5.6684in" svg:y="1.07986in" svg:width="6.75in" svg:height="5.32986in" presentation:class="object" presentation:placeholder="false">
        <draw:text-box>
          <text:list text:style-name="a1373">
            <text:list-item>
              <text:p text:style-name="a1372" text:class-names="" text:cond-style-name=""><text:span text:style-name="a1371" text:class-names="">Click to edit Master text styles</text:span></text:p>
            </text:list-item>
          </text:list>
          <text:list text:style-name="a1376">
            <text:list-item>
              <text:list text:style-name="a1376">
                <text:list-item>
                  <text:p text:style-name="a1375" text:class-names="" text:cond-style-name=""><text:span text:style-name="a1374" text:class-names="">Second level</text:span></text:p>
                </text:list-item>
              </text:list>
            </text:list-item>
          </text:list>
          <text:list text:style-name="a1379">
            <text:list-item>
              <text:list text:style-name="a1379">
                <text:list-item>
                  <text:list text:style-name="a1379">
                    <text:list-item>
                      <text:p text:style-name="a1378" text:class-names="" text:cond-style-name=""><text:span text:style-name="a1377" text:class-names="">Third level</text:span></text:p>
                    </text:list-item>
                  </text:list>
                </text:list-item>
              </text:list>
            </text:list-item>
          </text:list>
          <text:list text:style-name="a1382">
            <text:list-item>
              <text:list text:style-name="a1382">
                <text:list-item>
                  <text:list text:style-name="a1382">
                    <text:list-item>
                      <text:list text:style-name="a1382">
                        <text:list-item>
                          <text:p text:style-name="a1381" text:class-names="" text:cond-style-name=""><text:span text:style-name="a1380" text:class-names="">Fourth level</text:span></text:p>
                        </text:list-item>
                      </text:list>
                    </text:list-item>
                  </text:list>
                </text:list-item>
              </text:list>
            </text:list-item>
          </text:list>
          <text:list text:style-name="a1386">
            <text:list-item>
              <text:list text:style-name="a1386">
                <text:list-item>
                  <text:list text:style-name="a1386">
                    <text:list-item>
                      <text:list text:style-name="a1386">
                        <text:list-item>
                          <text:list text:style-name="a1386">
                            <text:list-item>
                              <text:p text:style-name="a1385" text:class-names="" text:cond-style-name=""><text:span text:style-name="a1383" text:class-names="">Fifth level</text:span><text:span text:style-name="a1384" text:class-names=""/></text:p>
                            </text:list-item>
                          </text:list>
                        </text:list-item>
                      </text:list>
                    </text:list-item>
                  </text:list>
                </text:list-item>
              </text:list>
            </text:list-item>
          </text:list>
        </draw:text-box>
        <svg:title/>
        <svg:desc/>
      </draw:frame>
      <draw:frame draw:id="id193" presentation:style-name="a1391" draw:name="Text Placeholder 3" svg:x="0.9184in" svg:y="2.25in" svg:width="4.30035in" svg:height="4.1684in" presentation:class="outline" presentation:placeholder="false">
        <draw:text-box>
          <text:list text:style-name="a1390">
            <text:list-item>
              <text:p text:style-name="a1389" text:class-names="" text:cond-style-name=""><text:span text:style-name="a1388" text:class-names="">Click to edit Master text styles</text:span></text:p>
            </text:list-item>
          </text:list>
        </draw:text-box>
        <svg:title/>
        <svg:desc/>
      </draw:frame>
      <draw:frame draw:id="id194" presentation:style-name="a1394" draw:name="Date Placeholder 4" svg:x="0.4in" svg:y="7.07in" svg:width="1.08in" svg:height="0.34in" presentation:class="date-time" presentation:placeholder="false">
        <draw:text-box>
          <text:p text:style-name="a1393" text:class-names="" text:cond-style-name=""><text:span text:style-name="a1392" text:class-names="">20XX</text:span></text:p>
        </draw:text-box>
        <svg:title/>
        <svg:desc/>
      </draw:frame>
      <draw:frame draw:id="id195" presentation:style-name="a1397" draw:name="Footer Placeholder 5" svg:x="4.79in" svg:y="7.07in" svg:width="3.76in" svg:height="0.34in" presentation:class="footer" presentation:placeholder="false">
        <draw:text-box>
          <text:p text:style-name="a1396" text:class-names="" text:cond-style-name=""><text:span text:style-name="a1395" text:class-names="">presentation title</text:span></text:p>
        </draw:text-box>
        <svg:title/>
        <svg:desc/>
      </draw:frame>
      <draw:frame draw:id="id196" presentation:style-name="a1401" draw:name="Slide Number Placeholder 6" svg:x="12.06in" svg:y="7.07in" svg:width="1.08in" svg:height="0.34in" presentation:class="page-number" presentation:placeholder="false">
        <draw:text-box>
          <text:p text:style-name="a1400" text:class-names="" text:cond-style-name=""><text:span text:style-name="a1398" text:class-names=""><text:page-number style:num-format="1" text:fixed="false">‹#›</text:page-number></text:span><text:span text:style-name="a1399" text:class-names=""/></text:p>
        </draw:text-box>
        <svg:title/>
        <svg:desc/>
      </draw:frame>
      <presentation:notes style:page-layout-name="pageLayout2" draw:style-name="a1433">
        <draw:frame draw:id="id6" presentation:style-name="a1404" draw:name="Header Placeholder 1" svg:x="0in" svg:y="0in" svg:width="3.25in" svg:height="0.50174in" presentation:class="header" presentation:placeholder="false">
          <draw:text-box>
            <text:p text:style-name="a1403" text:class-names="" text:cond-style-name=""><text:span text:style-name="a1402" text:class-names=""/></text:p>
          </draw:text-box>
          <svg:title/>
          <svg:desc/>
        </draw:frame>
        <draw:frame draw:id="id7" presentation:style-name="a1409" draw:name="Date Placeholder 2" svg:x="4.24826in" svg:y="0in" svg:width="3.25in" svg:height="0.50174in" presentation:class="date-time" presentation:placeholder="false">
          <draw:text-box>
            <text:p text:style-name="a1408" text:class-names="" text:cond-style-name=""><text:span text:style-name="a1405" text:class-names=""><text:date text:fixed="false" style:data-style-name="a1406">8/12/2022</text:date></text:span><text:span text:style-name="a1407" text:class-names=""/></text:p>
          </draw:text-box>
          <svg:title/>
          <svg:desc/>
        </draw:frame>
        <draw:page-thumbnail svg:x="0.75in" svg:y="1.25in" svg:width="6in" svg:height="3.375in" presentation:class="page" draw:id="id8" presentation:style-name="a1410" draw:name="Slide Image Placeholder 3">
          <svg:title/>
          <svg:desc/>
        </draw:page-thumbnail>
        <draw:frame draw:id="id9" presentation:style-name="a1425" draw:name="Notes Placeholder 4" svg:x="0.75in" svg:y="4.8125in" svg:width="6in" svg:height="3.9375in" presentation:class="notes" presentation:placeholder="false">
          <draw:text-box>
            <text:p text:style-name="a1412" text:class-names="" text:cond-style-name=""><text:span text:style-name="a1411" text:class-names="">Click to edit Master text styles</text:span></text:p>
            <text:list text:style-name="a1415">
              <text:list-item>
                <text:list text:style-name="a1415">
                  <text:list-item>
                    <text:p text:style-name="a1414" text:class-names="" text:cond-style-name=""><text:span text:style-name="a1413" text:class-names="">Second level</text:span></text:p>
                  </text:list-item>
                </text:list>
              </text:list-item>
            </text:list>
            <text:list text:style-name="a1418">
              <text:list-item>
                <text:list text:style-name="a1418">
                  <text:list-item>
                    <text:list text:style-name="a1418">
                      <text:list-item>
                        <text:p text:style-name="a1417" text:class-names="" text:cond-style-name=""><text:span text:style-name="a1416" text:class-names="">Third level</text:span></text:p>
                      </text:list-item>
                    </text:list>
                  </text:list-item>
                </text:list>
              </text:list-item>
            </text:list>
            <text:list text:style-name="a1421">
              <text:list-item>
                <text:list text:style-name="a1421">
                  <text:list-item>
                    <text:list text:style-name="a1421">
                      <text:list-item>
                        <text:list text:style-name="a1421">
                          <text:list-item>
                            <text:p text:style-name="a1420" text:class-names="" text:cond-style-name=""><text:span text:style-name="a1419" text:class-names="">Fourth level</text:span></text:p>
                          </text:list-item>
                        </text:list>
                      </text:list-item>
                    </text:list>
                  </text:list-item>
                </text:list>
              </text:list-item>
            </text:list>
            <text:list text:style-name="a1424">
              <text:list-item>
                <text:list text:style-name="a1424">
                  <text:list-item>
                    <text:list text:style-name="a1424">
                      <text:list-item>
                        <text:list text:style-name="a1424">
                          <text:list-item>
                            <text:list text:style-name="a1424">
                              <text:list-item>
                                <text:p text:style-name="a1423" text:class-names="" text:cond-style-name=""><text:span text:style-name="a1422" text:class-names="">Fifth level</text:span></text:p>
                              </text:list-item>
                            </text:list>
                          </text:list-item>
                        </text:list>
                      </text:list-item>
                    </text:list>
                  </text:list-item>
                </text:list>
              </text:list-item>
            </text:list>
          </draw:text-box>
          <svg:title/>
          <svg:desc/>
        </draw:frame>
        <draw:frame draw:id="id10" presentation:style-name="a1428" draw:name="Footer Placeholder 5" svg:x="0in" svg:y="9.49826in" svg:width="3.25in" svg:height="0.50174in" presentation:class="footer" presentation:placeholder="false">
          <draw:text-box>
            <text:p text:style-name="a1427" text:class-names="" text:cond-style-name=""><text:span text:style-name="a1426" text:class-names=""/></text:p>
          </draw:text-box>
          <svg:title/>
          <svg:desc/>
        </draw:frame>
        <draw:frame draw:id="id11" presentation:style-name="a1432" draw:name="Slide Number Placeholder 6" svg:x="4.24826in" svg:y="9.49826in" svg:width="3.25in" svg:height="0.50174in" presentation:class="page-number" presentation:placeholder="false">
          <draw:text-box>
            <text:p text:style-name="a1431" text:class-names="" text:cond-style-name=""><text:span text:style-name="a1429" text:class-names=""><text:page-number style:num-format="1" text:fixed="false">‹#›</text:page-number></text:span><text:span text:style-name="a1430" text:class-names=""/></text:p>
          </draw:text-box>
          <svg:title/>
          <svg:desc/>
        </draw:frame>
      </presentation:notes>
    </style:master-page>
    <style:handout-master style:page-layout-name="pageLayout3" draw:style-name="a1434">
      <draw:frame draw:id="id197" presentation:style-name="a1437" draw:name="Header Placeholder 1" svg:x="0in" svg:y="0in" svg:width="3.25in" svg:height="0.50174in" presentation:class="header" presentation:placeholder="false">
        <draw:text-box>
          <text:p text:style-name="a1436" text:class-names="" text:cond-style-name=""><text:span text:style-name="a1435" text:class-names=""/></text:p>
        </draw:text-box>
        <svg:title/>
        <svg:desc/>
      </draw:frame>
      <draw:frame draw:id="id198" presentation:style-name="a1442" draw:name="Date Placeholder 2" svg:x="4.24826in" svg:y="0in" svg:width="3.25in" svg:height="0.50174in" presentation:class="date-time" presentation:placeholder="false">
        <draw:text-box>
          <text:p text:style-name="a1441" text:class-names="" text:cond-style-name=""><text:span text:style-name="a1438" text:class-names=""><text:date text:fixed="false" style:data-style-name="a1439">8/12/2022</text:date></text:span><text:span text:style-name="a1440" text:class-names=""/></text:p>
        </draw:text-box>
        <svg:title/>
        <svg:desc/>
      </draw:frame>
      <draw:frame draw:id="id199" presentation:style-name="a1445" draw:name="Footer Placeholder 3" svg:x="0in" svg:y="9.49826in" svg:width="3.25in" svg:height="0.50174in" presentation:class="footer" presentation:placeholder="false">
        <draw:text-box>
          <text:p text:style-name="a1444" text:class-names="" text:cond-style-name=""><text:span text:style-name="a1443" text:class-names=""/></text:p>
        </draw:text-box>
        <svg:title/>
        <svg:desc/>
      </draw:frame>
      <draw:frame draw:id="id200" presentation:style-name="a1449" draw:name="Slide Number Placeholder 4" svg:x="4.24826in" svg:y="9.49826in" svg:width="3.25in" svg:height="0.50174in" presentation:class="page-number" presentation:placeholder="false">
        <draw:text-box>
          <text:p text:style-name="a1448" text:class-names="" text:cond-style-name=""><text:span text:style-name="a1446" text:class-names=""><text:page-number style:num-format="1" text:fixed="false">‹#›</text:page-number></text:span><text:span text:style-name="a1447"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actical 06</dc:title>
    <meta:initial-creator>RESEGOFETSE PANANA</meta:initial-creator>
    <dc:creator>RESEGOFETSE PANANA</dc:creator>
    <meta:creation-date>2022-08-25T20:26:51Z</meta:creation-date>
    <dc:date>2022-08-25T20:50:08Z</dc:date>
    <meta:template xlink:href="%7b960A20FB-FA47-4809-81A6-EEDD70C24A6E%7dtf11964407_win32" xlink:type="simple"/>
    <meta:editing-cycles>1</meta:editing-cycles>
    <meta:editing-duration>PT1396S</meta:editing-duration>
    <meta:document-statistic meta:paragraph-count="5" meta:word-count="135"/>
  </office:meta>
</office:document-meta>
</file>